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 svg:font-family="" style:font-family-generic="roman"/>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291in"/>
    </style:style>
    <style:style style:name="co2" style:family="table-column">
      <style:table-column-properties fo:break-before="auto" style:column-width="0.5571in"/>
    </style:style>
    <style:style style:name="co3" style:family="table-column">
      <style:table-column-properties fo:break-before="auto" style:column-width="1.4772in"/>
    </style:style>
    <style:style style:name="co4" style:family="table-column">
      <style:table-column-properties fo:break-before="auto" style:column-width="2.0945in"/>
    </style:style>
    <style:style style:name="co5" style:family="table-column">
      <style:table-column-properties fo:break-before="auto" style:column-width="5.3882in"/>
    </style:style>
    <style:style style:name="co6" style:family="table-column">
      <style:table-column-properties fo:break-before="auto" style:column-width="1.6465in"/>
    </style:style>
    <style:style style:name="co7" style:family="table-column">
      <style:table-column-properties fo:break-before="auto" style:column-width="0.8925in"/>
    </style:style>
    <style:style style:name="co8" style:family="table-column">
      <style:table-column-properties fo:break-before="auto" style:column-width="0.702in"/>
    </style:style>
    <style:style style:name="co9" style:family="table-column">
      <style:table-column-properties fo:break-before="auto" style:column-width="0.678in"/>
    </style:style>
    <style:style style:name="co10" style:family="table-column">
      <style:table-column-properties fo:break-before="auto" style:column-width="2.1071in"/>
    </style:style>
    <style:style style:name="co11" style:family="table-column">
      <style:table-column-properties fo:break-before="auto" style:column-width="1.6346in"/>
    </style:style>
    <style:style style:name="co12" style:family="table-column">
      <style:table-column-properties fo:break-before="auto" style:column-width="5.4126in"/>
    </style:style>
    <style:style style:name="co13" style:family="table-column">
      <style:table-column-properties fo:break-before="auto" style:column-width="2.3811in"/>
    </style:style>
    <style:style style:name="co14" style:family="table-column">
      <style:table-column-properties fo:break-before="auto" style:column-width="0.6173in"/>
    </style:style>
    <style:style style:name="co15" style:family="table-column">
      <style:table-column-properties fo:break-before="auto" style:column-width="0.811in"/>
    </style:style>
    <style:style style:name="co16" style:family="table-column">
      <style:table-column-properties fo:break-before="auto" style:column-width="1.6583in"/>
    </style:style>
    <style:style style:name="co17" style:family="table-column">
      <style:table-column-properties fo:break-before="auto" style:column-width="1.4043in"/>
    </style:style>
    <style:style style:name="co18" style:family="table-column">
      <style:table-column-properties fo:break-before="auto" style:column-width="5.348in"/>
    </style:style>
    <style:style style:name="co19" style:family="table-column">
      <style:table-column-properties fo:break-before="auto" style:column-width="2.0728in"/>
    </style:style>
    <style:style style:name="co20" style:family="table-column">
      <style:table-column-properties fo:break-before="auto" style:column-width="0.7016in"/>
    </style:style>
    <style:style style:name="co21" style:family="table-column">
      <style:table-column-properties fo:break-before="auto" style:column-width="0.5417in"/>
    </style:style>
    <style:style style:name="co22" style:family="table-column">
      <style:table-column-properties fo:break-before="auto" style:column-width="1.148in"/>
    </style:style>
    <style:style style:name="co23" style:family="table-column">
      <style:table-column-properties fo:break-before="auto" style:column-width="1.6264in"/>
    </style:style>
    <style:style style:name="co24" style:family="table-column">
      <style:table-column-properties fo:break-before="auto" style:column-width="0.9035in"/>
    </style:style>
    <style:style style:name="co25" style:family="table-column">
      <style:table-column-properties fo:break-before="auto" style:column-width="3.3063in"/>
    </style:style>
    <style:style style:name="co26" style:family="table-column">
      <style:table-column-properties fo:break-before="auto" style:column-width="1.4409in"/>
    </style:style>
    <style:style style:name="co27" style:family="table-column">
      <style:table-column-properties fo:break-before="auto" style:column-width="0.6535in"/>
    </style:style>
    <style:style style:name="co28" style:family="table-column">
      <style:table-column-properties fo:break-before="auto" style:column-width="1.6102in"/>
    </style:style>
    <style:style style:name="co29" style:family="table-column">
      <style:table-column-properties fo:break-before="auto" style:column-width="1.2118in"/>
    </style:style>
    <style:style style:name="co30" style:family="table-column">
      <style:table-column-properties fo:break-before="auto" style:column-width="6.0925in"/>
    </style:style>
    <style:style style:name="co31" style:family="table-column">
      <style:table-column-properties fo:break-before="auto" style:column-width="1.5736in"/>
    </style:style>
    <style:style style:name="co32" style:family="table-column">
      <style:table-column-properties fo:break-before="auto" style:column-width="0.5736in"/>
    </style:style>
    <style:style style:name="co33" style:family="table-column">
      <style:table-column-properties fo:break-before="auto" style:column-width="0.5634in"/>
    </style:style>
    <style:style style:name="co34" style:family="table-column">
      <style:table-column-properties fo:break-before="auto" style:column-width="7.8256in"/>
    </style:style>
    <style:style style:name="co35" style:family="table-column">
      <style:table-column-properties fo:break-before="auto" style:column-width="0.6909in"/>
    </style:style>
    <style:style style:name="co36" style:family="table-column">
      <style:table-column-properties fo:break-before="auto" style:column-width="1.0098in"/>
    </style:style>
    <style:style style:name="co37" style:family="table-column">
      <style:table-column-properties fo:break-before="auto" style:column-width="1.648in"/>
    </style:style>
    <style:style style:name="co38" style:family="table-column">
      <style:table-column-properties fo:break-before="auto" style:column-width="6.5602in"/>
    </style:style>
    <style:style style:name="co39" style:family="table-column">
      <style:table-column-properties fo:break-before="auto" style:column-width="1.6689in"/>
    </style:style>
    <style:style style:name="co40" style:family="table-column">
      <style:table-column-properties fo:break-before="auto" style:column-width="0.6898in"/>
    </style:style>
    <style:style style:name="co41" style:family="table-column">
      <style:table-column-properties fo:break-before="auto" style:column-width="1.7673in"/>
    </style:style>
    <style:style style:name="co42" style:family="table-column">
      <style:table-column-properties fo:break-before="auto" style:column-width="4.8311in"/>
    </style:style>
    <style:style style:name="co43" style:family="table-column">
      <style:table-column-properties fo:break-before="auto" style:column-width="1.598in"/>
    </style:style>
    <style:style style:name="co44" style:family="table-column">
      <style:table-column-properties fo:break-before="auto" style:column-width="0.6417in"/>
    </style:style>
    <style:style style:name="co45" style:family="table-column">
      <style:table-column-properties fo:break-before="auto" style:column-width="1.7311in"/>
    </style:style>
    <style:style style:name="co46" style:family="table-column">
      <style:table-column-properties fo:break-before="auto" style:column-width="4.2016in"/>
    </style:style>
    <style:style style:name="co47" style:family="table-column">
      <style:table-column-properties fo:break-before="auto" style:column-width="1.7437in"/>
    </style:style>
    <style:style style:name="co48" style:family="table-column">
      <style:table-column-properties fo:break-before="auto" style:column-width="1.9252in"/>
    </style:style>
    <style:style style:name="co49" style:family="table-column">
      <style:table-column-properties fo:break-before="auto" style:column-width="2.0701in"/>
    </style:style>
    <style:style style:name="co50" style:family="table-column">
      <style:table-column-properties fo:break-before="auto" style:column-width="4.2866in"/>
    </style:style>
    <style:style style:name="co51" style:family="table-column">
      <style:table-column-properties fo:break-before="auto" style:column-width="2.022in"/>
    </style:style>
    <style:style style:name="co52" style:family="table-column">
      <style:table-column-properties fo:break-before="auto" style:column-width="5.328in"/>
    </style:style>
    <style:style style:name="co53" style:family="table-column">
      <style:table-column-properties fo:break-before="auto" style:column-width="1.5374in"/>
    </style:style>
    <style:style style:name="co54" style:family="table-column">
      <style:table-column-properties fo:break-before="auto" style:column-width="2.0098in"/>
    </style:style>
    <style:style style:name="co55" style:family="table-column">
      <style:table-column-properties fo:break-before="auto" style:column-width="5.5063in"/>
    </style:style>
    <style:style style:name="co56" style:family="table-column">
      <style:table-column-properties fo:break-before="auto" style:column-width="1.9346in"/>
    </style:style>
    <style:style style:name="co57" style:family="table-column">
      <style:table-column-properties fo:break-before="auto" style:column-width="0.6374in"/>
    </style:style>
    <style:style style:name="co58" style:family="table-column">
      <style:table-column-properties fo:break-before="auto" style:column-width="0.6799in"/>
    </style:style>
    <style:style style:name="co59" style:family="table-column">
      <style:table-column-properties fo:break-before="auto" style:column-width="1.478in"/>
    </style:style>
    <style:style style:name="co60" style:family="table-column">
      <style:table-column-properties fo:break-before="auto" style:column-width="1.1055in"/>
    </style:style>
    <style:style style:name="co61" style:family="table-column">
      <style:table-column-properties fo:break-before="auto" style:column-width="6.4854in"/>
    </style:style>
    <style:style style:name="co62" style:family="table-column">
      <style:table-column-properties fo:break-before="auto" style:column-width="2.222in"/>
    </style:style>
    <style:style style:name="ro1" style:family="table-row">
      <style:table-row-properties style:row-height="0.1701in" fo:break-before="auto" style:use-optimal-row-height="false"/>
    </style:style>
    <style:style style:name="ro2" style:family="table-row">
      <style:table-row-properties style:row-height="0.4898in" fo:break-before="auto" style:use-optimal-row-height="true"/>
    </style:style>
    <style:style style:name="ro3" style:family="table-row">
      <style:table-row-properties style:row-height="0.7925in" fo:break-before="auto" style:use-optimal-row-height="true"/>
    </style:style>
    <style:style style:name="ro4" style:family="table-row">
      <style:table-row-properties style:row-height="0.1866in" fo:break-before="auto" style:use-optimal-row-height="true"/>
    </style:style>
    <style:style style:name="ro5" style:family="table-row">
      <style:table-row-properties style:row-height="0.3382in" fo:break-before="auto" style:use-optimal-row-height="true"/>
    </style:style>
    <style:style style:name="ro6" style:family="table-row">
      <style:table-row-properties style:row-height="0.6409in" fo:break-before="auto" style:use-optimal-row-height="true"/>
    </style:style>
    <style:style style:name="ro7" style:family="table-row">
      <style:table-row-properties style:row-height="1.2457in" fo:break-before="auto" style:use-optimal-row-height="true"/>
    </style:style>
    <style:style style:name="ro8" style:family="table-row">
      <style:table-row-properties style:row-height="4.2819in" fo:break-before="auto" style:use-optimal-row-height="true"/>
    </style:style>
    <style:style style:name="ro9" style:family="table-row">
      <style:table-row-properties style:row-height="0.9429in" fo:break-before="auto" style:use-optimal-row-height="true"/>
    </style:style>
    <style:style style:name="ro10" style:family="table-row">
      <style:table-row-properties style:row-height="1.7in" fo:break-before="auto" style:use-optimal-row-height="true"/>
    </style:style>
    <style:style style:name="ro11" style:family="table-row">
      <style:table-row-properties style:row-height="1.5417in" fo:break-before="auto" style:use-optimal-row-height="true"/>
    </style:style>
    <style:style style:name="ro12" style:family="table-row">
      <style:table-row-properties style:row-height="0.9335in" fo:break-before="auto" style:use-optimal-row-height="true"/>
    </style:style>
    <style:style style:name="ro13" style:family="table-row">
      <style:table-row-properties style:row-height="0.7811in" fo:break-before="auto" style:use-optimal-row-height="true"/>
    </style:style>
    <style:style style:name="ro14" style:family="table-row">
      <style:table-row-properties style:row-height="1.0854in" fo:break-before="auto" style:use-optimal-row-height="true"/>
    </style:style>
    <style:style style:name="ro15" style:family="table-row">
      <style:table-row-properties style:row-height="1.3972in" fo:break-before="auto" style:use-optimal-row-height="true"/>
    </style:style>
    <style:style style:name="ro16" style:family="table-row">
      <style:table-row-properties style:row-height="1.0945in" fo:break-before="auto" style:use-optimal-row-height="true"/>
    </style:style>
    <style:style style:name="ro17" style:family="table-row">
      <style:table-row-properties style:row-height="2.4661in" fo:break-before="auto" style:use-optimal-row-height="true"/>
    </style:style>
    <style:style style:name="ro18" style:family="table-row">
      <style:table-row-properties style:row-height="2.0028in" fo:break-before="auto" style:use-optimal-row-height="true"/>
    </style:style>
    <style:style style:name="ro19" style:family="table-row">
      <style:table-row-properties style:row-height="2.172in" fo:break-before="auto" style:use-optimal-row-height="true"/>
    </style:style>
    <style:style style:name="ro20" style:family="table-row">
      <style:table-row-properties style:row-height="1.0417in" fo:break-before="auto" style:use-optimal-row-height="true"/>
    </style:style>
    <style:style style:name="ro21" style:family="table-row">
      <style:table-row-properties style:row-height="2.4571in" fo:break-before="auto" style:use-optimal-row-height="true"/>
    </style:style>
    <style:style style:name="ro22" style:family="table-row">
      <style:table-row-properties style:row-height="2.1543in" fo:break-before="auto" style:use-optimal-row-height="true"/>
    </style:style>
    <style:style style:name="ro23" style:family="table-row">
      <style:table-row-properties style:row-height="1.5575in" fo:break-before="auto" style:use-optimal-row-height="true"/>
    </style:style>
    <style:style style:name="ro24" style:family="table-row">
      <style:table-row-properties style:row-height="1.5484in" fo:break-before="auto" style:use-optimal-row-height="true"/>
    </style:style>
    <style:style style:name="ro25" style:family="table-row">
      <style:table-row-properties style:row-height="1.0146in" fo:break-before="auto" style:use-optimal-row-height="true"/>
    </style:style>
    <style:style style:name="ro26" style:family="table-row">
      <style:table-row-properties style:row-height="0.7118in" fo:break-before="auto" style:use-optimal-row-height="true"/>
    </style:style>
    <style:style style:name="ro27" style:family="table-row">
      <style:table-row-properties style:row-height="2.7598in" fo:break-before="auto" style:use-optimal-row-height="true"/>
    </style:style>
    <style:style style:name="ro28" style:family="table-row">
      <style:table-row-properties style:row-height="2.3055in" fo:break-before="auto" style:use-optimal-row-height="true"/>
    </style:style>
    <style:style style:name="ro29" style:family="table-row">
      <style:table-row-properties style:row-height="3.0626in" fo:break-before="auto" style:use-optimal-row-height="true"/>
    </style:style>
    <style:style style:name="ro30" style:family="table-row">
      <style:table-row-properties style:row-height="2.911in" fo:break-before="auto" style:use-optimal-row-height="true"/>
    </style:style>
    <style:style style:name="ro31" style:family="table-row">
      <style:table-row-properties style:row-height="3.2138in" fo:break-before="auto" style:use-optimal-row-height="true"/>
    </style:style>
    <style:style style:name="ro32" style:family="table-row">
      <style:table-row-properties style:row-height="1.8516in" fo:break-before="auto" style:use-optimal-row-height="true"/>
    </style:style>
    <style:style style:name="ro33" style:family="table-row">
      <style:table-row-properties style:row-height="1.8957in" fo:break-before="auto" style:use-optimal-row-height="true"/>
    </style:style>
    <style:style style:name="ro34" style:family="table-row">
      <style:table-row-properties style:row-height="4.4335in" fo:break-before="auto" style:use-optimal-row-height="true"/>
    </style:style>
    <style:style style:name="ro35" style:family="table-row">
      <style:table-row-properties style:row-height="7.1484in" fo:break-before="auto" style:use-optimal-row-height="true"/>
    </style:style>
    <style:style style:name="ro36" style:family="table-row">
      <style:table-row-properties style:row-height="5.7957in" fo:break-before="auto" style:use-optimal-row-height="true"/>
    </style:style>
    <style:style style:name="ro37" style:family="table-row">
      <style:table-row-properties style:row-height="0.1752in" fo:break-before="auto" style:use-optimal-row-height="true"/>
    </style:style>
    <style:style style:name="ro38" style:family="table-row">
      <style:table-row-properties style:row-height="3.3654in" fo:break-before="auto" style:use-optimal-row-height="true"/>
    </style:style>
    <style:style style:name="ro39" style:family="table-row">
      <style:table-row-properties style:row-height="0.5252in" fo:break-before="auto" style:use-optimal-row-height="true"/>
    </style:style>
    <style:style style:name="ro40" style:family="table-row">
      <style:table-row-properties style:row-height="1.1126in" fo:break-before="auto" style:use-optimal-row-height="true"/>
    </style:style>
    <style:style style:name="ro41" style:family="table-row">
      <style:table-row-properties style:row-height="0.961in" fo:break-before="auto" style:use-optimal-row-height="true"/>
    </style:style>
    <style:style style:name="ro42" style:family="table-row">
      <style:table-row-properties style:row-height="0.1736in" fo:break-before="auto" style:use-optimal-row-height="true"/>
    </style:style>
    <style:style style:name="ro43" style:family="table-row">
      <style:table-row-properties style:row-height="0.3472in" fo:break-before="auto" style:use-optimal-row-height="true"/>
    </style:style>
    <style:style style:name="ro44" style:family="table-row">
      <style:table-row-properties style:row-height="0.3256in" fo:break-before="auto" style:use-optimal-row-height="true"/>
    </style:style>
    <style:style style:name="ro45" style:family="table-row">
      <style:table-row-properties style:row-height="0.1839in" fo:break-before="auto" style:use-optimal-row-height="true"/>
    </style:style>
    <style:style style:name="ro46" style:family="table-row">
      <style:table-row-properties style:row-height="2.13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data-style-name="N100">
      <style:table-cell-properties style:text-align-source="fix" style:repeat-content="false" fo:wrap-option="wrap"/>
      <style:paragraph-properties fo:text-align="end"/>
    </style:style>
    <style:style style:name="ce4" style:family="table-cell" style:parent-style-name="Default" style:data-style-name="N100">
      <style:table-cell-properties fo:wrap-option="wrap"/>
    </style:style>
    <style:style style:name="ce5" style:family="table-cell" style:parent-style-name="Default" style:data-style-name="N100">
      <style:table-cell-properties fo:wrap-option="wrap"/>
      <style:text-properties style:font-name="Arial" style:font-name-asian="Arial Unicode MS" style:font-name-complex="Arial Unicode MS"/>
    </style:style>
    <style:style style:name="ce6" style:family="table-cell" style:parent-style-name="Default">
      <style:table-cell-properties fo:wrap-option="wrap"/>
      <style:text-properties fo:language="en" fo:country="US" style:language-asian="en" style:country-asian="US" style:font-size-complex="5.65000009536743pt" style:language-complex="en" style:country-complex="US"/>
    </style:style>
    <style:style style:name="ce7" style:family="table-cell" style:parent-style-name="Default" style:data-style-name="N100">
      <style:table-cell-properties fo:wrap-option="wrap" fo:padding-bottom="0.0193in" fo:padding-left="0.0138in" fo:padding-right="0.0138in" fo:padding-top="0.0193in"/>
    </style:style>
    <style:style style:name="ce8" style:family="table-cell" style:parent-style-name="Default">
      <style:table-cell-properties fo:wrap-option="wrap"/>
      <style:text-properties style:font-size-complex="5.65000009536743pt"/>
    </style:style>
    <style:style style:name="ce9" style:family="table-cell" style:parent-style-name="Default">
      <style:table-cell-properties fo:wrap-option="wrap"/>
      <style:text-properties style:font-size-complex="5.69999980926514pt"/>
    </style:style>
    <style:style style:name="ce10"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11"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12" style:family="table-cell" style:parent-style-name="Default" style:data-style-name="N100">
      <style:table-cell-properties style:text-align-source="fix" style:repeat-content="false" fo:wrap-option="wrap"/>
      <style:paragraph-properties fo:text-align="start"/>
    </style:style>
    <style:style style:name="ce13" style:family="table-cell" style:parent-style-name="Default">
      <style:table-cell-properties style:text-align-source="fix" style:repeat-content="false" fo:wrap-option="wrap"/>
      <style:paragraph-properties fo:text-align="start"/>
    </style:style>
    <style:style style:name="ce14" style:family="table-cell" style:parent-style-name="Default" style:data-style-name="N100">
      <style:table-cell-properties style:text-align-source="fix" style:repeat-content="false" fo:wrap-option="wrap"/>
      <style:paragraph-properties fo:text-align="center"/>
    </style:style>
    <style:style style:name="ce15" style:family="table-cell" style:parent-style-name="Default" style:data-style-name="N100">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16" style:family="table-cell" style:parent-style-name="Default" style:data-style-name="N100"/>
    <style:style style:name="ce17" style:family="table-cell" style:parent-style-name="Default" style:data-style-name="N100">
      <style:table-cell-properties style:text-align-source="fix" style:repeat-content="false"/>
      <style:paragraph-properties fo:text-align="end"/>
    </style:style>
    <style:style style:name="ce18"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style>
    <style:style style:name="ce19"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font-size="10pt" style:font-size-asian="10pt" style:font-size-complex="10pt"/>
    </style:style>
    <style:style style:name="ce20" style:family="table-cell" style:parent-style-name="Default">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21" style:family="table-cell" style:parent-style-name="Default">
      <style:table-cell-properties style:text-align-source="fix" style:repeat-content="false" fo:wrap-option="wrap"/>
      <style:paragraph-properties fo:text-align="end"/>
    </style:style>
    <style:style style:name="ce22" style:family="table-cell" style:parent-style-name="Default">
      <style:table-cell-properties fo:wrap-option="wrap" fo:padding-bottom="0.0193in" fo:padding-left="0.0138in" fo:padding-right="0.0138in" fo:padding-top="0.0193in"/>
    </style:style>
    <style:style style:name="ce23" style:family="table-cell" style:parent-style-name="Default" style:data-style-name="N100">
      <style:table-cell-properties fo:wrap-option="wrap"/>
      <style:text-properties style:font-size-complex="5.69999980926514pt"/>
    </style:style>
    <style:style style:name="ce24" style:family="table-cell" style:parent-style-name="Default" style:data-style-name="N100">
      <style:table-cell-properties fo:wrap-option="wrap"/>
      <style:text-properties style:font-size-complex="5.65000009536743pt"/>
    </style:style>
    <style:style style:name="ce25" style:family="table-cell" style:parent-style-name="Default">
      <style:table-cell-properties style:text-align-source="fix" style:repeat-content="false"/>
      <style:paragraph-properties fo:text-align="center"/>
    </style:style>
    <style:style style:name="ce26"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27" style:family="table-cell" style:parent-style-name="Default" style:data-style-name="N100">
      <style:table-cell-properties style:text-align-source="fix" style:repeat-content="false" fo:border="none" fo:padding-bottom="0.0193in" fo:padding-left="0.0138in" fo:padding-right="0.0138in" fo:padding-top="0.0193in"/>
      <style:paragraph-properties fo:text-align="end"/>
      <style:text-properties fo:font-weight="normal" style:font-weight-asian="normal" style:font-weight-complex="normal"/>
    </style:style>
    <style:style style:name="ce2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end"/>
      <style:text-properties fo:font-weight="normal" style:font-weight-asian="normal" style:font-weight-complex="normal"/>
    </style:style>
    <style:style style:name="ce29" style:family="table-cell" style:parent-style-name="Default" style:data-style-name="N100">
      <style:table-cell-properties style:text-align-source="fix" style:repeat-content="false" fo:wrap-option="wrap"/>
      <style:paragraph-properties fo:text-align="end"/>
      <style:text-properties fo:language="en" fo:country="US" style:language-asian="en" style:country-asian="US" style:font-size-complex="5.65000009536743pt" style:language-complex="en" style:country-complex="US"/>
    </style:style>
    <style:style style:name="ce30"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data-style-name="N100">
      <style:table-cell-properties style:text-align-source="fix" style:repeat-content="false" fo:wrap-option="wrap"/>
      <style:paragraph-properties fo:text-align="end"/>
      <style:text-properties style:font-name="Arial" style:font-name-asian="Arial Unicode MS" style:font-name-complex="Arial Unicode MS"/>
    </style:style>
    <style:style style:name="ce32" style:family="table-cell" style:parent-style-name="Default" style:data-style-name="N100">
      <style:table-cell-properties style:text-align-source="fix" style:repeat-content="false" fo:wrap-option="wrap"/>
      <style:paragraph-properties fo:text-align="end"/>
      <style:text-properties fo:font-size="11pt" style:font-size-asian="11pt" style:font-size-complex="11pt"/>
    </style:style>
    <style:style style:name="ce3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fo:font-weight="normal" style:font-weight-asian="normal" style:font-weight-complex="normal"/>
    </style:style>
    <style:style style:name="ce34"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3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9999980926514pt" style:language-complex="en" style:country-complex="US" style:font-weight-complex="normal"/>
    </style:style>
    <style:style style:name="ce3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5000009536743pt" style:language-complex="en" style:country-complex="US" style:font-weight-complex="normal"/>
    </style:style>
    <style:style style:name="ce37"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38"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5.65000009536743pt"/>
    </style:style>
    <style:style style:name="ce39"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9999980926514pt" style:language-complex="en" style:country-complex="US"/>
    </style:style>
    <style:style style:name="ce40"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10pt"/>
    </style:style>
    <style:style style:name="ce41" style:family="table-cell" style:parent-style-name="Default" style:data-style-name="N100">
      <style:table-cell-properties fo:wrap-option="wrap"/>
      <style:text-properties fo:font-size="10pt" style:font-size-asian="8pt" style:font-size-complex="4.55000019073486pt"/>
    </style:style>
    <style:style style:name="ce42" style:family="table-cell" style:parent-style-name="Default" style:data-style-name="N100">
      <style:table-cell-properties fo:wrap-option="wrap"/>
      <style:text-properties fo:font-size="10pt" style:font-size-asian="6.5pt" style:font-size-complex="3.70000004768372pt"/>
    </style:style>
    <style:style style:name="ce43"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44"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45" style:family="table-cell" style:parent-style-name="Default" style:data-style-name="N100">
      <style:table-cell-properties fo:wrap-option="wrap"/>
      <style:text-properties fo:font-size="10pt" style:font-size-asian="10pt" style:font-size-complex="10pt"/>
    </style:style>
    <style:style style:name="ce46" style:family="table-cell" style:parent-style-name="Default" style:data-style-name="N100">
      <style:table-cell-properties style:text-align-source="fix" style:repeat-content="false" fo:wrap-option="wrap"/>
      <style:paragraph-properties fo:text-align="start"/>
      <style:text-properties fo:font-size="10pt" fo:language="en" fo:country="US" style:font-size-asian="10pt" style:language-asian="en" style:country-asian="US" style:font-size-complex="10pt" style:language-complex="en" style:country-complex="US"/>
    </style:style>
    <style:style style:name="ce47" style:family="table-cell" style:parent-style-name="Default" style:data-style-name="N100">
      <style:table-cell-properties style:text-align-source="fix" style:repeat-content="false" fo:wrap-option="wrap"/>
      <style:paragraph-properties fo:text-align="start"/>
      <style:text-properties fo:font-size="11pt" style:font-size-asian="8pt" style:font-size-complex="4.55000019073486pt"/>
    </style:style>
    <style:style style:name="ce48" style:family="table-cell" style:parent-style-name="Default" style:data-style-name="N100">
      <style:table-cell-properties style:text-align-source="fix" style:repeat-content="false" fo:wrap-option="wrap"/>
      <style:paragraph-properties fo:text-align="start"/>
      <style:text-properties fo:font-size="10.5pt" style:font-size-asian="10.5pt" style:font-size-complex="10.5pt"/>
    </style:style>
    <style:style style:name="ce49" style:family="table-cell" style:parent-style-name="Default" style:data-style-name="N100">
      <style:table-cell-properties style:text-align-source="fix" style:repeat-content="false" fo:wrap-option="wrap"/>
      <style:paragraph-properties fo:text-align="start"/>
      <style:text-properties fo:font-weight="normal" style:font-weight-asian="normal" style:font-weight-complex="normal"/>
    </style:style>
    <style:style style:name="ce50" style:family="table-cell" style:parent-style-name="Default" style:data-style-name="N100">
      <style:table-cell-properties style:text-align-source="fix" style:repeat-content="false" fo:wrap-option="wrap"/>
      <style:paragraph-properties fo:text-align="start"/>
      <style:text-properties fo:font-size="10.5pt" fo:language="en" fo:country="US" style:font-size-asian="4.5pt" style:language-asian="en" style:country-asian="US" style:font-size-complex="2.54999995231628pt" style:language-complex="en" style:country-complex="US"/>
    </style:style>
    <style:style style:name="ce51" style:family="table-cell" style:parent-style-name="Default">
      <style:table-cell-properties style:text-align-source="fix" style:repeat-content="false"/>
      <style:paragraph-properties fo:text-align="center"/>
      <style:text-properties fo:font-weight="normal" style:font-weight-asian="normal" style:font-weight-complex="normal"/>
    </style:style>
    <style:style style:name="ce52" style:family="table-cell" style:parent-style-name="Default" style:data-style-name="N100">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53" style:family="table-cell" style:parent-style-name="Default">
      <style:table-cell-properties style:text-align-source="fix" style:repeat-content="false"/>
      <style:paragraph-properties fo:text-align="start"/>
    </style:style>
    <style:style style:name="ce54" style:family="table-cell" style:parent-style-name="Default" style:data-style-name="N100">
      <style:table-cell-properties style:text-align-source="fix" style:repeat-content="false" fo:wrap-option="wrap"/>
      <style:paragraph-properties fo:text-align="start"/>
      <style:text-properties style:font-name="Arial" style:font-name-asian="Arial Unicode MS" style:font-name-complex="Arial Unicode MS"/>
    </style:style>
    <style:style style:name="ce55" style:family="table-cell" style:parent-style-name="Default" style:data-style-name="N100">
      <style:table-cell-properties style:text-align-source="fix" style:repeat-content="false" fo:wrap-option="wrap"/>
      <style:paragraph-properties fo:text-align="start"/>
      <style:text-properties fo:font-size="11pt" style:font-size-asian="11pt" style:font-size-complex="5.65000009536743pt"/>
    </style:style>
    <style:style style:name="ce56" style:family="table-cell" style:parent-style-name="Default" style:data-style-name="N100">
      <style:table-cell-properties fo:wrap-option="wrap"/>
      <style:text-properties fo:font-weight="normal" style:font-weight-asian="normal" style:font-weight-complex="normal"/>
    </style:style>
    <style:style style:name="ce57" style:family="table-cell" style:parent-style-name="Default" style:data-style-name="N100">
      <style:table-cell-properties fo:wrap-option="wrap"/>
      <style:text-properties fo:font-size="10pt" style:font-size-asian="8pt" style:font-size-complex="4.59999990463257pt"/>
    </style:style>
    <style:style style:name="ce58" style:family="table-cell" style:parent-style-name="Default" style:data-style-name="N100">
      <style:table-cell-properties fo:wrap-option="wrap"/>
      <style:text-properties fo:font-size="8pt" style:font-size-asian="8pt" style:font-size-complex="8pt"/>
    </style:style>
    <style:style style:name="ce59" style:family="table-cell" style:parent-style-name="Default">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60" style:family="table-cell" style:parent-style-name="Default">
      <style:table-cell-properties style:text-align-source="fix" style:repeat-content="false" fo:border="none" fo:padding-bottom="0.0193in" fo:padding-left="0.0138in" fo:padding-right="0.0138in" fo:padding-top="0.0193in"/>
      <style:paragraph-properties fo:text-align="end"/>
      <style:text-properties fo:font-weight="normal" style:font-weight-asian="normal" style:font-weight-complex="normal"/>
    </style:style>
    <style:style style:name="ce61" style:family="table-cell" style:parent-style-name="Default">
      <style:table-cell-properties style:text-align-source="fix" style:repeat-content="false"/>
      <style:paragraph-properties fo:text-align="end"/>
    </style:style>
    <style:style style:name="ce62" style:family="table-cell" style:parent-style-name="Default">
      <style:table-cell-properties fo:wrap-option="wrap" fo:padding-bottom="0.0193in" fo:padding-left="0.0138in" fo:padding-right="0.0138in" fo:padding-top="0.0193in"/>
      <style:text-properties fo:font-size="10pt" style:font-size-asian="10pt" style:font-size-complex="5.65000009536743pt"/>
    </style:style>
    <style:style style:name="ce63"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64" style:family="table-cell" style:parent-style-name="Default" style:data-style-name="N100">
      <style:table-cell-properties fo:wrap-option="wrap"/>
      <style:text-properties fo:language="en" fo:country="US" style:language-asian="en" style:country-asian="US" style:language-complex="en" style:country-complex="US"/>
    </style:style>
    <style:style style:name="ce6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6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6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68" style:family="table-cell" style:parent-style-name="Default" style:data-style-name="N100">
      <style:table-cell-properties style:text-align-source="fix" style:repeat-content="false" fo:wrap-option="wrap"/>
      <style:paragraph-properties fo:text-align="start"/>
      <style:text-properties fo:font-weight="normal" style:font-weight-asian="bold" style:font-size-complex="5.65000009536743pt" style:font-weight-complex="bold"/>
    </style:style>
    <style:style style:name="ce69" style:family="table-cell" style:parent-style-name="Default" style:data-style-name="N100">
      <style:table-cell-properties fo:wrap-option="wrap"/>
      <style:text-properties fo:font-weight="normal" style:font-weight-asian="bold" style:font-size-complex="5.65000009536743pt" style:font-weight-complex="bold"/>
    </style:style>
    <style:style style:name="ce70" style:family="table-cell" style:parent-style-name="Default" style:data-style-name="N100">
      <style:table-cell-properties style:text-align-source="fix" style:repeat-content="false" fo:wrap-option="no-wrap"/>
      <style:paragraph-properties fo:text-align="start"/>
    </style:style>
    <style:style style:name="ce71"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normal" style:font-weight-asian="normal" style:font-weight-complex="normal"/>
    </style:style>
    <style:style style:name="ce7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fo:font-weight="bold" style:font-weight-asian="bold" style:font-weight-complex="bold"/>
    </style:style>
    <style:style style:name="ce73" style:family="table-cell" style:parent-style-name="Default" style:data-style-name="N100">
      <style:table-cell-properties style:text-align-source="fix" style:repeat-content="false" fo:wrap-option="wrap"/>
      <style:paragraph-properties fo:text-align="start"/>
      <style:text-properties style:font-name="F" fo:language="en" fo:country="US" style:font-name-asian="F" style:language-asian="en" style:country-asian="US" style:font-name-complex="F" style:font-size-complex="5.65000009536743pt" style:language-complex="en" style:country-complex="US"/>
    </style:style>
    <style:style style:name="ce74" style:family="table-cell" style:parent-style-name="Default" style:data-style-name="N100">
      <style:table-cell-properties style:text-align-source="fix" style:repeat-content="false" fo:wrap-option="wrap"/>
      <style:paragraph-properties fo:text-align="start"/>
      <style:text-properties style:font-name="F" style:font-name-asian="F" style:font-name-complex="F" style:font-size-complex="5.65000009536743pt"/>
    </style:style>
    <style:style style:name="ce75" style:family="table-cell" style:parent-style-name="Default" style:data-style-name="N100">
      <style:table-cell-properties style:text-align-source="fix" style:repeat-content="false" fo:wrap-option="wrap"/>
      <style:paragraph-properties fo:text-align="start"/>
      <style:text-properties style:font-name="F" fo:font-size="10pt" fo:language="en" fo:country="US" style:font-name-asian="F" style:font-size-asian="10pt" style:language-asian="en" style:country-asian="US" style:font-name-complex="F" style:font-size-complex="10pt" style:language-complex="en" style:country-complex="US"/>
    </style:style>
    <style:style style:name="ce76" style:family="table-cell" style:parent-style-name="Default" style:data-style-name="N100">
      <style:table-cell-properties style:text-align-source="fix" style:repeat-content="false" fo:wrap-option="wrap"/>
      <style:paragraph-properties fo:text-align="start"/>
      <style:text-properties style:font-name="F" fo:font-size="10pt" style:font-name-asian="F" style:font-size-asian="10pt" style:font-name-complex="F" style:font-size-complex="10pt"/>
    </style:style>
    <style:style style:name="T1" style:family="text">
      <style:text-properties style:font-size-complex="5.69999980926514pt"/>
    </style:style>
    <style:style style:name="T2" style:family="text">
      <style:text-properties fo:font-size="10pt" style:font-size-asian="10pt" style:font-size-complex="5.69999980926514pt"/>
    </style:style>
    <style:style style:name="T3" style:family="text">
      <style:text-properties fo:font-weight="bold" style:font-weight-asian="bold" style:font-size-complex="5.69999980926514pt" style:font-weight-complex="bold"/>
    </style:style>
    <style:style style:name="T4" style:family="text">
      <style:text-properties fo:font-weight="normal" style:font-weight-asian="normal" style:font-size-complex="5.69999980926514pt" style:font-weight-complex="normal"/>
    </style:style>
    <style:style style:name="T5" style:family="text">
      <style:text-properties fo:font-weight="bold" style:font-weight-asian="bold" style:font-weight-complex="bold"/>
    </style:style>
    <style:style style:name="T6"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7" style:family="text">
      <style:text-properties style:text-position="super 58%"/>
    </style:style>
    <style:style style:name="T8" style:family="text">
      <style:text-properties style:font-size-asian="8pt" style:font-size-complex="4.59999990463257pt"/>
    </style:style>
    <style:style style:name="T9" style:family="text">
      <style:text-properties fo:font-size="10pt" fo:font-weight="bold" style:font-size-asian="10pt" style:font-weight-asian="bold" style:font-size-complex="5.69999980926514pt" style:font-weight-complex="bold"/>
    </style:style>
    <style:style style:name="T10" style:family="text">
      <style:text-properties fo:font-weight="normal" style:font-weight-asian="normal" style:font-weight-complex="normal"/>
    </style:style>
    <style:style style:name="T11" style:family="text">
      <style:text-properties fo:font-size="10pt" fo:font-weight="normal" style:font-size-asian="10pt" style:font-weight-asian="normal" style:font-size-complex="5.69999980926514pt" style:font-weight-complex="normal"/>
    </style:style>
    <style:style style:name="T12" style:family="text">
      <style:text-properties style:text-position="super 58%" style:font-size-complex="5.69999980926514pt"/>
    </style:style>
    <style:style style:name="T13" style:family="text">
      <style:text-properties style:text-outline="false" style:text-line-through-style="none"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14" style:family="text">
      <style:text-properties style:text-outline="false" style:text-line-through-style="none" fo:font-style="normal" fo:text-shadow="none" style:text-underline-style="none" fo:font-weight="bold" style:font-size-asian="8pt" style:font-style-asian="normal" style:font-weight-asian="bold" style:font-size-complex="5.69999980926514pt" style:font-style-complex="normal" style:font-weight-complex="bold" style:text-emphasize="none" style:text-overline-style="none" style:text-overline-color="font-color"/>
    </style:style>
    <style:style style:name="T15" style:family="text">
      <style:text-properties style:font-size-asian="10pt" style:font-size-complex="5.69999980926514pt"/>
    </style:style>
    <style:style style:name="T16" style:family="text">
      <style:text-properties style:font-size-asian="6.5pt" style:font-size-complex="3.70000004768372pt"/>
    </style:style>
    <style:style style:name="T17" style:family="text">
      <style:text-properties fo:font-weight="bold" style:font-size-asian="6.5pt" style:font-weight-asian="bold" style:font-size-complex="3.70000004768372pt" style:font-weight-complex="bold"/>
    </style:style>
    <style:style style:name="T18"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19" style:family="text">
      <style:text-properties style:text-outline="false" style:text-line-through-style="none" fo:font-style="normal" fo:text-shadow="none" style:text-underline-style="none" fo:font-weight="bold" style:font-size-asian="6.5pt" style:font-style-asian="normal" style:font-weight-asian="bold" style:font-size-complex="3.70000004768372pt" style:font-style-complex="normal" style:font-weight-complex="bold" style:text-emphasize="none" style:text-overline-style="none" style:text-overline-color="font-color"/>
    </style:style>
    <style:style style:name="T20" style:family="text">
      <style:text-properties style:text-outline="false" style:text-line-through-style="none" fo:font-style="normal" fo:text-shadow="none" style:text-underline-style="none" fo:font-weight="normal" style:font-size-asian="6.5pt" style:font-style-asian="normal" style:font-weight-asian="normal" style:font-size-complex="3.70000004768372pt" style:font-style-complex="normal" style:font-weight-complex="normal" style:text-emphasize="none" style:text-overline-style="none" style:text-overline-color="font-color"/>
    </style:style>
    <style:style style:name="T21" style:family="text">
      <style:text-properties style:font-size-asian="4.5pt" style:font-size-complex="2.59999990463257pt"/>
    </style:style>
    <style:style style:name="T22" style:family="text">
      <style:text-properties fo:font-weight="bold" style:font-size-asian="8pt" style:font-weight-asian="bold" style:font-size-complex="4.59999990463257pt" style:font-weight-complex="bold"/>
    </style:style>
    <style:style style:name="T23" style:family="text">
      <style:text-properties fo:font-size="10pt" style:font-size-asian="10pt" style:font-size-complex="10pt"/>
    </style:style>
    <style:style style:name="T24" style:family="text">
      <style:text-properties fo:font-size="10pt" fo:font-style="normal" fo:font-weight="bold" style:font-size-asian="10pt" style:font-style-asian="normal" style:font-weight-asian="bold" style:font-size-complex="10pt" style:font-style-complex="normal" style:font-weight-complex="bold"/>
    </style:style>
    <style:style style:name="T25" style:family="text">
      <style:text-properties fo:font-size="10pt" fo:font-weight="bold" style:font-size-asian="10pt" style:font-weight-asian="bold" style:font-size-complex="10pt" style:font-weight-complex="bold"/>
    </style:style>
    <style:style style:name="T26" style:family="text">
      <style:text-properties fo:font-size="12pt" style:font-size-complex="5.69999980926514pt"/>
    </style:style>
    <style:style style:name="T27" style:family="text">
      <style:text-properties style:font-weight-asian="bold" style:font-size-complex="5.69999980926514pt" style:font-weight-complex="bold"/>
    </style:style>
    <style:style style:name="T28"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29" style:family="text">
      <style:text-properties style:text-outline="false" style:text-line-through-style="none" fo:font-style="normal" fo:text-shadow="none" style:text-underline-style="none" fo:font-weight="normal" style:font-size-asian="4.5pt" style:font-style-asian="normal" style:font-weight-asian="normal" style:font-size-complex="2.59999990463257pt" style:font-style-complex="normal" style:font-weight-complex="normal" style:text-emphasize="none" style:text-overline-style="none" style:text-overline-color="font-color"/>
    </style:style>
    <style:style style:name="T30" style:family="text">
      <style:text-properties style:text-outline="false" style:text-line-through-style="none" style:font-name="Arial" fo:font-size="8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31" style:family="text">
      <style:text-properties style:text-outline="false" style:text-line-through-style="none" style:font-name="Arial Unicode MS1" fo:font-size="8pt" fo:font-style="normal" fo:text-shadow="none" style:text-underline-style="none" fo:font-weight="normal" style:font-name-asian="Arial Unicode MS1" style:font-size-asian="8pt" style:font-style-asian="normal" style:font-weight-asian="normal" style:font-name-complex="Arial Unicode MS1" style:font-size-complex="4.59999990463257pt" style:font-style-complex="normal" style:font-weight-complex="normal" style:text-emphasize="none" style:text-overline-style="none" style:text-overline-color="font-color"/>
    </style:style>
    <style:style style:name="T32" style:family="text">
      <style:text-properties style:text-outline="false" style:text-line-through-style="none" style:font-name="Arial Unicode MS1" fo:font-style="normal" fo:text-shadow="none" style:text-underline-style="none" fo:font-weight="normal" style:font-name-asian="Arial Unicode MS1" style:font-size-asian="8pt" style:font-style-asian="normal" style:font-weight-asian="normal" style:font-name-complex="Arial Unicode MS1" style:font-size-complex="4.59999990463257pt" style:font-style-complex="normal" style:font-weight-complex="normal" style:text-emphasize="none" style:text-overline-style="none" style:text-overline-color="font-color"/>
    </style:style>
    <style:style style:name="T33" style:family="text">
      <style:text-properties style:text-outline="false" style:text-line-through-style="none" style:font-name="Arial Unicode MS1" fo:font-style="normal" fo:text-shadow="none" style:text-underline-style="none" fo:font-weight="bold" style:font-name-asian="Arial Unicode MS1" style:font-size-asian="8pt" style:font-style-asian="normal" style:font-weight-asian="bold" style:font-name-complex="Arial Unicode MS1" style:font-size-complex="4.59999990463257pt" style:font-style-complex="normal" style:font-weight-complex="bold" style:text-emphasize="none" style:text-overline-style="none" style:text-overline-color="font-color"/>
    </style:style>
    <style:style style:name="T34" style:family="text">
      <style:text-properties fo:font-weight="bold" style:font-size-asian="10pt" style:font-weight-asian="bold" style:font-size-complex="5.69999980926514pt" style:font-weight-complex="bold"/>
    </style:style>
    <style:style style:name="T35" style:family="text">
      <style:text-properties fo:font-size="12pt"/>
    </style:style>
    <style:style style:name="T36" style:family="text">
      <style:text-properties fo:font-size="11pt" fo:font-weight="bold" style:font-size-asian="11pt" style:font-weight-asian="bold" style:font-size-complex="11pt" style:font-weight-complex="bold"/>
    </style:style>
    <style:style style:name="T37" style:family="text">
      <style:text-properties style:text-outline="false" style:text-line-through-style="none" fo:font-style="normal" fo:text-shadow="none" style:text-underline-style="none" fo:font-weight="normal" style:font-size-asian="10pt" style:font-style-asian="normal" style:font-weight-asian="normal" style:font-size-complex="10pt" style:font-style-complex="normal" style:font-weight-complex="normal" style:text-emphasize="none" style:text-overline-style="none" style:text-overline-color="font-color"/>
    </style:style>
    <style:style style:name="T38" style:family="text">
      <style:text-properties fo:font-size="10pt" style:font-size-asian="10pt" style:font-weight-asian="bold" style:font-size-complex="5.69999980926514pt" style:font-weight-complex="bold"/>
    </style:style>
    <style:style style:name="T39" style:family="text">
      <style:text-properties fo:font-size="6.5pt" style:font-size-asian="6.5pt" style:font-size-complex="3.70000004768372pt"/>
    </style:style>
    <style:style style:name="T40" style:family="text">
      <style:text-properties style:text-position="super 58%" fo:font-size="6.5pt" style:font-size-asian="6.5pt" style:font-size-complex="3.70000004768372pt"/>
    </style:style>
    <style:style style:name="T41" style:family="text">
      <style:text-properties style:text-position="super 58%" fo:font-size="10pt" style:font-size-asian="10pt" style:font-size-complex="5.69999980926514pt"/>
    </style:style>
    <style:style style:name="T42" style:family="text">
      <style:text-properties style:text-position="super 58%" fo:font-weight="bold" style:font-weight-asian="bold" style:font-size-complex="5.69999980926514pt" style:font-weight-complex="bold"/>
    </style:style>
    <style:style style:name="T43" style:family="text">
      <style:text-properties style:font-name="F" style:font-name-asian="F" style:font-name-complex="F" style:font-size-complex="5.69999980926514pt"/>
    </style:style>
    <style:style style:name="T44" style:family="text">
      <style:text-properties style:font-size-asian="10pt" style:font-size-complex="10pt"/>
    </style:style>
    <style:style style:name="T45" style:family="text">
      <style:text-properties fo:font-weight="bold" style:font-size-asian="10pt" style:font-weight-asian="bold" style:font-size-complex="10pt" style:font-weight-complex="bold"/>
    </style:style>
    <style:style style:name="T46" style:family="text">
      <style:text-properties style:font-name="F" style:font-name-asian="F" style:font-size-asian="10pt" style:font-name-complex="F" style:font-size-complex="10pt"/>
    </style:style>
    <style:style style:name="T47" style:family="text">
      <style:text-properties style:font-name-asian="F" style:font-name-complex="F" style:font-size-complex="5.69999980926514pt"/>
    </style:style>
    <style:style style:name="T48" style:family="text">
      <style:text-properties fo:font-size="10pt" style:font-name-asian="F" style:font-size-asian="10pt" style:font-name-complex="F" style:font-size-complex="5.69999980926514pt"/>
    </style:style>
    <style:style style:name="T49" style:family="text">
      <style:text-properties style:font-name="F" fo:font-size="10pt" style:font-name-asian="F" style:font-size-asian="10pt" style:font-name-complex="F" style:font-size-complex="5.69999980926514pt"/>
    </style:style>
  </office:automatic-styles>
  <office:body>
    <office:spreadsheet>
      <table:table table:name="War before pg. 277"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4"/>
        <table:table-column table:style-name="co5" table:default-cell-style-name="ce2"/>
        <table:table-column table:style-name="co6" table:default-cell-style-name="ce2"/>
        <table:table-column table:style-name="co7" table:number-columns-repeated="1018" table:default-cell-style-name="Default"/>
        <table:table-row table:style-name="ro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2">
          <table:table-cell office:value-type="float" office:value="1">
            <text:p>1</text:p>
          </table:table-cell>
          <table:table-cell office:value-type="string">
            <text:p>1, 8</text:p>
          </table:table-cell>
          <table:table-cell table:style-name="Default" office:value-type="float" office:value="1898">
            <text:p>1898</text:p>
          </table:table-cell>
          <table:table-cell office:value-type="string">
            <text:p>April 21, 1898: US blockage and state of war declared. <text:s/>April 23, 1898: Spain declares war.</text:p>
          </table:table-cell>
          <table:table-cell table:style-name="ce6" office:value-type="string">
            <text:p><text:span text:style-name="T1">Calvin Gordon was a Captain in the US Army in Spain (Spanish-American war). <text:s/></text:span><text:span text:style-name="T2"><text:s/>Robert’s </text:span><text:span text:style-name="T1">own father went </text:span><text:span text:style-name="T1">with Colonel Roosevelt and became a Captain in the Spanish-American War in 1898. <text:s/>Ralph born in 1898, </text:span><text:span text:style-name="T1">after father went to war.</text:span></text:p>
          </table:table-cell>
          <table:table-cell table:number-columns-repeated="1019"/>
        </table:table-row>
        <table:table-row table:style-name="ro3">
          <table:table-cell office:value-type="float" office:value="2">
            <text:p>2</text:p>
          </table:table-cell>
          <table:table-cell office:value-type="float" office:value="7">
            <text:p>7</text:p>
          </table:table-cell>
          <table:table-cell office:value-type="float" office:value="1914">
            <text:p>1914</text:p>
          </table:table-cell>
          <table:table-cell/>
          <table:table-cell table:style-name="ce7" office:value-type="string">
            <text:p>War broke out. <text:s text:c="2"/>Capt. Gordon, who had once served in the Spanish-American War, became very much interested in the conflict and followed it very closely, reading the papers daily and talking about it. Robert soon began to take great interest in the war and asked his father and mother many questions about the</text:p>
            <text:p>foreign countries which were involved in the great struggle.</text:p>
          </table:table-cell>
          <table:table-cell table:number-columns-repeated="1019"/>
        </table:table-row>
        <table:table-row table:style-name="ro4">
          <table:table-cell office:value-type="float" office:value="2">
            <text:p>2</text:p>
          </table:table-cell>
          <table:table-cell office:value-type="float" office:value="7">
            <text:p>7</text:p>
          </table:table-cell>
          <table:table-cell office:value-type="float" office:value="1812">
            <text:p>1812</text:p>
          </table:table-cell>
          <table:table-cell/>
          <table:table-cell table:style-name="ce8" office:value-type="string">
            <text:p>Amelia's great-grandfather fought in War of 1812.</text:p>
          </table:table-cell>
          <table:table-cell table:number-columns-repeated="1019"/>
        </table:table-row>
        <table:table-row table:style-name="ro5">
          <table:table-cell office:value-type="float" office:value="2">
            <text:p>2</text:p>
          </table:table-cell>
          <table:table-cell office:value-type="float" office:value="7">
            <text:p>7</text:p>
          </table:table-cell>
          <table:table-cell table:number-columns-repeated="2"/>
          <table:table-cell table:style-name="ce8" office:value-type="string">
            <text:p><text:s/>Amelia talked of his grandfather, Colonel Robert Gordon, for whom he was named, and how he became famous during the Civil War</text:p>
          </table:table-cell>
          <table:table-cell table:number-columns-repeated="1019"/>
        </table:table-row>
        <table:table-row table:style-name="ro5">
          <table:table-cell office:value-type="float" office:value="2">
            <text:p>2</text:p>
          </table:table-cell>
          <table:table-cell office:value-type="float" office:value="10">
            <text:p>10</text:p>
          </table:table-cell>
          <table:table-cell office:value-type="float" office:value="1917">
            <text:p>1917</text:p>
          </table:table-cell>
          <table:table-cell office:value-type="string">
            <text:p>US enters WWI on April 6, 1917.</text:p>
          </table:table-cell>
          <table:table-cell office:value-type="string">
            <text:p>US entered the World War. <text:s/>RG was 11 years old and had great ambitions to join the Army and go to war. <text:s/>His older brother Ralph joined the Army.</text:p>
          </table:table-cell>
          <table:table-cell table:number-columns-repeated="1019"/>
        </table:table-row>
        <table:table-row table:style-name="ro6">
          <table:table-cell office:value-type="float" office:value="2">
            <text:p>2</text:p>
          </table:table-cell>
          <table:table-cell office:value-type="float" office:value="14">
            <text:p>14</text:p>
          </table:table-cell>
          <table:table-cell office:value-type="float" office:value="1918">
            <text:p>1918</text:p>
          </table:table-cell>
          <table:table-cell office:value-type="string">
            <text:p>November 11, 1918</text:p>
          </table:table-cell>
          <table:table-cell table:style-name="ce9" office:value-type="string">
            <text:p><text:s/>When the armistice came in 1918, Robert talked with his mother and father, asking them if that would be the last war. They, of course, expressed the hope that it would be, and Robert said that he had read the Bible and thought that the greatest war in history was yet to come.</text:p>
          </table:table-cell>
          <table:table-cell table:number-columns-repeated="1019"/>
        </table:table-row>
        <table:table-row table:style-name="ro3">
          <table:table-cell office:value-type="float" office:value="2">
            <text:p>2</text:p>
          </table:table-cell>
          <table:table-cell office:value-type="float" office:value="15">
            <text:p>15</text:p>
          </table:table-cell>
          <table:table-cell office:value-type="string">
            <text:p>After/around July 1919</text:p>
          </table:table-cell>
          <table:table-cell/>
          <table:table-cell table:style-name="ce9" office:value-type="string">
            <text:p><text:span text:style-name="T1"><text:s/></text:span><text:span text:style-name="T1">His brother </text:span><text:span text:style-name="T3">Ralph had just returned from France, where he had met with many obstacles in the war</text:span><text:span text:style-name="T1"> </text:span><text:span text:style-name="T1">but had received no serious injury. Robert went home for a rest after the accident. He had many </text:span><text:span text:style-name="T1">disagreements and fights with his older brother, and it seemed to be impossible to get along. All of the </text:span><text:span text:style-name="T1">trouble occurred over the fact that Robert would not work on the farm, or help his brother.</text:span></text:p>
          </table:table-cell>
          <table:table-cell table:number-columns-repeated="1019"/>
        </table:table-row>
        <table:table-row table:style-name="ro6">
          <table:table-cell/>
          <table:table-cell office:value-type="float" office:value="70">
            <text:p>70</text:p>
          </table:table-cell>
          <table:table-cell office:value-type="string">
            <text:p>Letter is dated January 24, 1927.</text:p>
          </table:table-cell>
          <table:table-cell/>
          <table:table-cell table:style-name="ce9" office:value-type="string">
            <text:p><text:span text:style-name="T1"><text:s/></text:span><text:span text:style-name="T1">I have figured out the repetition of each cycle when </text:span><text:span text:style-name="T4">wars</text:span><text:span text:style-name="T1"> will come. I believe that the </text:span><text:span text:style-name="T3">wheat prices </text:span><text:span text:style-name="T3">forecast coming wars</text:span><text:span text:style-name="T1">. Through my study of the Bible, I have determined the major and minor time factors </text:span><text:span text:style-name="T1">which repeat in the history of nations, men and markets.</text:span></text:p>
          </table:table-cell>
          <table:table-cell table:number-columns-repeated="1019"/>
        </table:table-row>
        <table:table-row table:style-name="ro7">
          <table:table-cell/>
          <table:table-cell office:value-type="float" office:value="81">
            <text:p>81</text:p>
          </table:table-cell>
          <table:table-cell office:value-type="string">
            <text:p>Article is dated January 28, 1927.</text:p>
          </table:table-cell>
          <table:table-cell/>
          <table:table-cell table:style-name="ce9" office:value-type="string">
            <text:p><text:s/>Where do we find proof in the Bible that the great World War was coming? The proof that it is possible to make predictions of wars, famines, pestilences and general world events thousands of years in advance, is plainly substantiated by the Bible. The great World War was prophesied in the Book of Revelation. What proof do we find in the Bible of what events or conditions will follow wars? What does the Bible say of the great World War which St. John the Divine foretold in the Book of Revelation? "For nation shall rise against nation, and kingdom against kingdom; and there shall be famines, and pestilences, and earthquakes in divers places."</text:p>
          </table:table-cell>
          <table:table-cell table:number-columns-repeated="1019"/>
        </table:table-row>
        <table:table-row table:style-name="ro8">
          <table:table-cell office:value-type="float" office:value="14">
            <text:p>14</text:p>
          </table:table-cell>
          <table:table-cell office:value-type="string">
            <text:p>183, 184</text:p>
          </table:table-cell>
          <table:table-cell table:style-name="ce3" office:value-type="string">
            <text:p>Current date is June 11, 1927</text:p>
          </table:table-cell>
          <table:table-cell/>
          <table:table-cell table:style-name="ce8" office:value-type="string">
            <text:p><text:span text:style-name="T1"><text:s/></text:span><text:span text:style-name="T1">Robert said, “I have made a great study of wars in the past and how conditions changed; how at one time </text:span><text:span text:style-name="T1">Spain was the mistress of the seas and later Rome was the controlling nation; then England ruled the </text:span><text:span text:style-name="T1">waves and London was the banking center of the world. Then came the great</text:span></text:p>
            <text:p><text:span text:style-name="T1">war in 1914 which changed everything. England lost control of the seas. She lost her power as the great </text:span><text:span text:style-name="T1">banking nation of the world. The gold supply of the world flowed rapidly to the United States and in the dark </text:span><text:span text:style-name="T1">days of 1917, when England and France, after being deserted</text:span><text:span text:style-name="T2"> by Russia, were fighting with their backs to </text:span><text:span text:style-name="T2">the wall, </text:span><text:span text:style-name="T1">the United States, the land of love and liberty, came to the rescue, helped to defeat the Germans </text:span><text:span text:style-name="T1">and saved England and France. At that time they were seemingly very grateful, but after the war conditions </text:span><text:span text:style-name="T1">changed. The United States was no longer in debt to foreign countries but was now the banking nation of </text:span><text:span text:style-name="T1">the world and the foreign countries owed large sums of money to the United States. This country has </text:span><text:span text:style-name="T1">continued to prosper since the war, the gold supply of the world now rests here. Our former friends have </text:span><text:span text:style-name="T1">become jealous of the prosperity we enjoy and the power that we now hold in financial affairs which once </text:span><text:span text:style-name="T1">belonged to</text:span></text:p>
            <text:p><text:span text:style-name="T1">England. Some of the foreign countries do not want to pay their obligations and this jealousy can lead to </text:span><text:span text:style-name="T1">nothing else but war, as it always has in the past. I hope to be ready when that war comes with my great </text:span><text:span text:style-name="T1">airplane, and other inventions to help defend my country and later promote a lasting peace based on love </text:span><text:span text:style-name="T1">and goodwill. The United States began as a land of liberty and has always set an example for the balance </text:span><text:span text:style-name="T1">of the world and I hope to see the day when our country will take the lead in establishing universal peace </text:span><text:span text:style-name="T1">and the brotherhood of man. Captain Lindberg’s flight confirms my studies and forecasts of the future. </text:span><text:span text:style-name="T1">Aviation will be developed rapidly and nations will want to try these new discoveries and inventions to </text:span><text:span text:style-name="T1">conquer other nations, and war is inevitable. The Bible prophets foretold it, and my studies of the cycle </text:span><text:span text:style-name="T1">theory also indicate that we are in a period where cycles will repeat which have caused war in the past.”</text:span></text:p>
          </table:table-cell>
          <table:table-cell table:number-columns-repeated="1019"/>
        </table:table-row>
        <table:table-row table:style-name="ro9">
          <table:table-cell table:style-name="ce3" office:value-type="string">
            <text:p>15</text:p>
          </table:table-cell>
          <table:table-cell table:style-name="ce3" office:value-type="string">
            <text:p>189</text:p>
          </table:table-cell>
          <table:table-cell table:style-name="ce3" office:value-type="string">
            <text:p>Current date is June 13, 1927</text:p>
          </table:table-cell>
          <table:table-cell table:style-name="ce3"/>
          <table:table-cell table:style-name="ce10" office:value-type="string">
            <text:p><text:s/>Robert said when the world once realized the great power of Love, that jealousy, enmity, all accusations and the desire for personal gain, would pass away. That when Love alone dominated the hearts of men and women, <text:span text:style-name="T5">wars would be no more</text:span>, and that men would see no evil in their fellow-men as Eric saw no evil in Molly’s sacrifice but knew and understood that great love for him was the motive that prompted her actions.</text:p>
          </table:table-cell>
          <table:table-cell table:style-name="ce12"/>
          <table:table-cell table:style-name="ce14"/>
          <table:table-cell table:style-name="ce4" table:number-columns-repeated="1017"/>
        </table:table-row>
        <table:table-row table:style-name="ro9">
          <table:table-cell table:style-name="ce4" office:value-type="string">
            <text:p>19</text:p>
          </table:table-cell>
          <table:table-cell table:style-name="ce4" office:value-type="string">
            <text:p>234</text:p>
          </table:table-cell>
          <table:table-cell table:style-name="ce4" office:value-type="string">
            <text:p>Last date given was Fall 1928 when DOD invention was complete. <text:s/>Next date after this is early September 1928.</text:p>
          </table:table-cell>
          <table:table-cell/>
          <table:table-cell table:style-name="ce10" office:value-type="string">
            <text:p><text:s/>Robert and Walter were making money rapidly in the cotton market. The <text:span text:style-name="T5">war clouds were gathering and </text:span><text:span text:style-name="T5">Europe was buying cotton</text:span>. It had had a big advance and they were playing the fast moves up and down, both on the buying and selling sides.</text:p>
          </table:table-cell>
          <table:table-cell table:style-name="ce4" office:value-type="string">
            <text:p>War connected to cotton?</text:p>
          </table:table-cell>
          <table:table-cell table:style-name="ce4" table:number-columns-repeated="1018"/>
        </table:table-row>
        <table:table-row table:style-name="ro10">
          <table:table-cell table:style-name="ce4" office:value-type="string">
            <text:p>20</text:p>
          </table:table-cell>
          <table:table-cell table:style-name="ce4" office:value-type="string">
            <text:p>243</text:p>
          </table:table-cell>
          <table:table-cell table:style-name="ce5" office:value-type="string">
            <text:p>Latter part of Feburary 1929</text:p>
          </table:table-cell>
          <table:table-cell/>
          <table:table-cell table:style-name="ce11" office:value-type="string">
            <text:p><text:span text:style-name="T1">RG at the Aviators' Costume Ball to take place in the Hotel Lafayette: </text:span><text:span text:style-name="T2"><text:s/>Aviators were there from all over the </text:span><text:span text:style-name="T1">world. They had come for the great convention. </text:span><text:span text:style-name="T3">Each country was competing for the grand prize for the </text:span><text:span text:style-name="T3">most efficient airplane and the best one suited for war purposes. </text:span><text:span text:style-name="T1">They asked Robert if he did not have </text:span><text:span text:style-name="T1">a plane to enter or if he could not demonstrate something with "The St. Marie." He told them that his health </text:span><text:span text:style-name="T1">was not good and that he was not interested in entering a plane at this time. The ballroom was decorated </text:span><text:span text:style-name="T1">with everything connected with airplanes. Miniature planes were flying around the room, circling up and </text:span><text:span text:style-name="T1">down from the ceilings. It was a gorgeous display and while it was dazzling to others, Robert paid very little </text:span><text:span text:style-name="T1">attention to it. His friends, in order to please him and get him interested, had the radio tuned into New York </text:span><text:span text:style-name="T1">and were getting music from the Biltmore. The dance started.</text:span></text:p>
          </table:table-cell>
          <table:table-cell table:style-name="ce4" table:number-columns-repeated="1019"/>
        </table:table-row>
        <table:table-row table:style-name="ro10" table:number-rows-repeated="23">
          <table:table-cell table:style-name="ce4" table:number-columns-repeated="3"/>
          <table:table-cell/>
          <table:table-cell table:style-name="ce12"/>
          <table:table-cell table:style-name="ce4" table:number-columns-repeated="1019"/>
        </table:table-row>
        <table:table-row table:style-name="ro10" table:number-rows-repeated="4">
          <table:table-cell table:number-columns-repeated="4"/>
          <table:table-cell table:style-name="ce13"/>
          <table:table-cell table:number-columns-repeated="1019"/>
        </table:table-row>
        <table:table-row table:style-name="ro10" table:number-rows-repeated="1048534">
          <table:table-cell table:number-columns-repeated="1024"/>
        </table:table-row>
        <table:table-row table:style-name="ro10">
          <table:table-cell table:number-columns-repeated="1024"/>
        </table:table-row>
      </table:table>
      <table:table table:name="War events" table:style-name="ta1" table:print="false">
        <table:table-column table:style-name="co8" table:default-cell-style-name="ce17"/>
        <table:table-column table:style-name="co9" table:default-cell-style-name="ce17"/>
        <table:table-column table:style-name="co10" table:default-cell-style-name="ce3"/>
        <table:table-column table:style-name="co11" table:default-cell-style-name="ce21"/>
        <table:table-column table:style-name="co12" table:default-cell-style-name="ce4"/>
        <table:table-column table:style-name="co13" table:default-cell-style-name="ce2"/>
        <table:table-column table:style-name="co7" table:number-columns-repeated="1018" table:default-cell-style-name="Default"/>
        <table:table-row table:style-name="ro4">
          <table:table-cell table:style-name="ce15" office:value-type="string">
            <text:p>Chapter</text:p>
          </table:table-cell>
          <table:table-cell table:style-name="ce15" office:value-type="string">
            <text:p>Page</text:p>
          </table:table-cell>
          <table:table-cell table:style-name="ce1" office:value-type="string">
            <text:p>Timestamp given</text:p>
          </table:table-cell>
          <table:table-cell table:style-name="ce20" office:value-type="string">
            <text:p>Actual timestamp</text:p>
          </table:table-cell>
          <table:table-cell table:style-name="ce1" office:value-type="string">
            <text:p>Event</text:p>
          </table:table-cell>
          <table:table-cell table:style-name="ce20" office:value-type="string">
            <text:p>Notes/Comments</text:p>
          </table:table-cell>
          <table:table-cell table:style-name="ce25" table:number-columns-repeated="1018"/>
        </table:table-row>
        <table:table-row table:style-name="ro3">
          <table:table-cell table:style-name="Default" office:value-type="float" office:value="4">
            <text:p>4</text:p>
          </table:table-cell>
          <table:table-cell table:style-name="Default" office:value-type="float" office:value="41">
            <text:p>41</text:p>
          </table:table-cell>
          <table:table-cell table:style-name="Default" office:value-type="string">
            <text:p>None given.</text:p>
          </table:table-cell>
          <table:table-cell table:style-name="Default"/>
          <table:table-cell table:style-name="ce22" office:value-type="string">
            <text:p>Reference to the War: He had figured out from the Bible that a time of trouble such as the world had never seen would begin in 1927, and would continue until 1932. There would be war, famine and pestilence all over the earth, and that except the time be shortened every human being on the face of the earth would be destroyed according to the Bible.</text:p>
          </table:table-cell>
          <table:table-cell/>
          <table:table-cell table:style-name="ce25" table:number-columns-repeated="1018"/>
        </table:table-row>
        <table:table-row table:style-name="ro5">
          <table:table-cell table:style-name="Default" office:value-type="float" office:value="5">
            <text:p>5</text:p>
          </table:table-cell>
          <table:table-cell table:style-name="Default" office:value-type="string">
            <text:p>50-61</text:p>
          </table:table-cell>
          <table:table-cell table:style-name="Default" office:value-type="string">
            <text:p>None given.</text:p>
          </table:table-cell>
          <table:table-cell table:style-name="Default"/>
          <table:table-cell table:style-name="ce2" office:value-type="string">
            <text:p>References to Ezekiel in relation to the war, and connections between Ezekiel quotes and the battles in the war.</text:p>
          </table:table-cell>
          <table:table-cell office:value-type="string">
            <text:p>TODO: Re-read this section carefully later and take notes.</text:p>
          </table:table-cell>
          <table:table-cell table:style-name="ce25" table:number-columns-repeated="1018"/>
        </table:table-row>
        <table:table-row table:style-name="ro11">
          <table:table-cell table:style-name="Default" office:value-type="float" office:value="17">
            <text:p>17</text:p>
          </table:table-cell>
          <table:table-cell table:style-name="Default" office:value-type="float" office:value="213">
            <text:p>213</text:p>
          </table:table-cell>
          <table:table-cell table:style-name="Default" office:value-type="string">
            <text:p>None given.</text:p>
          </table:table-cell>
          <table:table-cell table:style-name="Default"/>
          <table:table-cell table:style-name="ce8" office:value-type="string">
            <text:p><text:span text:style-name="T1">He read the 12th verse [of Daniel]:</text:span></text:p>
            <text:p><text:span text:style-name="T1">“</text:span><text:span text:style-name="T1">Blesseth is he that waiteth, and cometh to the thousand</text:span></text:p>
            <text:p><text:span text:style-name="T1">three hundred and five and thirty days.”</text:span></text:p>
            <text:p><text:span text:style-name="T1">Robert believed that he understood the cycle and knew the number of years, months and days referred to </text:span><text:span text:style-name="T1">in Daniel’s prophecies. Calculated that from </text:span><text:span text:style-name="T3">March, 1931</text:span><text:span text:style-name="T1">, until the end of </text:span><text:span text:style-name="T3">June, 1932</text:span><text:span text:style-name="T1">, would be </text:span><text:span text:style-name="T1">troublesome times for the United States. Depression, war and panic would hang over the destinies of his </text:span><text:span text:style-name="T1">country.</text:span></text:p>
          </table:table-cell>
          <table:table-cell office:value-type="string">
            <text:p>1335 days cycle is approximately 3.65 years or 1335 years. <text:s/>March 1931 occurs on page 304, and June 1932 occurs on page 381. <text:s/>War broke out in Europe in 1928 (rluu: find out when in 1928), then add 1335 days to see if we get the correct end date. <text:s/>Daniel's prophecies also talked about on page 370.</text:p>
          </table:table-cell>
          <table:table-cell table:style-name="ce25" table:number-columns-repeated="1018"/>
        </table:table-row>
        <table:table-row table:style-name="ro12">
          <table:table-cell table:style-name="ce16" office:value-type="string">
            <text:p>19</text:p>
          </table:table-cell>
          <table:table-cell table:style-name="ce16" office:value-type="string">
            <text:p>223</text:p>
          </table:table-cell>
          <table:table-cell table:style-name="ce18" office:value-type="string">
            <text:p>A few days before Christmas, 1927</text:p>
          </table:table-cell>
          <table:table-cell table:style-name="ce16"/>
          <table:table-cell table:style-name="ce23" office:value-type="string">
            <text:p><text:span text:style-name="T1"><text:s/></text:span><text:span text:style-name="T1">A few days before Christmas there was a big decline in the stock market. All kinds of unfavorable rumors </text:span><text:span text:style-name="T1">were afloat. Business conditions were bad. </text:span><text:span text:style-name="T3">War clouds were gathering thick in Europe.</text:span><text:span text:style-name="T1"> Newspapers </text:span><text:span text:style-name="T1">talked of the uncertainties in the new year due to the coming presidential election. The public had lost </text:span><text:span text:style-name="T1">confidence and were selling stocks. Robert decided that this was the time to cash in so he covered a big </text:span><text:span text:style-name="T1">line of </text:span><text:span text:style-name="T3">Shorts</text:span><text:span text:style-name="T1"> in Major Motors, Central Steel and others.</text:span></text:p>
          </table:table-cell>
          <table:table-cell office:value-type="string">
            <text:p>Note that 'Shorts' is capitalized in the text. <text:s/></text:p>
          </table:table-cell>
          <table:table-cell table:style-name="ce25" table:number-columns-repeated="1018"/>
        </table:table-row>
        <table:table-row table:style-name="ro13">
          <table:table-cell table:style-name="ce4" office:value-type="string">
            <text:p>19</text:p>
          </table:table-cell>
          <table:table-cell table:style-name="ce4" office:value-type="string">
            <text:p>224</text:p>
          </table:table-cell>
          <table:table-cell table:style-name="ce19" office:value-type="string">
            <text:p>The <text:span text:style-name="T6">early part of 1928 </text:span></text:p>
          </table:table-cell>
          <table:table-cell table:style-name="ce4"/>
          <table:table-cell table:style-name="ce23" office:value-type="string">
            <text:p><text:span text:style-name="T1"><text:s/></text:span><text:span text:style-name="T1">In the early part of 1928 Robert calculated that </text:span><text:span text:style-name="T3">war was inevitable between England and Russia</text:span><text:span text:style-name="T1">. He </text:span><text:span text:style-name="T1">figured that the </text:span><text:span text:style-name="T3">war would start not later than the summer </text:span><text:span text:style-name="T1">and that many nations would be involved and </text:span><text:span text:style-name="T1">that later an attack on the United States would come. His first airplane was now completed, -- a small one </text:span><text:span text:style-name="T1">according to the plan laid down by Ezekiel in the Bible.</text:span></text:p>
          </table:table-cell>
          <table:table-cell table:style-name="ce4"/>
          <table:table-cell table:style-name="ce14" table:number-columns-repeated="1018"/>
        </table:table-row>
        <table:table-row table:style-name="ro14">
          <table:table-cell table:style-name="ce4" office:value-type="string">
            <text:p>20</text:p>
          </table:table-cell>
          <table:table-cell table:style-name="ce4" office:value-type="string">
            <text:p>237</text:p>
          </table:table-cell>
          <table:table-cell table:style-name="ce19" office:value-type="string">
            <text:p>Approaching the end of 1928</text:p>
          </table:table-cell>
          <table:table-cell table:style-name="ce4"/>
          <table:table-cell table:style-name="ce24" office:value-type="string">
            <text:p><text:span text:style-name="T1">As the end of 1928 neared, war was already raging in Europe. </text:span><text:span text:style-name="T3">England and Russia had already</text:span></text:p>
            <text:p><text:span text:style-name="T3">gone to war</text:span><text:span text:style-name="T1"> as Robert had predicted. </text:span><text:span text:style-name="T3">Complications were developing quick and fast and war clouds </text:span><text:span text:style-name="T3">were gathering</text:span><text:span text:style-name="T1">. Robert knew that it was only a question of a short time when the United States with all of </text:span><text:span text:style-name="T1">its gold supply, would be attacked and there would be a great battle in the air. Great progress had been </text:span><text:span text:style-name="T1">made in aviation. </text:span><text:span text:style-name="T3">Airplanes were carrying mail at the rate of 300 miles per hour. </text:span><text:span text:style-name="T1">Passenger lines were </text:span><text:span text:style-name="T1">now starting all over the United States. "Marie the Angel of Mercy," Robert's great ship, was rapidly nearing </text:span><text:span text:style-name="T1">completion.</text:span></text:p>
          </table:table-cell>
          <table:table-cell table:style-name="ce4"/>
          <table:table-cell table:style-name="ce14" table:number-columns-repeated="1018"/>
        </table:table-row>
        <table:table-row table:style-name="ro5">
          <table:table-cell office:value-type="float" office:value="25">
            <text:p>25</text:p>
          </table:table-cell>
          <table:table-cell office:value-type="float" office:value="277">
            <text:p>277</text:p>
          </table:table-cell>
          <table:table-cell office:value-type="string">
            <text:p>April, 1930</text:p>
          </table:table-cell>
          <table:table-cell/>
          <table:table-cell office:value-type="string">
            <text:p><text:span text:style-name="T5">BEGINNING OF THE WAR</text:span>. <text:s/>Japan declared war on the US and Spain joined forces with her. <text:s/>They secured the aid of Mexico and established an air base there. <text:s/></text:p>
          </table:table-cell>
          <table:table-cell table:number-columns-repeated="1019"/>
        </table:table-row>
        <table:table-row table:style-name="ro2">
          <table:table-cell office:value-type="float" office:value="25">
            <text:p>25</text:p>
          </table:table-cell>
          <table:table-cell office:value-type="float" office:value="278">
            <text:p>278</text:p>
          </table:table-cell>
          <table:table-cell office:value-type="string">
            <text:p>None given, but guessing April 1930</text:p>
          </table:table-cell>
          <table:table-cell/>
          <table:table-cell office:value-type="string">
            <text:p>Japan attacks the Pacific Coast (around LA and SF) with noiseless airplanes. <text:s/>Destroys many US battleships in the Pacific using bombs from noiseless airplanes at great heights. <text:s/>US defeat was swift and severe. <text:s/>Japan victory gained on water.</text:p>
          </table:table-cell>
          <table:table-cell table:number-columns-repeated="1019"/>
        </table:table-row>
        <table:table-row table:style-name="ro10">
          <table:table-cell office:value-type="float" office:value="25">
            <text:p>25</text:p>
          </table:table-cell>
          <table:table-cell office:value-type="string">
            <text:p>279-280</text:p>
          </table:table-cell>
          <table:table-cell office:value-type="string">
            <text:p>Middle of May</text:p>
          </table:table-cell>
          <table:table-cell/>
          <table:table-cell office:value-type="string">
            <text:p>Japan attacks LA. <text:s/>Silent motor and planes at great height were used by Japan. <text:s/>Bombs used by Japan. <text:s/><text:span text:style-name="T2"><text:s/></text:span><text:span text:style-name="T2">Then the giant aircraft guns were trained on the enemy,</text:span></text:p>
            <text:p><text:span text:style-name="T1">but the distance was so great and the planes moving so</text:span></text:p>
            <text:p><text:span text:style-name="T1">swiftly, that they were unable to do much damage.</text:span></text:p>
            <text:p><text:span text:style-name="T1">They only succeeded in bringing down three of the bombing</text:span></text:p>
            <text:p><text:span text:style-name="T1">planes. The United States scouting planes were</text:span></text:p>
            <text:p><text:span text:style-name="T1">sent out immediately, followed by the fighting planes</text:span></text:p>
            <text:p><text:span text:style-name="T1">carrying 6-inch guns. They found that the Japanese</text:span></text:p>
            <text:p><text:span text:style-name="T1">planes were dropping bombs from a height of 60,000</text:span></text:p>
            <text:p><text:span text:style-name="T1">to 80,000 feet and the United States planes were unable</text:span></text:p>
            <text:p><text:span text:style-name="T1">to rise high enough to attack them.</text:span></text:p>
          </table:table-cell>
          <table:table-cell table:number-columns-repeated="1019"/>
        </table:table-row>
        <table:table-row table:style-name="ro10" table:number-rows-repeated="1048565">
          <table:table-cell table:number-columns-repeated="1024"/>
        </table:table-row>
        <table:table-row table:style-name="ro10">
          <table:table-cell table:number-columns-repeated="1024"/>
        </table:table-row>
      </table:table>
      <table:table table:name="StocksBeforeTheWar" table:style-name="ta1" table:print="false">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4"/>
        <table:table-column table:style-name="co10" table:default-cell-style-name="ce4"/>
        <table:table-column table:style-name="co7" table:number-columns-repeated="1018" table:default-cell-style-name="Default"/>
        <table:table-row table:style-name="ro4">
          <table:table-cell table:style-name="ce26" office:value-type="string">
            <text:p>Chapter</text:p>
          </table:table-cell>
          <table:table-cell table:style-name="ce26"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25" table:number-columns-repeated="1018"/>
        </table:table-row>
        <table:table-row table:style-name="ro6">
          <table:table-cell table:style-name="ce4" office:value-type="string">
            <text:p>16</text:p>
          </table:table-cell>
          <table:table-cell table:style-name="ce4" office:value-type="float" office:value="199">
            <text:p>199</text:p>
          </table:table-cell>
          <table:table-cell table:style-name="ce4" office:value-type="string">
            <text:p>Fall and Winter 1927</text:p>
          </table:table-cell>
          <table:table-cell table:style-name="ce4"/>
          <table:table-cell table:style-name="ce7" office:value-type="string">
            <text:p><text:span text:style-name="T1"><text:s/></text:span><text:span text:style-name="T1">The great decline in stocks which he forecast for the</text:span></text:p>
            <text:p><text:span text:style-name="T1">Fall and Winter of 1927 took place and he made money</text:span></text:p>
            <text:p><text:span text:style-name="T1">rapidly on the short side of stocks. He was selling short</text:span></text:p>
            <text:p><text:span text:style-name="T1">Central Steel and Major Motors and other stocks.</text:span></text:p>
          </table:table-cell>
          <table:table-cell/>
          <table:table-cell table:style-name="ce25" table:number-columns-repeated="1018"/>
        </table:table-row>
        <table:table-row table:style-name="ro3">
          <table:table-cell table:style-name="ce4" office:value-type="string">
            <text:p>19</text:p>
          </table:table-cell>
          <table:table-cell table:style-name="ce4" office:value-type="float" office:value="222">
            <text:p>222</text:p>
          </table:table-cell>
          <table:table-cell table:style-name="ce4" office:value-type="string">
            <text:p>December 1927</text:p>
          </table:table-cell>
          <table:table-cell table:style-name="ce4"/>
          <table:table-cell table:style-name="ce24" office:value-type="string">
            <text:p><text:span text:style-name="T1">Stocks had been declining for</text:span></text:p>
            <text:p><text:span text:style-name="T1">several weeks. This month stocks declined rapidly</text:span></text:p>
            <text:p><text:span text:style-name="T1">and Robert was heavily short.</text:span><text:span text:style-name="T2"> Just before Christmas he figured that he would</text:span></text:p>
            <text:p><text:span text:style-name="T1">cover his short stocks and wait for a rally which he</text:span></text:p>
            <text:p><text:span text:style-name="T1">expected would come in January or February.</text:span></text:p>
          </table:table-cell>
          <table:table-cell/>
          <table:table-cell table:style-name="ce25" table:number-columns-repeated="1018"/>
        </table:table-row>
        <table:table-row table:style-name="ro15">
          <table:table-cell table:style-name="ce4" office:value-type="string">
            <text:p>19</text:p>
          </table:table-cell>
          <table:table-cell table:style-name="ce4" office:value-type="string">
            <text:p>223</text:p>
          </table:table-cell>
          <table:table-cell table:style-name="ce4" office:value-type="string">
            <text:p>A few days before Christmas, 1927</text:p>
          </table:table-cell>
          <table:table-cell table:style-name="ce4"/>
          <table:table-cell table:style-name="ce24" office:value-type="string">
            <text:p><text:span text:style-name="T1"><text:s/></text:span><text:span text:style-name="T1">A few days before Christmas there was a big decline</text:span></text:p>
            <text:p><text:span text:style-name="T1">in the stock market. All kinds of unfavorable rumors</text:span></text:p>
            <text:p><text:span text:style-name="T1">were afloat. Business conditions were bad. War clouds</text:span></text:p>
            <text:p><text:span text:style-name="T1">were gathering thick in Europe. Newspapers talked of</text:span></text:p>
            <text:p><text:span text:style-name="T1">the uncertainties in the new year due to the coming</text:span></text:p>
            <text:p><text:span text:style-name="T1">presidential election. The public had lost confidence</text:span></text:p>
            <text:p><text:span text:style-name="T1">and were selling stocks. Robert decided that this was</text:span></text:p>
            <text:p><text:span text:style-name="T1">the time to cash in so he covered a big line of Shorts in</text:span></text:p>
            <text:p><text:span text:style-name="T1">Major Motors, Central Steel and others.</text:span></text:p>
          </table:table-cell>
          <table:table-cell/>
          <table:table-cell table:style-name="ce25" table:number-columns-repeated="1018"/>
        </table:table-row>
        <table:table-row table:style-name="ro4">
          <table:table-cell office:value-type="string">
            <text:p>19</text:p>
          </table:table-cell>
          <table:table-cell office:value-type="string">
            <text:p>233</text:p>
          </table:table-cell>
          <table:table-cell office:value-type="string">
            <text:p>Fall of 1928</text:p>
          </table:table-cell>
          <table:table-cell/>
          <table:table-cell office:value-type="string">
            <text:p>RG and Walter completed an invention of Sun-mirrors (Demon of Death).</text:p>
          </table:table-cell>
          <table:table-cell table:number-columns-repeated="1019"/>
        </table:table-row>
        <table:table-row table:style-name="ro4" table:number-rows-repeated="1048570">
          <table:table-cell table:number-columns-repeated="1024"/>
        </table:table-row>
        <table:table-row table:style-name="ro4">
          <table:table-cell table:number-columns-repeated="1024"/>
        </table:table-row>
      </table:table>
      <table:table table:name="RG health, personalities, events" table:style-name="ta1" table:print="false">
        <table:table-column table:style-name="co14" table:default-cell-style-name="ce17"/>
        <table:table-column table:style-name="co15" table:default-cell-style-name="ce17"/>
        <table:table-column table:style-name="co16" table:default-cell-style-name="ce3"/>
        <table:table-column table:style-name="co17" table:default-cell-style-name="ce3"/>
        <table:table-column table:style-name="co18" table:default-cell-style-name="ce12"/>
        <table:table-column table:style-name="co19" table:default-cell-style-name="ce4"/>
        <table:table-column table:style-name="co7" table:number-columns-repeated="1018" table:default-cell-style-name="Default"/>
        <table:table-row table:style-name="ro4">
          <table:table-cell table:style-name="ce15" office:value-type="string">
            <text:p>Chapter</text:p>
          </table:table-cell>
          <table:table-cell table:style-name="ce15" office:value-type="string">
            <text:p>Page</text:p>
          </table:table-cell>
          <table:table-cell table:style-name="ce26" office:value-type="string">
            <text:p>Timestamp given</text:p>
          </table:table-cell>
          <table:table-cell table:style-name="ce1" office:value-type="string">
            <text:p>Actual timestamp</text:p>
          </table:table-cell>
          <table:table-cell table:style-name="ce34" office:value-type="string">
            <text:p>Event</text:p>
          </table:table-cell>
          <table:table-cell table:style-name="ce1" office:value-type="string">
            <text:p>Notes/Comments</text:p>
          </table:table-cell>
          <table:table-cell table:style-name="ce25" table:number-columns-repeated="1018"/>
        </table:table-row>
        <table:table-row table:style-name="ro5">
          <table:table-cell table:style-name="ce27" office:value-type="string">
            <text:p>2</text:p>
          </table:table-cell>
          <table:table-cell table:style-name="ce27" office:value-type="string">
            <text:p>6</text:p>
          </table:table-cell>
          <table:table-cell table:style-name="ce28" office:value-type="string">
            <text:p>Spring 1913</text:p>
          </table:table-cell>
          <table:table-cell table:style-name="ce33"/>
          <table:table-cell table:style-name="ce35" office:value-type="string">
            <text:p><text:span text:style-name="T1">Robert suffers from </text:span><text:span text:style-name="T3">severe illness</text:span><text:span text:style-name="T1">.</text:span><text:span text:style-name="T2"> For a few months his life was despaired </text:span><text:span text:style-name="T1">of, but he quickly recovered.</text:span></text:p>
          </table:table-cell>
          <table:table-cell table:style-name="ce33"/>
          <table:table-cell table:style-name="ce51" table:number-columns-repeated="1018"/>
        </table:table-row>
        <table:table-row table:style-name="ro5">
          <table:table-cell table:style-name="ce27" office:value-type="string">
            <text:p>2</text:p>
          </table:table-cell>
          <table:table-cell table:style-name="ce27" office:value-type="string">
            <text:p>6-7</text:p>
          </table:table-cell>
          <table:table-cell table:style-name="ce28" office:value-type="string">
            <text:p>A few months after Spring 1913</text:p>
          </table:table-cell>
          <table:table-cell table:style-name="ce33"/>
          <table:table-cell table:style-name="ce36" office:value-type="string">
            <text:p><text:span text:style-name="T1">Fishing trip to Spirit Lake. <text:s/>Story of Spirit Lake which </text:span><text:span text:style-name="T2">old Moses told him </text:span><text:span text:style-name="T1">about the spirit walking on the </text:span><text:span text:style-name="T1">water.</text:span></text:p>
          </table:table-cell>
          <table:table-cell table:style-name="ce33" office:value-type="string">
            <text:p>Full moon Pisces/Virgo on Sept 15. 1913.</text:p>
          </table:table-cell>
          <table:table-cell table:style-name="ce51" table:number-columns-repeated="1018"/>
        </table:table-row>
        <table:table-row table:style-name="ro4">
          <table:table-cell table:style-name="ce27" office:value-type="string">
            <text:p>2</text:p>
          </table:table-cell>
          <table:table-cell table:style-name="ce27" office:value-type="string">
            <text:p>7</text:p>
          </table:table-cell>
          <table:table-cell table:style-name="ce28" office:value-type="string">
            <text:p>1914</text:p>
          </table:table-cell>
          <table:table-cell table:style-name="ce33"/>
          <table:table-cell table:style-name="ce36" office:value-type="string">
            <text:p>RG takes great interest in the war.</text:p>
          </table:table-cell>
          <table:table-cell table:style-name="ce33" office:value-type="string">
            <text:p>Referring to WWI?</text:p>
          </table:table-cell>
          <table:table-cell table:style-name="ce51" table:number-columns-repeated="1018"/>
        </table:table-row>
        <table:table-row table:style-name="ro6">
          <table:table-cell table:style-name="ce27" office:value-type="string">
            <text:p>2</text:p>
          </table:table-cell>
          <table:table-cell table:style-name="ce27" office:value-type="string">
            <text:p>9</text:p>
          </table:table-cell>
          <table:table-cell table:style-name="ce28" office:value-type="string">
            <text:p>No date given, but between 1914 and 1917</text:p>
          </table:table-cell>
          <table:table-cell table:style-name="ce33"/>
          <table:table-cell table:style-name="ce36" office:value-type="string">
            <text:p><text:span text:style-name="T1"><text:s/></text:span><text:span text:style-name="T1">His brother called him</text:span></text:p>
            <text:p><text:span text:style-name="T1">“</text:span><text:span text:style-name="T1">Cottonhead” because his hair was so white, and accused</text:span></text:p>
            <text:p><text:span text:style-name="T1">him of being a white-livered coward, but </text:span><text:span text:style-name="T3">Bobbie was</text:span></text:p>
            <text:p><text:span text:style-name="T3">patient and did not lose his temper</text:span><text:span text:style-name="T1">.</text:span></text:p>
          </table:table-cell>
          <table:table-cell table:style-name="ce33"/>
          <table:table-cell table:style-name="ce51" table:number-columns-repeated="1018"/>
        </table:table-row>
        <table:table-row table:style-name="ro9">
          <table:table-cell table:style-name="ce27" office:value-type="string">
            <text:p>2</text:p>
          </table:table-cell>
          <table:table-cell table:style-name="ce27" office:value-type="string">
            <text:p>9</text:p>
          </table:table-cell>
          <table:table-cell table:style-name="ce28" office:value-type="string">
            <text:p>No date given, but between 1914 and 1917</text:p>
          </table:table-cell>
          <table:table-cell table:style-name="ce33"/>
          <table:table-cell table:style-name="ce36" office:value-type="string">
            <text:p><text:span text:style-name="T1"><text:s/></text:span><text:span text:style-name="T1">Unfavorable conditions</text:span></text:p>
            <text:p><text:span text:style-name="T1">thruout the country and the low price of cotton left</text:span></text:p>
            <text:p><text:span text:style-name="T1">Capt. Gordon practically penniless, causing him and</text:span></text:p>
            <text:p><text:span text:style-name="T1">all of his children to labor hard in order to support</text:span></text:p>
            <text:p><text:span text:style-name="T1">themselves. He tried to force young Robert to work in</text:span></text:p>
            <text:p><text:span text:style-name="T1">the fields and help cultivate the cotton, but he</text:span><text:span text:style-name="T3"> stubbornly</text:span><text:span text:style-name="T9"> rebelled.</text:span></text:p>
          </table:table-cell>
          <table:table-cell table:style-name="ce33"/>
          <table:table-cell table:style-name="ce51" table:number-columns-repeated="1018"/>
        </table:table-row>
        <table:table-row table:style-name="ro3">
          <table:table-cell table:style-name="ce2" office:value-type="float" office:value="2">
            <text:p>2</text:p>
          </table:table-cell>
          <table:table-cell table:style-name="ce2" office:value-type="string">
            <text:p>10,13</text:p>
          </table:table-cell>
          <table:table-cell table:style-name="ce2" office:value-type="float" office:value="1917">
            <text:p>1917</text:p>
          </table:table-cell>
          <table:table-cell table:style-name="ce4" office:value-type="string">
            <text:p>April 6, 1917</text:p>
          </table:table-cell>
          <table:table-cell table:style-name="ce2" office:value-type="string">
            <text:p>US enters the World War. <text:s/>RG was 11 years old and had<text:span text:style-name="T5"> great ambitions to join the Army and go to </text:span><text:span text:style-name="T5">war</text:span><text:span text:style-name="T10">.</text:span> <text:s/>His older brother Ralph joined the Army. <text:s/>He spent nearly all of his time reading the newspapers and <text:span text:style-name="T5">followed the progress of the wa</text:span>r. <text:s/>He was <text:span text:style-name="T5">extremely interested</text:span> in the victories of the boys overseas, and when they began to turn the tide against the Germans, he was <text:span text:style-name="T5">greatly elated</text:span>.</text:p>
          </table:table-cell>
          <table:table-cell office:value-type="string">
            <text:p>Cotton prices connected to war?</text:p>
          </table:table-cell>
          <table:table-cell/>
          <table:table-cell table:style-name="ce51" table:number-columns-repeated="1017"/>
        </table:table-row>
        <table:table-row table:style-name="ro6">
          <table:table-cell office:value-type="string">
            <text:p>2</text:p>
          </table:table-cell>
          <table:table-cell office:value-type="string">
            <text:p>14</text:p>
          </table:table-cell>
          <table:table-cell office:value-type="string">
            <text:p>July 1919</text:p>
          </table:table-cell>
          <table:table-cell table:style-name="ce4"/>
          <table:table-cell office:value-type="string">
            <text:p><text:span text:style-name="T10">Serious automobile acciden</text:span>t. <text:s/>Robert's arm was broken and he suffered internal injuries. <text:s/>He was taken to the hospital where he lay for several weeks before recovery.</text:p>
          </table:table-cell>
          <table:table-cell office:value-type="string">
            <text:p>Based on information about the automobile accident on page 26, this accident (page 14) RG had his left arm broken. </text:p>
          </table:table-cell>
          <table:table-cell table:number-columns-repeated="1018"/>
        </table:table-row>
        <table:table-row table:style-name="ro5">
          <table:table-cell office:value-type="string">
            <text:p>2</text:p>
          </table:table-cell>
          <table:table-cell office:value-type="string">
            <text:p>15</text:p>
          </table:table-cell>
          <table:table-cell office:value-type="string">
            <text:p>Fall of 1919 through Spring 1920</text:p>
          </table:table-cell>
          <table:table-cell table:style-name="ce4"/>
          <table:table-cell office:value-type="string">
            <text:p>Health not good / inability to concentrate. <text:s/></text:p>
          </table:table-cell>
          <table:table-cell office:value-type="string">
            <text:p><text:s/></text:p>
          </table:table-cell>
          <table:table-cell table:number-columns-repeated="1018"/>
        </table:table-row>
        <table:table-row table:style-name="ro5">
          <table:table-cell office:value-type="string">
            <text:p>2</text:p>
          </table:table-cell>
          <table:table-cell office:value-type="string">
            <text:p>16</text:p>
          </table:table-cell>
          <table:table-cell office:value-type="string">
            <text:p>Spring and Summer of 1920</text:p>
          </table:table-cell>
          <table:table-cell table:style-name="ce4"/>
          <table:table-cell office:value-type="string">
            <text:p>RG became very ill again from malaria, so that he was unable to work even if he wanted to.</text:p>
          </table:table-cell>
          <table:table-cell table:number-columns-repeated="1019"/>
        </table:table-row>
        <table:table-row table:style-name="ro5">
          <table:table-cell office:value-type="string">
            <text:p>2</text:p>
          </table:table-cell>
          <table:table-cell office:value-type="string">
            <text:p>18</text:p>
          </table:table-cell>
          <table:table-cell office:value-type="string">
            <text:p>Spring of 1921</text:p>
          </table:table-cell>
          <table:table-cell/>
          <table:table-cell office:value-type="string">
            <text:p>RG makes greater progress in studies, which greatly encouraged his chum, Walter Kennelworth.</text:p>
          </table:table-cell>
          <table:table-cell table:number-columns-repeated="1019"/>
        </table:table-row>
        <table:table-row table:style-name="ro5">
          <table:table-cell office:value-type="string">
            <text:p>3</text:p>
          </table:table-cell>
          <table:table-cell office:value-type="string">
            <text:p>18, 19</text:p>
          </table:table-cell>
          <table:table-cell office:value-type="string">
            <text:p>Sunday in the early part of June</text:p>
          </table:table-cell>
          <table:table-cell/>
          <table:table-cell office:value-type="string">
            <text:p>Robert and Walter went to <text:span text:style-name="T5">church</text:span>; sermon about charity, <text:s/>faith and love. <text:s/>This sermon stirred Robert's ambition as nothing else had ever done before.</text:p>
          </table:table-cell>
          <table:table-cell office:value-type="string">
            <text:p>Love is the law of harmony, the power that created the universe.</text:p>
          </table:table-cell>
          <table:table-cell table:number-columns-repeated="1018"/>
        </table:table-row>
        <table:table-row table:style-name="ro6">
          <table:table-cell office:value-type="string">
            <text:p>3</text:p>
          </table:table-cell>
          <table:table-cell office:value-type="string">
            <text:p>20</text:p>
          </table:table-cell>
          <table:table-cell office:value-type="string">
            <text:p>After Sunday school, a few weeks after the sermon on charity, faith and love.</text:p>
          </table:table-cell>
          <table:table-cell/>
          <table:table-cell office:value-type="string">
            <text:p><text:span text:style-name="T11">Robert was in church one</text:span></text:p>
            <text:p><text:span text:style-name="T4">morning, and after Sunday School, was talking with</text:span></text:p>
            <text:p><text:span text:style-name="T4">Caroline Oglethorpe, and with her was her chum, Marie</text:span></text:p>
            <text:p><text:span text:style-name="T4">Stanton. </text:span><text:span text:style-name="T3">Walter introduced Robert to Marie.</text:span></text:p>
          </table:table-cell>
          <table:table-cell table:number-columns-repeated="1019"/>
        </table:table-row>
        <table:table-row table:style-name="ro5">
          <table:table-cell office:value-type="string">
            <text:p>3</text:p>
          </table:table-cell>
          <table:table-cell office:value-type="string">
            <text:p>21</text:p>
          </table:table-cell>
          <table:table-cell office:value-type="string">
            <text:p>Wednesday Eve.</text:p>
          </table:table-cell>
          <table:table-cell/>
          <table:table-cell office:value-type="string">
            <text:p><text:span text:style-name="T5">First letter from Robert to Marie</text:span>, professing his interest in her.</text:p>
          </table:table-cell>
          <table:table-cell office:value-type="string">
            <text:p>“Wednesday Eve.” means Wednesday evening?</text:p>
          </table:table-cell>
          <table:table-cell table:number-columns-repeated="1018"/>
        </table:table-row>
        <table:table-row table:style-name="ro2">
          <table:table-cell office:value-type="string">
            <text:p>2</text:p>
          </table:table-cell>
          <table:table-cell office:value-type="string">
            <text:p>23</text:p>
          </table:table-cell>
          <table:table-cell table:number-columns-repeated="2"/>
          <table:table-cell table:style-name="ce10" office:value-type="string">
            <text:p><text:span text:style-name="T1"><text:s/></text:span><text:span text:style-name="T1">She [RG's mother] saw that this [puppy] love was a great stimulator for</text:span></text:p>
            <text:p><text:span text:style-name="T1">Robert and that his ambitions were greater than ever.</text:span></text:p>
          </table:table-cell>
          <table:table-cell office:value-type="string">
            <text:p>Puppy love happened at age 15, so 15-degrees stimulates Robert?</text:p>
          </table:table-cell>
          <table:table-cell table:number-columns-repeated="1018"/>
        </table:table-row>
        <table:table-row table:style-name="ro15">
          <table:table-cell office:value-type="string">
            <text:p>3</text:p>
          </table:table-cell>
          <table:table-cell office:value-type="string">
            <text:p>23</text:p>
          </table:table-cell>
          <table:table-cell office:value-type="string">
            <text:p>June 1921</text:p>
          </table:table-cell>
          <table:table-cell/>
          <table:table-cell table:style-name="ce10" office:value-type="string">
            <text:p><text:span text:style-name="T1"><text:s/></text:span><text:span text:style-name="T1">In June, 1921, </text:span><text:span text:style-name="T3">Robert Gordon and Walter Kennelworth</text:span></text:p>
            <text:p><text:span text:style-name="T3">were in the graduating class</text:span><text:span text:style-name="T1">. Altho Walter</text:span></text:p>
            <text:p><text:span text:style-name="T1">was one year younger than Robert, his early advantages</text:span></text:p>
            <text:p><text:span text:style-name="T1">enabled him to graduate at fourteen, while Robert was</text:span></text:p>
            <text:p><text:span text:style-name="T1">graduating at the age of fifteen, and would not have</text:span></text:p>
            <text:p><text:span text:style-name="T1">been able to pass all of his examinations except for the</text:span></text:p>
            <text:p><text:span text:style-name="T1">help and assistance rendered him by Walter. Marie</text:span></text:p>
            <text:p><text:span text:style-name="T1">Stanton, who was then thirteen years of age, graduated</text:span></text:p>
            <text:p><text:span text:style-name="T1">the following year.</text:span></text:p>
          </table:table-cell>
          <table:table-cell table:number-columns-repeated="1019"/>
        </table:table-row>
        <table:table-row table:style-name="ro4">
          <table:table-cell office:value-type="string">
            <text:p>3</text:p>
          </table:table-cell>
          <table:table-cell office:value-type="string">
            <text:p>23</text:p>
          </table:table-cell>
          <table:table-cell office:value-type="string">
            <text:p>Fall 1921</text:p>
          </table:table-cell>
          <table:table-cell/>
          <table:table-cell table:style-name="ce10" office:value-type="string">
            <text:p>RG and Walter begin High School.</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1924</text:p>
          </table:table-cell>
          <table:table-cell/>
          <table:table-cell table:style-name="ce10" office:value-type="string">
            <text:p>RG and Walter Kennelworth graduate from High School in Texarkana with high honors.</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Fall 1924</text:p>
          </table:table-cell>
          <table:table-cell/>
          <table:table-cell table:style-name="ce10" office:value-type="string">
            <text:p>Walter goes to Columbia College in New York. <text:s/>Robert goes to work for Mr. Kennelworth.</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1925</text:p>
          </table:table-cell>
          <table:table-cell/>
          <table:table-cell table:style-name="ce10" office:value-type="string">
            <text:p>Marie's father and mother decide she should go to Kidd-Key College at Sherman, Texas.</text:p>
          </table:table-cell>
          <table:table-cell table:number-columns-repeated="1019"/>
        </table:table-row>
        <table:table-row table:style-name="ro2">
          <table:table-cell office:value-type="string">
            <text:p>3</text:p>
          </table:table-cell>
          <table:table-cell office:value-type="string">
            <text:p>25</text:p>
          </table:table-cell>
          <table:table-cell office:value-type="string">
            <text:p>1925</text:p>
          </table:table-cell>
          <table:table-cell/>
          <table:table-cell table:style-name="ce10" office:value-type="string">
            <text:p>Robert becomes more anxious as time neared for Marie to go away to college. <text:s/>RG tells Marie about the story that the old darky had related on the fishing trip [Spirit Lake].</text:p>
          </table:table-cell>
          <table:table-cell office:value-type="string">
            <text:p>Connection to page 6, 7.</text:p>
          </table:table-cell>
          <table:table-cell table:number-columns-repeated="1018"/>
        </table:table-row>
        <table:table-row table:style-name="ro2">
          <table:table-cell office:value-type="string">
            <text:p>3</text:p>
          </table:table-cell>
          <table:table-cell office:value-type="string">
            <text:p>25</text:p>
          </table:table-cell>
          <table:table-cell office:value-type="string">
            <text:p>First school-year Marie was at college (Fall 1925 to Spring 1926).</text:p>
          </table:table-cell>
          <table:table-cell/>
          <table:table-cell table:style-name="ce10" office:value-type="string">
            <text:p>Love letters passed between RG and Marie, and all went well.</text:p>
          </table:table-cell>
          <table:table-cell table:number-columns-repeated="1019"/>
        </table:table-row>
        <table:table-row table:style-name="ro3">
          <table:table-cell office:value-type="string">
            <text:p>3</text:p>
          </table:table-cell>
          <table:table-cell office:value-type="string">
            <text:p>25</text:p>
          </table:table-cell>
          <table:table-cell office:value-type="string">
            <text:p>Spring 1926</text:p>
          </table:table-cell>
          <table:table-cell/>
          <table:table-cell table:style-name="ce11" office:value-type="string">
            <text:p><text:span text:style-name="T1">RG's father dies suddenly. <text:s/>RG leaves his position [with Mr. Kennelworth], </text:span><text:span text:style-name="T2">and returns to the farm. <text:s text:c="2"/>He </text:span><text:span text:style-name="T2">encountered the usual obstacles and </text:span><text:span text:style-name="T9">opposition from his brother</text:span><text:span text:style-name="T2">, because he knew nothing about </text:span><text:span text:style-name="T2">farming and of course did not like it. The result was that he put all of his savings into helping to make the </text:span><text:span text:style-name="T2">crop. While it turned out to be a good crop, the low prices of cotton in the Fall of 1926 left them in debt.</text:span></text:p>
          </table:table-cell>
          <table:table-cell office:value-type="string">
            <text:p>G. Mars and G. Jupiter both opposition to G. Neptune. <text:s/></text:p>
          </table:table-cell>
          <table:table-cell table:number-columns-repeated="1018"/>
        </table:table-row>
        <table:table-row table:style-name="ro7">
          <table:table-cell office:value-type="string">
            <text:p>3</text:p>
          </table:table-cell>
          <table:table-cell office:value-type="string">
            <text:p>26</text:p>
          </table:table-cell>
          <table:table-cell office:value-type="string">
            <text:p>Spring 1926 to Fall 1926</text:p>
          </table:table-cell>
          <table:table-cell/>
          <table:table-cell office:value-type="string">
            <text:p><text:span text:style-name="T1"><text:s/></text:span><text:span text:style-name="T1">While on the farm, he contracted </text:span><text:span text:style-name="T3">malaria fever </text:span><text:span text:style-name="T1">and</text:span></text:p>
            <text:p><text:span text:style-name="T1">a </text:span><text:span text:style-name="T3">severe spell of illness followed</text:span><text:span text:style-name="T1">, during which time he</text:span></text:p>
            <text:p><text:span text:style-name="T1">received many consoling letters from Marie. <text:s/></text:span><text:span text:style-name="T2"><text:s/>Soon</text:span></text:p>
            <text:p><text:span text:style-name="T1">after he was able to return to his position with Mr.</text:span></text:p>
            <text:p><text:span text:style-name="T1">Kennelworth, he met with </text:span><text:span text:style-name="T3">another severe automobile</text:span></text:p>
            <text:p><text:span text:style-name="T3">accident, this time breaking his right arm. </text:span><text:span text:style-name="T1">This necessitated</text:span></text:p>
            <text:p><text:span text:style-name="T3">six weeks in the hospital</text:span><text:span text:style-name="T1"> before he was able to</text:span></text:p>
            <text:p><text:span text:style-name="T1">return to work again.</text:span></text:p>
          </table:table-cell>
          <table:table-cell table:number-columns-repeated="1019"/>
        </table:table-row>
        <table:table-row table:style-name="ro3">
          <table:table-cell office:value-type="string">
            <text:p>3</text:p>
          </table:table-cell>
          <table:table-cell office:value-type="string">
            <text:p>26, 27</text:p>
          </table:table-cell>
          <table:table-cell office:value-type="string">
            <text:p>When Marie is 18 years old [Spring to Summer 1926].</text:p>
          </table:table-cell>
          <table:table-cell/>
          <table:table-cell table:style-name="ce10" office:value-type="string">
            <text:p><text:span text:style-name="T1"><text:s/></text:span><text:span text:style-name="T1">Robert became very jealous and after the party had a quarrel with Marie. Then followed long</text:span><text:span text:style-name="T2"> </text:span><text:span text:style-name="T9">weeks of </text:span><text:span text:style-name="T9">agony</text:span><text:span text:style-name="T2">. Many letters passed between Robert </text:span><text:span text:style-name="T1">and Marie. When the end of August [1926] drew near and </text:span><text:span text:style-name="T1">Robert knew that Marie was to return to school soon, he was anxious to make up before she went away, </text:span><text:span text:style-name="T1">and wrote a letter to her saying he was </text:span><text:span text:style-name="T3">sad</text:span><text:span text:style-name="T1">.</text:span></text:p>
          </table:table-cell>
          <table:table-cell table:number-columns-repeated="1019"/>
        </table:table-row>
        <table:table-row table:style-name="ro3">
          <table:table-cell office:value-type="string">
            <text:p>3</text:p>
          </table:table-cell>
          <table:table-cell office:value-type="string">
            <text:p>28</text:p>
          </table:table-cell>
          <table:table-cell office:value-type="string">
            <text:p>September 1926</text:p>
          </table:table-cell>
          <table:table-cell/>
          <table:table-cell office:value-type="string">
            <text:p>Marie returns to school at Sherman, Texas, leaving <text:span text:style-name="T5">RG broken-hearted. <text:s/></text:span><text:span text:style-name="T9"><text:s/></text:span><text:span text:style-name="T11">Following her return to school, </text:span><text:span text:style-name="T11">Robert spent </text:span><text:span text:style-name="T9">many long weeks of anxiety, becoming very blue and dejected. <text:s/></text:span><text:span text:style-name="T11">Many letters passed </text:span><text:span text:style-name="T11">between them. <text:s/>Finally RG sends Marie a farewell letter. <text:s/>Robert becomes very despondent and no longer </text:span><text:span text:style-name="T11">takes an interest in his work.</text:span></text:p>
          </table:table-cell>
          <table:table-cell table:number-columns-repeated="1019"/>
        </table:table-row>
        <table:table-row table:style-name="ro16">
          <table:table-cell office:value-type="string">
            <text:p>4</text:p>
          </table:table-cell>
          <table:table-cell office:value-type="string">
            <text:p>40</text:p>
          </table:table-cell>
          <table:table-cell office:value-type="string">
            <text:p>Saturday afternoon, October 23, 1926, and Sunday.</text:p>
          </table:table-cell>
          <table:table-cell/>
          <table:table-cell table:style-name="ce10" office:value-type="string">
            <text:p><text:span text:style-name="T1"><text:s/></text:span><text:span text:style-name="T1">Meeting with Marie to make up with her: On a beautiful </text:span><text:span text:style-name="T3">sunshiny</text:span><text:span text:style-name="T1"> Saturday afternoon on the</text:span></text:p>
            <text:p><text:span text:style-name="T1">23rd of October, 1926, as the </text:span><text:span text:style-name="T3">train</text:span><text:span text:style-name="T1"> wended its way across the prairies for Sherman, Texas, Robert kept </text:span><text:span text:style-name="T1">watching out of the car window, his face beaming with smiles as he thought of his meeting with Marie. </text:span><text:span text:style-name="T3">He </text:span><text:span text:style-name="T3">counted every turn of the wheels because he knew they were bringing him closer to her. </text:span><text:span text:style-name="T4"><text:s/>After he </text:span><text:span text:style-name="T4">returns he is </text:span><text:span text:style-name="T3">supremely </text:span><text:span text:style-name="T4">happy</text:span><text:span text:style-name="T3">.</text:span></text:p>
          </table:table-cell>
          <table:table-cell office:value-type="string">
            <text:p>Was this a major turning point in cotton?</text:p>
          </table:table-cell>
          <table:table-cell table:number-columns-repeated="1018"/>
        </table:table-row>
        <table:table-row table:style-name="ro5">
          <table:table-cell office:value-type="string">
            <text:p>4</text:p>
          </table:table-cell>
          <table:table-cell office:value-type="string">
            <text:p>42</text:p>
          </table:table-cell>
          <table:table-cell office:value-type="string">
            <text:p>Latter part of 1926</text:p>
          </table:table-cell>
          <table:table-cell/>
          <table:table-cell office:value-type="string">
            <text:p>Many letters passed between RG and Marie. <text:s/><text:span text:style-name="T2"><text:s/>Her letters of love and encouragement</text:span></text:p>
            <text:p><text:span text:style-name="T1">helped Robert to make progress in his work.</text:span></text:p>
          </table:table-cell>
          <table:table-cell table:number-columns-repeated="1019"/>
        </table:table-row>
        <table:table-row table:style-name="ro7">
          <table:table-cell office:value-type="string">
            <text:p>4</text:p>
          </table:table-cell>
          <table:table-cell office:value-type="string">
            <text:p>42</text:p>
          </table:table-cell>
          <table:table-cell table:style-name="ce29" office:value-type="string">
            <text:p><text:s/>Christmas, 1926</text:p>
          </table:table-cell>
          <table:table-cell/>
          <table:table-cell table:style-name="ce10" office:value-type="string">
            <text:p><text:span text:style-name="T1">RG was the</text:span><text:span text:style-name="T3"> happiest that he had ever known</text:span><text:span text:style-name="T1"> and wanting Marie to share it with him he</text:span></text:p>
            <text:p><text:span text:style-name="T3">sent her a beautiful ring</text:span><text:span text:style-name="T1">, wrote her that he had saved his money and was now in position to buy it. The </text:span><text:span text:style-name="T3">diamond</text:span><text:span text:style-name="T1">, he said, represented purity, firmness and faith and symbolized all those things in her and his </text:span><text:span text:style-name="T1">great trust in her. He told her that he was</text:span><text:span text:style-name="T3"> anxious to get in shape to go to New York</text:span><text:span text:style-name="T1"> to continue his </text:span><text:span text:style-name="T1">studies, and work and make money and be near his old chum, Walter, who had always been a </text:span><text:span text:style-name="T4">great </text:span><text:span text:style-name="T4">comfort to him and encouraged him in so many ways</text:span><text:span text:style-name="T1">.</text:span></text:p>
          </table:table-cell>
          <table:table-cell table:number-columns-repeated="1019"/>
        </table:table-row>
        <table:table-row table:style-name="ro5">
          <table:table-cell office:value-type="string">
            <text:p>4</text:p>
          </table:table-cell>
          <table:table-cell office:value-type="string">
            <text:p>43</text:p>
          </table:table-cell>
          <table:table-cell office:value-type="string">
            <text:p>January 1, 1927</text:p>
          </table:table-cell>
          <table:table-cell/>
          <table:table-cell office:value-type="string">
            <text:p>Robert receives a beautiful letter of commendation from Mr. Kennelworth, a $500 bonus, and a $50/month salary raise.</text:p>
          </table:table-cell>
          <table:table-cell table:number-columns-repeated="1019"/>
        </table:table-row>
        <table:table-row table:style-name="ro5">
          <table:table-cell office:value-type="string">
            <text:p>9</text:p>
          </table:table-cell>
          <table:table-cell office:value-type="string">
            <text:p>101</text:p>
          </table:table-cell>
          <table:table-cell office:value-type="string">
            <text:p>The week ending May 7, 1927</text:p>
          </table:table-cell>
          <table:table-cell/>
          <table:table-cell office:value-type="string">
            <text:p>The week ending May 7<text:span text:style-name="T7">th</text:span> [1927] was the greatest week in RG's life up to that time. <text:s/></text:p>
          </table:table-cell>
          <table:table-cell office:value-type="string">
            <text:p>May 7, 1927 is a Saturday.</text:p>
          </table:table-cell>
          <table:table-cell table:number-columns-repeated="1018"/>
        </table:table-row>
        <table:table-row table:style-name="ro16">
          <table:table-cell office:value-type="string">
            <text:p>9</text:p>
          </table:table-cell>
          <table:table-cell office:value-type="string">
            <text:p>101</text:p>
          </table:table-cell>
          <table:table-cell office:value-type="string">
            <text:p>May 7, 1927</text:p>
          </table:table-cell>
          <table:table-cell/>
          <table:table-cell office:value-type="string">
            <text:p>RG is very anxious to go to NY just as soon as possible. <text:s/><text:span text:style-name="T2"><text:s/>He had been reading about the contemplated </text:span><text:span text:style-name="T1">flights of the airplanes from New York across the Atlantic, and he wanted to be in New York by his birthday </text:span><text:span text:style-name="T1">in June, 1927, because he figured by that time the airplanes would have crossed the Atlantic and there </text:span><text:span text:style-name="T2"><text:s/></text:span><text:span text:style-name="T2">would be great excitement in New York. He wished to </text:span><text:span text:style-name="T1">be there and get all the information he could about </text:span><text:span text:style-name="T1">airplanes, because he wanted to start building his own just as soon as he had money enough and felt that </text:span><text:span text:style-name="T1">he could do so.</text:span></text:p>
          </table:table-cell>
          <table:table-cell table:number-columns-repeated="1019"/>
        </table:table-row>
        <table:table-row table:style-name="ro2">
          <table:table-cell office:value-type="string">
            <text:p>9</text:p>
          </table:table-cell>
          <table:table-cell office:value-type="string">
            <text:p>103</text:p>
          </table:table-cell>
          <table:table-cell office:value-type="string">
            <text:p>May 8, 1927</text:p>
          </table:table-cell>
          <table:table-cell/>
          <table:table-cell office:value-type="string">
            <text:p>RG <text:span text:style-name="T2">left for Texarkana on Sunday </text:span><text:span text:style-name="T1">afternoon, May 8th, with Marie's promise that if he decided to go to New </text:span><text:span text:style-name="T1">York within a few weeks, they would make arrangements to elope and be married in St. Louis on their </text:span><text:span text:style-name="T1">arrival there.</text:span></text:p>
          </table:table-cell>
          <table:table-cell table:number-columns-repeated="1019"/>
        </table:table-row>
        <table:table-row table:style-name="ro17">
          <table:table-cell office:value-type="string">
            <text:p>10</text:p>
          </table:table-cell>
          <table:table-cell office:value-type="string">
            <text:p>105</text:p>
          </table:table-cell>
          <table:table-cell office:value-type="string">
            <text:p>May 21, 1927</text:p>
          </table:table-cell>
          <table:table-cell/>
          <table:table-cell table:style-name="ce37" office:value-type="string">
            <text:p><text:span text:style-name="T1">May 21</text:span><text:span text:style-name="T12">st</text:span><text:span text:style-name="T1"> was a red-letter day in the life of Robert Gordon. Wheat, corn and cotton all advanced to the </text:span><text:span text:style-name="T1">highest levels of the season. Robert had read reports in the paper that Charles A. Lindbergh had started on </text:span><text:span text:style-name="T1">his lone flight from New York to Paris. <text:s/></text:span><text:span text:style-name="T2"><text:s/>He </text:span><text:span text:style-name="T1">went down to the telegraph office in the afternoon to inquire if </text:span><text:span text:style-name="T1">there was any news about the success of Lindbergh's flight. The operator said that nothing had come over </text:span><text:span text:style-name="T1">the wire yet, but there had been a report that Lindbergh had passed over Ireland early that morning. Robert </text:span><text:span text:style-name="T1">waited in the telegraph office until about 5 P.M. when a flash came over the wire that Lindbergh had landed </text:span><text:span text:style-name="T1">in Paris. This fired Robert's enthusiasm, and he was very much excited. Right then and there decided that </text:span><text:span text:style-name="T1">he was going to New York in the very near future and start to build an airplane according to his own plans. </text:span><text:span text:style-name="T1">He went immediately to the home of Mr. Kennelworth and told him about his plans and desire to go to New </text:span><text:span text:style-name="T1">York just as soon as possible. Mr. Kennelworth was also very enthusiastic about Lindbergh's flight across </text:span><text:span text:style-name="T1">the Atlantic, and told Robert that he contemplated going to New York to be there for the reception when </text:span><text:span text:style-name="T1">Lindbergh returned, and that he wanted to visit Walter and see how he was getting along anyway.</text:span></text:p>
          </table:table-cell>
          <table:table-cell table:number-columns-repeated="1019"/>
        </table:table-row>
        <table:table-row table:style-name="ro4">
          <table:table-cell office:value-type="string">
            <text:p>10</text:p>
          </table:table-cell>
          <table:table-cell office:value-type="string">
            <text:p>105</text:p>
          </table:table-cell>
          <table:table-cell office:value-type="string">
            <text:p>May 21, 1927</text:p>
          </table:table-cell>
          <table:table-cell/>
          <table:table-cell office:value-type="string">
            <text:p>RG gives his resignation to Mr. Kennelworth, <text:span text:style-name="T2">to take place on May 31, 1927.</text:span></text:p>
          </table:table-cell>
          <table:table-cell table:number-columns-repeated="1019"/>
        </table:table-row>
        <table:table-row table:style-name="ro3">
          <table:table-cell office:value-type="string">
            <text:p>10</text:p>
          </table:table-cell>
          <table:table-cell office:value-type="string">
            <text:p>106</text:p>
          </table:table-cell>
          <table:table-cell office:value-type="string">
            <text:p>May 22, 1927</text:p>
          </table:table-cell>
          <table:table-cell/>
          <table:table-cell office:value-type="string">
            <text:p>In letter to Marie: <text:span text:style-name="T2"><text:s/>The past week has been a great one for us, and yesterday,</text:span><text:span text:style-name="T1"> May 21, 1927, was the </text:span><text:span text:style-name="T1">greatest day in history. Lindbergh, the lone aviator, crossed the Atlantic and landed safely in Paris. Wheat, </text:span><text:span text:style-name="T1">corn and cotton went up and we made more money. Profits are piling up fast, and I will soon have plenty of </text:span><text:span text:style-name="T1">money to build my airplane.</text:span></text:p>
          </table:table-cell>
          <table:table-cell table:number-columns-repeated="1019"/>
        </table:table-row>
        <table:table-row table:style-name="ro5">
          <table:table-cell office:value-type="string">
            <text:p>10</text:p>
          </table:table-cell>
          <table:table-cell office:value-type="string">
            <text:p>108</text:p>
          </table:table-cell>
          <table:table-cell office:value-type="string">
            <text:p>Saturday, Afternoon of May 28, 1927</text:p>
          </table:table-cell>
          <table:table-cell/>
          <table:table-cell office:value-type="string">
            <text:p>RG boards a train for Sherman, Texas, with the lightest heart that he had ever experienced in his life.</text:p>
          </table:table-cell>
          <table:table-cell table:number-columns-repeated="1019"/>
        </table:table-row>
        <table:table-row table:style-name="ro9">
          <table:table-cell office:value-type="string">
            <text:p>10</text:p>
          </table:table-cell>
          <table:table-cell office:value-type="string">
            <text:p>109</text:p>
          </table:table-cell>
          <table:table-cell table:number-columns-repeated="2"/>
          <table:table-cell table:style-name="ce10" office:value-type="string">
            <text:p><text:span text:style-name="T1"><text:s/></text:span><text:span text:style-name="T1">Robert said that on June 9th, he would be 21 years of age, and on that day he wanted to be married and </text:span><text:span text:style-name="T1">start on his career as a real man. <text:s/></text:span><text:span text:style-name="T2"><text:s/>He wanted to go </text:span><text:span text:style-name="T1">back to Texarkana after the holidays, wind up his </text:span><text:span text:style-name="T1">affairs and get ready to go to New York. Wanted her to go with him, starting Saturday, June 4th, so they </text:span><text:span text:style-name="T1">would arrive on Sunday, June 5th, in St. Louis, be married,</text:span></text:p>
            <text:p><text:span text:style-name="T1">and proceed immediately to New York</text:span></text:p>
          </table:table-cell>
          <table:table-cell table:number-columns-repeated="1019"/>
        </table:table-row>
        <table:table-row table:style-name="ro7">
          <table:table-cell office:value-type="string">
            <text:p>10</text:p>
          </table:table-cell>
          <table:table-cell office:value-type="string">
            <text:p>110, 111</text:p>
          </table:table-cell>
          <table:table-cell office:value-type="string">
            <text:p>Sunday, May 29, 1927</text:p>
          </table:table-cell>
          <table:table-cell/>
          <table:table-cell office:value-type="string">
            <text:p>RG and Marie went to Dallas, Texas. <text:s/><text:span text:style-name="T2"><text:s/>They had planned when they were ready </text:span><text:span text:style-name="T1">to elope, that Marie would </text:span><text:span text:style-name="T1">leave from Dallas on the "Sunshine Special" in the afternoon of June 4th. She was to keep her plans </text:span><text:span text:style-name="T1">absolutely secret and Robert was to board the same train that night at Texarkana, and after the train was </text:span><text:span text:style-name="T1">out of Texarkana, he was to find her, go on to St. Louis together, be married there on Sunday morning, and </text:span><text:span text:style-name="T1">leave Sunday noon for New York. <text:s/></text:span><text:span text:style-name="T2"><text:s/>It was the most interesting and pleasant Sunday that </text:span><text:span text:style-name="T1">they had ever </text:span><text:span text:style-name="T1">spent together. They drove around Dallas and talked over their future plans.</text:span></text:p>
          </table:table-cell>
          <table:table-cell table:number-columns-repeated="1019"/>
        </table:table-row>
        <table:table-row table:style-name="ro5">
          <table:table-cell office:value-type="string">
            <text:p>10</text:p>
          </table:table-cell>
          <table:table-cell office:value-type="string">
            <text:p>111</text:p>
          </table:table-cell>
          <table:table-cell office:value-type="string">
            <text:p>Sunday afternoon, May 29, 1927</text:p>
          </table:table-cell>
          <table:table-cell/>
          <table:table-cell office:value-type="string">
            <text:p>RG and Marie return to Sherman, Texas.</text:p>
          </table:table-cell>
          <table:table-cell table:number-columns-repeated="1019"/>
        </table:table-row>
        <table:table-row table:style-name="ro10">
          <table:table-cell office:value-type="string">
            <text:p>10</text:p>
          </table:table-cell>
          <table:table-cell office:value-type="string">
            <text:p>111</text:p>
          </table:table-cell>
          <table:table-cell table:style-name="ce30" office:value-type="string">
            <text:p>Monday “forenoon”, May 30, 1927</text:p>
          </table:table-cell>
          <table:table-cell/>
          <table:table-cell table:style-name="ce10" office:value-type="string">
            <text:p><text:span text:style-name="T1"><text:s/></text:span><text:span text:style-name="T1">Monday forenoon Robert spent with Marie. <text:s text:c="2"/>Robert talked of the great feat of Lindbergh and of</text:span></text:p>
            <text:p><text:span text:style-name="T1">the honors that he would receive from the foreign countries, and told Marie what a great time they would </text:span><text:span text:style-name="T1">have, as Mr. Kennelworth was going to New York and they would all be there at the great reception when </text:span><text:span text:style-name="T1">Lindbergh returned. He said good-bye to her on Monday afternoon and started back for Texarkana, </text:span><text:span text:style-name="T1">knowing that the next time he would meet her, would be on board the train for St. Louis, where she would </text:span><text:span text:style-name="T1">become his wife. </text:span><text:span text:style-name="T2"><text:s/>From that time on, Robert counted the minutes, in </text:span><text:span text:style-name="T1">anticipation of the great happiness of </text:span><text:span text:style-name="T1">the following Sunday when they would be married in St. Louis. He was strongly attracted to St. Louis </text:span><text:span text:style-name="T1">because Lindbergh had left from there in the "Spirit of St. Louis," on his successful flight. </text:span></text:p>
          </table:table-cell>
          <table:table-cell table:number-columns-repeated="1019"/>
        </table:table-row>
        <table:table-row table:style-name="ro2">
          <table:table-cell office:value-type="string">
            <text:p>10</text:p>
          </table:table-cell>
          <table:table-cell office:value-type="string">
            <text:p>112</text:p>
          </table:table-cell>
          <table:table-cell office:value-type="string">
            <text:p>Tuesday, May 31, 1927</text:p>
          </table:table-cell>
          <table:table-cell/>
          <table:table-cell office:value-type="string">
            <text:p>Last day working in Mr. Kennelworth's office. <text:s/><text:span text:style-name="T2"><text:s/>Mr. Kennelworth told him that he would arrange </text:span><text:span text:style-name="T1">to go to New </text:span><text:span text:style-name="T1">York about the 11th of June and was sorry that he couldn't make the trip with Marie and Robert and see </text:span><text:span text:style-name="T1">them married in St. Louis.</text:span></text:p>
          </table:table-cell>
          <table:table-cell table:number-columns-repeated="1019"/>
        </table:table-row>
        <table:table-row table:style-name="ro9">
          <table:table-cell office:value-type="string">
            <text:p>10</text:p>
          </table:table-cell>
          <table:table-cell office:value-type="string">
            <text:p>112</text:p>
          </table:table-cell>
          <table:table-cell office:value-type="string">
            <text:p>June 1, 1927</text:p>
          </table:table-cell>
          <table:table-cell/>
          <table:table-cell office:value-type="string">
            <text:p><text:span text:style-name="T1"><text:s/></text:span><text:span text:style-name="T1">He went down to</text:span></text:p>
            <text:p><text:span text:style-name="T1">the broker's office to watch the market for that week,</text:span></text:p>
            <text:p><text:span text:style-name="T1">because he knew the next few days would be very important</text:span></text:p>
            <text:p><text:span text:style-name="T1">and anxious days for him. He was thinking</text:span></text:p>
            <text:p><text:span text:style-name="T1">every minute of the day when he would start to New</text:span></text:p>
            <text:p><text:span text:style-name="T1">York and would make Marie his wife.</text:span></text:p>
          </table:table-cell>
          <table:table-cell table:number-columns-repeated="1019"/>
        </table:table-row>
        <table:table-row table:style-name="ro2">
          <table:table-cell office:value-type="string">
            <text:p>10</text:p>
          </table:table-cell>
          <table:table-cell office:value-type="string">
            <text:p>113</text:p>
          </table:table-cell>
          <table:table-cell office:value-type="string">
            <text:p>Saturday June 4<text:span text:style-name="T7">th</text:span>, 1927</text:p>
          </table:table-cell>
          <table:table-cell/>
          <table:table-cell office:value-type="string">
            <text:p>RG would have everything in cash and ready to make a new start after the honey moon. <text:s/>“<text:span text:style-name="T2"> He handed </text:span><text:span text:style-name="T2">Robert New York exchange</text:span></text:p>
            <text:p><text:span text:style-name="T1">for $10,000.00 as a wedding present.”</text:span></text:p>
          </table:table-cell>
          <table:table-cell office:value-type="string">
            <text:p>“New start” means a new cycle?</text:p>
          </table:table-cell>
          <table:table-cell table:number-columns-repeated="1018"/>
        </table:table-row>
        <table:table-row table:style-name="ro5">
          <table:table-cell office:value-type="string">
            <text:p>10</text:p>
          </table:table-cell>
          <table:table-cell office:value-type="string">
            <text:p>114</text:p>
          </table:table-cell>
          <table:table-cell office:value-type="string">
            <text:p>Saturday June 4<text:span text:style-name="T7">th</text:span>, 1927</text:p>
          </table:table-cell>
          <table:table-cell/>
          <table:table-cell office:value-type="string">
            <text:p>Mr. Kennelworth believed it was love of the right kind – that success was sure to follow.</text:p>
          </table:table-cell>
          <table:table-cell table:number-columns-repeated="1019"/>
        </table:table-row>
        <table:table-row table:style-name="ro7">
          <table:table-cell office:value-type="string">
            <text:p>10</text:p>
          </table:table-cell>
          <table:table-cell office:value-type="string">
            <text:p>114</text:p>
          </table:table-cell>
          <table:table-cell office:value-type="string">
            <text:p>Saturday June 4<text:span text:style-name="T7">th</text:span>, 1927</text:p>
          </table:table-cell>
          <table:table-cell/>
          <table:table-cell table:style-name="ce10" office:value-type="string">
            <text:p><text:span text:style-name="T3">Marie goes to Dallas that afternoon on the "Sunshine Special,"</text:span><text:span text:style-name="T1"> and after the train pulled out of </text:span><text:span text:style-name="T1">Texarkana, he would find her on board. <text:s/></text:span><text:span text:style-name="T2"><text:s/>RG was to keep everything quiet and not let anybody </text:span><text:span text:style-name="T1">know </text:span><text:span text:style-name="T1">anything about the elopement, as her father might try to stop her. No one in Texarkana but Robert's mother </text:span><text:span text:style-name="T1">and Mr. Kennelworth knew about the secret elopement. Robert kept everything quiet about his resigning </text:span><text:span text:style-name="T1">from Mr. Kennelworth's and going to New York, because he thought that</text:span><text:span text:style-name="T3"> there might be some leak </text:span><text:span text:style-name="T3">somewhere </text:span><text:span text:style-name="T1">and that Mr. Stanton might find out about Marie's elopement and stop it.</text:span></text:p>
          </table:table-cell>
          <table:table-cell office:value-type="string">
            <text:p>Is there something to this “leak”?</text:p>
          </table:table-cell>
          <table:table-cell table:number-columns-repeated="1018"/>
        </table:table-row>
        <table:table-row table:style-name="ro7">
          <table:table-cell office:value-type="string">
            <text:p>11</text:p>
          </table:table-cell>
          <table:table-cell office:value-type="string">
            <text:p>115, 116</text:p>
          </table:table-cell>
          <table:table-cell office:value-type="string">
            <text:p>June 4, 1927, 7:00pm</text:p>
          </table:table-cell>
          <table:table-cell/>
          <table:table-cell table:style-name="ce10" office:value-type="string">
            <text:p><text:span text:style-name="T1"><text:s/></text:span><text:span text:style-name="T1">Robert walked into the Railroad Station at Texarkana and bought a ticket for St. Louis, with a reservation </text:span><text:span text:style-name="T1">on the "Sunshine Special." This was the greatest and happiest moment of his life.</text:span><text:span text:style-name="T2"> <text:s/>He knew that Marie was </text:span><text:span text:style-name="T2">already on her way </text:span><text:span text:style-name="T1">and that in a couple of hours the train would arrive and</text:span></text:p>
            <text:p><text:span text:style-name="T1">he would go aboard for St. Louis, where he was to make her his wife. <text:s/>Mr. Kennelworth </text:span><text:span text:style-name="T2">wanted Robert to </text:span><text:span text:style-name="T1">encourage Walter to continue his studies along chemical lines, because he believed that Walter would be </text:span><text:span text:style-name="T1">able to make some great discoveries and they could work together to good advantage.</text:span></text:p>
          </table:table-cell>
          <table:table-cell table:number-columns-repeated="1019"/>
        </table:table-row>
        <table:table-row table:style-name="ro18">
          <table:table-cell office:value-type="string">
            <text:p>11</text:p>
          </table:table-cell>
          <table:table-cell office:value-type="string">
            <text:p>116</text:p>
          </table:table-cell>
          <table:table-cell office:value-type="string">
            <text:p>June 4, 1927</text:p>
          </table:table-cell>
          <table:table-cell/>
          <table:table-cell table:style-name="ce10" office:value-type="string">
            <text:p><text:span text:style-name="T1"><text:s/></text:span><text:span text:style-name="T1">The "Sunshine Special" was a little late on Saturday night, June 4th, and Robert's heart was in his throat. </text:span><text:span text:style-name="T1">He was anxious for that train to roll in. Finally, when the whistle blew and the signal light in the yard of the </text:span><text:span text:style-name="T1">Texas Pacific showed the "Sunshine Special" was rolling in, the glare of the headlights on the train was the </text:span><text:span text:style-name="T1">most welcome sight that Robert had ever witnessed thru all the days of his life. He boarded the train as </text:span><text:span text:style-name="T1">quickly as possible and sat down nervous and anxious awaiting the moment when the train would get about </text:span><text:span text:style-name="T1">20 miles out of Texarkana, so that he might go back and look for Marie. The minutes passed slowly away </text:span><text:span text:style-name="T1">and it seemed like years before the train crossed the Red River and Robert decided that it was safe to go </text:span><text:span text:style-name="T1">back to the car where Marie was and see her. He found Marie all anxious and nervously awaiting his </text:span><text:span text:style-name="T1">arrival. She flew into his</text:span></text:p>
            <text:p><text:span text:style-name="T1">arms and seemed the happiest woman in the world and Robert was too happy for words. They sat there </text:span><text:span text:style-name="T1">and talked of their future plans until after midnight.</text:span></text:p>
          </table:table-cell>
          <table:table-cell table:number-columns-repeated="1019"/>
        </table:table-row>
        <table:table-row table:style-name="ro10">
          <table:table-cell office:value-type="string">
            <text:p>11</text:p>
          </table:table-cell>
          <table:table-cell office:value-type="string">
            <text:p>117</text:p>
          </table:table-cell>
          <table:table-cell office:value-type="string">
            <text:p>June 4, 1927</text:p>
          </table:table-cell>
          <table:table-cell/>
          <table:table-cell table:style-name="ce10" office:value-type="string">
            <text:p><text:span text:style-name="T1"><text:s/></text:span><text:span text:style-name="T1">Robert knew that he couldn't sleep either, but he would</text:span><text:span text:style-name="T3"> go up to his car,</text:span><text:span text:style-name="T1"> lie down and try</text:span></text:p>
            <text:p><text:span text:style-name="T1">to get some rest before they arrived in St. Louis the next morning. They agreed to meet early in the </text:span><text:span text:style-name="T1">morning </text:span><text:span text:style-name="T2"><text:s/>and go back into the dining car for breakfast before </text:span><text:span text:style-name="T1">they arrived in St. Louis. <text:s/></text:span><text:span text:style-name="T2"><text:s/>Robert returned to </text:span><text:span text:style-name="T2">his </text:span><text:span text:style-name="T9">berth</text:span><text:span text:style-name="T2"> and tried to rest, but </text:span><text:span text:style-name="T1">found that he couldn't sleep. <text:s/></text:span><text:span text:style-name="T2"><text:s/>He felt lonesome being </text:span><text:span text:style-name="T9">separated from </text:span><text:span text:style-name="T9">Marie</text:span><text:span text:style-name="T2">. </text:span><text:span text:style-name="T3">She was two cars back</text:span><text:span text:style-name="T1">, but he felt that the good God who had endowed him with faith would </text:span><text:span text:style-name="T1">protect Marie, and that no harm would come to her; that there was no danger of a wreck on the "Sunshine </text:span><text:span text:style-name="T1">Special" and that there was sunshine waiting for Marie and himself. In the wee small hours of the morning, </text:span><text:span text:style-name="T1">Robert dozed off and had a few hours of sound sleep.</text:span></text:p>
          </table:table-cell>
          <table:table-cell office:value-type="string">
            <text:p>The word “berth” sounds like birth. <text:s/>Some kind of planetary return?</text:p>
          </table:table-cell>
          <table:table-cell table:number-columns-repeated="1018"/>
        </table:table-row>
        <table:table-row table:style-name="ro3">
          <table:table-cell office:value-type="string">
            <text:p>11</text:p>
          </table:table-cell>
          <table:table-cell office:value-type="string">
            <text:p>118, 119</text:p>
          </table:table-cell>
          <table:table-cell office:value-type="string">
            <text:p>8:00 am, June 5, 1927</text:p>
          </table:table-cell>
          <table:table-cell/>
          <table:table-cell office:value-type="string">
            <text:p>RG went to Marie's car, to take her to breakfast. <text:s/>When he arrived at her berth, he found it empty. <text:s/><text:span text:style-name="T2"><text:s/>The </text:span><text:span text:style-name="T2">Pullman porter told him </text:span><text:span text:style-name="T1">that he hadn't seen her that morning and the last he saw of her was when Robert </text:span><text:span text:style-name="T1">was talking to her in the berth late that night. <text:s/></text:span><text:span text:style-name="T3">Marie's baggage is gone. <text:s/>All of RG's future happiness </text:span><text:span text:style-name="T3">was blasted in a moment.</text:span></text:p>
          </table:table-cell>
          <table:table-cell office:value-type="string">
            <text:p>“berth” used again. <text:s/>Sounds like an 'imprint' of planets at a certain moment, kind of like what happens at a low in the markets, or at a solar return.</text:p>
          </table:table-cell>
          <table:table-cell table:number-columns-repeated="1018"/>
        </table:table-row>
        <table:table-row table:style-name="ro19">
          <table:table-cell office:value-type="string">
            <text:p>11</text:p>
          </table:table-cell>
          <table:table-cell office:value-type="string">
            <text:p>120</text:p>
          </table:table-cell>
          <table:table-cell office:value-type="string">
            <text:p>3:00 am, June 5, 1927</text:p>
          </table:table-cell>
          <table:table-cell/>
          <table:table-cell office:value-type="string">
            <text:p>Timestamp of letter from Marie. <text:s/>Letter reads: <text:span text:style-name="T2"><text:s/>DEAREST ROBERT:</text:span></text:p>
            <text:p><text:span text:style-name="T1">According to your faith, be I unto you. Love will always</text:span></text:p>
            <text:p><text:span text:style-name="T1">have faith, understand and wait. Time proves all things.</text:span></text:p>
            <text:p><text:span text:style-name="T1">You will get everything you want. I will come to you when I</text:span></text:p>
            <text:p><text:span text:style-name="T1">mean the most and your need for love is the greatest.</text:span></text:p>
            <text:p><text:span text:style-name="T1">Lovingly always,</text:span></text:p>
            <text:p><text:span text:style-name="T1">MARIE.</text:span></text:p>
          </table:table-cell>
          <table:table-cell office:value-type="string">
            <text:p>Note Gann says “find a pencil and draw out a wallet”, so we should put the text into a table. <text:s/>Notice 'Love' is the 11<text:span text:style-name="T7">th</text:span> word, “Time” is the 19<text:span text:style-name="T7">th</text:span> word, “things” is the 22<text:span text:style-name="T7">nd</text:span> word. <text:s/>There are 49 words in total. <text:s/>Next few paragraphs I believe is either highlighting a solar return or information about a secondary progression. <text:s/>I will need to re-read this section about Marie's disappearance over very carefully.</text:p>
          </table:table-cell>
          <table:table-cell table:number-columns-repeated="1018"/>
        </table:table-row>
        <table:table-row table:style-name="ro20">
          <table:table-cell office:value-type="string">
            <text:p>11</text:p>
          </table:table-cell>
          <table:table-cell office:value-type="string">
            <text:p>122, 123</text:p>
          </table:table-cell>
          <table:table-cell office:value-type="string">
            <text:p>It is still June 5, 1927. <text:s/>No timestamp given.</text:p>
          </table:table-cell>
          <table:table-cell/>
          <table:table-cell table:style-name="ce11" office:value-type="string">
            <text:p><text:span text:style-name="T1">Train rolls into Union Station at St. Louis. RG realized he must have faith in Marie, must understand and </text:span><text:span text:style-name="T1">wait. <text:s/>He decided to stay in the station and wait. </text:span><text:span text:style-name="T2">He waited a short time in the station, hoping Marie </text:span><text:span text:style-name="T1">would </text:span><text:span text:style-name="T1">join him. The </text:span><text:span text:style-name="T3">seconds drifted away like weeks, the minutes seemed like months, and when an hour </text:span><text:span text:style-name="T3">had gone by, to Robert it seemed like years.</text:span></text:p>
          </table:table-cell>
          <table:table-cell office:value-type="string">
            <text:p>Gann says to RG was going to <text:span text:style-name="T30">lay the circumstances of </text:span><text:span text:style-name="T31">Marie's disappearance before Mr. Kennelworth... so organize </text:span><text:span text:style-name="T31">information surounding Marie's disappearance around Mr. Kennelworth [what planet?]. <text:s/>Faith = 8, understand = 3, wait = 8.</text:span></text:p>
          </table:table-cell>
          <table:table-cell table:number-columns-repeated="1018"/>
        </table:table-row>
        <table:table-row table:style-name="ro18">
          <table:table-cell office:value-type="string">
            <text:p>11</text:p>
          </table:table-cell>
          <table:table-cell office:value-type="string">
            <text:p>123, 124</text:p>
          </table:table-cell>
          <table:table-cell office:value-type="string">
            <text:p>June 5, 1927. <text:s/>Nearly 12 o'clock noon.</text:p>
          </table:table-cell>
          <table:table-cell/>
          <table:table-cell table:style-name="ce10" office:value-type="string">
            <text:p><text:span text:style-name="T1"><text:s/></text:span><text:span text:style-name="T1">Slowly the hands on the </text:span><text:span text:style-name="T3">great clock in the Union Station showed it was nearly 12 o'clock noon</text:span><text:span text:style-name="T1">. </text:span><text:span text:style-name="T1">Robert listened attentively as the old clock tolled</text:span><text:span text:style-name="T3"> twelve times</text:span><text:span text:style-name="T1"> for 12 o'clock and each time it seemed that </text:span><text:span text:style-name="T1">the blood from his heart was slowly trickling away. Hope was fast giving away to despair. Robert found his </text:span><text:span text:style-name="T1">patience waning, but that was not to be. He must trust to the word of God which said: "O, ye of little faith, </text:span><text:span text:style-name="T1">saith the Lord," and must try to find Marie who meant everything to him. As the last stroke of the clock died </text:span><text:span text:style-name="T1">slowly away, Robert started to think again. He finally decided that </text:span><text:span text:style-name="T3">he would stay in the Union Station </text:span><text:span text:style-name="T1">and </text:span><text:span text:style-name="T1">have patience to </text:span><text:span text:style-name="T3">wait one more hour for Marie</text:span><text:span text:style-name="T1">. He thought that she was really playing a joke on him and </text:span><text:span text:style-name="T1">would surely come by </text:span><text:span text:style-name="T3">1 o'clock</text:span><text:span text:style-name="T1">. <text:s/></text:span><text:span text:style-name="T2"><text:s/>Robert thought how happy he would have been, as he </text:span><text:span text:style-name="T1">expected by this </text:span><text:span text:style-name="T1">time to be married to Marie and happily on their way to New York to celebrate their honeymoon. </text:span><text:span text:style-name="T3">The hour </text:span><text:span text:style-name="T3">had drifted slowly away and it was now a quarter to one.</text:span></text:p>
          </table:table-cell>
          <table:table-cell office:value-type="string">
            <text:p>Is Gann giving words for the different hours of the day?</text:p>
          </table:table-cell>
          <table:table-cell table:number-columns-repeated="1018"/>
        </table:table-row>
        <table:table-row table:style-name="ro18">
          <table:table-cell office:value-type="string">
            <text:p>11</text:p>
          </table:table-cell>
          <table:table-cell office:value-type="string">
            <text:p>125</text:p>
          </table:table-cell>
          <table:table-cell office:value-type="string">
            <text:p>June 5, 1927. <text:s/>1 o'clock.</text:p>
          </table:table-cell>
          <table:table-cell/>
          <table:table-cell table:style-name="ce10" office:value-type="string">
            <text:p><text:span text:style-name="T1"><text:s/></text:span><text:span text:style-name="T1">Robert </text:span><text:span text:style-name="T3">watched the movement of every woman who passed thru the gates of the Union Station for </text:span><text:span text:style-name="T3">Marie</text:span><text:span text:style-name="T1">, but each minute brought bitter disappointment. His heart, which but a few hours ago was filled with </text:span><text:span text:style-name="T1">love and happiness, was sad. Robert looked up as</text:span><text:span text:style-name="T3"> the hands</text:span></text:p>
            <text:p><text:span text:style-name="T3">on the clock in the Union Station pointed to 1 o'clock, -- the time that he had appointed unto himself </text:span><text:span text:style-name="T3">to wait without taking some action to try to find Marie. </text:span><text:span text:style-name="T1">No Marie was in sight. He walked over to the </text:span><text:span text:style-name="T1">news stand and bought a paper and decided to sit down for a few</text:span></text:p>
            <text:p><text:span text:style-name="T1">minutes and try to read. As he slowly turned the pages of the paper looking for something he knew not </text:span><text:span text:style-name="T1">what, suddenly his eyes fell upon the heading; "The Best Thing on Earth" by R. L. Cole. The first thought </text:span><text:span text:style-name="T1">that entered Robert's mind was that </text:span><text:span text:style-name="T3">the best thing on earth was Marie and that the greatest thing in </text:span><text:span text:style-name="T3">the world was love.</text:span><text:span text:style-name="T1"> He read the entire article.</text:span></text:p>
          </table:table-cell>
          <table:table-cell office:value-type="string">
            <text:p>“woman” == planet?</text:p>
          </table:table-cell>
          <table:table-cell table:number-columns-repeated="1018"/>
        </table:table-row>
        <table:table-row table:style-name="ro16">
          <table:table-cell office:value-type="string">
            <text:p>12</text:p>
          </table:table-cell>
          <table:table-cell office:value-type="string">
            <text:p>130, 131</text:p>
          </table:table-cell>
          <table:table-cell office:value-type="string">
            <text:p>June 5, 1927. <text:s/>After 1:30pm</text:p>
          </table:table-cell>
          <table:table-cell/>
          <table:table-cell table:style-name="ce10" office:value-type="string">
            <text:p><text:span text:style-name="T1"><text:s/></text:span><text:span text:style-name="T1">These statements [by R. L. Cole] agreed exactly with Robert’s views. He had found his greatest help in the </text:span><text:span text:style-name="T1">Bible and knew John Wanamaker was right when he said that the greatest purchase he ever made in his </text:span><text:span text:style-name="T1">life was when he was </text:span><text:span text:style-name="T3">11 years old</text:span><text:span text:style-name="T1"> and bought the Bible for</text:span><text:span text:style-name="T3"> $2.75. <text:s/></text:span><text:span text:style-name="T9"><text:s/>By the time Robert had finished </text:span><text:span text:style-name="T9">reading this article, </text:span><text:span text:style-name="T3">it was after 1:30 P.M</text:span><text:span text:style-name="T4">. and he decided that it was hopeless to wait longer for Marie, </text:span><text:span text:style-name="T4">that something radically wrong had happened and she had either gone away</text:span><text:span text:style-name="T11"> or an accident had befallen </text:span><text:span text:style-name="T11">her. He must </text:span><text:span text:style-name="T9">make some </text:span><text:span text:style-name="T3">plans for locating her.</text:span></text:p>
          </table:table-cell>
          <table:table-cell office:value-type="string">
            <text:p>Note page 131 is like 1:31 pm, which is after 1:30 pm.</text:p>
          </table:table-cell>
          <table:table-cell table:number-columns-repeated="1018"/>
        </table:table-row>
        <table:table-row table:style-name="ro21">
          <table:table-cell office:value-type="string">
            <text:p>12</text:p>
          </table:table-cell>
          <table:table-cell office:value-type="string">
            <text:p>132, 133</text:p>
          </table:table-cell>
          <table:table-cell office:value-type="string">
            <text:p>It is still June 5, 1927. <text:s/>About 6 pm or a bit afterwards.</text:p>
          </table:table-cell>
          <table:table-cell/>
          <table:table-cell office:value-type="string">
            <text:p><text:span text:style-name="T1"><text:s/></text:span><text:span text:style-name="T1">He advised Robert to notify the railroad authorities, and have them </text:span><text:span text:style-name="T3">make a search and inquire</text:span></text:p>
            <text:p><text:span text:style-name="T3">at all of the stations where the train stopped that night on the way from Texarkana to St. Louis, in </text:span><text:span text:style-name="T3">order to get a clue to Marie’s disappearance.</text:span><text:span text:style-name="T1"> <text:s/></text:span><text:span text:style-name="T2"><text:s/>After talking with Mr. Kennelworth, Robert got </text:span><text:span text:style-name="T1">in touch </text:span><text:span text:style-name="T1">over the 'phone with the railroad officials in St. Louis and notified them of Marie’s disappearance from the </text:span><text:span text:style-name="T1">train. They promised to send telegrams to all the station agents, to </text:span><text:span text:style-name="T3">have all the trains watched and try to </text:span><text:span text:style-name="T3">secure some information</text:span><text:span text:style-name="T1"> for him. They were to com</text:span><text:span text:style-name="T2">municate with him just as soon as they had anything </text:span><text:span text:style-name="T1">definite one way or the other.</text:span><text:span text:style-name="T2"> </text:span><text:span text:style-name="T9">Robert now realized that he must go thru the greatest </text:span><text:span text:style-name="T3">ordeal yet -- that </text:span><text:span text:style-name="T3">of waiting hourly for some news of Marie. He knew the hours would pass slowly </text:span><text:span text:style-name="T1">and decided to </text:span><text:span text:style-name="T1">formulate a plan in case Marie did not return to school or to her home, and if no news came from her the </text:span><text:span text:style-name="T1">next day what would be his next move and what he should do to try to locate her. </text:span><text:span text:style-name="T3">The next time Robert </text:span><text:span text:style-name="T3">noticed the time of day, it was after 6 P.M.</text:span><text:span text:style-name="T1"> and he realized that he had had no breakfast, lunch or dinner, </text:span><text:span text:style-name="T1">but his heart was heavy and he felt that he could not eat anything.</text:span></text:p>
          </table:table-cell>
          <table:table-cell office:value-type="string">
            <text:p>Gann is saying to watch the trains. <text:s/>The hours are passing slowly. <text:s/>Earlier, on page 123, it says hours passed like years, so calculate hours as years (or degrees?)</text:p>
          </table:table-cell>
          <table:table-cell table:number-columns-repeated="1018"/>
        </table:table-row>
        <table:table-row table:style-name="ro7">
          <table:table-cell office:value-type="string">
            <text:p>12</text:p>
          </table:table-cell>
          <table:table-cell office:value-type="string">
            <text:p>133</text:p>
          </table:table-cell>
          <table:table-cell office:value-type="string">
            <text:p>It is still June 5, 1927. <text:s/>After 6 pm</text:p>
          </table:table-cell>
          <table:table-cell/>
          <table:table-cell table:style-name="ce10" office:value-type="string">
            <text:p><text:span text:style-name="T1">RG came across the present, the surprise that he had for Marie, that he had told her about before and </text:span><text:span text:style-name="T1">refused to give to her or tell her more about it until </text:span><text:span text:style-name="T2"><text:s/>they arrived in St. Louis. The present was a </text:span><text:span text:style-name="T9">wedding </text:span><text:span text:style-name="T3">ring set with diamonds and a beautiful brooch made of two hearts woven together and tied with a </text:span><text:span text:style-name="T3">cluster of diamonds and pearls. </text:span><text:span text:style-name="T1">This was to be the great surprise for Marie and he was going to present </text:span><text:span text:style-name="T1">it to Marie after they were married, as a token of the</text:span><text:span text:style-name="T3"> two hearts</text:span><text:span text:style-name="T1"> that now beat as one. Robert looked at this </text:span><text:span text:style-name="T1">and thought of how the </text:span><text:span text:style-name="T3">diamonds</text:span><text:span text:style-name="T1"> represented Marie in all of her beauty and that </text:span><text:span text:style-name="T3">she was a pearl of </text:span><text:span text:style-name="T3">great price.</text:span></text:p>
          </table:table-cell>
          <table:table-cell table:number-columns-repeated="1019"/>
        </table:table-row>
        <table:table-row table:style-name="ro15">
          <table:table-cell office:value-type="string">
            <text:p>12</text:p>
          </table:table-cell>
          <table:table-cell office:value-type="string">
            <text:p>134, 135, 136, 137</text:p>
          </table:table-cell>
          <table:table-cell office:value-type="string">
            <text:p>It is still June 5, 1927. <text:s/>After 6 pm</text:p>
          </table:table-cell>
          <table:table-cell/>
          <table:table-cell table:style-name="ce38" office:value-type="string">
            <text:p><text:span text:style-name="T1"><text:s/></text:span><text:span text:style-name="T1">Robert had always been a great admirer of the poet, S. E. Kiser; always read his poems in the daily </text:span><text:span text:style-name="T1">newspapers and </text:span><text:span text:style-name="T3">a few months previous to this time</text:span><text:span text:style-name="T1">, had bought a little book entitled, “Poems That Have </text:span><text:span text:style-name="T1">Helped Me,” collected by S. E. Kiser. <text:s/>Poems mentioned in that collection of poems: "Faith" by Tennyson </text:span><text:span text:style-name="T1">[pg. 134]. <text:s/>Poem by Aubrey de Vere (no title of poem given) [pg. 135]. <text:s text:c="2"/>"Courage" by Thos. F. Porter [pg. </text:span><text:span text:style-name="T1">135, 136]. <text:s/>"Not in Vain" by Emily Dickinson [pg. 136, 137]. <text:s/></text:span><text:span text:style-name="T13">Regarding <text:s/>"Courage" by Thos. F. Porter, <text:s/>It </text:span><text:span text:style-name="T13">surely had been written for him </text:span><text:span text:style-name="T14">in this very hour of trouble</text:span><text:span text:style-name="T13"> and realized with Job he must find his strength </text:span><text:span text:style-name="T13">within himself and have courage, hope and faith.</text:span></text:p>
          </table:table-cell>
          <table:table-cell office:value-type="string">
            <text:p>Find these poems in the book, and look at page numbers. <text:s/>Count the words and number of lines in these poems, and look for any keywords that show up.</text:p>
          </table:table-cell>
          <table:table-cell table:number-columns-repeated="1018"/>
        </table:table-row>
        <table:table-row table:style-name="ro7">
          <table:table-cell office:value-type="string">
            <text:p>12</text:p>
          </table:table-cell>
          <table:table-cell office:value-type="string">
            <text:p>137</text:p>
          </table:table-cell>
          <table:table-cell office:value-type="string">
            <text:p>Monday morning, June 6, 1927.</text:p>
          </table:table-cell>
          <table:table-cell/>
          <table:table-cell table:style-name="ce10" office:value-type="string">
            <text:p><text:span text:style-name="T1"><text:s/></text:span><text:span text:style-name="T1">The next time that he remembered anything, he awoke on Monday morning with the </text:span><text:span text:style-name="T3">sun streaming in </text:span><text:span text:style-name="T3">thru the window </text:span><text:span text:style-name="T1">of his hotel and realized that he had fallen asleep.</text:span><text:span text:style-name="T2"> The little book, “Poems That Have </text:span><text:span text:style-name="T2">Helped </text:span><text:span text:style-name="T1">Me,” lay on the bed beside him. Because the </text:span><text:span text:style-name="T3">sun was coming in the east window</text:span><text:span text:style-name="T1"> he knew that </text:span><text:span text:style-name="T1">he must have slept thru some part of the night, and it was now morning.</text:span><text:span text:style-name="T2"> <text:s/>His first thought was of Marie, and </text:span><text:span text:style-name="T2">of any news </text:span><text:span text:style-name="T1">that might have come. Picking up the little book, the first thing that struck his eye was the </text:span><text:span text:style-name="T1">poem, </text:span><text:span text:style-name="T3">“Press On” by Park Benjamin. <text:s/></text:span><text:span text:style-name="T4">RG </text:span><text:span text:style-name="T3">hastily read this poem</text:span><text:span text:style-name="T4"> and found some consolation in </text:span><text:span text:style-name="T3">it</text:span><text:span text:style-name="T4">.</text:span></text:p>
          </table:table-cell>
          <table:table-cell office:value-type="string">
            <text:p>Is Gann giving a time of day by saying “Sun streaming in thru the window”? <text:s/>Then he says “sun was coming in the east window”, which may be a reference to transits or seasons.</text:p>
          </table:table-cell>
          <table:table-cell table:number-columns-repeated="1018"/>
        </table:table-row>
        <table:table-row table:style-name="ro6">
          <table:table-cell office:value-type="string">
            <text:p>12</text:p>
          </table:table-cell>
          <table:table-cell office:value-type="string">
            <text:p>140</text:p>
          </table:table-cell>
          <table:table-cell office:value-type="string">
            <text:p>Monday, June 6, 1927</text:p>
          </table:table-cell>
          <table:table-cell/>
          <table:table-cell table:style-name="ce39" office:value-type="string">
            <text:p><text:span text:style-name="T1"><text:s/></text:span><text:span text:style-name="T1">Mr. Kennelworth told Robert that he would </text:span><text:span text:style-name="T3">call him on the 'phone about 8 o’clock that night</text:span><text:span text:style-name="T1"> and let him </text:span><text:span text:style-name="T1">know if any </text:span><text:span text:style-name="T3">word</text:span><text:span text:style-name="T1"> had been received from Marie</text:span></text:p>
          </table:table-cell>
          <table:table-cell office:value-type="string">
            <text:p>Note the spelling differences of 'phone versus telephone throughout the text. <text:s/>Is “word” related to mercury?</text:p>
          </table:table-cell>
          <table:table-cell table:number-columns-repeated="1018"/>
        </table:table-row>
        <table:table-row table:style-name="ro15">
          <table:table-cell office:value-type="string">
            <text:p>12</text:p>
          </table:table-cell>
          <table:table-cell office:value-type="string">
            <text:p>141</text:p>
          </table:table-cell>
          <table:table-cell office:value-type="string">
            <text:p>No timestamp given, but it is still Monday, June 6, 1927</text:p>
          </table:table-cell>
          <table:table-cell/>
          <table:table-cell office:value-type="string">
            <text:p><text:span text:style-name="T1"><text:s/></text:span><text:span text:style-name="T1">He </text:span><text:span text:style-name="T3">secured a morning newspaper and</text:span></text:p>
            <text:p><text:span text:style-name="T3">found the headlines filled with Lindbergh. Read about</text:span></text:p>
            <text:p><text:span text:style-name="T3">the preparations for Captain Lindbergh’s return to</text:span></text:p>
            <text:p><text:span text:style-name="T3">Washington and New York and the plans for his reception.</text:span></text:p>
            <text:p><text:span text:style-name="T1">Of course, Robert had looked forward to being</text:span></text:p>
            <text:p><text:span text:style-name="T1">there at that time and have Marie with him as his wife.</text:span></text:p>
            <text:p><text:span text:style-name="T1">He had been looking forward to the day when his own</text:span></text:p>
            <text:p><text:span text:style-name="T1">dream would be realized and he would build one of</text:span></text:p>
            <text:p><text:span text:style-name="T1">the greatest airships of the age.</text:span></text:p>
          </table:table-cell>
          <table:table-cell office:value-type="string">
            <text:p>Is there something in the actual newspaper headline or article referenced here [need to look at microfilms]? <text:s/>Certainly Gann is pointing us to something important about Lindbergh.</text:p>
          </table:table-cell>
          <table:table-cell table:number-columns-repeated="1018"/>
        </table:table-row>
        <table:table-row table:style-name="ro3">
          <table:table-cell office:value-type="string">
            <text:p>12</text:p>
          </table:table-cell>
          <table:table-cell office:value-type="string">
            <text:p>142</text:p>
          </table:table-cell>
          <table:table-cell office:value-type="string">
            <text:p>No timestamp given, but it is still Monday, June 6, 1927</text:p>
          </table:table-cell>
          <table:table-cell/>
          <table:table-cell office:value-type="string">
            <text:p><text:span text:style-name="T1"><text:s/></text:span><text:span text:style-name="T1">He realized the significance of money and how little it meant; thought how quickly he had made money on </text:span><text:span text:style-name="T3">a thousand dollars</text:span><text:span text:style-name="T1"> in the market and now how he would </text:span><text:span text:style-name="T3">give every</text:span></text:p>
            <text:p><text:span text:style-name="T3">cent of it for just a message from Marie</text:span><text:span text:style-name="T1">; just to know</text:span></text:p>
            <text:p><text:span text:style-name="T1">that she was alive.</text:span></text:p>
          </table:table-cell>
          <table:table-cell office:value-type="string">
            <text:p>So $1,000 = a message from Marie? <text:s/>Or every cent over $1,000 that he made as profit equals a message from Marie?</text:p>
          </table:table-cell>
          <table:table-cell table:number-columns-repeated="1018"/>
        </table:table-row>
        <table:table-row table:style-name="ro10">
          <table:table-cell office:value-type="string">
            <text:p>12</text:p>
          </table:table-cell>
          <table:table-cell office:value-type="string">
            <text:p>144</text:p>
          </table:table-cell>
          <table:table-cell table:style-name="ce31" office:value-type="string">
            <text:p>No timestamp given, but it is still Monday, June 6, 1927</text:p>
          </table:table-cell>
          <table:table-cell/>
          <table:table-cell table:style-name="ce10" office:value-type="string">
            <text:p><text:span text:style-name="T2"><text:s/></text:span><text:span text:style-name="T2">He had a scrap book where he had collected poems and he took this book out and began to look</text:span></text:p>
            <text:p><text:span text:style-name="T2">thru it. He noticed a clipping that he had pasted in </text:span><text:span text:style-name="T9">only a short time before </text:span><text:span text:style-name="T2">headed: “Tomorrow’s </text:span><text:span text:style-name="T2">Chance,” by his favorite modern poet, S. E. Kiser. <text:s text:c="2"/></text:span><text:span text:style-name="T9">This poem seemed to fit his case</text:span><text:span text:style-name="T2"> and he read it over </text:span><text:span text:style-name="T2">carefully. He resolved that regardless of discouragement or disappointment, blasted hopes, lost ideals or </text:span><text:span text:style-name="T2">shattered dreams, he would still have the courage to</text:span></text:p>
            <text:p><text:span text:style-name="T2">exert himself for “Tomorrow’s Chance.” After reading this poem he began to think about the future and his </text:span><text:span text:style-name="T2">plans. He knew that he had intended to go into the market again on Monday or Tuesday, but the thought </text:span><text:span text:style-name="T2">came to him -- What good would money do now, without Marie? <text:s/></text:span></text:p>
          </table:table-cell>
          <table:table-cell office:value-type="string">
            <text:p>pg. 139 said to watch out for the word “case”. <text:s/>Here the poem has 195 words total, 4 paragraphs total, and 36 lines total. <text:s/>Page number is 144. <text:s/>Note that 36 (lines) * 4 (paragraphs) = 144. <text:s/>So the conclusion is a case = 144?</text:p>
          </table:table-cell>
          <table:table-cell table:number-columns-repeated="1018"/>
        </table:table-row>
        <table:table-row table:style-name="ro22">
          <table:table-cell office:value-type="string">
            <text:p>12</text:p>
          </table:table-cell>
          <table:table-cell office:value-type="string">
            <text:p>147</text:p>
          </table:table-cell>
          <table:table-cell table:style-name="ce31" office:value-type="string">
            <text:p>8:15pm</text:p>
          </table:table-cell>
          <table:table-cell office:value-type="string">
            <text:p>It should still be June 6, 1927.</text:p>
          </table:table-cell>
          <table:table-cell table:style-name="ce11" office:value-type="string">
            <text:p><text:span text:style-name="T1">Expected phone call received from Mr. Kennelworth: At about 8:15 the telephone rang and Mr. Kennelworth </text:span><text:span text:style-name="T1">was on the wire. Robert knew from Mr. Kennelworth’s voice that he had no good news. Mr. Kennelworth </text:span><text:span text:style-name="T1">informed him that no word had been received from Marie by her parents, and that they had called up the </text:span><text:span text:style-name="T1">school in Sherman, Texas, and not a word had been heard from her there. The school informed them that </text:span><text:span text:style-name="T1">she had left school on Saturday afternoon and had not been seen since. Of course, Robert knew she had </text:span><text:span text:style-name="T1">left Sherman to meet him and was now more anxious and worried than ever and freely expressed his great </text:span><text:span text:style-name="T1">anxiety to Mr. Kennelworth. Mr. Kennelworth was still hopeful and tried to cheer and encourage Robert. </text:span><text:span text:style-name="T1">Advised him to go on to New York and wait him there. </text:span><text:span text:style-name="T2"><text:s/>Mr. Kennelworth said that he planned to leave for </text:span><text:span text:style-name="T2">New </text:span><text:span text:style-name="T1">York at the end of the week. Robert then decided to stay in St. Louis until he got some definite word, </text:span><text:span text:style-name="T1">or</text:span></text:p>
            <text:p><text:span text:style-name="T1">anyway remain there until Mr. Kennelworth arrived and then go on to New York with him.</text:span></text:p>
          </table:table-cell>
          <table:table-cell table:number-columns-repeated="1019"/>
        </table:table-row>
        <table:table-row table:style-name="ro23">
          <table:table-cell office:value-type="string">
            <text:p>12</text:p>
          </table:table-cell>
          <table:table-cell office:value-type="string">
            <text:p>151</text:p>
          </table:table-cell>
          <table:table-cell office:value-type="string">
            <text:p>Tuesday, June 7, 1927</text:p>
          </table:table-cell>
          <table:table-cell/>
          <table:table-cell table:style-name="ce40" office:value-type="string">
            <text:p>RG was looking forward to Tuesday, the 7<text:span text:style-name="T7">th</text:span> day of the month. <text:s/><text:span text:style-name="T15"><text:s/>He had </text:span><text:span text:style-name="T1">learned that the "7th" was a sacred </text:span><text:span text:style-name="T1">day, and had often talked to Marie about the number 7, and the number of times it is spoken of in the Bible. </text:span><text:span text:style-name="T1">How God had blessed the 7th day and made it the Sabbath; how many things had come to pass on the 7th </text:span><text:span text:style-name="T1">day of the 7</text:span><text:span text:style-name="T12">th</text:span><text:span text:style-name="T1"> month, or the 7th year referred to in the Bible. In some way he felt that on this day news </text:span><text:span text:style-name="T1">would come from Marie and he hoped that it would be good. Robert awoke on Tuesday morning feeling </text:span><text:span text:style-name="T1">much better, had his breakfast early, bought the newspaper and read all about the receptions being </text:span><text:span text:style-name="T1">planned for Colonel Lindbergh and again the wish stole into his heart and the hope was revived that in </text:span><text:span text:style-name="T1">some way Marie might be with him when Lindbergh arrived in New York.</text:span></text:p>
          </table:table-cell>
          <table:table-cell table:number-columns-repeated="1019"/>
        </table:table-row>
        <table:table-row table:style-name="ro18">
          <table:table-cell table:style-name="ce4" office:value-type="string">
            <text:p>13</text:p>
          </table:table-cell>
          <table:table-cell table:style-name="ce4" office:value-type="string">
            <text:p>157</text:p>
          </table:table-cell>
          <table:table-cell table:style-name="ce4" office:value-type="string">
            <text:p>Wednesday morning, June 8, 1927</text:p>
          </table:table-cell>
          <table:table-cell table:style-name="ce4"/>
          <table:table-cell table:style-name="ce24" office:value-type="string">
            <text:p><text:span text:style-name="T1"><text:s/></text:span><text:span text:style-name="T1">When he returned to his hotel, for the first time since Sunday he thought of his birthday, June 9th, when he </text:span><text:span text:style-name="T1">would be </text:span><text:span text:style-name="T3">21 years of age</text:span><text:span text:style-name="T1">. When he thought of this a great hope came into his mind. He decided that </text:span><text:span text:style-name="T1">Marie, for some unknown reason, was hiding until his birthday and intended that they should be married on </text:span><text:span text:style-name="T1">that day and she was going to be his birthday present. Robert's imagination went wild. He was elated over </text:span><text:span text:style-name="T1">the hope. It seemed like a sudden inspiration to him. <text:s/></text:span><text:span text:style-name="T2"><text:s/>Robert was sure that his advertisements in the </text:span><text:span text:style-name="T2">papers </text:span><text:span text:style-name="T1">the following day were going to bring results and that probably Marie, just as soon as she saw it, </text:span><text:span text:style-name="T1">would come to him. So he really began to plan and hope and get ready for a marriage to take place on his </text:span><text:span text:style-name="T1">birthday. </text:span><text:span text:style-name="T2"><text:s/>He was so happy over this sudden thought, so elated </text:span><text:span text:style-name="T1">that he 'phoned Mr. Kennelworth again that </text:span><text:span text:style-name="T1">night and told him all about it. Mr. Kennelworth, </text:span><text:span text:style-name="T3">half-hearted</text:span><text:span text:style-name="T1"> but hopeful, agreed with Robert that </text:span><text:span text:style-name="T3">there </text:span><text:span text:style-name="T3">might be </text:span><text:span text:style-name="T9">something in it</text:span><text:span text:style-name="T2">, that Marie might have had some plan of this kind in mind.</text:span></text:p>
          </table:table-cell>
          <table:table-cell table:number-columns-repeated="1019"/>
        </table:table-row>
        <table:table-row table:style-name="ro3">
          <table:table-cell table:style-name="ce4" office:value-type="string">
            <text:p>13</text:p>
          </table:table-cell>
          <table:table-cell table:style-name="ce4" office:value-type="string">
            <text:p>158</text:p>
          </table:table-cell>
          <table:table-cell table:style-name="ce4" office:value-type="string">
            <text:p>Wednesday, June 8, 1927</text:p>
          </table:table-cell>
          <table:table-cell table:style-name="ce4"/>
          <table:table-cell table:style-name="ce41"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number-columns-repeated="1019"/>
        </table:table-row>
        <table:table-row table:style-name="ro24">
          <table:table-cell table:style-name="ce4" office:value-type="string">
            <text:p>13</text:p>
          </table:table-cell>
          <table:table-cell table:style-name="ce4" office:value-type="string">
            <text:p>160</text:p>
          </table:table-cell>
          <table:table-cell table:style-name="ce4" office:value-type="string">
            <text:p>Wednesday, June 8, 1927</text:p>
          </table:table-cell>
          <table:table-cell table:style-name="ce4"/>
          <table:table-cell table:style-name="ce42" office:value-type="string">
            <text:p><text:span text:style-name="T16">After Robert had talked with Walter, the bellboy came and brought a </text:span><text:span text:style-name="T17">special-delivery letter and a </text:span><text:span text:style-name="T17">telegram</text:span><text:span text:style-name="T16">. Robert opened the telegram hurriedly, hoping that it was something from Marie, but found it was </text:span><text:span text:style-name="T16">a</text:span></text:p>
            <text:p><text:span text:style-name="T16">telegram from his mother in which she congratulated him on his birthday the following day, and encouraged </text:span><text:span text:style-name="T16">him to hope for the best and not give way to despair in case Marie did not show up. The special-delivery </text:span><text:span text:style-name="T16">letter was also from Robert's mother. <text:s/>RG is looking forward to his birthday with great hopes and </text:span><text:span text:style-name="T16">expectations. </text:span><text:span text:style-name="T17">His 21st birthday meant a great deal to him, meant more than any other birthday </text:span><text:span text:style-name="T17">because he hoped that it would bring Marie.</text:span><text:span text:style-name="T16"> <text:s/>Robert prayed his usual night prayer for the protection of </text:span><text:span text:style-name="T16">Marie and went to sleep, to dream of his birthday.</text:span></text:p>
          </table:table-cell>
          <table:table-cell table:number-columns-repeated="1019"/>
        </table:table-row>
        <table:table-row table:style-name="ro16">
          <table:table-cell table:style-name="ce4" office:value-type="string">
            <text:p>13</text:p>
          </table:table-cell>
          <table:table-cell table:style-name="ce4" office:value-type="string">
            <text:p>162</text:p>
          </table:table-cell>
          <table:table-cell table:style-name="ce4" office:value-type="string">
            <text:p>Thursday, June 9, 1927</text:p>
          </table:table-cell>
          <table:table-cell table:style-name="ce4"/>
          <table:table-cell table:style-name="ce24" office:value-type="string">
            <text:p><text:span text:style-name="T1"><text:s/></text:span><text:span text:style-name="T1">Cotton and wheat had advanced the day before and cotton opened higher and was strong this morning, </text:span><text:span text:style-name="T1">and wheat was also holding up well. </text:span><text:span text:style-name="T4"><text:s/></text:span><text:span text:style-name="T11">"This is going to be a real happy </text:span><text:span text:style-name="T4">birthday. I am making money fast </text:span><text:span text:style-name="T4">now in wheat and cotton and will soon be making money in stocks." <text:s/></text:span><text:span text:style-name="T11"><text:s/>He figured up his profits on Cotton, </text:span><text:span text:style-name="T11">Wheat </text:span><text:span text:style-name="T1">and Stocks and</text:span><text:span text:style-name="T3"> on this birthday he was worth $30,000.</text:span><text:span text:style-name="T1"> <text:s/></text:span><text:span text:style-name="T2"><text:s/>He decided to forget about the market </text:span><text:span text:style-name="T2">as </text:span><text:span text:style-name="T9">everything </text:span><text:span text:style-name="T3">was moving along his way</text:span><text:span text:style-name="T1"> and returned to the hotel to wait for news of Marie. <text:s/></text:span></text:p>
          </table:table-cell>
          <table:table-cell table:number-columns-repeated="1019"/>
        </table:table-row>
        <table:table-row table:style-name="ro2">
          <table:table-cell table:style-name="ce4" office:value-type="string">
            <text:p>13</text:p>
          </table:table-cell>
          <table:table-cell table:style-name="ce4" office:value-type="string">
            <text:p>162</text:p>
          </table:table-cell>
          <table:table-cell table:style-name="ce4" office:value-type="string">
            <text:p>11 o'clock, Thursday, June 9, 1927</text:p>
          </table:table-cell>
          <table:table-cell table:style-name="ce4"/>
          <table:table-cell table:style-name="ce43" office:value-type="string">
            <text:p><text:span text:style-name="T18">When 11 o'clock came Robert's mind reverted back to Sunday when he was watching the clock in </text:span><text:span text:style-name="T18">the Union Station, hoping and waiting for Marie to appear. </text:span><text:span text:style-name="T8">Robert became a little restless and more </text:span><text:span text:style-name="T8">than anxious as the minutes went by. </text:span></text:p>
          </table:table-cell>
          <table:table-cell table:number-columns-repeated="1019"/>
        </table:table-row>
        <table:table-row table:style-name="ro9">
          <table:table-cell table:style-name="ce4" office:value-type="string">
            <text:p>13</text:p>
          </table:table-cell>
          <table:table-cell table:style-name="ce4" office:value-type="string">
            <text:p>162</text:p>
          </table:table-cell>
          <table:table-cell table:style-name="ce4" office:value-type="string">
            <text:p>12 o'clock, Thursday, June 9, 1927</text:p>
          </table:table-cell>
          <table:table-cell table:style-name="ce4"/>
          <table:table-cell table:style-name="ce44" office:value-type="string">
            <text:p><text:span text:style-name="T19">The clock struck twelve on his birthday and no Marie and no news from her.</text:span><text:span text:style-name="T20"> A few minutes after 12 </text:span><text:span text:style-name="T20">his bell rang and a messenger boy appeared with a telegram. "Ah," Robert thought, "this is from Marie or </text:span><text:span text:style-name="T20">some news from her." But it was a telegram of congratulations from his old pal, Walter, who asked that he </text:span><text:span text:style-name="T20">convey the first news which he received in regard to Marie and stated that he hoped be <text:s/></text:span><text:span text:style-name="T6">fore the day was </text:span><text:span text:style-name="T6">over he could congratulate Robert on </text:span><text:span text:style-name="T20">his marriage to Marie. </text:span></text:p>
          </table:table-cell>
          <table:table-cell table:number-columns-repeated="1019"/>
        </table:table-row>
        <table:table-row table:style-name="ro16">
          <table:table-cell table:style-name="ce4" office:value-type="string">
            <text:p>13</text:p>
          </table:table-cell>
          <table:table-cell table:style-name="ce4" office:value-type="string">
            <text:p>163</text:p>
          </table:table-cell>
          <table:table-cell table:style-name="ce4" office:value-type="string">
            <text:p>'Later in the day' (between 12:00pm and 2:00pm), Thursday, June 9, 1927</text:p>
          </table:table-cell>
          <table:table-cell table:style-name="ce4"/>
          <table:table-cell table:style-name="ce45" office:value-type="string">
            <text:p><text:span text:style-name="T6"><text:s/></text:span><text:span text:style-name="T21">A little later in the day Robert received a long telegram from Mr. Kennelworth, congratulating him on his </text:span><text:span text:style-name="T21">birthday and offering words of encouragement, also telling Robert that he expected to leave Texarkana on </text:span><text:span text:style-name="T21">Friday night, June 10th, and </text:span><text:span text:style-name="T8">arrive in St. Louis some time in the morning and that Robert should be ready </text:span><text:span text:style-name="T8">to start with him to New York, as he wanted to be there when Lindbergh arrived. Robert received another </text:span><text:span text:style-name="T8">telegram from his mother congratulating him on his birthday and wishing him every success and happiness. </text:span><text:span text:style-name="T8"><text:s text:c="2"/></text:span></text:p>
          </table:table-cell>
          <table:table-cell table:number-columns-repeated="1019"/>
        </table:table-row>
        <table:table-row table:style-name="ro10">
          <table:table-cell table:style-name="ce4" office:value-type="string">
            <text:p>13</text:p>
          </table:table-cell>
          <table:table-cell table:style-name="ce4" office:value-type="string">
            <text:p>163</text:p>
          </table:table-cell>
          <table:table-cell table:style-name="ce4" office:value-type="string">
            <text:p>2 o'clock, Thursday, June 9, 1927</text:p>
          </table:table-cell>
          <table:table-cell table:style-name="ce4"/>
          <table:table-cell table:style-name="ce41" office:value-type="string">
            <text:p><text:span text:style-name="T8">These messages were very encouraging but it was now 2 o'clock and Robert began to be keenly </text:span><text:span text:style-name="T8">disappointed – he had raised his hopes so high that Marie would appear or some news would come. He </text:span><text:span text:style-name="T8">paced the floor in anxiety, his heart beating rapidly and was forced to admit to himself that he had been </text:span><text:span text:style-name="T8">over hopeful. He started to send a telegram to Mr. Kennelworth asking him to wire or 'phone just as soon </text:span><text:span text:style-name="T8">as possible if any news had been received of Marie and asked him to call up Marie's parents and find out if </text:span><text:span text:style-name="T8">they had heard anything. </text:span><text:span text:style-name="T22">Minutes now began to drag slowly, as they had on Sunday when Robert had </text:span><text:span text:style-name="T22">watched the clock and saw his hopes slowly waning. They were now waning again and Robert grew </text:span><text:span text:style-name="T22">heartsick</text:span><text:span text:style-name="T8">, but cheered himself with the thought that the day was not over yet. There was plenty of time for </text:span><text:span text:style-name="T8">Marie to show up.</text:span></text:p>
          </table:table-cell>
          <table:table-cell table:number-columns-repeated="1019"/>
        </table:table-row>
        <table:table-row table:style-name="ro7">
          <table:table-cell office:value-type="string">
            <text:p>13</text:p>
          </table:table-cell>
          <table:table-cell office:value-type="string">
            <text:p>165</text:p>
          </table:table-cell>
          <table:table-cell office:value-type="string">
            <text:p>June 9, 1927</text:p>
          </table:table-cell>
          <table:table-cell/>
          <table:table-cell table:style-name="ce11" office:value-type="string">
            <text:p><text:span text:style-name="T1"><text:s/></text:span><text:span text:style-name="T1">It [the poem] made him realize that on the "</text:span><text:span text:style-name="T3">river of time</text:span><text:span text:style-name="T1">" there are many trials, tribulations and </text:span><text:span text:style-name="T1">disappointments. While he was young in years he had experienced many of them, and it seemed to him </text:span><text:span text:style-name="T1">that</text:span><text:span text:style-name="T3"> the last five days had been five years. <text:s/></text:span><text:span text:style-name="T4">L</text:span><text:span text:style-name="T11">ike </text:span><text:span text:style-name="T4">a voice coming across the stillness of the night, he </text:span><text:span text:style-name="T4">seemed to hear Marie calling as she used to call: "Robert, dear," "Robert dear." He jumped from his chair, </text:span><text:span text:style-name="T4">startled, because for a moment he thought it was her voice, for he had been hoping and expecting each </text:span><text:span text:style-name="T4">moment to hear her voice, but alas it was only a ghost of imagination and no Marie was there and no news </text:span><text:span text:style-name="T4">of her.</text:span></text:p>
          </table:table-cell>
          <table:table-cell table:number-columns-repeated="1019"/>
        </table:table-row>
        <table:table-row table:style-name="ro5">
          <table:table-cell office:value-type="string">
            <text:p>14</text:p>
          </table:table-cell>
          <table:table-cell office:value-type="string">
            <text:p>171</text:p>
          </table:table-cell>
          <table:table-cell office:value-type="string">
            <text:p>Early morning, June 10, 1927</text:p>
          </table:table-cell>
          <table:table-cell/>
          <table:table-cell office:value-type="string">
            <text:p>RG called to see Madam Cleo (Clairvoyant).</text:p>
          </table:table-cell>
          <table:table-cell table:number-columns-repeated="1019"/>
        </table:table-row>
        <table:table-row table:style-name="ro25">
          <table:table-cell office:value-type="string">
            <text:p>14</text:p>
          </table:table-cell>
          <table:table-cell office:value-type="string">
            <text:p>176, 177</text:p>
          </table:table-cell>
          <table:table-cell office:value-type="string">
            <text:p>June 10, 1927</text:p>
          </table:table-cell>
          <table:table-cell/>
          <table:table-cell office:value-type="string">
            <text:p><text:span text:style-name="T23">Robert eagerly read the advertisement because </text:span><text:span text:style-name="T24">t</text:span><text:span text:style-name="T25">he name attracted him</text:span><text:span text:style-name="T23">. <text:s/></text:span><text:span text:style-name="T26">RG goes to Professor O. </text:span><text:span text:style-name="T26">B. Joyful's office for an astrology reading. <text:s/></text:span><text:span text:style-name="T2"><text:s/>RG reads some poems [about love] that </text:span><text:span text:style-name="T9">attracted</text:span><text:span text:style-name="T2"> his </text:span><text:span text:style-name="T2">attention. <text:s text:c="3"/>Robert knew that </text:span><text:span text:style-name="T9">he was using love every day</text:span><text:span text:style-name="T2"> and it seemed that</text:span><text:span text:style-name="T9"> the Professor had </text:span><text:span text:style-name="T9">prepared his office to receive</text:span></text:p>
            <text:p><text:span text:style-name="T9">those in love</text:span><text:span text:style-name="T2">.</text:span></text:p>
          </table:table-cell>
          <table:table-cell table:number-columns-repeated="1019"/>
        </table:table-row>
        <table:table-row table:style-name="ro6">
          <table:table-cell office:value-type="string">
            <text:p>14</text:p>
          </table:table-cell>
          <table:table-cell office:value-type="string">
            <text:p>184</text:p>
          </table:table-cell>
          <table:table-cell office:value-type="string">
            <text:p>Afternoon of June 12, 1927</text:p>
          </table:table-cell>
          <table:table-cell/>
          <table:table-cell table:style-name="ce11" office:value-type="string">
            <text:p><text:s/>On the afternoon of June 12th, Mr. Kennelworth and Robert arrived in New York City and were met at the train by Walter. <text:s text:c="2"/>After their arrival, they went to the Hotel Vanderbilt. <text:s text:c="2"/>Mr. Kennelworth went out to see a friend and left Robert and Walter to chat alone.</text:p>
          </table:table-cell>
          <table:table-cell table:number-columns-repeated="1019"/>
        </table:table-row>
        <table:table-row table:style-name="ro10">
          <table:table-cell office:value-type="string">
            <text:p>15</text:p>
          </table:table-cell>
          <table:table-cell office:value-type="string">
            <text:p>187</text:p>
          </table:table-cell>
          <table:table-cell office:value-type="string">
            <text:p>Monday June 13, 1927</text:p>
          </table:table-cell>
          <table:table-cell/>
          <table:table-cell table:style-name="ce10" office:value-type="string">
            <text:p><text:span text:style-name="T1"><text:s/></text:span><text:span text:style-name="T1">Mr. Kennelworth, Robert and Walter arose early to be ready for </text:span><text:span text:style-name="T3">Colonel Lindbergh’s triumphant march </text:span><text:span text:style-name="T3">up Broadway. </text:span><text:span text:style-name="T1">Robert was very enthusiastic about it and talked about what a great achievement it was and </text:span><text:span text:style-name="T3">what it meant to the world, especially to the United States</text:span><text:span text:style-name="T1">. Walter told him that they must get busy and </text:span><text:span text:style-name="T3">start to lay out the plans to build Robert’s great airplane. </text:span><text:span text:style-name="T9"><text:s/></text:span><text:span text:style-name="T2">When they started out on the street, Robert </text:span><text:span text:style-name="T2">began to </text:span><text:span text:style-name="T1">talk of Marie and said that he hoped that he would find her that day. Thru all the surging crowds, </text:span><text:span text:style-name="T1">he stared in the face of every woman, hoping that Marie, if she was alive, might have decided to come to </text:span><text:span text:style-name="T1">New York for the </text:span><text:span text:style-name="T3">Lindbergh reception</text:span><text:span text:style-name="T1">. It was a great day for Colonel Lindbergh, and a great day for </text:span><text:span text:style-name="T1">Robert, because it encouraged his hope for the day, and believed it would come to pass when airplanes </text:span><text:span text:style-name="T1">would conquer the world and bring universal peace.</text:span></text:p>
          </table:table-cell>
          <table:table-cell table:number-columns-repeated="1019"/>
        </table:table-row>
        <table:table-row table:style-name="ro24">
          <table:table-cell office:value-type="string">
            <text:p>16</text:p>
          </table:table-cell>
          <table:table-cell office:value-type="string">
            <text:p>197</text:p>
          </table:table-cell>
          <table:table-cell office:value-type="string">
            <text:p>Sunday, June 19, 1927</text:p>
          </table:table-cell>
          <table:table-cell/>
          <table:table-cell table:style-name="ce11" office:value-type="string">
            <text:p><text:span text:style-name="T1"><text:s/></text:span><text:span text:style-name="T1">On Sunday, June 19, 1927, Robert Gordon spent the day studying his charts and working out his cycles </text:span><text:span text:style-name="T1">for stocks, cotton and grain. He was short of Major Motors and was watching it very closely. </text:span><text:span text:style-name="T3">On this day </text:span><text:span text:style-name="T3">he made a new and great discovery of a time factor</text:span><text:span text:style-name="T1"> from which he figured that Major Motors would </text:span><text:span text:style-name="T1">decline until about June 30th and then start an advance which would last until about September 16th, 1927, </text:span><text:span text:style-name="T1">when the Company would be 19 years old and at that time the stock would reach final high and would then </text:span><text:span text:style-name="T1">go down to February to April, 1929. <text:s/></text:span><text:span text:style-name="T2"><text:s/>[pg. 197] <text:s/>His </text:span><text:span text:style-name="T1">great discovery of what stocks would do at a certain age </text:span><text:span text:style-name="T1">enabled him to make enormous profits when stocks reached the age where they would have fast moves up </text:span><text:span text:style-name="T1">or down in a very short time. [pg. 199]</text:span></text:p>
          </table:table-cell>
          <table:table-cell table:number-columns-repeated="1019"/>
        </table:table-row>
        <table:table-row table:style-name="ro16">
          <table:table-cell office:value-type="string">
            <text:p>16</text:p>
          </table:table-cell>
          <table:table-cell office:value-type="string">
            <text:p>199</text:p>
          </table:table-cell>
          <table:table-cell office:value-type="string">
            <text:p>October, 1927</text:p>
          </table:table-cell>
          <table:table-cell/>
          <table:table-cell table:style-name="ce10" office:value-type="string">
            <text:p><text:s/>October, 1927, was a beautiful month in New York. The weather was warm and the sun shone brightly every day. It reminded Robert of the Fall of 1926 when he had gone to Sherman, Texas to visit Marie. He thought of what a great change had taken place in one year, of the fortune that he had made in the market, but money would not buy relief for his aching heart. Days, weeks and months had drifted slowly by, but no word from Marie Stanton. She seemed to be lost as though the earth had swallowed her up.</text:p>
          </table:table-cell>
          <table:table-cell office:value-type="string">
            <text:p>Reference to pg. 40 (October 23, 1926)</text:p>
          </table:table-cell>
          <table:table-cell table:number-columns-repeated="1018"/>
        </table:table-row>
        <table:table-row table:style-name="ro3">
          <table:table-cell office:value-type="string">
            <text:p>16</text:p>
          </table:table-cell>
          <table:table-cell office:value-type="string">
            <text:p>200</text:p>
          </table:table-cell>
          <table:table-cell office:value-type="string">
            <text:p>No timestamp given. <text:s/>Previous timestamp given before this is “latter part of October 1927”.</text:p>
          </table:table-cell>
          <table:table-cell/>
          <table:table-cell table:style-name="ce37" office:value-type="string">
            <text:p><text:span text:style-name="T1"><text:s/></text:span><text:span text:style-name="T1">He worked upon his invention, and Walter was his sole companion. Walter had met an old man by the </text:span><text:span text:style-name="T1">name of </text:span><text:span text:style-name="T3">Henry Watson</text:span><text:span text:style-name="T1"> who was a veteran of Wall Street, now over 70 years of age, had made and lost </text:span><text:span text:style-name="T1">many fortunes and had seen the biggest and best plungers go on the rocks in Wall Street. </text:span><text:span text:style-name="T3">Walter </text:span><text:span text:style-name="T3">introduced Mr. Watson to Robert </text:span><text:span text:style-name="T1">and he became very much interested in the old man’s reminiscences.</text:span></text:p>
          </table:table-cell>
          <table:table-cell office:value-type="string">
            <text:p>Reference to Sherlock Holmes.</text:p>
          </table:table-cell>
          <table:table-cell table:number-columns-repeated="1018"/>
        </table:table-row>
        <table:table-row table:style-name="ro5">
          <table:table-cell office:value-type="string">
            <text:p>17</text:p>
          </table:table-cell>
          <table:table-cell office:value-type="string">
            <text:p>216</text:p>
          </table:table-cell>
          <table:table-cell office:value-type="string">
            <text:p>Latter part of June, 1927</text:p>
          </table:table-cell>
          <table:table-cell/>
          <table:table-cell table:style-name="ce10" office:value-type="string">
            <text:p><text:s/>Mr. Kennelworth left New York and returned to Texarkana in the latter part of June, 1927.</text:p>
          </table:table-cell>
          <table:table-cell table:number-columns-repeated="1019"/>
        </table:table-row>
        <table:table-row table:style-name="ro15">
          <table:table-cell office:value-type="string">
            <text:p>19</text:p>
          </table:table-cell>
          <table:table-cell office:value-type="string">
            <text:p>223</text:p>
          </table:table-cell>
          <table:table-cell office:value-type="string">
            <text:p>Christmas 1927</text:p>
          </table:table-cell>
          <table:table-cell/>
          <table:table-cell table:style-name="ce39" office:value-type="string">
            <text:p><text:span text:style-name="T1"><text:s/></text:span><text:span text:style-name="T3">His mind turned back to Christmas, 1926 [pg. 42]</text:span><text:span text:style-name="T1">, when he had bought Marie a beautiful ring with the </text:span><text:span text:style-name="T1">money he had saved. At that time he little realized that so much</text:span></text:p>
            <text:p><text:span text:style-name="T1">could happen in one short year. He thought of all he could do for Marie this year if he only knew where she </text:span><text:span text:style-name="T1">was. Decided that he would buy some beautiful presents for her anyway and keep them until she returned </text:span><text:span text:style-name="T1">to show her that he was thinking of her on Christmas. </text:span><text:span text:style-name="T3">He bought a beautiful diamond ring</text:span><text:span text:style-name="T1"> and a bracelet </text:span><text:span text:style-name="T1">set with sapphires and diamonds. When the jeweler delivered them Robert looked them over and thought </text:span><text:span text:style-name="T1">of all Marie's beauty and purity. His faith in her was still supreme. He was very sad and wept bitterly </text:span><text:span text:style-name="T1">because he felt more keenly than ever the need for her.</text:span></text:p>
          </table:table-cell>
          <table:table-cell office:value-type="string">
            <text:p>Connection between the Chirstmas of 1926 and 1927. <text:s/>(Winter solstice?) <text:s/>On both dates, he buys a ring with diamonds.</text:p>
          </table:table-cell>
          <table:table-cell table:number-columns-repeated="1018"/>
        </table:table-row>
        <table:table-row table:style-name="ro9">
          <table:table-cell office:value-type="string">
            <text:p>19</text:p>
          </table:table-cell>
          <table:table-cell office:value-type="string">
            <text:p>224</text:p>
          </table:table-cell>
          <table:table-cell office:value-type="string">
            <text:p>Christmas, 1927</text:p>
          </table:table-cell>
          <table:table-cell/>
          <table:table-cell table:style-name="ce37" office:value-type="string">
            <text:p><text:span text:style-name="T1"><text:s/></text:span><text:span text:style-name="T3">His heart turned to his next dearest friend – his mother.</text:span><text:span text:style-name="T1"> He decided to try to make it the happiest </text:span><text:span text:style-name="T1">Christmas of her life and bought her every kind of a present that he thought would make her happy and </text:span><text:span text:style-name="T1">comfortable and sent her a check for $5,000.00 to do with just as she pleased and buy anything she </text:span><text:span text:style-name="T1">wanted. Begged her to come to New York to see him soon after the new year, as he wanted her to see the </text:span><text:span text:style-name="T1">sights of the city, and thought the trip would be good for her health.</text:span></text:p>
          </table:table-cell>
          <table:table-cell table:number-columns-repeated="1019"/>
        </table:table-row>
        <table:table-row table:style-name="ro2">
          <table:table-cell office:value-type="string">
            <text:p>19</text:p>
          </table:table-cell>
          <table:table-cell office:value-type="string">
            <text:p>224</text:p>
          </table:table-cell>
          <table:table-cell table:style-name="ce29" office:value-type="string">
            <text:p><text:s/>In the early part of 1928</text:p>
          </table:table-cell>
          <table:table-cell/>
          <table:table-cell table:style-name="ce10" office:value-type="string">
            <text:p><text:span text:style-name="T1"><text:s/></text:span><text:span text:style-name="T1">His first airplane was now completed, -- a small one according to the plan laid down by Ezekiel in the </text:span><text:span text:style-name="T1">Bible.</text:span><text:span text:style-name="T2"> Robert </text:span><text:span text:style-name="T1">then sailed away in his new plane which he had named "The St. Marie."</text:span></text:p>
          </table:table-cell>
          <table:table-cell table:number-columns-repeated="1019"/>
        </table:table-row>
        <table:table-row table:style-name="ro5">
          <table:table-cell office:value-type="string">
            <text:p>19</text:p>
          </table:table-cell>
          <table:table-cell office:value-type="string">
            <text:p>224</text:p>
          </table:table-cell>
          <table:table-cell table:style-name="ce29" office:value-type="string">
            <text:p><text:s/>In the early part of 1928</text:p>
          </table:table-cell>
          <table:table-cell/>
          <table:table-cell table:style-name="ce46" office:value-type="string">
            <text:p><text:span text:style-name="T6">Robert's next invention was to build a silent motor, </text:span><text:span text:style-name="T21">or a muffler, which would prevent any sound. He knew </text:span><text:span text:style-name="T21">that this would be very useful in war. <text:s/></text:span><text:span text:style-name="T6"><text:s/></text:span></text:p>
          </table:table-cell>
          <table:table-cell table:number-columns-repeated="1019"/>
        </table:table-row>
        <table:table-row table:style-name="ro6">
          <table:table-cell office:value-type="string">
            <text:p>19</text:p>
          </table:table-cell>
          <table:table-cell office:value-type="string">
            <text:p>225</text:p>
          </table:table-cell>
          <table:table-cell table:style-name="ce29" office:value-type="string">
            <text:p>Spring of 1928</text:p>
          </table:table-cell>
          <table:table-cell/>
          <table:table-cell office:value-type="string">
            <text:p>RG visited <text:span text:style-name="T2"><text:s/>England, France, </text:span><text:span text:style-name="T1">Germany and </text:span><text:span text:style-name="T3">in the Spring of 1928 made the longest successful flight to </text:span><text:span text:style-name="T3">Japan, where he was received with great honor.</text:span><text:span text:style-name="T1"> Japan was very much interested in his new plane [St. </text:span><text:span text:style-name="T1">Marie] and in his muffler. The Japanese Government quickly closed a deal and bought his invention for a </text:span><text:span text:style-name="T1">large sum of money.</text:span></text:p>
          </table:table-cell>
          <table:table-cell table:number-columns-repeated="1019"/>
        </table:table-row>
        <table:table-row table:style-name="ro16">
          <table:table-cell office:value-type="string">
            <text:p>19</text:p>
          </table:table-cell>
          <table:table-cell office:value-type="string">
            <text:p>225</text:p>
          </table:table-cell>
          <table:table-cell office:value-type="string">
            <text:p>Summer of 1928</text:p>
          </table:table-cell>
          <table:table-cell/>
          <table:table-cell office:value-type="string">
            <text:p>RG returns to New York [from Japan].</text:p>
          </table:table-cell>
          <table:table-cell table:style-name="ce5" office:value-type="string">
            <text:p>Note that Summer of 1928 is highlighted, and then a specific part of the month is highlighted for the same event (on page 226). <text:s/>Thus, Gann wants us to pay attention to the season here. <text:s/></text:p>
          </table:table-cell>
          <table:table-cell table:number-columns-repeated="1018"/>
        </table:table-row>
        <table:table-row table:style-name="ro24">
          <table:table-cell table:style-name="ce12" office:value-type="string">
            <text:p>19</text:p>
          </table:table-cell>
          <table:table-cell table:style-name="ce12" office:value-type="string">
            <text:p>226</text:p>
          </table:table-cell>
          <table:table-cell table:style-name="ce12" office:value-type="string">
            <text:p>May 1928</text:p>
          </table:table-cell>
          <table:table-cell table:style-name="ce12"/>
          <table:table-cell table:style-name="ce10" office:value-type="string">
            <text:p><text:s/>In May, 1928, Walter received a radiogram from Robert saying that <text:span text:style-name="T5">he was leaving Japan the latter part </text:span><text:span text:style-name="T5">of the month and was going to sail "The St. Marie" back to New York. </text:span>Walter and Miss Edna Quinton, the secretary, had followed the newspaper reports of the <text:span text:style-name="T5">great reception</text:span> <text:span text:style-name="T5">tendered Robert by the </text:span><text:span text:style-name="T5">officials of the Japanese Government </text:span>and the report of the large amount of money they had paid for his <text:span text:style-name="T5">noiseless patent for air planes.</text:span> Walter was going to graduate in June so he wrote his father and informed him that Robert was returning to New York soon with <text:span text:style-name="T5">great honors </text:span>and he thought it appropriate to have a big celebration for him when he arrived. As his father was coming to New York anyway for the graduation exercises, he suggested that he be there to greet Robert on his triumphant <text:span text:style-name="T5">return.</text:span></text:p>
          </table:table-cell>
          <table:table-cell table:style-name="ce40" office:value-type="string">
            <text:p>What is a <text:span text:style-name="T5">radio</text:span>gram? <text:s/><text:span text:style-name="T32">Note also, that they greet Robert on his </text:span><text:span text:style-name="T33">return</text:span><text:span text:style-name="T32">.</text:span></text:p>
          </table:table-cell>
          <table:table-cell table:number-columns-repeated="1018"/>
        </table:table-row>
        <table:table-row table:style-name="ro6">
          <table:table-cell table:style-name="ce4" office:value-type="string">
            <text:p>19</text:p>
          </table:table-cell>
          <table:table-cell table:style-name="ce4" office:value-type="string">
            <text:p>227</text:p>
          </table:table-cell>
          <table:table-cell table:style-name="ce4" office:value-type="string">
            <text:p>June 9, 1928</text:p>
          </table:table-cell>
          <table:table-cell table:style-name="ce4"/>
          <table:table-cell table:style-name="ce24" office:value-type="string">
            <text:p><text:span text:style-name="T1"><text:s/></text:span><text:span text:style-name="T1">On June 9th Robert Gordon's 22nd birthday, </text:span><text:span text:style-name="T3">the great reception took place. </text:span><text:span text:style-name="T1"><text:s/>The special train bearing </text:span><text:span text:style-name="T1">the leading citizens of Texarkana arrived, Robert had landed at the new airport on </text:span><text:span text:style-name="T3">Governor's Island [New </text:span><text:span text:style-name="T3">York] </text:span><text:span text:style-name="T1">without any mishap to his plane ("The St. Marie").</text:span></text:p>
          </table:table-cell>
          <table:table-cell table:style-name="Default"/>
          <table:table-cell table:number-columns-repeated="1018"/>
        </table:table-row>
        <table:table-row table:style-name="ro26">
          <table:table-cell table:style-name="ce12" office:value-type="string">
            <text:p>19</text:p>
          </table:table-cell>
          <table:table-cell table:style-name="ce12" office:value-type="string">
            <text:p>229</text:p>
          </table:table-cell>
          <table:table-cell table:style-name="ce12" office:value-type="string">
            <text:p>Current timestamp is June 1928</text:p>
          </table:table-cell>
          <table:table-cell/>
          <table:table-cell table:style-name="ce47" office:value-type="string">
            <text:p><text:span text:style-name="T8">Walter Kennelworth was graduated from Columbia College in June and prepared to work with </text:span><text:span text:style-name="T8">Robert in the </text:span><text:span text:style-name="T22">office</text:span><text:span text:style-name="T8">. Edna Quinton had proved to be a faithful employee and a valuable aid to </text:span><text:span text:style-name="T8">Robert. </text:span><text:span text:style-name="T6">Edna Quinton had been in [RG's] </text:span><text:span text:style-name="T18">office</text:span><text:span text:style-name="T6"> ever since </text:span><text:span text:style-name="T8">he was in New York.</text:span></text:p>
          </table:table-cell>
          <table:table-cell table:number-columns-repeated="1019"/>
        </table:table-row>
        <table:table-row table:style-name="ro27">
          <table:table-cell office:value-type="string">
            <text:p>19</text:p>
          </table:table-cell>
          <table:table-cell office:value-type="string">
            <text:p>234, 235</text:p>
          </table:table-cell>
          <table:table-cell office:value-type="string">
            <text:p>One beautiful morning in early September 1928</text:p>
          </table:table-cell>
          <table:table-cell/>
          <table:table-cell table:style-name="ce10" office:value-type="string">
            <text:p><text:span text:style-name="T1"><text:s/></text:span><text:span text:style-name="T1">There is an old saying that intimacy breeds contempt, but it did not prove so with Walter Kennelworth and </text:span><text:span text:style-name="T1">Edna Quinton. One beautiful morning in early September, 1928, </text:span><text:span text:style-name="T3">Robert Gordon stepped into the </text:span><text:span text:style-name="T3">laboratory and found Edna in the arms of Walter.</text:span><text:span text:style-name="T1"> He made a hasty exit, but Walter and Edna knew that </text:span><text:span text:style-name="T1">they had been caught. Robert was very happy at this discovery because he knew that it was just the thing </text:span><text:span text:style-name="T1">Walter needed to stimulate his ambitions and give him something to work for. He realized what a wonderful </text:span><text:span text:style-name="T1">woman Miss Quinton was, and that she, too, needed inspiration that love alone could give. That evening he </text:span><text:span text:style-name="T1">invited Walter to dinner with him and when they were alone said, "Well, Walter, the love bug has got you at </text:span><text:span text:style-name="T1">last." Walter was bashful at first and didn't want to talk much about it; then he admitted that it had come on </text:span><text:span text:style-name="T1">very suddenly when he and Edna had realized that they were both in love with each other. Robert told him </text:span><text:span text:style-name="T1">that</text:span><text:span text:style-name="T3"> it was inevitable</text:span><text:span text:style-name="T1"> and </text:span><text:span text:style-name="T2"><text:s/>that </text:span><text:span text:style-name="T9">now was the time it should start</text:span><text:span text:style-name="T2"> and that it would </text:span><text:span text:style-name="T1">be better for both of </text:span><text:span text:style-name="T1">them. They were business partners and it would make them more happy and successful in their work. </text:span><text:span text:style-name="T1">Walter asked him if he still had hopes of finding Marie. Robert told him that he did – that he would never </text:span><text:span text:style-name="T1">give up the search. </text:span><text:span text:style-name="T3">Everything moved along smoothly after this.</text:span><text:span text:style-name="T1"> Walter and Edna were happy in their </text:span><text:span text:style-name="T1">work and the Fall of 1928 rewarded them with a new and wonderful discovery.</text:span></text:p>
          </table:table-cell>
          <table:table-cell table:number-columns-repeated="1019"/>
        </table:table-row>
        <table:table-row table:style-name="ro9">
          <table:table-cell office:value-type="string">
            <text:p>19</text:p>
          </table:table-cell>
          <table:table-cell office:value-type="string">
            <text:p>235, 236</text:p>
          </table:table-cell>
          <table:table-cell office:value-type="string">
            <text:p>Fall of 1928 the DOD was completed.</text:p>
          </table:table-cell>
          <table:table-cell/>
          <table:table-cell table:style-name="ce10" office:value-type="string">
            <text:p><text:span text:style-name="T1"><text:s/></text:span><text:span text:style-name="T1">The completion of the great machine, "The Demon of Death," which Robert had worked on untiringly day </text:span><text:span text:style-name="T1">and night, was a great triumph for him, but his wonderful energy had been exhausted. Walter had noticed </text:span><text:span text:style-name="T2"><text:s/></text:span><text:span text:style-name="T2">before the machine was completed that Robert looked </text:span><text:span text:style-name="T1">tired and worn. His mind lacked its old-time </text:span><text:span text:style-name="T1">quickness and he feared for his health. Robert began to reach the office late and ceased to take an interest </text:span><text:span text:style-name="T1">in his work. He was moody and despondent. </text:span></text:p>
          </table:table-cell>
          <table:table-cell table:number-columns-repeated="1019"/>
        </table:table-row>
        <table:table-row table:style-name="ro22">
          <table:table-cell office:value-type="string">
            <text:p>19</text:p>
          </table:table-cell>
          <table:table-cell office:value-type="string">
            <text:p>236</text:p>
          </table:table-cell>
          <table:table-cell office:value-type="string">
            <text:p>About an hour after Thanksgiving dinner, 1928</text:p>
          </table:table-cell>
          <table:table-cell/>
          <table:table-cell table:style-name="ce48" office:value-type="string">
            <text:p><text:span text:style-name="T21">Thanksgiving Day, Walter and Edna arranged a big dinner and invited </text:span><text:span text:style-name="T8">Robert. He appeared very much </text:span><text:span text:style-name="T8">worn and ate very little dinner. Both Walter and Edna noticed that he was less talkative than ever </text:span><text:span text:style-name="T8">before. About an hour after dinner was over </text:span><text:span text:style-name="T22">Robert fell in a faint</text:span><text:span text:style-name="T8">. A doctor was called immediately </text:span><text:span text:style-name="T8">and after making a careful examination pronounced it </text:span><text:span text:style-name="T22">a case of nervous breakdown.</text:span><text:span text:style-name="T8"> Said there </text:span><text:span text:style-name="T8">must be </text:span><text:span text:style-name="T22">something preying on his mind</text:span><text:span text:style-name="T8"> or that he had been under a long strain. Walter explained </text:span><text:span text:style-name="T8">the disappearance of Marie and how Robert had worried over the love affair; his long, strenuous </text:span><text:span text:style-name="T8">campaigns in the stock and commodity markets and his work upon his inventions; that up to a few </text:span><text:span text:style-name="T8">months previous Robert had been able to work almost day and night without showing any fatigue, but </text:span><text:span text:style-name="T8">that in recent weeks he had noticed a great change in him. After the doctor had heard the story of the </text:span><text:span text:style-name="T8">love affair and Marie's disappearance, he was sure that a long and needed rest was necessary to </text:span><text:span text:style-name="T8">restore Robert to his normal health. He ordered him to remain absolutely quiet and not attempt to look </text:span><text:span text:style-name="T8">after any of the details of his business.</text:span></text:p>
          </table:table-cell>
          <table:table-cell table:number-columns-repeated="1019"/>
        </table:table-row>
        <table:table-row table:style-name="ro6">
          <table:table-cell office:value-type="string">
            <text:p>19</text:p>
          </table:table-cell>
          <table:table-cell office:value-type="string">
            <text:p>236</text:p>
          </table:table-cell>
          <table:table-cell office:value-type="string">
            <text:p>A few days after Thanksgiving, 1928</text:p>
          </table:table-cell>
          <table:table-cell/>
          <table:table-cell table:style-name="ce46" office:value-type="string">
            <text:p><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table:number-columns-repeated="1019"/>
        </table:table-row>
        <table:table-row table:style-name="ro3">
          <table:table-cell office:value-type="string">
            <text:p>20</text:p>
          </table:table-cell>
          <table:table-cell office:value-type="string">
            <text:p>237</text:p>
          </table:table-cell>
          <table:table-cell office:value-type="string">
            <text:p>Approaching the end of 1928</text:p>
          </table:table-cell>
          <table:table-cell/>
          <table:table-cell table:style-name="ce49" office:value-type="string">
            <text:p><text:span text:style-name="T27">"Marie the Angel of Mercy," Robert's great ship, was rapidly nearing completion.</text:span></text:p>
            <text:p><text:span text:style-name="T27">The new 12-cylinder motor had been tested and the engineers had estimated that they would attain a </text:span><text:span text:style-name="T27">speed of 1000 miles per hour. </text:span><text:span text:style-name="T3">Robert was elated over the success </text:span><text:span text:style-name="T27">and knew that he would now be </text:span><text:span text:style-name="T27">prepared to help his country in time of its greatest need.</text:span></text:p>
          </table:table-cell>
          <table:table-cell table:number-columns-repeated="1019"/>
        </table:table-row>
        <table:table-row table:style-name="ro28">
          <table:table-cell office:value-type="string">
            <text:p>20</text:p>
          </table:table-cell>
          <table:table-cell office:value-type="string">
            <text:p>239</text:p>
          </table:table-cell>
          <table:table-cell table:style-name="ce32" office:value-type="string">
            <text:p><text:span text:style-name="T8">middle of</text:span></text:p>
            <text:p><text:span text:style-name="T8">January, 1929</text:span></text:p>
          </table:table-cell>
          <table:table-cell/>
          <table:table-cell table:style-name="ce10" office:value-type="string">
            <text:p><text:span text:style-name="T1"><text:s/></text:span><text:span text:style-name="T1">After preparing his campaign for the market and buying stocks and cotton for the big advance, Walter </text:span><text:span text:style-name="T1">noticed a great change in Robert. His </text:span><text:span text:style-name="T3">health began to fail again</text:span><text:span text:style-name="T1">, and now that he had achieved great </text:span><text:span text:style-name="T1">success and completed such wonderful inventions, </text:span><text:span text:style-name="T3">without Marie to comfort him he would probably </text:span><text:span text:style-name="T3">break down in health and give up</text:span><text:span text:style-name="T1">. Robert had ceased to talk much about Marie. His interest in the future </text:span><text:span text:style-name="T1">was waning. Walter and Edna, who were still as much in love as ever, often discussed Robert's physical </text:span><text:span text:style-name="T1">condition. They decided to encourage him to go away for a long-needed rest. Walter had a talk with Robert </text:span><text:span text:style-name="T1">in the middle of January, 1929, but Robert didn't show much interest or any desire to travel. A short time </text:span><text:span text:style-name="T1">after this, Robert appeared at the office one morning looking more haggard </text:span><text:span text:style-name="T2"><text:s/>and worn than ever. He called </text:span><text:span text:style-name="T2">Walter and Edna into </text:span><text:span text:style-name="T1">the office, told them that he had had a very peculiar dream the night before, that he </text:span><text:span text:style-name="T1">had dreamed that he had gone to Paris and suddenly met Marie. He was so strongly impressed with the </text:span><text:span text:style-name="T1">dream that he decided to leave at once. Told Walter to give the mechanics instructions to put his old ship </text:span><text:span text:style-name="T1">"The St. Marie" in shape to sail at once.</text:span></text:p>
          </table:table-cell>
          <table:table-cell table:number-columns-repeated="1019"/>
        </table:table-row>
        <table:table-row table:style-name="ro16">
          <table:table-cell table:style-name="ce12" office:value-type="string">
            <text:p>20</text:p>
          </table:table-cell>
          <table:table-cell table:style-name="ce12" office:value-type="string">
            <text:p>240</text:p>
          </table:table-cell>
          <table:table-cell table:style-name="ce12" office:value-type="string">
            <text:p>A short time after the middle of January, 1929</text:p>
          </table:table-cell>
          <table:table-cell table:style-name="ce12"/>
          <table:table-cell table:style-name="ce10"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5">he was not the same Robert of old. He acted as tho his spirit </text:span><text:span text:style-name="T5">was broken.</text:span> </text:p>
          </table:table-cell>
          <table:table-cell table:number-columns-repeated="1019"/>
        </table:table-row>
        <table:table-row table:style-name="ro7">
          <table:table-cell office:value-type="string">
            <text:p>20</text:p>
          </table:table-cell>
          <table:table-cell office:value-type="string">
            <text:p>240</text:p>
          </table:table-cell>
          <table:table-cell office:value-type="string">
            <text:p>Morning of February 2, 1929.</text:p>
          </table:table-cell>
          <table:table-cell/>
          <table:table-cell table:style-name="ce50" office:value-type="string">
            <text:p><text:span text:style-name="T21">On the</text:span><text:span text:style-name="T28"> </text:span><text:span text:style-name="T29">morning of February 2nd, 1929, </text:span><text:span text:style-name="T28">Robert started his flight to Paris and arrived there </text:span><text:span text:style-name="T28">promptly in the evening</text:span><text:span text:style-name="T21"> and went to visit some friends and acquaintances. After talking over the war </text:span><text:span text:style-name="T21">situation and his forecasts of the great war yet to come, </text:span><text:span text:style-name="T28">he decided to visit friends in London.</text:span><text:span text:style-name="T21"> </text:span><text:span text:style-name="T21">England and Russia were waging their battles in the air and doing very little land fighting. Despite the </text:span><text:span text:style-name="T21">good start that England had made, Russia and her allies were getting the best of the victory. </text:span><text:span text:style-name="T28">Robert </text:span><text:span text:style-name="T28">found London very uninteresting.</text:span><text:span text:style-name="T21"> Up to this time he had heard nothing of Marie and </text:span><text:span text:style-name="T28">decided to </text:span><text:span text:style-name="T28">return to Paris.</text:span></text:p>
          </table:table-cell>
          <table:table-cell table:number-columns-repeated="1019"/>
        </table:table-row>
        <table:table-row table:style-name="ro10">
          <table:table-cell office:value-type="string">
            <text:p>20</text:p>
          </table:table-cell>
          <table:table-cell office:value-type="string">
            <text:p>241</text:p>
          </table:table-cell>
          <table:table-cell office:value-type="string">
            <text:p>Latter part of Feburary 1929</text:p>
          </table:table-cell>
          <table:table-cell/>
          <table:table-cell table:style-name="ce10" office:value-type="string">
            <text:p><text:span text:style-name="T1"><text:s/></text:span><text:span text:style-name="T1">On a beautiful sunhiny morning in the latter part of Feburary, 1929, Robert was walking down a prominent </text:span><text:span text:style-name="T1">business street in Paris with no special objective in mind. </text:span><text:span text:style-name="T3">He was feeling sick and gloomy and was </text:span><text:span text:style-name="T3">walking with his head down, looking at the street. </text:span><text:span text:style-name="T1">Suddenly he saw a form approaching very closely, </text:span><text:span text:style-name="T1">and like a flash, a woman quickly passed him. He was sure it was Marie. His heart was in his throat. He </text:span><text:span text:style-name="T1">turned around quickly to follow her but she had disappeared. </text:span><text:span text:style-name="T3">Just as she passed him she dropped a </text:span><text:span text:style-name="T3">letter on the street and he picked it up, put it in his pocket</text:span><text:span text:style-name="T1"> and rushed on down the street, hoping to </text:span><text:span text:style-name="T1">find her, but after exhausting himself running around, fighting his way thru the crowds, without a glimpse of </text:span><text:span text:style-name="T1">her, he decided to open the letter. When he opened it it was written in a foreign language which he did not </text:span><text:span text:style-name="T1">understand.</text:span></text:p>
          </table:table-cell>
          <table:table-cell office:value-type="string">
            <text:p>Is there a reason for 'Feburary' being misspelled?</text:p>
          </table:table-cell>
          <table:table-cell table:number-columns-repeated="1018"/>
        </table:table-row>
        <table:table-row table:style-name="ro29">
          <table:table-cell office:value-type="string">
            <text:p>20</text:p>
          </table:table-cell>
          <table:table-cell office:value-type="string">
            <text:p>243, 244</text:p>
          </table:table-cell>
          <table:table-cell office:value-type="string">
            <text:p>Latter part of Feburary 1929</text:p>
          </table:table-cell>
          <table:table-cell/>
          <table:table-cell table:style-name="ce39" office:value-type="string">
            <text:p><text:span text:style-name="T1"><text:s/></text:span><text:span text:style-name="T3">RG attends the Aviators' Costume Ball to take place in the Hotel Lafayette.</text:span><text:span text:style-name="T1"> </text:span><text:span text:style-name="T2"><text:s/>They asked Robert if he </text:span><text:span text:style-name="T2">did not have a plane to </text:span><text:span text:style-name="T1">enter or if he could not demonstrate something with "The St. Marie." He told them </text:span><text:span text:style-name="T1">that his health was not good and that he was not interested in entering a plane at this time. <text:s/>RG </text:span><text:span text:style-name="T2">looked </text:span><text:span text:style-name="T2">across the hall and again he saw </text:span><text:span text:style-name="T9">Marie dressed</text:span></text:p>
            <text:p><text:span text:style-name="T3">like an eagle, queen of the air.</text:span><text:span text:style-name="T1"> He made a mad rush thru the crowd to the other side of the hall and when </text:span><text:span text:style-name="T1">he got there, he could see no Marie. The ordeal was too much for him. He fell unconscious on the floor. <text:s/></text:span><text:span text:style-name="T2"><text:s/></text:span><text:span text:style-name="T2">Robert </text:span><text:span text:style-name="T1">was not only sick at heart but sick physically, and his</text:span></text:p>
            <text:p><text:span text:style-name="T1">friends realized it and called a nerve specialist, </text:span><text:span text:style-name="T3">Dr. Descartes</text:span><text:span text:style-name="T1">. Robert explained what had happened, </text:span><text:span text:style-name="T1">about meeting Marie on the street and about seeing her at the ball, altho he said nothing about the </text:span><text:span text:style-name="T1">mysterious letter to the Doctor. The Doctor, after examining him, told</text:span></text:p>
            <text:p><text:span text:style-name="T1">his friends he thought that he was suffering from </text:span><text:span text:style-name="T3">mental delusions</text:span><text:span text:style-name="T1"> -- that he had probably had this woman </text:span><text:span text:style-name="T1">on his mind so long and after </text:span><text:span text:style-name="T3">dreaming</text:span><text:span text:style-name="T1"> he had met her on a street in Paris, had hoped so strongly that he </text:span><text:span text:style-name="T1">would meet her, he had brought himself to believe that she was there and </text:span><text:span text:style-name="T3">had really thought that he had </text:span><text:span text:style-name="T3">seen her, both on the street and in the ballroom, but it was probably an optical delusion </text:span><text:span text:style-name="T1">and after he </text:span><text:span text:style-name="T1">got better he would realize that he hadn't seen Marie. </text:span><text:span text:style-name="T3">Several days passed before Robert fully </text:span><text:span text:style-name="T3">recovered. </text:span></text:p>
          </table:table-cell>
          <table:table-cell table:number-columns-repeated="1019"/>
        </table:table-row>
        <table:table-row table:style-name="ro6">
          <table:table-cell office:value-type="string">
            <text:p>20</text:p>
          </table:table-cell>
          <table:table-cell office:value-type="string">
            <text:p>246</text:p>
          </table:table-cell>
          <table:table-cell office:value-type="string">
            <text:p>Several days passed + 1 day</text:p>
          </table:table-cell>
          <table:table-cell office:value-type="string">
            <text:p>Several days after the last timestamp, which was the latter part of February 1929</text:p>
          </table:table-cell>
          <table:table-cell table:style-name="ce11" office:value-type="string">
            <text:p><text:span text:style-name="T1"><text:s/></text:span><text:span text:style-name="T1">Robert was very much </text:span><text:span text:style-name="T3">worried</text:span><text:span text:style-name="T1">. His</text:span><text:span text:style-name="T3"> hope was fast giving way to despair. </text:span><text:span text:style-name="T1">He again realized that hope </text:span><text:span text:style-name="T1">deferred maketh the heart grow sick. </text:span><text:span text:style-name="T3">He thought of Henry Watson's story</text:span><text:span text:style-name="T1"> and wondered if he would </text:span><text:span text:style-name="T1">have to go thru life and die without ever again seeing Marie.</text:span></text:p>
          </table:table-cell>
          <table:table-cell office:value-type="string">
            <text:p>Connection to Henry Watson's story on page 206-211.</text:p>
          </table:table-cell>
          <table:table-cell table:number-columns-repeated="1018"/>
        </table:table-row>
        <table:table-row table:style-name="ro10">
          <table:table-cell office:value-type="string">
            <text:p>20</text:p>
          </table:table-cell>
          <table:table-cell office:value-type="string">
            <text:p>246</text:p>
          </table:table-cell>
          <table:table-cell office:value-type="string">
            <text:p>Early part of March, 1929. <text:s/>Arrived in New York on March 5, 1929.</text:p>
          </table:table-cell>
          <table:table-cell/>
          <table:table-cell table:style-name="ce10" office:value-type="string">
            <text:p><text:span text:style-name="T1"><text:s/></text:span><text:span text:style-name="T1">In the early part of March a lot of the aviators were </text:span><text:span text:style-name="T3">returning from Paris to New York </text:span><text:span text:style-name="T1">after the </text:span><text:span text:style-name="T1">convention and Robert decided to go home with them. </text:span><text:span text:style-name="T3">They insisted that he was not physically able to </text:span><text:span text:style-name="T3">sail "The St. Marie" alone and sent a pilot along with him. </text:span><text:span text:style-name="T1">The trip was uneventful and on</text:span><text:span text:style-name="T3"> March 5th </text:span><text:span text:style-name="T3">Robert arrived in New York. On his arrival he went immediately to his office and laboratories where </text:span><text:span text:style-name="T3">he found Walter and Edna </text:span><text:span text:style-name="T9"><text:s/>glad to see him. </text:span><text:span text:style-name="T2">They told him that </text:span><text:span text:style-name="T9">he looked much </text:span><text:span text:style-name="T3">improved in health</text:span><text:span text:style-name="T1">. </text:span><text:span text:style-name="T1">He related all his experiences in Paris and the mysterious letter. Walter was very much amazed and at a </text:span><text:span text:style-name="T1">loss to understand it all. He could not understand, if </text:span><text:span text:style-name="T3">Marie had dropped the letter</text:span><text:span text:style-name="T1"> and had really seen </text:span><text:span text:style-name="T1">Robert on the street and at the ball, why she would not answer his personal notices in the papers and at </text:span><text:span text:style-name="T1">least clear up the mystery of her disappearance.</text:span></text:p>
          </table:table-cell>
          <table:table-cell table:number-columns-repeated="1019"/>
        </table:table-row>
        <table:table-row table:style-name="ro9">
          <table:table-cell office:value-type="string">
            <text:p>22</text:p>
          </table:table-cell>
          <table:table-cell office:value-type="string">
            <text:p>257</text:p>
          </table:table-cell>
          <table:table-cell office:value-type="string">
            <text:p>Sunday morning about 10 o'clock.</text:p>
          </table:table-cell>
          <table:table-cell office:value-type="string">
            <text:p>If the Sunday referenced is the first Sunday after March 5, 1929, then the date would be March 10, 1929.</text:p>
          </table:table-cell>
          <table:table-cell table:style-name="ce11" office:value-type="string">
            <text:p><text:s/>After consulting with his friends, he decided to go immediately to Silver Springs to see her. On Sunday morning about 10 o'clock he <text:span text:style-name="T5">boarded a local airplane for Silver Springs and arrived in the afternoon</text:span>. It was a fitting setting for the scene. The day was beautiful, the sunshine at its best. Robert had watched the plane as <text:span text:style-name="T5">it flew swiftly</text:span> across the country.</text:p>
          </table:table-cell>
          <table:table-cell office:value-type="string">
            <text:p>Does “plane” == “planet”? <text:s/>Per pg. 258, RG's experience at Silver Springs connects to Marie's disappearance on Sunday morning, June 5, 1927, on page 120.</text:p>
          </table:table-cell>
          <table:table-cell table:number-columns-repeated="1018"/>
        </table:table-row>
        <table:table-row table:style-name="ro9">
          <table:table-cell office:value-type="string">
            <text:p>22</text:p>
          </table:table-cell>
          <table:table-cell office:value-type="string">
            <text:p>260</text:p>
          </table:table-cell>
          <table:table-cell office:value-type="string">
            <text:p>Sunday afternoon.</text:p>
          </table:table-cell>
          <table:table-cell office:value-type="string">
            <text:p>If the Sunday referenced is the first Sunday after March 5, 1929, then the date would be March 10, 1929.</text:p>
          </table:table-cell>
          <table:table-cell office:value-type="string">
            <text:p>RG realizes he has lost the mysterious letter. <text:s/>RG says he was sure he had it when he was in Palm Beach.</text:p>
          </table:table-cell>
          <table:table-cell office:value-type="string">
            <text:p>RG arrives in Palm Beach on pg. 250, and leaves on pg. 257 at Sunday Morning, about 10 o'clock. <text:s/></text:p>
          </table:table-cell>
          <table:table-cell table:number-columns-repeated="1018"/>
        </table:table-row>
        <table:table-row table:style-name="ro30">
          <table:table-cell office:value-type="string">
            <text:p>22</text:p>
          </table:table-cell>
          <table:table-cell office:value-type="string">
            <text:p>260, 261</text:p>
          </table:table-cell>
          <table:table-cell office:value-type="string">
            <text:p>Monday morning, at Sunrise</text:p>
          </table:table-cell>
          <table:table-cell office:value-type="string">
            <text:p>If the previous timestamp Sunday is March 10, 1929, then this Monday would be March 11, 1929, at 6:48 am.</text:p>
          </table:table-cell>
          <table:table-cell table:style-name="ce10" office:value-type="string">
            <text:p><text:span text:style-name="T1"><text:s/></text:span><text:span text:style-name="T1">Robert arose early the next morning and decided that he would go to Silver Springs and see this beautiful </text:span><text:span text:style-name="T1">spot just as the sun was rising. It was a beautiful morning and he rode out upon the waters, listened to the</text:span><text:span text:style-name="T2"> </text:span><text:span text:style-name="T2">songs of the birds, </text:span><text:span text:style-name="T9">watched the beautiful fish running </text:span><text:span text:style-name="T3">to and fro in the clear waters</text:span><text:span text:style-name="T1">. He again </text:span><text:span text:style-name="T3">thought </text:span><text:span text:style-name="T3">of the story of the spirit bride whom the legend said appeared upon the waters on moonlight nights. </text:span><text:span text:style-name="T3">His mind went back to the fishing trip at Spirit Lake, Arkansas. </text:span><text:span text:style-name="T1">He thought of the story of Spirit Lake </text:span><text:span text:style-name="T1">and how he was impressed as a child with that story. Now it seemed more vivid and real. </text:span><text:span text:style-name="T3">His mind </text:span><text:span text:style-name="T3">reverted back to the death of Henry Watson</text:span><text:span text:style-name="T1"> and he thought "Is it my fate to visit places and to hear </text:span><text:span text:style-name="T1">stories of tragedy and disappointment of lovers, and in the end, will my fate be like theirs? Must I sink into </text:span><text:span text:style-name="T1">the waters of forgetfulness without ever again seeing the best beloved face in all the world, Marie's? After </text:span><text:span text:style-name="T1">all, </text:span><text:span text:style-name="T3">is it line Henry Watson said: 'Hope is but an anchor to the soul, but facts are stubborn things </text:span><text:span text:style-name="T3">and we must face them?' </text:span><text:span text:style-name="T1">" For a moment, Robert felt that he had been clinging to hope all these years </text:span><text:span text:style-name="T1">and he was almost ready to bid hope depart and leave him alone to facts, but even then he knew that if </text:span><text:span text:style-name="T1">hope should depart and not hold aloft a light of Marie's love, he at that moment would follow the course of </text:span><text:span text:style-name="T1">the lover of the spirit bride and go overboard, to be swallowed up in the beautiful waters, to release his </text:span><text:span text:style-name="T1">spirit, that it might soar away to find Marie.</text:span></text:p>
          </table:table-cell>
          <table:table-cell office:value-type="string">
            <text:p>In the Sunrise astro chartfor March 11, 1929 at Ocala, Florida, it is just after a new moon and the moon is in Pisces. Sun is at 20 Pisces 25', and Moon is at 22 Pisces 04'. <text:s/>Connection to Spirit Lake story on page 6 and 7. <text:s/>Connection to Henry Watson's death on page 211.</text:p>
          </table:table-cell>
          <table:table-cell table:number-columns-repeated="1018"/>
        </table:table-row>
        <table:table-row table:style-name="ro3">
          <table:table-cell office:value-type="string">
            <text:p>23</text:p>
          </table:table-cell>
          <table:table-cell office:value-type="string">
            <text:p>262</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0" office:value-type="string">
            <text:p><text:span text:style-name="T1">RG drove back to the hotel, found Lady Bersford awaiting him. He ate his breakfast hurriedly</text:span></text:p>
            <text:p><text:span text:style-name="T1">and retired to a </text:span><text:span text:style-name="T3">secret corner in the hotel </text:span><text:span text:style-name="T1">where they would be alone and he could hear what Lady </text:span><text:span text:style-name="T1">Bersford had gathered from the spirit world the night before. </text:span></text:p>
          </table:table-cell>
          <table:table-cell table:number-columns-repeated="1019"/>
        </table:table-row>
        <table:table-row table:style-name="ro15">
          <table:table-cell office:value-type="string">
            <text:p>23</text:p>
          </table:table-cell>
          <table:table-cell office:value-type="string">
            <text:p>265</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1" office:value-type="string">
            <text:p><text:span text:style-name="T1">After Laughing Waters had told RG about Marie and after she removed the impression of Marie from RG's </text:span><text:span text:style-name="T1">mind, </text:span><text:span text:style-name="T3">RG was much more cheerful and hopeful.</text:span><text:span text:style-name="T1"> <text:s/>RG's own mind told him that </text:span><text:span text:style-name="T3">he was at last on the </text:span><text:span text:style-name="T3">right track.</text:span><text:span text:style-name="T1"> <text:s/></text:span><text:span text:style-name="T2"><text:s/>He thought of the laws laid down in the </text:span><text:span text:style-name="T1">Bible; remembered what Jesus said when they asked </text:span><text:span text:style-name="T1">him for a sign that the Son of man would remain three days and three nights in the heart of the earth, then </text:span><text:span text:style-name="T1">rise and ascend to heaven. Robert knew the meaning of this. He knew that sorrows, sufferings and </text:span><text:span text:style-name="T1">disappointment had to come before joy and happiness; for every day of sunshine comes a night of </text:span><text:span text:style-name="T1">darkness, for every aching in the heart there is a returning flow.</text:span></text:p>
          </table:table-cell>
          <table:table-cell table:number-columns-repeated="1019"/>
        </table:table-row>
        <table:table-row table:style-name="ro7">
          <table:table-cell office:value-type="string">
            <text:p>23</text:p>
          </table:table-cell>
          <table:table-cell office:value-type="string">
            <text:p>266</text:p>
          </table:table-cell>
          <table:table-cell table:style-name="ce31" office:value-type="string">
            <text:p>“A few days later”, after the previous timestamp of Monday.</text:p>
          </table:table-cell>
          <table:table-cell table:style-name="ce31" office:value-type="string">
            <text:p>If the previous timestamp Sunday is March 10, 1929, then Monday would be March 11, 1929, and the timestamp is a few days after that date.</text:p>
          </table:table-cell>
          <table:table-cell table:style-name="ce10" office:value-type="string">
            <text:p><text:span text:style-name="T1">RG says "I am going </text:span><text:span text:style-name="T3">direct to New York </text:span><text:span text:style-name="T1">as I have important business matters to look after</text:span></text:p>
            <text:p><text:span text:style-name="T1">there," he replied. Lady Bersford says: </text:span><text:span text:style-name="T3">"Mr. Gordon, you don't look strong," she said. "It seems to me </text:span><text:span text:style-name="T3">you need to take more care of your health and have more rest. <text:s/></text:span><text:span text:style-name="T4">Then Lady Bersford tells RG about </text:span><text:span text:style-name="T4">Sebring, Florida, where there is a sunshine sanitarium. <text:s/>It was the place Ponce de Leon was looking for </text:span><text:span text:style-name="T4">when we was searching for the fountain of youth. <text:s/>Sebring has more sunshine than any other place in </text:span><text:span text:style-name="T4">Florida. <text:s/>RG changes his plans to go to Sebring, Florida instead.</text:span></text:p>
          </table:table-cell>
          <table:table-cell office:value-type="string">
            <text:p>Is 'Direct to New York' referring to planetary motion?</text:p>
          </table:table-cell>
          <table:table-cell table:number-columns-repeated="1018"/>
        </table:table-row>
        <table:table-row table:style-name="ro2">
          <table:table-cell table:style-name="ce12" office:value-type="string">
            <text:p>23</text:p>
          </table:table-cell>
          <table:table-cell table:style-name="ce12" office:value-type="string">
            <text:p>267</text:p>
          </table:table-cell>
          <table:table-cell table:style-name="ce12" office:value-type="string">
            <text:p>March 27, 1929</text:p>
          </table:table-cell>
          <table:table-cell table:style-name="ce12"/>
          <table:table-cell office:value-type="string">
            <text:p><text:span text:style-name="T5">Lady Bersford and RG arrived in Sebring, Florida. <text:s/></text:span>RG's health began to improve a few days after he arrived. <text:span text:style-name="T5"><text:s/>Time went by rapidly and a month was gone before RG knew it. <text:s/></text:span></text:p>
          </table:table-cell>
          <table:table-cell table:style-name="ce12" office:value-type="string">
            <text:p>Time distortion.</text:p>
          </table:table-cell>
          <table:table-cell table:number-columns-repeated="1018"/>
        </table:table-row>
        <table:table-row table:style-name="ro9">
          <table:table-cell table:style-name="ce12" office:value-type="string">
            <text:p>24</text:p>
          </table:table-cell>
          <table:table-cell table:style-name="ce12" office:value-type="string">
            <text:p>269</text:p>
          </table:table-cell>
          <table:table-cell table:style-name="ce12" office:value-type="string">
            <text:p>Latter part of April, 1929</text:p>
          </table:table-cell>
          <table:table-cell table:style-name="ce12"/>
          <table:table-cell table:style-name="ce10" office:value-type="string">
            <text:p>In the latter part of April, Robert decided that he must return to New York and take up his duties. <text:span text:style-name="T1">As Robert </text:span><text:span text:style-name="T1">started toward New York, his heart was light, his hopes were revived and he had greater faith than ever that </text:span><text:span text:style-name="T1">Marie was alive and would in the not distant future return to him. When he arrived in New York he went </text:span><text:span text:style-name="T1">direct to his office and laboratory. Walter and Edna greeted him with enthusiasm. Were happy to see him </text:span><text:span text:style-name="T1">looking so well.</text:span></text:p>
          </table:table-cell>
          <table:table-cell table:style-name="ce12"/>
          <table:table-cell table:number-columns-repeated="1018"/>
        </table:table-row>
        <table:table-row table:style-name="ro3">
          <table:table-cell table:style-name="ce12" office:value-type="string">
            <text:p>24</text:p>
          </table:table-cell>
          <table:table-cell table:style-name="ce12" office:value-type="string">
            <text:p>270</text:p>
          </table:table-cell>
          <table:table-cell table:style-name="ce12" office:value-type="string">
            <text:p>Latter part of April, 1929</text:p>
          </table:table-cell>
          <table:table-cell table:style-name="ce12"/>
          <table:table-cell office:value-type="string">
            <text:p>RG talks about the 'fountain of youth in Sebring, Florida. <text:s/>He says it is the only place in Florida where you can get good water to drink without having it shipped in. <text:s/>The sunshine and climate are ideal. <text:s/>I began to get better the second day after I was there and gained strength every day. <text:s/></text:p>
            <text:p/>
          </table:table-cell>
          <table:table-cell table:style-name="ce12" office:value-type="string">
            <text:p>Second day after RG was in Sebring, Florida is the second day after March 27, 1929.</text:p>
          </table:table-cell>
          <table:table-cell table:number-columns-repeated="1018"/>
        </table:table-row>
        <table:table-row table:style-name="ro6">
          <table:table-cell table:style-name="ce12" office:value-type="string">
            <text:p>24</text:p>
          </table:table-cell>
          <table:table-cell table:style-name="ce12" office:value-type="string">
            <text:p>270</text:p>
          </table:table-cell>
          <table:table-cell table:style-name="ce12" office:value-type="string">
            <text:p>Latter part of April, 1929</text:p>
          </table:table-cell>
          <table:table-cell table:style-name="ce12"/>
          <table:table-cell office:value-type="string">
            <text:p>RG says to Edna and Walter: If you ever get married, be sure to go to Silver Springs on your honeymoon for you will enjoy this beautiful spot and scenery. <text:s/>Take a trip down Silver River to Ocklawaha, then down the beautiful St. Johns River. <text:s/>If you can make the trip next March or early April, you will find Nature at her best. <text:s/></text:p>
          </table:table-cell>
          <table:table-cell table:style-name="ce12" office:value-type="string">
            <text:p>The next March or early April referred to is in 1930. </text:p>
          </table:table-cell>
          <table:table-cell table:number-columns-repeated="1018"/>
        </table:table-row>
        <table:table-row table:style-name="ro6" table:number-rows-repeated="52">
          <table:table-cell table:style-name="ce12" table:number-columns-repeated="4"/>
          <table:table-cell/>
          <table:table-cell table:style-name="ce12"/>
          <table:table-cell table:number-columns-repeated="1018"/>
        </table:table-row>
        <table:table-row table:style-name="ro6" table:number-rows-repeated="1048410">
          <table:table-cell table:number-columns-repeated="1024"/>
        </table:table-row>
        <table:table-row table:style-name="ro6">
          <table:table-cell table:number-columns-repeated="1024"/>
        </table:table-row>
      </table:table>
      <table:table table:name="Ranks and Promotions" table:style-name="ta1" table:print="false">
        <table:table-column table:style-name="co20" table:default-cell-style-name="ce17"/>
        <table:table-column table:style-name="co21" table:default-cell-style-name="ce17"/>
        <table:table-column table:style-name="co16" table:default-cell-style-name="ce3"/>
        <table:table-column table:style-name="co22" table:default-cell-style-name="ce3"/>
        <table:table-column table:style-name="co16" table:default-cell-style-name="ce3"/>
        <table:table-column table:style-name="co23" table:default-cell-style-name="ce12"/>
        <table:table-column table:style-name="co24" table:default-cell-style-name="ce25"/>
        <table:table-column table:style-name="co25" table:default-cell-style-name="ce12"/>
        <table:table-column table:style-name="co26" table:default-cell-style-name="ce4"/>
        <table:table-column table:style-name="co7" table:number-columns-repeated="1014" table:default-cell-style-name="Default"/>
        <table:table-row table:style-name="ro5">
          <table:table-cell table:style-name="ce52" office:value-type="string">
            <text:p>Chapter</text:p>
          </table:table-cell>
          <table:table-cell table:style-name="ce52"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Person</text:p>
          </table:table-cell>
          <table:table-cell table:style-name="ce34" office:value-type="string">
            <text:p>Title</text:p>
          </table:table-cell>
          <table:table-cell table:style-name="ce1" office:value-type="string">
            <text:p># times mentioned</text:p>
          </table:table-cell>
          <table:table-cell table:style-name="ce1" office:value-type="string">
            <text:p>Event</text:p>
          </table:table-cell>
          <table:table-cell table:style-name="ce1" office:value-type="string">
            <text:p>Notes/Comments</text:p>
          </table:table-cell>
          <table:table-cell table:style-name="ce25" table:number-columns-repeated="1014"/>
        </table:table-row>
        <table:table-row table:style-name="ro7">
          <table:table-cell table:number-columns-repeated="2" table:style-name="ce27" office:value-type="string">
            <text:p>1</text:p>
          </table:table-cell>
          <table:table-cell table:style-name="Default"/>
          <table:table-cell table:style-name="ce4"/>
          <table:table-cell table:style-name="ce33" office:value-type="string">
            <text:p>Calvin Gordon</text:p>
          </table:table-cell>
          <table:table-cell table:style-name="ce53" office:value-type="string">
            <text:p>Capt. Gordon</text:p>
          </table:table-cell>
          <table:table-cell office:value-type="float" office:value="1">
            <text:p>1</text:p>
          </table:table-cell>
          <table:table-cell table:style-name="ce36" office:value-type="string">
            <text:p><text:span text:style-name="T1"><text:s/></text:span><text:span text:style-name="T1">Calvin Gordon, the baby’s father, had been a </text:span><text:span text:style-name="T3">Captain</text:span></text:p>
            <text:p><text:span text:style-name="T1">in the U.S. Army in Spain. He had won distinction</text:span></text:p>
            <text:p><text:span text:style-name="T1">for his cool courage and daring nerve, and after the close</text:span></text:p>
            <text:p><text:span text:style-name="T1">of the Spanish-American war, moved from Tennessee</text:span></text:p>
            <text:p><text:span text:style-name="T1">to Texas. </text:span><text:span text:style-name="T3">Capt. Gordon.</text:span></text:p>
          </table:table-cell>
          <table:table-cell table:style-name="ce33"/>
          <table:table-cell table:style-name="ce51" table:number-columns-repeated="1014"/>
        </table:table-row>
        <table:table-row table:style-name="ro4">
          <table:table-cell office:value-type="string">
            <text:p>1</text:p>
          </table:table-cell>
          <table:table-cell office:value-type="string">
            <text:p>2</text:p>
          </table:table-cell>
          <table:table-cell/>
          <table:table-cell table:style-name="ce4"/>
          <table:table-cell table:style-name="ce33" office:value-type="string">
            <text:p>Calvin Gordon</text:p>
          </table:table-cell>
          <table:table-cell table:style-name="ce53" office:value-type="string">
            <text:p>Capt. Gordon</text:p>
          </table:table-cell>
          <table:table-cell office:value-type="float" office:value="4">
            <text:p>4</text:p>
          </table:table-cell>
          <table:table-cell/>
          <table:table-cell table:style-name="ce5"/>
          <table:table-cell table:number-columns-repeated="1014"/>
        </table:table-row>
        <table:table-row table:style-name="ro16">
          <table:table-cell office:value-type="string">
            <text:p>1</text:p>
          </table:table-cell>
          <table:table-cell office:value-type="string">
            <text:p>7</text:p>
          </table:table-cell>
          <table:table-cell office:value-type="string">
            <text:p>1914</text:p>
          </table:table-cell>
          <table:table-cell table:style-name="ce4"/>
          <table:table-cell table:style-name="ce33" office:value-type="string">
            <text:p>Calvin Gordon</text:p>
          </table:table-cell>
          <table:table-cell table:style-name="ce53" office:value-type="string">
            <text:p>Capt. Gordon</text:p>
          </table:table-cell>
          <table:table-cell office:value-type="float" office:value="1">
            <text:p>1</text:p>
          </table:table-cell>
          <table:table-cell office:value-type="string">
            <text:p><text:span text:style-name="T1"><text:s/></text:span><text:span text:style-name="T1">In 1914, when war broke out, </text:span><text:span text:style-name="T3">Capt. Gordon</text:span><text:span text:style-name="T1">, who</text:span></text:p>
            <text:p><text:span text:style-name="T1">had once served in the Spanish-American War, became</text:span></text:p>
            <text:p><text:span text:style-name="T1">very much interested in the conflict and followed it very</text:span></text:p>
            <text:p><text:span text:style-name="T1">closely, reading the papers daily and talking about it.</text:span></text:p>
          </table:table-cell>
          <table:table-cell table:number-columns-repeated="1015"/>
        </table:table-row>
        <table:table-row table:style-name="ro2">
          <table:table-cell office:value-type="string">
            <text:p>1</text:p>
          </table:table-cell>
          <table:table-cell office:value-type="string">
            <text:p>8</text:p>
          </table:table-cell>
          <table:table-cell office:value-type="string">
            <text:p>During the Civil War</text:p>
          </table:table-cell>
          <table:table-cell table:style-name="ce4"/>
          <table:table-cell table:style-name="ce4" office:value-type="string">
            <text:p>Robert Gordon [grandfather]</text:p>
          </table:table-cell>
          <table:table-cell table:style-name="ce54" office:value-type="string">
            <text:p>Colonel Robert Gordon</text:p>
          </table:table-cell>
          <table:table-cell office:value-type="float" office:value="1">
            <text:p>1</text:p>
          </table:table-cell>
          <table:table-cell table:style-name="ce37" office:value-type="string">
            <text:p><text:span text:style-name="T1"><text:s/></text:span><text:span text:style-name="T1">She talked of his grandfather, </text:span><text:span text:style-name="T3">Colonel Robert</text:span></text:p>
            <text:p><text:span text:style-name="T3">Gordon</text:span><text:span text:style-name="T1">, for whom he was named, and how he became famous during the Civil War</text:span></text:p>
          </table:table-cell>
          <table:table-cell table:number-columns-repeated="1015"/>
        </table:table-row>
        <table:table-row table:style-name="ro9">
          <table:table-cell office:value-type="string">
            <text:p>1</text:p>
          </table:table-cell>
          <table:table-cell office:value-type="string">
            <text:p>8</text:p>
          </table:table-cell>
          <table:table-cell office:value-type="string">
            <text:p>1898</text:p>
          </table:table-cell>
          <table:table-cell table:style-name="ce4" table:number-columns-repeated="2"/>
          <table:table-cell table:style-name="ce54" office:value-type="string">
            <text:p>Colonel Roosevelt</text:p>
          </table:table-cell>
          <table:table-cell office:value-type="float" office:value="1">
            <text:p>1</text:p>
          </table:table-cell>
          <table:table-cell table:style-name="ce37" office:value-type="string">
            <text:p><text:span text:style-name="T1"><text:s/></text:span><text:span text:style-name="T1">She talked of his grandfather, </text:span><text:span text:style-name="T4">Colonel Robert Gordon</text:span><text:span text:style-name="T1">, for whom he was named, and how he became </text:span><text:span text:style-name="T1">famous during the Civil War, and how later Robert’s own father went with </text:span><text:span text:style-name="T3">Colonel Roosevelt</text:span><text:span text:style-name="T1"> and became </text:span><text:span text:style-name="T1">a </text:span><text:span text:style-name="T3">Captain</text:span><text:span text:style-name="T1"> in the Spanish-American War in 1898.</text:span></text:p>
          </table:table-cell>
          <table:table-cell table:number-columns-repeated="1015"/>
        </table:table-row>
        <table:table-row table:style-name="ro2">
          <table:table-cell office:value-type="string">
            <text:p>1</text:p>
          </table:table-cell>
          <table:table-cell office:value-type="string">
            <text:p>8</text:p>
          </table:table-cell>
          <table:table-cell office:value-type="string">
            <text:p>1898</text:p>
          </table:table-cell>
          <table:table-cell/>
          <table:table-cell table:style-name="ce33" office:value-type="string">
            <text:p>Calvin Gordon</text:p>
          </table:table-cell>
          <table:table-cell table:style-name="ce53" office:value-type="string">
            <text:p>Capt. Gordon</text:p>
          </table:table-cell>
          <table:table-cell office:value-type="float" office:value="1">
            <text:p>1</text:p>
          </table:table-cell>
          <table:table-cell table:style-name="ce9" office:value-type="string">
            <text:p><text:span text:style-name="T1"><text:s/></text:span><text:span text:style-name="T1">His mother spent many anxious months and worried with the children while </text:span><text:span text:style-name="T3">Capt. Gordon </text:span><text:span text:style-name="T1">was away at </text:span><text:span text:style-name="T1">war.</text:span></text:p>
          </table:table-cell>
          <table:table-cell table:number-columns-repeated="1015"/>
        </table:table-row>
        <table:table-row table:style-name="ro6">
          <table:table-cell office:value-type="string">
            <text:p>1</text:p>
          </table:table-cell>
          <table:table-cell office:value-type="string">
            <text:p>9</text:p>
          </table:table-cell>
          <table:table-cell office:value-type="string">
            <text:p>Timestamp not given, but between 1914 and 1917</text:p>
          </table:table-cell>
          <table:table-cell/>
          <table:table-cell table:style-name="ce33" office:value-type="string">
            <text:p>Calvin Gordon</text:p>
          </table:table-cell>
          <table:table-cell table:style-name="ce53" office:value-type="string">
            <text:p>Capt. Gordon</text:p>
          </table:table-cell>
          <table:table-cell office:value-type="float" office:value="1">
            <text:p>1</text:p>
          </table:table-cell>
          <table:table-cell table:style-name="ce10" office:value-type="string">
            <text:p>Unfavorable conditions thruout the country and the low price of cotton left <text:span text:style-name="T5">Capt. Gordon</text:span> practically penniless, causing him and all of his children to labor hard in order to support themselves.</text:p>
          </table:table-cell>
          <table:table-cell table:number-columns-repeated="1015"/>
        </table:table-row>
        <table:table-row table:style-name="ro4">
          <table:table-cell office:value-type="string">
            <text:p>1</text:p>
          </table:table-cell>
          <table:table-cell table:style-name="Default" office:value-type="float" office:value="12">
            <text:p>12</text:p>
          </table:table-cell>
          <table:table-cell table:style-name="Default"/>
          <table:table-cell/>
          <table:table-cell table:style-name="ce33" office:value-type="string">
            <text:p>Calvin Gordon</text:p>
          </table:table-cell>
          <table:table-cell table:style-name="ce53" office:value-type="string">
            <text:p>Capt. Gordon</text:p>
          </table:table-cell>
          <table:table-cell office:value-type="float" office:value="1">
            <text:p>1</text:p>
          </table:table-cell>
          <table:table-cell table:style-name="Default"/>
          <table:table-cell table:number-columns-repeated="1015"/>
        </table:table-row>
        <table:table-row table:style-name="ro7">
          <table:table-cell office:value-type="string">
            <text:p>2</text:p>
          </table:table-cell>
          <table:table-cell office:value-type="string">
            <text:p>16</text:p>
          </table:table-cell>
          <table:table-cell table:number-columns-repeated="2"/>
          <table:table-cell table:style-name="ce33" office:value-type="string">
            <text:p>Calvin Gordon</text:p>
          </table:table-cell>
          <table:table-cell table:style-name="ce53" office:value-type="string">
            <text:p>Capt. Gordon</text:p>
          </table:table-cell>
          <table:table-cell office:value-type="float" office:value="1">
            <text:p>1</text:p>
          </table:table-cell>
          <table:table-cell table:style-name="ce10" office:value-type="string">
            <text:p><text:span text:style-name="T1"><text:s/></text:span><text:span text:style-name="T3">Capt. Gordon </text:span><text:span text:style-name="T1">had been very successful during the</text:span></text:p>
            <text:p><text:span text:style-name="T1">war growing cotton. Prices had gone very high and</text:span></text:p>
            <text:p><text:span text:style-name="T1">he had accumulated quite a little money. But in 1920</text:span></text:p>
            <text:p><text:span text:style-name="T1">cotton prices declined rapidly and his cotton brought</text:span></text:p>
            <text:p><text:span text:style-name="T1">very little, which again reduced them to poor circumstances.</text:span></text:p>
          </table:table-cell>
          <table:table-cell table:number-columns-repeated="1015"/>
        </table:table-row>
        <table:table-row table:style-name="ro15">
          <table:table-cell office:value-type="string">
            <text:p>12</text:p>
          </table:table-cell>
          <table:table-cell office:value-type="string">
            <text:p>141</text:p>
          </table:table-cell>
          <table:table-cell office:value-type="string">
            <text:p>Monday, June 6,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11" office:value-type="string">
            <text:p><text:span text:style-name="T1"><text:s/></text:span><text:span text:style-name="T1">He secured a morning newspaper and found the headlines filled with Lindbergh. </text:span><text:span text:style-name="T3">Read about the </text:span><text:span text:style-name="T3">preparations for Captain Lindbergh’s return to Washington and New York and the plans for his </text:span><text:span text:style-name="T3">reception. </text:span><text:span text:style-name="T1">Of course, Robert had looked forward to being there at that time and have Marie with him as his </text:span><text:span text:style-name="T1">wife. He had been looking forward to the day when his own dream would be realized and he would build </text:span><text:span text:style-name="T1">one of the greatest airships of the age.</text:span></text:p>
          </table:table-cell>
          <table:table-cell table:number-columns-repeated="1015"/>
        </table:table-row>
        <table:table-row table:style-name="ro21">
          <table:table-cell office:value-type="string">
            <text:p>12</text:p>
          </table:table-cell>
          <table:table-cell office:value-type="string">
            <text:p>146</text:p>
          </table:table-cell>
          <table:table-cell office:value-type="string">
            <text:p>Date in the text is June May 2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1"><text:s/></text:span><text:span text:style-name="T1">Robert was still holding his Right Aeroplane stock,</text:span></text:p>
            <text:p><text:span text:style-name="T1">which </text:span><text:span text:style-name="T3">he had bought at 31 on May 21st, the day that</text:span></text:p>
            <text:p><text:span text:style-name="T3">Captain Lindbergh completed his successful flight to</text:span></text:p>
            <text:p><text:span text:style-name="T3">Paris. </text:span><text:span text:style-name="T1">He figured that he could make a great fortune</text:span></text:p>
            <text:p><text:span text:style-name="T1">by buying Right Aeroplane stock and holding it for</text:span></text:p>
            <text:p><text:span text:style-name="T1">years and at the same time selling Major Motors short.</text:span></text:p>
            <text:p><text:span text:style-name="T1">The markets in Wheat, Cotton, Major Motors and</text:span></text:p>
            <text:p><text:span text:style-name="T1">Right Aeroplane were all doing just exactly as he had</text:span></text:p>
            <text:p><text:span text:style-name="T1">calculated they would. The fact that he was making</text:span></text:p>
            <text:p><text:span text:style-name="T1">money on Right Aeroplane stock encouraged him to continue his work on his own plane.</text:span></text:p>
          </table:table-cell>
          <table:table-cell table:number-columns-repeated="1015"/>
        </table:table-row>
        <table:table-row table:style-name="ro24">
          <table:table-cell office:value-type="string">
            <text:p>12</text:p>
          </table:table-cell>
          <table:table-cell office:value-type="string">
            <text:p>152</text:p>
          </table:table-cell>
          <table:table-cell office:value-type="string">
            <text:p>Tuesday morning, June 7,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office:value-type="string">
            <text:p><text:span text:style-name="T1"><text:s/></text:span><text:span text:style-name="T1">Robert awoke on Tuesday morning feeling much better,</text:span></text:p>
            <text:p><text:span text:style-name="T1">had his breakfast early, bought the newspaper and</text:span></text:p>
            <text:p><text:span text:style-name="T1">read all about the receptions being planned for </text:span><text:span text:style-name="T3">Colonel</text:span></text:p>
            <text:p><text:span text:style-name="T3">Lindbergh</text:span><text:span text:style-name="T1"> and again the wish stole into his heart and</text:span></text:p>
            <text:p><text:span text:style-name="T1">the hope was revived that in some way Marie might be</text:span></text:p>
            <text:p><text:span text:style-name="T1">with him </text:span><text:span text:style-name="T3">when Lindbergh arrived in New York</text:span><text:span text:style-name="T1">.</text:span></text:p>
          </table:table-cell>
          <table:table-cell table:number-columns-repeated="1015"/>
        </table:table-row>
        <table:table-row table:style-name="ro18">
          <table:table-cell office:value-type="string">
            <text:p>14</text:p>
          </table:table-cell>
          <table:table-cell office:value-type="string">
            <text:p>180</text:p>
          </table:table-cell>
          <table:table-cell office:value-type="string">
            <text:p>Current date is June 10, 1927, big reception planned on <text:span text:style-name="T5">Monday June 13, 1927</text:span> in New York</text:p>
          </table:table-cell>
          <table:table-cell/>
          <table:table-cell office:value-type="string">
            <text:p>Charles Lindbergh</text:p>
          </table:table-cell>
          <table:table-cell office:value-type="string">
            <text:p>Colonel Charles A. Lindbergh</text:p>
          </table:table-cell>
          <table:table-cell office:value-type="float" office:value="1">
            <text:p>1</text:p>
          </table:table-cell>
          <table:table-cell table:style-name="ce10" office:value-type="string">
            <text:p><text:span text:style-name="T1"><text:s/></text:span><text:span text:style-name="T1">RG was also anxious to meet his old pal, Walter Kennelworth, so he decided to get ready to go on to New </text:span><text:span text:style-name="T1">York. </text:span><text:span text:style-name="T3">The big reception for Colonel Charles A. Lindbergh was planned</text:span><text:span text:style-name="T1"> and would take place in </text:span><text:span text:style-name="T3">New </text:span><text:span text:style-name="T3">York on Monday, June 13th</text:span><text:span text:style-name="T1">, and he wanted to be there, but every time he thought of anything that would </text:span><text:span text:style-name="T1">give him happiness or pleasure, he thought of Marie and knew that without her it would not mean as much </text:span><text:span text:style-name="T1">to him.</text:span><text:span text:style-name="T2"> <text:s/>Still he hoped</text:span></text:p>
            <text:p><text:span text:style-name="T1">Marie might appear or that some news of her might be</text:span></text:p>
            <text:p><text:span text:style-name="T1">received before he left.</text:span></text:p>
          </table:table-cell>
          <table:table-cell table:number-columns-repeated="1015"/>
        </table:table-row>
        <table:table-row table:style-name="ro3">
          <table:table-cell office:value-type="string">
            <text:p>14</text:p>
          </table:table-cell>
          <table:table-cell office:value-type="string">
            <text:p>180</text:p>
          </table:table-cell>
          <table:table-cell office:value-type="string">
            <text:p>Current date is June 10, 1927, big reception planned on <text:span text:style-name="T5">Monday June 13, 1927</text:span> in New York</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11" office:value-type="string">
            <text:p><text:s/>RG wanted to see<text:span text:style-name="T5"> Captain Lindbergh</text:span> and his plane, <text:span text:style-name="T5">“The Spirit of St. Louis,” </text:span>for Robert was dreaming of the day when he would complete his own great plane according to Ezekiel’s plan.</text:p>
          </table:table-cell>
          <table:table-cell table:number-columns-repeated="1015"/>
        </table:table-row>
        <table:table-row table:style-name="ro16">
          <table:table-cell office:value-type="string">
            <text:p>14</text:p>
          </table:table-cell>
          <table:table-cell office:value-type="string">
            <text:p>184</text:p>
          </table:table-cell>
          <table:table-cell office:value-type="string">
            <text:p>Current date is June 1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1"><text:s/></text:span><text:span text:style-name="T1">The United States began as a land of liberty and</text:span></text:p>
            <text:p><text:span text:style-name="T1">has always set an example for the </text:span><text:span text:style-name="T3">balance of the world </text:span><text:span text:style-name="T1">and I hope to see the day when our country will </text:span><text:span text:style-name="T1">take the lead in establishing universal peace and the brotherhood of man. </text:span><text:span text:style-name="T3">Captain Lindberg’s flight </text:span><text:span text:style-name="T3">confirms my studies and forecasts of the future.</text:span></text:p>
          </table:table-cell>
          <table:table-cell table:number-columns-repeated="1015"/>
        </table:table-row>
        <table:table-row table:style-name="ro31">
          <table:table-cell office:value-type="string">
            <text:p>15</text:p>
          </table:table-cell>
          <table:table-cell office:value-type="string">
            <text:p>187</text:p>
          </table:table-cell>
          <table:table-cell office:value-type="string">
            <text:p>Monday, June 13, 1927</text:p>
          </table:table-cell>
          <table:table-cell/>
          <table:table-cell office:value-type="string">
            <text:p>Charles Lindbergh</text:p>
          </table:table-cell>
          <table:table-cell office:value-type="string">
            <text:p>Colonel Lindbergh</text:p>
          </table:table-cell>
          <table:table-cell office:value-type="float" office:value="2">
            <text:p>2</text:p>
          </table:table-cell>
          <table:table-cell table:style-name="ce10" office:value-type="string">
            <text:p><text:span text:style-name="T1"><text:s/></text:span><text:span text:style-name="T1">Mr. Kennelworth, Robert and Walter arose early to be ready for </text:span><text:span text:style-name="T3">Colonel Lindbergh</text:span><text:span text:style-name="T1">’s triumphant march up </text:span><text:span text:style-name="T1">Broadway. Robert was very enthusiastic about it and talked about what a great achievement it was and </text:span><text:span text:style-name="T1">what it meant to the world, especially to the United States. Walter told him that </text:span><text:span text:style-name="T3">they must get busy and </text:span><text:span text:style-name="T3">start to lay out the plans to build Robert’s great airplane</text:span><text:span text:style-name="T1">. When they started out on the street, Robert </text:span><text:span text:style-name="T1">began to talk of Marie and said that he hoped that he would find her that day. Thru all the surging crowds, </text:span><text:span text:style-name="T1">he stared in the face of every woman, hoping that Marie, if she was alive, might have decided to come to </text:span><text:span text:style-name="T1">New York for the Lindbergh reception. It was a great day for </text:span><text:span text:style-name="T3">Colonel Lindbergh</text:span><text:span text:style-name="T1">, and a great day for </text:span><text:span text:style-name="T1">Robert, because it encouraged his hope for the day, and believed it would come to pass when airplanes </text:span><text:span text:style-name="T1">would conquer the world and bring universal peace. He felt that a state of perfection could never be </text:span><text:span text:style-name="T1">reached until the brotherhood of man, founded on love, was established.</text:span></text:p>
          </table:table-cell>
          <table:table-cell table:number-columns-repeated="1015"/>
        </table:table-row>
        <table:table-row table:style-name="ro32">
          <table:table-cell office:value-type="string">
            <text:p>15</text:p>
          </table:table-cell>
          <table:table-cell office:value-type="string">
            <text:p>194</text:p>
          </table:table-cell>
          <table:table-cell office:value-type="string">
            <text:p>A few days after New York's reception <text:span text:style-name="T5">to</text:span> Colonel Lindberg (a few days after Monday June 13,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office:value-type="string">
            <text:p><text:span text:style-name="T1"><text:s/></text:span><text:span text:style-name="T1">A few days after New York’s reception to</text:span><text:span text:style-name="T3"> Colonel</text:span></text:p>
            <text:p><text:span text:style-name="T3">Lindbergh</text:span><text:span text:style-name="T1">, Robert decided to get down to business.</text:span></text:p>
            <text:p><text:span text:style-name="T1">He visited his brokers in Wall Street, talked over the</text:span></text:p>
            <text:p><text:span text:style-name="T1">market situation and found that they did not agree with his ideas and views. Decided to open an office at 69 </text:span><text:span text:style-name="T1">Wall Street, and Walter was to work with him when he had time from his studies. They consulted about a </text:span><text:span text:style-name="T1">stenographer or office assistant. Walter had met Miss Edna Quinton, a very talented girl, whom he thought </text:span><text:span text:style-name="T1">was the most competent he had ever known, so Robert gave her a position in his office.</text:span></text:p>
          </table:table-cell>
          <table:table-cell table:number-columns-repeated="1015"/>
        </table:table-row>
        <table:table-row table:style-name="ro33">
          <table:table-cell office:value-type="string">
            <text:p>19</text:p>
          </table:table-cell>
          <table:table-cell office:value-type="string">
            <text:p>227</text:p>
          </table:table-cell>
          <table:table-cell office:value-type="string">
            <text:p>May 1928, at a meeting of the Chamber of Commerce of Texarkana</text:p>
          </table:table-cell>
          <table:table-cell/>
          <table:table-cell office:value-type="string">
            <text:p>Mr. Stanton</text:p>
          </table:table-cell>
          <table:table-cell office:value-type="string">
            <text:p>Colonel Stanton</text:p>
          </table:table-cell>
          <table:table-cell office:value-type="float" office:value="1">
            <text:p>1</text:p>
          </table:table-cell>
          <table:table-cell table:style-name="ce55" office:value-type="string">
            <text:p><text:span text:style-name="T1"><text:s/></text:span><text:span text:style-name="T1">Mr. Kennelworth proposed that the leading citizens of Texarkana go to New York to honor their </text:span><text:span text:style-name="T1">favorite</text:span><text:span text:style-name="T3"> son</text:span><text:span text:style-name="T1"> on his return. When he had finished talking there was lasting applause and hurrahs </text:span><text:span text:style-name="T1">for Robert Gordon. </text:span><text:span text:style-name="T3">Colonel Stanton</text:span><text:span text:style-name="T1"> was in the audience. He arose and said that he heartily </text:span><text:span text:style-name="T1">endorsed the proposal and would donate $10,000.00 to the expense fund, that they should go to </text:span><text:span text:style-name="T1">New York in a special train to greet the greatest young </text:span><text:span text:style-name="T3">man of the age </text:span><text:span text:style-name="T1">who was born on a farm </text:span><text:span text:style-name="T1">near Texarkana.</text:span></text:p>
          </table:table-cell>
          <table:table-cell office:value-type="string">
            <text:p>'son' == Sun?</text:p>
          </table:table-cell>
          <table:table-cell table:number-columns-repeated="1014"/>
        </table:table-row>
        <table:table-row table:style-name="ro7">
          <table:table-cell office:value-type="string">
            <text:p>21</text:p>
          </table:table-cell>
          <table:table-cell office:value-type="string">
            <text:p>251</text:p>
          </table:table-cell>
          <table:table-cell office:value-type="string">
            <text:p>No timestamp given in the legend.</text:p>
          </table:table-cell>
          <table:table-cell table:number-columns-repeated="2"/>
          <table:table-cell office:value-type="string">
            <text:p>Capt. Harding Douglass</text:p>
          </table:table-cell>
          <table:table-cell office:value-type="float" office:value="1">
            <text:p>1</text:p>
          </table:table-cell>
          <table:table-cell table:style-name="ce10" office:value-type="string">
            <text:p><text:span text:style-name="T1">From the Legend of Silver Springs: In the near vicinity of Ocala, when first it was settled, stood a splendid </text:span><text:span text:style-name="T1">old mansion owned by </text:span><text:span text:style-name="T3">Capt. Harding Douglass</text:span><text:span text:style-name="T1">, a South Carolinian of considerable wealth. His only child </text:span><text:span text:style-name="T1">was a son, who, with his mother's beauty of countenance, had inherited her tender, shrinking nature, and, </text:span><text:span text:style-name="T1">like herself, was a slave to the old man's iron will.</text:span></text:p>
          </table:table-cell>
          <table:table-cell office:value-type="string">
            <text:p>Capt. Harding Douglass is the father of Claire Douglass [his son].</text:p>
          </table:table-cell>
          <table:table-cell table:number-columns-repeated="1014"/>
        </table:table-row>
        <table:table-row table:style-name="ro7" table:number-rows-repeated="1048555">
          <table:table-cell table:number-columns-repeated="1023"/>
        </table:table-row>
        <table:table-row table:style-name="ro7">
          <table:table-cell table:number-columns-repeated="1023"/>
        </table:table-row>
      </table:table>
      <table:table table:name="RG events at age given" table:style-name="ta1" table:print="false">
        <table:table-column table:style-name="co27" table:number-columns-repeated="2" table:default-cell-style-name="ce4"/>
        <table:table-column table:style-name="co28" table:default-cell-style-name="ce4"/>
        <table:table-column table:style-name="co29" table:default-cell-style-name="ce4"/>
        <table:table-column table:style-name="co30" table:default-cell-style-name="ce4"/>
        <table:table-column table:style-name="co31" table:default-cell-style-name="ce4"/>
        <table:table-column table:style-name="co7" table:default-cell-style-name="ce61"/>
        <table:table-row table:style-name="ro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59" office:value-type="string">
            <text:p>Age</text:p>
          </table:table-cell>
        </table:table-row>
        <table:table-row table:style-name="ro2">
          <table:table-cell table:number-columns-repeated="2" table:style-name="ce33" office:value-type="string">
            <text:p>1</text:p>
          </table:table-cell>
          <table:table-cell table:style-name="ce33" office:value-type="string">
            <text:p>Late Saturday night, June 9, 1906, Texarkana, Texas</text:p>
          </table:table-cell>
          <table:table-cell table:style-name="ce33"/>
          <table:table-cell table:style-name="ce2" office:value-type="string">
            <text:p>Robert Gordon is born.</text:p>
          </table:table-cell>
          <table:table-cell table:style-name="ce33"/>
          <table:table-cell table:style-name="ce60" office:value-type="float" office:value="0">
            <text:p>0</text:p>
          </table:table-cell>
        </table:table-row>
        <table:table-row table:style-name="ro4">
          <table:table-cell office:value-type="float" office:value="1">
            <text:p>1</text:p>
          </table:table-cell>
          <table:table-cell office:value-type="float" office:value="2">
            <text:p>2</text:p>
          </table:table-cell>
          <table:table-cell office:value-type="string">
            <text:p>1907 to Fall 1907</text:p>
          </table:table-cell>
          <table:table-cell/>
          <table:table-cell office:value-type="string">
            <text:p>First year of RG's life started under unfavorable conditions.</text:p>
          </table:table-cell>
          <table:table-cell/>
          <table:table-cell office:value-type="string">
            <text:p>0-1</text:p>
          </table:table-cell>
        </table:table-row>
        <table:table-row table:style-name="ro4">
          <table:table-cell office:value-type="string">
            <text:p>1</text:p>
          </table:table-cell>
          <table:table-cell office:value-type="string">
            <text:p>2</text:p>
          </table:table-cell>
          <table:table-cell table:number-columns-repeated="2"/>
          <table:table-cell table:style-name="ce9" office:value-type="string">
            <text:p><text:s/>When Robert was a little over two years old, his mother gave birth to a girl, the first born to her</text:p>
          </table:table-cell>
          <table:table-cell/>
          <table:table-cell office:value-type="float" office:value="2">
            <text:p>2</text:p>
          </table:table-cell>
        </table:table-row>
        <table:table-row table:style-name="ro5">
          <table:table-cell office:value-type="string">
            <text:p>1</text:p>
          </table:table-cell>
          <table:table-cell office:value-type="string">
            <text:p>2</text:p>
          </table:table-cell>
          <table:table-cell table:number-columns-repeated="2"/>
          <table:table-cell table:style-name="ce9" office:value-type="string">
            <text:p><text:s/>At about the age of five, his mother began to teach him the alphabet. He learned very quickly how to read and write, before he started to school.</text:p>
          </table:table-cell>
          <table:table-cell/>
          <table:table-cell office:value-type="float" office:value="5">
            <text:p>5</text:p>
          </table:table-cell>
        </table:table-row>
        <table:table-row table:style-name="ro5">
          <table:table-cell table:style-name="ce2" office:value-type="float" office:value="2">
            <text:p>2</text:p>
          </table:table-cell>
          <table:table-cell table:style-name="ce2" office:value-type="float" office:value="10">
            <text:p>10</text:p>
          </table:table-cell>
          <table:table-cell table:style-name="ce2" office:value-type="float" office:value="1917">
            <text:p>1917</text:p>
          </table:table-cell>
          <table:table-cell office:value-type="string">
            <text:p>April 6, 1917</text:p>
          </table:table-cell>
          <table:table-cell table:style-name="ce2" office:value-type="string">
            <text:p>US entered the World War. <text:s/>RG was 11 years old and had great ambitions to join the Army and go to war. <text:s/>His older brother Ralph joined the Army.</text:p>
          </table:table-cell>
          <table:table-cell/>
          <table:table-cell office:value-type="float" office:value="11">
            <text:p>11</text:p>
          </table:table-cell>
        </table:table-row>
        <table:table-row table:style-name="ro6">
          <table:table-cell office:value-type="string">
            <text:p>2</text:p>
          </table:table-cell>
          <table:table-cell office:value-type="string">
            <text:p>13</text:p>
          </table:table-cell>
          <table:table-cell table:number-columns-repeated="2"/>
          <table:table-cell table:style-name="ce23" office:value-type="string">
            <text:p><text:span text:style-name="T1"><text:s/></text:span><text:span text:style-name="T1">when Robert was about thirteen years of age, that there was no use trying to keep him on the farm, but </text:span><text:span text:style-name="T1">that he should be sent away to Texarkana to school, to learn something and to become interested in the </text:span><text:span text:style-name="T1">things along which his mind seemed to lead. <text:s/></text:span><text:span text:style-name="T2"><text:s/>While in this school he met his first real boy chum, </text:span><text:span text:style-name="T1">Walter </text:span><text:span text:style-name="T1">Kennelworth.</text:span></text:p>
          </table:table-cell>
          <table:table-cell/>
          <table:table-cell office:value-type="float" office:value="13">
            <text:p>13</text:p>
          </table:table-cell>
        </table:table-row>
        <table:table-row table:style-name="ro3">
          <table:table-cell office:value-type="string">
            <text:p>3</text:p>
          </table:table-cell>
          <table:table-cell office:value-type="string">
            <text:p>22</text:p>
          </table:table-cell>
          <table:table-cell office:value-type="string">
            <text:p>Sunday</text:p>
          </table:table-cell>
          <table:table-cell/>
          <table:table-cell table:style-name="ce56" office:value-type="string">
            <text:p><text:span text:style-name="T27">“</text:span><text:span text:style-name="T27">Bobbie,” said his mother, “you are little over</text:span></text:p>
            <text:p><text:span text:style-name="T27">fifteen years old, and this is only puppy love, or what</text:span></text:p>
            <text:p><text:span text:style-name="T27">they call school-boy and school-girl love.</text:span></text:p>
          </table:table-cell>
          <table:table-cell office:value-type="string">
            <text:p>Do I need to figure out which Sunday this happened? <text:s/>It sounds like Gann is highlighting the 15-degree axis.</text:p>
          </table:table-cell>
          <table:table-cell office:value-type="float" office:value="15">
            <text:p>15</text:p>
          </table:table-cell>
        </table:table-row>
        <table:table-row table:style-name="ro9">
          <table:table-cell office:value-type="string">
            <text:p>3</text:p>
          </table:table-cell>
          <table:table-cell office:value-type="string">
            <text:p>23</text:p>
          </table:table-cell>
          <table:table-cell office:value-type="string">
            <text:p>June, 1921</text:p>
          </table:table-cell>
          <table:table-cell/>
          <table:table-cell table:style-name="ce23" office:value-type="string">
            <text:p><text:span text:style-name="T1"><text:s/></text:span><text:span text:style-name="T1">In June, 1921, Robert Gordon and Walter Kennelworth were in the graduating class. Altho Walter</text:span></text:p>
            <text:p><text:span text:style-name="T1">was one year younger than Robert, his early advantages enabled him to graduate at fourteen, while Robert </text:span><text:span text:style-name="T1">was graduating at the age of fifteen, and would not have been able to pass all of his examinations except </text:span><text:span text:style-name="T1">for the help and assistance rendered him by Walter. Marie Stanton, who was then thirteen years of age, </text:span><text:span text:style-name="T1">graduated the following year.</text:span></text:p>
          </table:table-cell>
          <table:table-cell/>
          <table:table-cell office:value-type="float" office:value="15">
            <text:p>15</text:p>
          </table:table-cell>
        </table:table-row>
        <table:table-row table:style-name="ro2">
          <table:table-cell office:value-type="string">
            <text:p>3</text:p>
          </table:table-cell>
          <table:table-cell office:value-type="string">
            <text:p>24</text:p>
          </table:table-cell>
          <table:table-cell office:value-type="string">
            <text:p>1924</text:p>
          </table:table-cell>
          <table:table-cell/>
          <table:table-cell table:style-name="ce2" office:value-type="string">
            <text:p><text:span text:style-name="T1"><text:s/></text:span><text:span text:style-name="T1">The time passed by quickly and in 1924 Robert</text:span></text:p>
            <text:p><text:span text:style-name="T1">Gordon and Walter Kennelworth graduated from High</text:span></text:p>
            <text:p><text:span text:style-name="T1">School in Texarkana with high honors.</text:span></text:p>
          </table:table-cell>
          <table:table-cell/>
          <table:table-cell office:value-type="float" office:value="18">
            <text:p>18</text:p>
          </table:table-cell>
        </table:table-row>
        <table:table-row table:style-name="ro32">
          <table:table-cell office:value-type="string">
            <text:p>13</text:p>
          </table:table-cell>
          <table:table-cell office:value-type="string">
            <text:p>157</text:p>
          </table:table-cell>
          <table:table-cell office:value-type="string">
            <text:p>Wednesday morning, June 8, 1927</text:p>
          </table:table-cell>
          <table:table-cell/>
          <table:table-cell table:style-name="ce24" office:value-type="string">
            <text:p><text:span text:style-name="T1"><text:s/></text:span><text:span text:style-name="T1">When he returned to his hotel, for the first time since Sunday he thought of his birthday, June 9th, when he </text:span><text:span text:style-name="T1">would be </text:span><text:span text:style-name="T3">21 years of age</text:span><text:span text:style-name="T1">. When he thought of this a great hope came into his mind. He decided that </text:span><text:span text:style-name="T1">Marie, for some unknown reason, was hiding until his birthday and intended that they should be married on </text:span><text:span text:style-name="T1">that day and she was going to be his birthday present. Robert's imagination went wild. He was elated over </text:span><text:span text:style-name="T1">the hope. It seemed like a sudden inspiration to him. <text:s/></text:span><text:span text:style-name="T2"><text:s/>Robert was sure that his advertisements in the </text:span><text:span text:style-name="T2">papers </text:span><text:span text:style-name="T1">the following day were going to bring results and that probably Marie, just as soon as she saw it, </text:span><text:span text:style-name="T1">would come to him. So he really began to plan and hope and get ready for a marriage to take place on his </text:span><text:span text:style-name="T1">birthday. </text:span><text:span text:style-name="T2"><text:s/>He was so happy over this sudden thought, so elated </text:span><text:span text:style-name="T1">that he 'phoned Mr. Kennelworth again that </text:span><text:span text:style-name="T1">night and told him all about it. Mr. Kennelworth, </text:span><text:span text:style-name="T3">half-hearted</text:span><text:span text:style-name="T1"> but hopeful, agreed with Robert that </text:span><text:span text:style-name="T3">there </text:span><text:span text:style-name="T3">might be </text:span><text:span text:style-name="T9">something in it</text:span><text:span text:style-name="T2">, that Marie might have had some plan of this kind in mind.</text:span></text:p>
          </table:table-cell>
          <table:table-cell/>
          <table:table-cell office:value-type="string">
            <text:p>About 21</text:p>
          </table:table-cell>
        </table:table-row>
        <table:table-row table:style-name="ro6">
          <table:table-cell office:value-type="string">
            <text:p>13</text:p>
          </table:table-cell>
          <table:table-cell office:value-type="string">
            <text:p>158</text:p>
          </table:table-cell>
          <table:table-cell office:value-type="string">
            <text:p>Wednesday, June 8, 1927</text:p>
          </table:table-cell>
          <table:table-cell/>
          <table:table-cell table:style-name="ce41"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table-cell office:value-type="string">
            <text:p>About 21</text:p>
          </table:table-cell>
        </table:table-row>
        <table:table-row table:style-name="ro15">
          <table:table-cell office:value-type="string">
            <text:p>13</text:p>
          </table:table-cell>
          <table:table-cell office:value-type="string">
            <text:p>160</text:p>
          </table:table-cell>
          <table:table-cell office:value-type="string">
            <text:p>Wednesday, June 8, 1927</text:p>
          </table:table-cell>
          <table:table-cell/>
          <table:table-cell table:style-name="ce42" office:value-type="string">
            <text:p><text:span text:style-name="T16">After Robert had talked with Walter, the bellboy came and brought a </text:span><text:span text:style-name="T17">special-delivery letter and a </text:span><text:span text:style-name="T17">telegram</text:span><text:span text:style-name="T16">. Robert opened the telegram hurriedly, hoping that it was something from Marie, but found it was </text:span><text:span text:style-name="T16">a</text:span></text:p>
            <text:p><text:span text:style-name="T16">telegram from his mother in which she congratulated him on his birthday the following day, and encouraged </text:span><text:span text:style-name="T16">him to hope for the best and not give way to despair in case Marie did not show up. The special-delivery </text:span><text:span text:style-name="T16">letter was also from Robert's mother. <text:s/>RG is looking forward to his birthday with great hopes and </text:span><text:span text:style-name="T16">expectations. </text:span><text:span text:style-name="T17">His 21st birthday meant a great deal to him, meant more than any other birthday </text:span><text:span text:style-name="T17">because he hoped that it would bring Marie.</text:span><text:span text:style-name="T16"> <text:s/>Robert prayed his usual night prayer for the protection of </text:span><text:span text:style-name="T16">Marie and went to sleep, to dream of his birthday.</text:span></text:p>
          </table:table-cell>
          <table:table-cell/>
          <table:table-cell office:value-type="string">
            <text:p>About 21</text:p>
          </table:table-cell>
        </table:table-row>
        <table:table-row table:style-name="ro9">
          <table:table-cell office:value-type="string">
            <text:p>13</text:p>
          </table:table-cell>
          <table:table-cell office:value-type="string">
            <text:p>162</text:p>
          </table:table-cell>
          <table:table-cell office:value-type="string">
            <text:p>Thursday, June 9, 1927</text:p>
          </table:table-cell>
          <table:table-cell/>
          <table:table-cell table:style-name="ce24" office:value-type="string">
            <text:p><text:span text:style-name="T1"><text:s/></text:span><text:span text:style-name="T1">Cotton and wheat had advanced the day before and cotton opened higher and was strong this morning, </text:span><text:span text:style-name="T1">and wheat was also holding up well. </text:span><text:span text:style-name="T4"><text:s/></text:span><text:span text:style-name="T11">"This is going to be a real happy </text:span><text:span text:style-name="T4">birthday. I am making money fast </text:span><text:span text:style-name="T4">now in wheat and cotton and will soon be making money in stocks." <text:s/></text:span><text:span text:style-name="T11"><text:s/>He figured up his profits on Cotton, </text:span><text:span text:style-name="T11">Wheat </text:span><text:span text:style-name="T1">and Stocks and</text:span><text:span text:style-name="T3"> on this birthday he was worth $30,000.</text:span><text:span text:style-name="T1"> <text:s/></text:span><text:span text:style-name="T2"><text:s/>He decided to forget about the market </text:span><text:span text:style-name="T2">as </text:span><text:span text:style-name="T9">everything </text:span><text:span text:style-name="T3">was moving along his way</text:span><text:span text:style-name="T1"> and returned to the hotel to wait for news of Marie. <text:s/></text:span></text:p>
          </table:table-cell>
          <table:table-cell/>
          <table:table-cell office:value-type="float" office:value="21">
            <text:p>21</text:p>
          </table:table-cell>
        </table:table-row>
        <table:table-row table:style-name="ro2">
          <table:table-cell office:value-type="string">
            <text:p>13</text:p>
          </table:table-cell>
          <table:table-cell office:value-type="string">
            <text:p>162</text:p>
          </table:table-cell>
          <table:table-cell office:value-type="string">
            <text:p>11 o'clock, Thursday, June 9, 1927</text:p>
          </table:table-cell>
          <table:table-cell/>
          <table:table-cell table:style-name="ce43" office:value-type="string">
            <text:p><text:span text:style-name="T18">When 11 o'clock came Robert's mind reverted back to Sunday when he was watching the clock in </text:span><text:span text:style-name="T18">the Union Station, hoping and waiting for Marie to appear. </text:span><text:span text:style-name="T8">Robert became a little restless and more </text:span><text:span text:style-name="T8">than anxious as the minutes went by. </text:span></text:p>
          </table:table-cell>
          <table:table-cell/>
          <table:table-cell office:value-type="float" office:value="21">
            <text:p>21</text:p>
          </table:table-cell>
        </table:table-row>
        <table:table-row table:style-name="ro9">
          <table:table-cell office:value-type="string">
            <text:p>13</text:p>
          </table:table-cell>
          <table:table-cell office:value-type="string">
            <text:p>162</text:p>
          </table:table-cell>
          <table:table-cell office:value-type="string">
            <text:p>12 o'clock, Thursday, June 9, 1927</text:p>
          </table:table-cell>
          <table:table-cell/>
          <table:table-cell table:style-name="ce44" office:value-type="string">
            <text:p><text:span text:style-name="T19">The clock struck twelve on his birthday and no Marie and no news from her.</text:span><text:span text:style-name="T20"> A few minutes after 12 </text:span><text:span text:style-name="T20">his bell rang and a messenger boy appeared with a telegram. "Ah," Robert thought, "this is from Marie or </text:span><text:span text:style-name="T20">some news from her." But it was a telegram of congratulations from his old pal, Walter, who asked that he </text:span><text:span text:style-name="T20">convey the first news which he received in regard to Marie and stated that he hoped be <text:s/></text:span><text:span text:style-name="T6">fore the day was </text:span><text:span text:style-name="T6">over he could congratulate Robert on </text:span><text:span text:style-name="T20">his marriage to Marie. </text:span></text:p>
          </table:table-cell>
          <table:table-cell/>
          <table:table-cell office:value-type="float" office:value="21">
            <text:p>21</text:p>
          </table:table-cell>
        </table:table-row>
        <table:table-row table:style-name="ro9">
          <table:table-cell office:value-type="string">
            <text:p>13</text:p>
          </table:table-cell>
          <table:table-cell office:value-type="string">
            <text:p>163</text:p>
          </table:table-cell>
          <table:table-cell office:value-type="string">
            <text:p>'Later in the day' (between 12:00pm and 2:00pm), Thursday, June 9, 1927</text:p>
          </table:table-cell>
          <table:table-cell/>
          <table:table-cell table:style-name="ce45" office:value-type="string">
            <text:p><text:span text:style-name="T6"><text:s/></text:span><text:span text:style-name="T21">A little later in the day Robert received a long telegram from Mr. Kennelworth, congratulating him on his </text:span><text:span text:style-name="T21">birthday and offering words of encouragement, also telling Robert that he expected to leave Texarkana on </text:span><text:span text:style-name="T21">Friday night, June 10th, and </text:span><text:span text:style-name="T8">arrive in St. Louis some time in the morning and that Robert should be ready </text:span><text:span text:style-name="T8">to start with him to New York, as he wanted to be there when Lindbergh arrived. Robert received another </text:span><text:span text:style-name="T8">telegram from his mother congratulating him on his birthday and wishing him every success and happiness. </text:span><text:span text:style-name="T8"><text:s text:c="2"/></text:span></text:p>
          </table:table-cell>
          <table:table-cell/>
          <table:table-cell office:value-type="float" office:value="21">
            <text:p>21</text:p>
          </table:table-cell>
        </table:table-row>
        <table:table-row table:style-name="ro24">
          <table:table-cell office:value-type="string">
            <text:p>13</text:p>
          </table:table-cell>
          <table:table-cell office:value-type="string">
            <text:p>163</text:p>
          </table:table-cell>
          <table:table-cell office:value-type="string">
            <text:p>2 o'clock, Thursday, June 9, 1927</text:p>
          </table:table-cell>
          <table:table-cell/>
          <table:table-cell table:style-name="ce57" office:value-type="string">
            <text:p><text:span text:style-name="T8">These messages were very encouraging but it was now 2 o'clock and Robert began to be keenly </text:span><text:span text:style-name="T8">disappointed – he had raised his hopes so high that Marie would appear or some news would come. He </text:span><text:span text:style-name="T8">paced the floor in anxiety, his heart beating rapidly and was forced to admit to himself that he had been </text:span><text:span text:style-name="T8">over hopeful. He started to send a telegram to Mr. Kennelworth asking him to wire or 'phone just as soon </text:span><text:span text:style-name="T8">as possible if any news had been received of Marie and asked him to call up Marie's parents and find out if </text:span><text:span text:style-name="T8">they had heard anything. </text:span><text:span text:style-name="T22">Minutes now began to drag slowly, as they had on Sunday when Robert had </text:span><text:span text:style-name="T22">watched the clock and saw his hopes slowly waning. They were now waning again and Robert grew </text:span><text:span text:style-name="T22">heartsick</text:span><text:span text:style-name="T8">, but cheered himself with the thought that the day was not over yet. There was plenty of time for </text:span><text:span text:style-name="T8">Marie to show up.</text:span></text:p>
          </table:table-cell>
          <table:table-cell/>
          <table:table-cell office:value-type="float" office:value="21">
            <text:p>21</text:p>
          </table:table-cell>
        </table:table-row>
        <table:table-row table:style-name="ro2">
          <table:table-cell table:style-name="ce17" office:value-type="string">
            <text:p>13</text:p>
          </table:table-cell>
          <table:table-cell table:style-name="ce17" office:value-type="string">
            <text:p>165</text:p>
          </table:table-cell>
          <table:table-cell table:style-name="ce3" office:value-type="string">
            <text:p>June 9, 1927</text:p>
          </table:table-cell>
          <table:table-cell table:style-name="ce3"/>
          <table:table-cell table:style-name="ce10" office:value-type="string">
            <text:p><text:s/>It [the poem] made him realize that on the "<text:span text:style-name="T5">river of time</text:span>" there are many trials, tribulations and disappointments. While he was young in years he had experienced many of them, and it seemed to him that<text:span text:style-name="T5"> the last five days had been five years.</text:span></text:p>
          </table:table-cell>
          <table:table-cell/>
          <table:table-cell office:value-type="float" office:value="21">
            <text:p>21</text:p>
          </table:table-cell>
        </table:table-row>
        <table:table-row table:style-name="ro3">
          <table:table-cell office:value-type="string">
            <text:p>13</text:p>
          </table:table-cell>
          <table:table-cell office:value-type="string">
            <text:p>166</text:p>
          </table:table-cell>
          <table:table-cell office:value-type="string">
            <text:p>June 9, 1927</text:p>
          </table:table-cell>
          <table:table-cell/>
          <table:table-cell table:style-name="ce24" office:value-type="string">
            <text:p><text:s/>He had looked forward to this day, <text:span text:style-name="T5">his birthday, when she would return to him </text:span>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text:p>
          </table:table-cell>
          <table:table-cell office:value-type="string">
            <text:p>Some kind of return?</text:p>
          </table:table-cell>
          <table:table-cell office:value-type="float" office:value="21">
            <text:p>21</text:p>
          </table:table-cell>
        </table:table-row>
        <table:table-row table:style-name="ro5">
          <table:table-cell office:value-type="string">
            <text:p>13</text:p>
          </table:table-cell>
          <table:table-cell office:value-type="string">
            <text:p>169</text:p>
          </table:table-cell>
          <table:table-cell office:value-type="string">
            <text:p>June 9, 1927</text:p>
          </table:table-cell>
          <table:table-cell/>
          <table:table-cell table:style-name="ce23" office:value-type="string">
            <text:p><text:s/>It was now getting late and no news had come of Marie. Robert realized his birthday was passing and his hopes for the present were blasted.</text:p>
          </table:table-cell>
          <table:table-cell/>
          <table:table-cell office:value-type="float" office:value="21">
            <text:p>21</text:p>
          </table:table-cell>
        </table:table-row>
        <table:table-row table:style-name="ro2">
          <table:table-cell office:value-type="string">
            <text:p>14</text:p>
          </table:table-cell>
          <table:table-cell office:value-type="string">
            <text:p>171</text:p>
          </table:table-cell>
          <table:table-cell office:value-type="string">
            <text:p>June 9, 1927</text:p>
          </table:table-cell>
          <table:table-cell/>
          <table:table-cell table:style-name="ce23" office:value-type="string">
            <text:p><text:span text:style-name="T1"><text:s/></text:span><text:span text:style-name="T1">His birthday had indeed been a success, financially, and his 21st birthday found him on top of the world, </text:span><text:span text:style-name="T1">but this was not what counted with Robert. </text:span><text:span text:style-name="T2"><text:s/>The great disappointment </text:span><text:span text:style-name="T1">was that his hopes for Marie on that </text:span><text:span text:style-name="T1">day were blasted, but he had not given up.</text:span></text:p>
          </table:table-cell>
          <table:table-cell/>
          <table:table-cell office:value-type="float" office:value="21">
            <text:p>21</text:p>
          </table:table-cell>
        </table:table-row>
        <table:table-row table:style-name="ro34">
          <table:table-cell office:value-type="string">
            <text:p>19</text:p>
          </table:table-cell>
          <table:table-cell office:value-type="string">
            <text:p>227</text:p>
          </table:table-cell>
          <table:table-cell office:value-type="string">
            <text:p>June 9, 1928</text:p>
          </table:table-cell>
          <table:table-cell/>
          <table:table-cell table:style-name="ce24" office:value-type="string">
            <text:p><text:span text:style-name="T1"><text:s/></text:span><text:span text:style-name="T1">On June 9th Robert Gordon's 22nd birthday, </text:span><text:span text:style-name="T3">the great reception took place. </text:span><text:span text:style-name="T1"><text:s/>The special train bearing </text:span><text:span text:style-name="T1">the leading citizens of Texarkana arrived, Robert had landed at the new airport on </text:span><text:span text:style-name="T3">Governor's Island [New </text:span><text:span text:style-name="T3">York] </text:span><text:span text:style-name="T1">without any mishap to his plane. "The St. Marie" had per</text:span><text:span text:style-name="T2">formed perfectly, making the trip from Japan </text:span><text:span text:style-name="T2">at an </text:span><text:span text:style-name="T1">average speed of over 300 miles per hour. Robert received the surprise of his life when he saw his </text:span><text:span text:style-name="T1">mother and rushed to her, and after greeting her affectionately turned to shake hands with Mr. Kennelworth </text:span><text:span text:style-name="T1">and Walter and seeing Mr. and Mrs. Stanton there was overjoyed and thought sure that Marie had been </text:span><text:span text:style-name="T1">found. He rushed to greet her parents and his first words were, "Where is Marie?" With tears in their eyes, </text:span><text:span text:style-name="T1">they informed him that not a word had been received in regard to her. They proceeded immediately to the </text:span><text:span text:style-name="T1">Commodore Hotel where the reception committee and the entire delegation from Texarkana and arranged </text:span><text:span text:style-name="T1">for a dinner and celebration. Robert was happy to see all the prominent business men from Texarkana </text:span><text:span text:style-name="T1">there to greet him. Mr. Kennelworth made the address. Told Robert how proud Texarkana was of him; said </text:span><text:span text:style-name="T1">that this was the age of the young man and that Robert had demonstrated that he was the greatest young </text:span><text:span text:style-name="T1">man of his day. Robert was overwhelmed at this great reception. He thanked his friends; thanked Mr. </text:span><text:span text:style-name="T1">Kennelworth, personally, and above all for bringing his dear old mother to see him; said it was the happiest </text:span><text:span text:style-name="T1">moment of his life and that his one regret was that Marie was not there, but that he still had hope of finding </text:span><text:span text:style-name="T1">her. When the reception was over and Robert had a few moments alone with his dear old mother, she said, </text:span><text:span text:style-name="T1">"My son, do you remember the dream you had when you were a little boy, which you told me about? That </text:span><text:span text:style-name="T1">you were riding a large bird with white wings across the ocean and how the foreign countries received you </text:span><text:span text:style-name="T1">with great honor. My</text:span><text:span text:style-name="T2"> boy, when you landed today I thought about that dream </text:span><text:span text:style-name="T1">and how it had been fulfilled. I </text:span><text:span text:style-name="T1">hope that all of your other dreams and ambitions will be realized and that you will be rewarded with Marie's </text:span><text:span text:style-name="T1">love, because you have been faithful and loyal to her." Robert said, "Mother, I do remember the dream </text:span><text:span text:style-name="T1">quite well, and when I was in Japan and they gave me such great receptions and honored me, I thought of </text:span><text:span text:style-name="T1">the dream and I thought of you and how you had taught me how to read the Bible and I thought of Marie </text:span><text:span text:style-name="T1">and how I loved her and felt that I would gladly give all of the honors just to be with you and Marie alone </text:span><text:span text:style-name="T1">because your love and Marie's love mean more to me than everything else that the world can give."</text:span></text:p>
          </table:table-cell>
          <table:table-cell/>
          <table:table-cell office:value-type="float" office:value="22">
            <text:p>22</text:p>
          </table:table-cell>
        </table:table-row>
        <table:table-row table:style-name="ro35">
          <table:table-cell office:value-type="string">
            <text:p>24</text:p>
          </table:table-cell>
          <table:table-cell office:value-type="string">
            <text:p>271-275</text:p>
          </table:table-cell>
          <table:table-cell office:value-type="string">
            <text:p>June 9, 1929</text:p>
          </table:table-cell>
          <table:table-cell/>
          <table:table-cell table:style-name="ce58" office:value-type="string">
            <text:p><text:span text:style-name="T1"><text:s/></text:span><text:span text:style-name="T1">Robert told Walter and Edna that on June 9th, his birthday, he was going to give them a big dinner and celebration before their </text:span><text:span text:style-name="T1">marriage. It was now time to declare a holiday and have a real jubilee celebration after their great discoveries were completed, that it </text:span><text:span text:style-name="T1">was but fitting to crown </text:span><text:span text:style-name="T15"><text:s/>the event with the marriage of Edna and Walter. They </text:span><text:span text:style-name="T1">were now in position to sit calmly by and wait for the </text:span><text:span text:style-name="T1">great war in the air knowing that, with their secret discoveries, they were prepared to save the United States in time of war and at the </text:span><text:span text:style-name="T1">same time without sacrificing too many human lives. The birthday party was a great success. Robert spared no expense in order to </text:span><text:span text:style-name="T1">have everything of the best. Before the dinner, which was served in a private dining room, Robert sprung a great surprise. He arose </text:span><text:span text:style-name="T1">and made the following speech: "Comrades and friends, we have traveled the path of life together. Some of us have run the gauntlet </text:span><text:span text:style-name="T1">of human emotions. We have gone down to the depths of despair; have reached the heights of financial glory; have seen our greatest </text:span><text:span text:style-name="T1">dreams realized. God has been good to us. Our great discoveries are now completed. Fame and fortune have </text:span><text:span text:style-name="T3">corwned</text:span><text:span text:style-name="T1"> our efforts. </text:span><text:span text:style-name="T1">You, Edna and Walter, are now to reach the heights of greatest bliss. You are to have the satisfaction of being united in marriage, to </text:span><text:span text:style-name="T1">continue your work together and do the greatest good for the greatest number. You have been unselfish in your devotion to me and in </text:span><text:span text:style-name="T1">your loyalty to your country. The Bible says that where two or three are gathered together, there God will be to own and to bless. Since </text:span><text:span text:style-name="T1">God created the world, the Holy Trinity has been the greatest power and it is referred to many times in the Bible as Father, Son and </text:span><text:span text:style-name="T1">Holy Ghost, and on this mundane sphere we know that happiness comes to husband, wife and child. The Bible says that one cannot </text:span><text:span text:style-name="T1">do much alone, that there is need of two together, and that a threefold </text:span><text:span text:style-name="T15"><text:s/>cord is not easily broken. Edna, your devotion to Walter </text:span><text:span text:style-name="T1">has </text:span><text:span text:style-name="T1">been his inspiration and has led him to the great discovery, which will relieve suffering in the world. Your confidence in him in placing </text:span><text:span text:style-name="T1">your life in his hands to test this great discovery, deserves great credit and no honor or reward is too great for you, but the honor that </text:span><text:span text:style-name="T1">men can give or the world or your Government, are but empty and mean nothing to the heart of a loyal woman. You are to have the </text:span><text:span text:style-name="T1">greatest reward in Walter's love and this means more to you than any honors the world can give. It will satisfy when the shouts of the </text:span><text:span text:style-name="T1">hero-worshippers have died away. When money, with all it can buy, has vanished and nothing remains but the lovelight in Walter's </text:span><text:span text:style-name="T1">eyes, you will find happiness." Robert then presented a beautiful brooch made with the seal of Solomon, constructed with a double </text:span><text:span text:style-name="T1">triangle, and set with three beautiful diamonds. In the center of the seal was a heart and in the center of the heart was a diamond. He </text:span><text:span text:style-name="T1">said, "Edna, I present this to you as your wedding gift. It will be a symbol to you of how the three of us have worked together in love, </text:span><text:span text:style-name="T1">loyalty and faith, to accomplish something for others thru unselfish devotion. With the love of the</text:span></text:p>
            <text:p><text:span text:style-name="T1">one must come the love of the many. One touch of Nature makes the whole world kin, and when once a woman's eyes have looked </text:span><text:span text:style-name="T1">into a man's with understanding love, he need seek no farther for the philosopher's stone, because after that everything he touches </text:span><text:span text:style-name="T1">will turn to gold. This brooch and the diamonds are emblematic of your purity. The diamonds are the most durable and beautiful of all </text:span><text:span text:style-name="T1">precious stones. They reflect all </text:span><text:span text:style-name="T15"><text:s/>the beautiful colors of the rainbow, which reveals God's </text:span><text:span text:style-name="T1">covenant with man. That is why the </text:span><text:span text:style-name="T1">diamonds are used as an engagement ring, but few there are who know and understand the real meaning and live in accordance with </text:span><text:span text:style-name="T1">it. You will ever reflect the beauty of the diamonds. Your love for Walter, which is the love I am sure never changes, will remain fixed as </text:span><text:span text:style-name="T1">the mountain ranges. Remember that the diamond has gone thru the greatest fire and heat and has emerged with all its strength and </text:span><text:span text:style-name="T1">beauty. You must learn to go thru trials and tribulations, to help Walter in time of trouble and to emerge unscathed, reflecting love and </text:span><text:span text:style-name="T1">beauty. Walter, I commend to your care and keeping, a jewel more precious than diamonds or rubies -- a good woman. May your </text:span><text:span text:style-name="T1">loyalty and devotion ever keep her as such." The dinner was then served and Edna proved that, as an after-dinner speaker, she had </text:span><text:span text:style-name="T1">some ability. She arose, drank a glass of pure water, pouring part of it on the floor and said, "Mr. Gordon, my vocabulary is now </text:span><text:span text:style-name="T1">destitute of the poetic rhyme that would be necessary</text:span></text:p>
            <text:p><text:span text:style-name="T1">to bring into existence words to express to you my heartfelt thanks for the favor already in hand. I have been so over-generous in </text:span><text:span text:style-name="T1">loving Walter that I feel that I've neglected to extend to you the friendship due to a man of such noble ideals. As I pour this pure water</text:span></text:p>
            <text:p><text:span text:style-name="T1">back to earth I am following an ancient custom. Before they entered upon any solemn obligation, they washed their hands in pure </text:span><text:span text:style-name="T1">water, touched their lips with pure water, to purify them and to seal the records of the past. They poured the pure water back to earth,</text:span></text:p>
            <text:p><text:span text:style-name="T1">in memory of the absent and dead. I pour this pure water back to earth that in the presence of the living we</text:span><text:span text:style-name="T15"> are not forgetting the </text:span><text:span text:style-name="T15">absent one, and the greatest wish </text:span><text:span text:style-name="T1">that I can have for you, Mr. Gordon, is that at a not distant date, Walter and I may have the great </text:span><text:span text:style-name="T1">pleasure</text:span></text:p>
            <text:p><text:span text:style-name="T1">of joining Marie and yourself in an occasion like this. Words are idle now, they mean but little when the heart is touched. I accept your </text:span><text:span text:style-name="T1">beautiful gift with all gratitude. It is my prayer that the day may come when you may have another brooch made with two hearts</text:span></text:p>
            <text:p><text:span text:style-name="T1">entwined, set with a single solitaire, emblematic of your faith and pure love for Marie. I pray for you the gifts of all the Gods, and may </text:span><text:span text:style-name="T1">your prayers be answered as the prayers of Pygmalion were whose faith and love were so strong that the Grecian Gods turned a </text:span><text:span text:style-name="T1">piece of</text:span></text:p>
            <text:p><text:span text:style-name="T1">cold marble into the living form of a beautiful woman. But, Robert, when Marie returns to you in all her beauty, I am sure that you will </text:span><text:span text:style-name="T1">not act in the way that Pygmalion did, when he caused Galatea to pray to the Grecian Gods to turn her back to cold marble again.</text:span></text:p>
            <text:p><text:span text:style-name="T1">I am sure, yes, I know, that such devotion as yours will keep Marie always when she returns to you." When Edna had finished, Walter </text:span><text:span text:style-name="T1">arose and said, "Robert, there is nothing left for me to say, I thank You."</text:span></text:p>
          </table:table-cell>
          <table:table-cell/>
          <table:table-cell office:value-type="float" office:value="23">
            <text:p>23</text:p>
          </table:table-cell>
        </table:table-row>
        <table:table-row table:style-name="ro35" table:number-rows-repeated="1048551">
          <table:table-cell table:number-columns-repeated="7"/>
        </table:table-row>
        <table:table-row table:style-name="ro35">
          <table:table-cell table:number-columns-repeated="7"/>
        </table:table-row>
      </table:table>
      <table:table table:name="Major Motors and Right Aeroplane" table:style-name="ta1" table:print="false">
        <table:table-column table:style-name="co32" table:default-cell-style-name="ce17"/>
        <table:table-column table:style-name="co33" table:default-cell-style-name="ce17"/>
        <table:table-column table:style-name="co10" table:default-cell-style-name="ce3"/>
        <table:table-column table:style-name="co29" table:default-cell-style-name="ce21"/>
        <table:table-column table:style-name="co34" table:default-cell-style-name="ce4"/>
        <table:table-column table:style-name="co10" table:default-cell-style-name="ce2"/>
        <table:table-column table:style-name="co7" table:number-columns-repeated="1018" table:default-cell-style-name="Default"/>
        <table:table-row table:style-name="ro4">
          <table:table-cell table:style-name="ce15" office:value-type="string">
            <text:p>Chapter</text:p>
          </table:table-cell>
          <table:table-cell table:style-name="ce15" office:value-type="string">
            <text:p>Page</text:p>
          </table:table-cell>
          <table:table-cell table:style-name="ce1" office:value-type="string">
            <text:p>Timestamp given</text:p>
          </table:table-cell>
          <table:table-cell table:style-name="ce20" office:value-type="string">
            <text:p>Actual timestamp</text:p>
          </table:table-cell>
          <table:table-cell table:style-name="ce1" office:value-type="string">
            <text:p>Event</text:p>
          </table:table-cell>
          <table:table-cell table:style-name="ce20" office:value-type="string">
            <text:p>Notes/Comments</text:p>
          </table:table-cell>
          <table:table-cell table:style-name="ce25" table:number-columns-repeated="1018"/>
        </table:table-row>
        <table:table-row table:style-name="ro24">
          <table:table-cell table:style-name="Default" office:value-type="float" office:value="9">
            <text:p>9</text:p>
          </table:table-cell>
          <table:table-cell table:style-name="Default" office:value-type="float" office:value="90">
            <text:p>90</text:p>
          </table:table-cell>
          <table:table-cell table:style-name="ce16" office:value-type="string">
            <text:p>January 28, 1927</text:p>
          </table:table-cell>
          <table:table-cell table:style-name="Default"/>
          <table:table-cell table:style-name="ce2" office:value-type="string">
            <text:p><text:span text:style-name="T1">Supplement letter to the letter sent from RG to Mr. Kennelworth:</text:span></text:p>
            <text:p><text:span text:style-name="T1">I am anxious to make some money in my cotton deals and get into wheat for the big advance that I figure is </text:span><text:span text:style-name="T1">coming this Spring and Summer. Then</text:span><text:span text:style-name="T3"> I want to be in position to buy some Right Aeroplane and Sell </text:span><text:span text:style-name="T3">Major Motors and other stocks short, because I believe that in the next few years I can make a </text:span><text:span text:style-name="T3">fortune buying Right Aeroplane stock and selling short Major Motors. </text:span><text:span text:style-name="T1">Just as the railroad locomotive </text:span><text:span text:style-name="T1">attained great speed from 1834 to 1839, and the big steamers cut down the time between New York and </text:span><text:span text:style-name="T1">Europe, so will airplanes 100 years later cut the time around the world and to all points of the world. Just as </text:span><text:span text:style-name="T1">the automobile has supplanted the railway passenger trains in carrying passengers across the country, so </text:span><text:span text:style-name="T1">will the airplane take the place of railroads and automobiles in transportation through the air, because it will </text:span><text:span text:style-name="T1">be much faster and safer. I believe that the airplane described by Ezekiel is going to be the model of a </text:span><text:span text:style-name="T1">great plane in the future and I would like to make money enough to be the man to build the first plane </text:span><text:span text:style-name="T1">according to the plans laid down in the Bible.</text:span></text:p>
          </table:table-cell>
          <table:table-cell/>
          <table:table-cell table:style-name="ce25" table:number-columns-repeated="1018"/>
        </table:table-row>
        <table:table-row table:style-name="ro15">
          <table:table-cell office:value-type="string">
            <text:p>12</text:p>
          </table:table-cell>
          <table:table-cell office:value-type="string">
            <text:p>146</text:p>
          </table:table-cell>
          <table:table-cell table:style-name="ce31" office:value-type="string">
            <text:p>No timestamp given, but it is still Monday, June 6, 1927</text:p>
          </table:table-cell>
          <table:table-cell table:style-name="Default"/>
          <table:table-cell table:style-name="ce62" office:value-type="string">
            <text:p><text:span text:style-name="T15">Robert looked</text:span><text:span text:style-name="T1"> over the stock page and noticed the heading; “</text:span><text:span text:style-name="T3">Major Motors</text:span><text:span text:style-name="T1"> advances above 200, a new </text:span><text:span text:style-name="T1">high level.” Robert had figured out that </text:span><text:span text:style-name="T3">Major Motors</text:span><text:span text:style-name="T1"> would not advance much above 200 before it would </text:span><text:span text:style-name="T1">be a short sale for big profits. He figured out from the cycle of </text:span><text:span text:style-name="T3">Major Motors </text:span><text:span text:style-name="T1">that it would hold until along in </text:span><text:span text:style-name="T1">June and July and that it would decline to a very low level in 1928, so he decided he was going to go short </text:span><text:span text:style-name="T1">to hold for a long campaign and make a fortune. Robert was still holding his </text:span><text:span text:style-name="T3">Right Aeroplane</text:span><text:span text:style-name="T1"> stock, which </text:span><text:span text:style-name="T1">he had bought at 31 on May 21st, the day that Captain Lindbergh completed his successful flight to Paris. </text:span><text:span text:style-name="T1">He figured that he could make a great fortune by buying </text:span><text:span text:style-name="T3">Right Aeroplane </text:span><text:span text:style-name="T1">stock and holding it for years </text:span><text:span text:style-name="T1">and at the same time selling </text:span><text:span text:style-name="T3">Major Motors</text:span><text:span text:style-name="T1"> short.</text:span><text:span text:style-name="T15"> <text:s/>The markets in Wheat, Cotton, </text:span><text:span text:style-name="T34">Major Motors</text:span><text:span text:style-name="T15"> and </text:span><text:span text:style-name="T34">Right </text:span><text:span text:style-name="T34">Aeroplane </text:span><text:span text:style-name="T15">were all doing just exactly as he had calculated they would. The fact that he was making </text:span><text:span text:style-name="T1">money </text:span><text:span text:style-name="T1">on </text:span><text:span text:style-name="T3">Right Aeroplane</text:span><text:span text:style-name="T1"> stock encouraged him to continue his work on his own plane.</text:span></text:p>
          </table:table-cell>
          <table:table-cell/>
          <table:table-cell table:style-name="ce25" table:number-columns-repeated="1018"/>
        </table:table-row>
        <table:table-row table:style-name="ro6">
          <table:table-cell table:style-name="ce3" office:value-type="string">
            <text:p>12</text:p>
          </table:table-cell>
          <table:table-cell table:style-name="ce3" office:value-type="string">
            <text:p>147</text:p>
          </table:table-cell>
          <table:table-cell table:style-name="ce31" office:value-type="string">
            <text:p>June 7, 1927</text:p>
          </table:table-cell>
          <table:table-cell table:style-name="ce2"/>
          <table:table-cell table:style-name="ce62" office:value-type="string">
            <text:p><text:span text:style-name="T1"><text:s/></text:span><text:span text:style-name="T1">RG also ordered [the broker] to buy 100,000 bushels of July Wheat and gave an order to sell 500 shares </text:span><text:span text:style-name="T1">of Major Motors when it reached 203. After sending these telegrams he returned to the hotel feeling some </text:span><text:span text:style-name="T1">better and hoping that when he heard from Mr. Kennelworth on</text:span></text:p>
            <text:p><text:span text:style-name="T1">the long-distance 'phone he would have some good news.</text:span></text:p>
          </table:table-cell>
          <table:table-cell/>
          <table:table-cell table:style-name="ce25" table:number-columns-repeated="1018"/>
        </table:table-row>
        <table:table-row table:style-name="ro6">
          <table:table-cell office:value-type="string">
            <text:p>13</text:p>
          </table:table-cell>
          <table:table-cell office:value-type="string">
            <text:p>161</text:p>
          </table:table-cell>
          <table:table-cell office:value-type="string">
            <text:p>June 9, 1927</text:p>
          </table:table-cell>
          <table:table-cell/>
          <table:table-cell table:style-name="ce24" office:value-type="string">
            <text:p><text:s/>Robert found that Major Motors was selling around 203 and he knew that his broker must have sold 500 shares short for him at this price. He figured that Major Motors would not advance above 205 1/2 before it started on a big decline. So he said to himself, "This is going to be a real happy birthday. I am making money fast now in wheat and cotton and will soon be making money in stocks." Right Aeroplane was also strong and his profits were piling up on this.</text:p>
          </table:table-cell>
          <table:table-cell table:number-columns-repeated="1019"/>
        </table:table-row>
        <table:table-row table:style-name="ro5">
          <table:table-cell office:value-type="string">
            <text:p>14</text:p>
          </table:table-cell>
          <table:table-cell office:value-type="string">
            <text:p>181</text:p>
          </table:table-cell>
          <table:table-cell office:value-type="string">
            <text:p>June 11, 1927</text:p>
          </table:table-cell>
          <table:table-cell/>
          <table:table-cell table:style-name="ce24" office:value-type="string">
            <text:p><text:span text:style-name="T1"><text:s/></text:span><text:span text:style-name="T1">Robert told Mr. Kennelworth that he had been making money in wheat and cotton and that Right</text:span></text:p>
            <text:p><text:span text:style-name="T1">Aeroplane was moving his way; that he was Short of Major Motors and expected to make a fortune selling </text:span><text:span text:style-name="T1">it all the way down.</text:span></text:p>
          </table:table-cell>
          <table:table-cell table:number-columns-repeated="1019"/>
        </table:table-row>
        <table:table-row table:style-name="ro36">
          <table:table-cell office:value-type="string">
            <text:p>16</text:p>
          </table:table-cell>
          <table:table-cell table:style-name="ce3" office:value-type="string">
            <text:p>197, 198, 199</text:p>
          </table:table-cell>
          <table:table-cell office:value-type="string">
            <text:p>Sunday, June 19, 1927</text:p>
          </table:table-cell>
          <table:table-cell/>
          <table:table-cell table:style-name="ce63" office:value-type="string">
            <text:p><text:span text:style-name="T1">Campaign in Major Motors starts. <text:s/></text:span><text:span text:style-name="T2"><text:s/>On Sunday, June 19, 1927, Robert Gordon spent the </text:span><text:span text:style-name="T1">day studying his </text:span><text:span text:style-name="T1">charts and working out his cycles for stocks, cotton and grain. He was short of Major Motors and was </text:span><text:span text:style-name="T1">watching it very closely. On this day he made a new and great discovery of a time factor from which he </text:span><text:span text:style-name="T1">figured that Major Motors would decline until about June 30th and then start an advance which would last </text:span><text:span text:style-name="T1">until about September 16th, 1927, when the Company would be 19 years old and at that time the stock </text:span><text:span text:style-name="T1">would reach final high and would then go down to February to April, 1929. He figured that the stock should </text:span><text:span text:style-name="T1">advance to around 270 by September 16th and made up his mind to watch it closely and cover his shorts if </text:span><text:span text:style-name="T1">it went down around June 30th, and then start buying the stock. On June 30th it declined and he bought in </text:span><text:span text:style-name="T1">his short contracts and bought for long account 500 shares of Major Motors at 192ó. He decided to pyramid </text:span><text:span text:style-name="T1">it all the way up. On July 15th he bought 500 shares at 204; on July 21st he bought 300 at 214 and on July </text:span><text:span text:style-name="T1">26th bought 300 more at 224. On August 5th the stock advanced to 230 and he raised his stop on 1600 </text:span><text:span text:style-name="T1">shares to 225. On August 8th his stock was sold out at 225. He still believed that the stock would go up to </text:span><text:span text:style-name="T1">around 270 by September 16th but he expected a reaction of about 12 to 15 points so he decided to wait </text:span><text:span text:style-name="T2"><text:s/></text:span><text:span text:style-name="T2">for a few days and watch his charts to see how the stock </text:span><text:span text:style-name="T1">acted. On August 12th Major Motors declined to </text:span><text:span text:style-name="T1">218, being down a little over 12 points as he figured, and he bought 1000 shares at 218. He placed a stop </text:span><text:span text:style-name="T1">at 212, a point which he figured it would not decline to. The advance started, and on August 20th he bought </text:span><text:span text:style-name="T1">300 shares at 228; on August 24th bought 300 shares more at 238 and on August 26th bought 300 shares </text:span><text:span text:style-name="T1">more at 248. When he started pyramiding, his plan was to buy or sell the largest amount first and then </text:span><text:span text:style-name="T1">gradually decrease buying and selling smaller amounts on the way up or down, and always using a stop </text:span><text:span text:style-name="T1">loss order. On September 7th the stock advanced to 253 and he raised his stop on his entire amount to </text:span><text:span text:style-name="T1">243. This stop was never reached but on September 14th a rapid advance was on and he bought 300 </text:span><text:span text:style-name="T1">shares more at 258, giving him a line of 2200 shares of stock. He figured that it should advance on </text:span><text:span text:style-name="T1">September 16th to around 270. When the market advanced to 272 at this time he sold out his 2200 shares </text:span><text:span text:style-name="T1">at 272.</text:span><text:span text:style-name="T2"> He cleaned up a profit on this deal of over $80,000.00, </text:span><text:span text:style-name="T1">and as he figured that the stock would make </text:span><text:span text:style-name="T1">final top around this time he decided to put out a line of short stock and pyramid all the way down, </text:span><text:span text:style-name="T1">remaining short for the long pull. On September 17th he sold 500 shares of the new Major Motors stock at </text:span><text:span text:style-name="T1">138 and 500 shares at 137 and placed a stop on it at 147. <text:s/></text:span><text:span text:style-name="T2"><text:s/>He had made it a rule that after he had made a </text:span><text:span text:style-name="T2">large </text:span><text:span text:style-name="T1">amount of profits that he would never risk more than 10 per cent of his profits on the first new deal, </text:span><text:span text:style-name="T1">and that if that deal went wrong and he lost 10 per cent of the </text:span><text:span text:style-name="T2"><text:s/>capital, he would decrease his trading so </text:span><text:span text:style-name="T2">that the next </text:span><text:span text:style-name="T1">loss would only be 10 per cent of his remaining profits. In this way he figured that the market </text:span><text:span text:style-name="T1">would have to beat him ten consecutive times for him to lose all the profits he had made, and his studies of </text:span><text:span text:style-name="T1">past records showed that this could never happen. He placed orders to sell more Major Motors at 128, 118, </text:span><text:span text:style-name="T1">108 and 98 because he expected the first decline to run until the latter part of December, 1927, and after </text:span><text:span text:style-name="T1">that time he would put out shorts again on a rally to hold and pyramid on the way down into the Spring of </text:span><text:span text:style-name="T1">1929. His great discovery of what stocks would do at a certain age enabled him to make enormous profits </text:span><text:span text:style-name="T1">when stocks reached the age where they would have fast moves up or down in a very short time.</text:span><text:span text:style-name="T2"> October, </text:span><text:span text:style-name="T2">1927, was a beautiful month in New York. </text:span><text:span text:style-name="T1">The weather was warm and the sun shone brightly every day. It </text:span><text:span text:style-name="T1">reminded Robert of the Fall of 1926 when he had gone to Sherman, Texas to visit Marie. He thought of </text:span><text:span text:style-name="T1">what a great change had taken place in one year, of the fortune that he had made in the market, but money </text:span><text:span text:style-name="T1">would not buy relief for his aching heart. Days, weeks and months had drifted slowly by, but no word from </text:span><text:span text:style-name="T1">Marie Stanton. She seemed to be lost as though the earth had swallowed her up. The great decline in </text:span><text:span text:style-name="T1">stocks which he forecast for the Fall and Winter of 1927 took place and he made money rapidly on the </text:span><text:span text:style-name="T1">short side of stocks. He was selling short Central Steel and Major Motors and other stocks. </text:span><text:span text:style-name="T2"><text:s/>He </text:span><text:span text:style-name="T1">had bought </text:span><text:span text:style-name="T1">Corn and Wheat in October and made big profits later in the year. Money was piling up fast</text:span><text:span text:style-name="T2"> and in the latter </text:span><text:span text:style-name="T2">part of October, 1927, he had made </text:span><text:span text:style-name="T1">over $300,000.</text:span></text:p>
          </table:table-cell>
          <table:table-cell table:number-columns-repeated="1019"/>
        </table:table-row>
        <table:table-row table:style-name="ro18">
          <table:table-cell table:style-name="ce4" office:value-type="string">
            <text:p>16</text:p>
          </table:table-cell>
          <table:table-cell table:style-name="ce4" office:value-type="string">
            <text:p>201</text:p>
          </table:table-cell>
          <table:table-cell table:style-name="ce4" table:number-columns-repeated="2"/>
          <table:table-cell table:style-name="ce24" office:value-type="string">
            <text:p><text:span text:style-name="T1"><text:s/></text:span><text:span text:style-name="T1">Mr. Watson also told Robert how Durant had become the giant motor magnate and formed the General </text:span><text:span text:style-name="T1">Motors Corporation in 1908 and had made a great success, accumulating millions before the war days and </text:span><text:span text:style-name="T1">afterwards. He was in full control of General Motors and was reputed to be worth over a hundred million </text:span><text:span text:style-name="T1">dollars when the stock was selling at $410.00 in the Spring of 1920. Durant was very bullish and talked of </text:span><text:span text:style-name="T1">General Motors going very much higher. Deflation started in the Summer of 1920, and all stocks declined </text:span><text:span text:style-name="T1">rapidly. He remained bullish, continuing to buy General Motors all the way down. The stock had been split </text:span><text:span text:style-name="T1">up on a ten for one basis and the new stock which sold at $42.00</text:span></text:p>
            <text:p><text:span text:style-name="T1">in March, 1920, an equivalent of $420.00 per share, declined to $14.00 per share in December, 1920, and </text:span><text:span text:style-name="T1">finally in the Spring of 1922 sold at $8.25. He had refused to sell; in fact had bought all his brokers would </text:span><text:span text:style-name="T1">let him have all the way down. When the stock declined to $15.00 per share, Durant was ruined. His </text:span><text:span text:style-name="T1">fortune of over one hundred millions dollars was wiped out. The Morgans and Duponts took over his </text:span><text:span text:style-name="T1">holdings </text:span><text:span text:style-name="T2"><text:s/>at a figure reported to be around $5.00 per share, and he </text:span><text:span text:style-name="T1">lost control of the gigantic corporation </text:span><text:span text:style-name="T1">which had made him famous. Later Durant organized a new company and came back fast. He went back </text:span><text:span text:style-name="T1">into the stock market and in the great Coolidge Bull campaign from 1924 to</text:span></text:p>
            <text:p><text:span text:style-name="T1">1927 was again a dominant factor in General Motors and other stocks and was reputed to have made fifty </text:span><text:span text:style-name="T1">millions, or more.</text:span></text:p>
          </table:table-cell>
          <table:table-cell table:style-name="ce4"/>
          <table:table-cell table:number-columns-repeated="1018"/>
        </table:table-row>
        <table:table-row table:style-name="ro2">
          <table:table-cell table:style-name="ce4" office:value-type="float" office:value="19">
            <text:p>19</text:p>
          </table:table-cell>
          <table:table-cell table:style-name="ce4" office:value-type="float" office:value="222">
            <text:p>222</text:p>
          </table:table-cell>
          <table:table-cell table:style-name="ce4" office:value-type="string">
            <text:p>December 1927</text:p>
          </table:table-cell>
          <table:table-cell table:style-name="ce4"/>
          <table:table-cell table:style-name="ce64" office:value-type="string">
            <text:p><text:span text:style-name="T1">December, 1927, </text:span><text:span text:style-name="T2"><text:s/>stocks had been declining for </text:span><text:span text:style-name="T1">several weeks. This month stocks declined rapidly and </text:span><text:span text:style-name="T1">Robert was heavily short. Wheat and corn advanced. Robert had been on the right side for several months. </text:span><text:span text:style-name="T1">Just before Christmas he figured that he would cover his short stocks and wait for a rally which he </text:span><text:span text:style-name="T1">expected would come in January or February.</text:span></text:p>
          </table:table-cell>
          <table:table-cell table:style-name="ce4"/>
          <table:table-cell table:number-columns-repeated="1018"/>
        </table:table-row>
        <table:table-row table:style-name="ro3">
          <table:table-cell table:style-name="ce3" office:value-type="string">
            <text:p>19</text:p>
          </table:table-cell>
          <table:table-cell table:style-name="ce3" office:value-type="string">
            <text:p>223</text:p>
          </table:table-cell>
          <table:table-cell office:value-type="string">
            <text:p>A few days before Christmas, 1927</text:p>
          </table:table-cell>
          <table:table-cell table:style-name="ce3"/>
          <table:table-cell office:value-type="string">
            <text:p><text:span text:style-name="T1"><text:s/></text:span><text:span text:style-name="T1">A few days before Christmas there was a big decline in the stock market. All kinds of unfavorable rumors </text:span><text:span text:style-name="T1">were afloat. Business conditions were bad. War clouds were gathering thick in Europe. Newspapers talked </text:span><text:span text:style-name="T1">of the uncertainties in the new year due to the coming</text:span></text:p>
            <text:p><text:span text:style-name="T1">presidential election. The public had lost confidence and were selling stocks. Robert decided that this was </text:span><text:span text:style-name="T1">the time to cash in so he covered a big line of Shorts in Major Motors, Central Steel and others.</text:span></text:p>
          </table:table-cell>
          <table:table-cell table:style-name="ce4"/>
          <table:table-cell table:number-columns-repeated="1018"/>
        </table:table-row>
        <table:table-row table:style-name="ro3">
          <table:table-cell office:value-type="string">
            <text:p>20</text:p>
          </table:table-cell>
          <table:table-cell office:value-type="string">
            <text:p>239</text:p>
          </table:table-cell>
          <table:table-cell office:value-type="string">
            <text:p>1928</text:p>
          </table:table-cell>
          <table:table-cell/>
          <table:table-cell table:style-name="ce63" office:value-type="string">
            <text:p><text:span text:style-name="T1"><text:s/></text:span><text:span text:style-name="T1">He had also forecast the rapid advance of certain classes of stocks. During 1928 he had closed a </text:span><text:span text:style-name="T1">successful bear campaign in Major Motors and was still holding his Right Aeroplane stock, which had </text:span><text:span text:style-name="T1">continued to advance, and he figured that it would have a big rise during 1929. <text:s/></text:span><text:span text:style-name="T2"><text:s/>After preparing his </text:span><text:span text:style-name="T2">campaign for the market and </text:span><text:span text:style-name="T1">buying stocks and cotton for the big advance, Walter noticed a great change </text:span><text:span text:style-name="T1">in Robert. </text:span><text:span text:style-name="T2"><text:s/>His health began to </text:span><text:span text:style-name="T1">fail again, and now that he had achieved great success and completed such </text:span><text:span text:style-name="T1">wonderful inventions, without Marie to comfort him he would probably break down in health and give up.</text:span></text:p>
          </table:table-cell>
          <table:table-cell table:number-columns-repeated="1019"/>
        </table:table-row>
        <table:table-row table:style-name="ro5">
          <table:table-cell office:value-type="string">
            <text:p>25</text:p>
          </table:table-cell>
          <table:table-cell office:value-type="string">
            <text:p>279</text:p>
          </table:table-cell>
          <table:table-cell office:value-type="string">
            <text:p>April 1930 [War period in the back of the book]</text:p>
          </table:table-cell>
          <table:table-cell/>
          <table:table-cell table:style-name="ce24" office:value-type="string">
            <text:p>[The US war council] decided to confiscate the large manufacturing plants and start them on making new inventions and the manufacture of airplanes. Central Steel was confiscated; also Major Motors and Major Electric Co.</text:p>
          </table:table-cell>
          <table:table-cell table:number-columns-repeated="1019"/>
        </table:table-row>
        <table:table-row table:style-name="ro5" table:number-rows-repeated="1048563">
          <table:table-cell table:number-columns-repeated="1024"/>
        </table:table-row>
        <table:table-row table:style-name="ro5">
          <table:table-cell table:number-columns-repeated="1024"/>
        </table:table-row>
      </table:table>
      <table:table table:name="Spirit and Spirit Lake" table:style-name="ta1" table:print="false">
        <table:table-column table:style-name="co35" table:default-cell-style-name="ce12"/>
        <table:table-column table:style-name="co36" table:default-cell-style-name="ce12"/>
        <table:table-column table:style-name="co37" table:default-cell-style-name="ce12"/>
        <table:table-column table:style-name="co7" table:default-cell-style-name="ce12"/>
        <table:table-column table:style-name="co38" table:default-cell-style-name="ce12"/>
        <table:table-column table:style-name="co39" table:default-cell-style-name="ce12"/>
        <table:table-column table:style-name="co7" table:number-columns-repeated="1018" table:default-cell-style-name="ce12"/>
        <table:table-row table:style-name="ro5">
          <table:table-cell table:style-name="ce34" office:value-type="string">
            <text:p>Chapter</text:p>
          </table:table-cell>
          <table:table-cell table:style-name="ce34" office:value-type="string">
            <text:p>Page</text:p>
          </table:table-cell>
          <table:table-cell table:style-name="ce34" office:value-type="string">
            <text:p>Timestamp given</text:p>
          </table:table-cell>
          <table:table-cell table:style-name="ce34" office:value-type="string">
            <text:p>Actual timestamp</text:p>
          </table:table-cell>
          <table:table-cell table:style-name="ce34" office:value-type="string">
            <text:p>Event</text:p>
          </table:table-cell>
          <table:table-cell table:style-name="ce34" office:value-type="string">
            <text:p>Notes/Comments</text:p>
          </table:table-cell>
          <table:table-cell table:number-columns-repeated="1018"/>
        </table:table-row>
        <table:table-row table:style-name="ro37">
          <table:table-cell table:style-name="ce65" table:number-columns-repeated="6"/>
          <table:table-cell table:number-columns-repeated="1018"/>
        </table:table-row>
        <table:table-row table:style-name="ro15">
          <table:table-cell table:style-name="ce66" office:value-type="string">
            <text:p>1</text:p>
          </table:table-cell>
          <table:table-cell table:style-name="ce66" office:value-type="string">
            <text:p>5</text:p>
          </table:table-cell>
          <table:table-cell table:style-name="ce66" office:value-type="string">
            <text:p>No timestamp given, but previous timestamp says that RG is about the age of 5.</text:p>
          </table:table-cell>
          <table:table-cell table:style-name="ce65"/>
          <table:table-cell table:style-name="ce67" office:value-type="string">
            <text:p><text:span text:style-name="T1"><text:s/></text:span><text:span text:style-name="T1">Robert often visited the colored mammies on the plantation and listened to the ghost stories they told, and </text:span><text:span text:style-name="T1">the</text:span></text:p>
            <text:p><text:span text:style-name="T1">fear was created in his mind of the </text:span><text:span text:style-name="T3">spirits </text:span><text:span text:style-name="T1">that walked in the night. He was often afraid that the goblins </text:span><text:span text:style-name="T1">would get him if he didn't watch out. One Sunday at </text:span><text:span text:style-name="T2"><text:s/>church, the preacher took for his text Gen. 1: 7, “For </text:span><text:span text:style-name="T1">God has not given us the spirit of fear, but of power and of love and of a sound mind.” When Robert heard </text:span><text:span text:style-name="T1">this, he wanted to know how it was that we should fear things, if God had not given us the spirit of fear nor </text:span><text:span text:style-name="T1">created the spirit of fear in us, but gave us a spirit of power and of love and of sound mind. His mother </text:span><text:span text:style-name="T1">explained to him that the ghost and the fear of the dark which the old darkies told him about, were nothing </text:span><text:span text:style-name="T1">but superstition, and he should banish it from his mind.</text:span></text:p>
          </table:table-cell>
          <table:table-cell table:style-name="ce65"/>
          <table:table-cell table:number-columns-repeated="1018"/>
        </table:table-row>
        <table:table-row table:style-name="ro38">
          <table:table-cell office:value-type="float" office:value="2">
            <text:p>2</text:p>
          </table:table-cell>
          <table:table-cell office:value-type="string">
            <text:p>6-7</text:p>
          </table:table-cell>
          <table:table-cell office:value-type="string">
            <text:p>A few months after Spring 1913</text:p>
          </table:table-cell>
          <table:table-cell/>
          <table:table-cell table:style-name="ce10" office:value-type="string">
            <text:p><text:span text:style-name="T1">Story of Spirit Lake: In 1913, Robert suffered a severe illness in the Spring, and for a few months his life </text:span><text:span text:style-name="T1">was despaired of, but he quickly recovered. Soon after his recovery, his father took him on a fishing trip to </text:span><text:span text:style-name="T1">Spirit Lake. The old darky of slavery days went along, and while he was putting worms on Robert’s hook, </text:span><text:span text:style-name="T1">told the story about this lake and why it was named “Spirit Lake.” The old darky said that the spirit of a </text:span><text:span text:style-name="T1">beautiful lady walked on the waters of the lake at night and that was why they called it Spirit Lake. Long, </text:span><text:span text:style-name="T1">long years ago, the daughter of a wealthy planter fell in love with a poor but honest boy and after many </text:span><text:span text:style-name="T1">years of courtship, in which they spent many moonlight nights rowing on the beautiful lake, the time came </text:span><text:span text:style-name="T1">when they felt that they could no longer be separated. The young man pleaded with her father to consent to </text:span><text:span text:style-name="T1">their marriage, but he stubbornly refused and threatened to kill the young man if he ever called at his home </text:span><text:span text:style-name="T1">again. They then planned to elope one night, and as her sweetheart was placing a ladder under the window </text:span><text:span text:style-name="T1">and helping her to get down, her father shot her lover and killed him. When she found that he was dead, </text:span><text:span text:style-name="T1">she ran to the lake and drowned herself. They searched for days for her body and one moonlight night they </text:span><text:span text:style-name="T1">saw her walking on the water. They rowed out </text:span><text:span text:style-name="T2"><text:s/>on the lake and found her body floating on the water. </text:span><text:span text:style-name="T1">He </text:span><text:span text:style-name="T1">said that the fish would always bite better at full moon, but the darkies were afraid to fish there because the </text:span><text:span text:style-name="T1">spirit of this beautiful young lady walked on the water. Bobbie came home very much interested and excited </text:span><text:span text:style-name="T1">and told his mother all about the fish they caught at Spirit Lake and about the story old Moses told him </text:span><text:span text:style-name="T1">about the spirit walking on the water. He told his mother that the Sunday School teacher had read in the </text:span><text:span text:style-name="T1">Bible where Christ walked on the water, and he wanted her to explain how this could happen. She told him </text:span><text:span text:style-name="T1">that all of those things happened in the days of miracles which had passed and no longer happened in </text:span><text:span text:style-name="T1">these days. Bobbie had a great desire to walk or ride upon the water, and was enthusiastic about bicycles. </text:span><text:span text:style-name="T1">He told his mother that he intended to build a bicycle some day that he could ride on the water.</text:span></text:p>
          </table:table-cell>
          <table:table-cell table:number-columns-repeated="1019"/>
        </table:table-row>
        <table:table-row table:style-name="ro5">
          <table:table-cell office:value-type="string">
            <text:p>3</text:p>
          </table:table-cell>
          <table:table-cell office:value-type="string">
            <text:p>34</text:p>
          </table:table-cell>
          <table:table-cell office:value-type="string">
            <text:p>No timestamp given.</text:p>
          </table:table-cell>
          <table:table-cell/>
          <table:table-cell table:style-name="ce10" office:value-type="string">
            <text:p><text:span text:style-name="T1">From the poem on love: Love symbolizes the everlasting, for it is the </text:span><text:span text:style-name="T3">spirit</text:span><text:span text:style-name="T1"> of the beginning, and its </text:span><text:span text:style-name="T1">wonderful radiance of color decks each sunrise and sunset.</text:span></text:p>
          </table:table-cell>
          <table:table-cell table:number-columns-repeated="1019"/>
        </table:table-row>
        <table:table-row table:style-name="ro39">
          <table:table-cell office:value-type="string">
            <text:p>5</text:p>
          </table:table-cell>
          <table:table-cell office:value-type="string">
            <text:p>51</text:p>
          </table:table-cell>
          <table:table-cell office:value-type="string">
            <text:p>No timestamp given.</text:p>
          </table:table-cell>
          <table:table-cell/>
          <table:table-cell table:style-name="ce10" office:value-type="string">
            <text:p><text:span text:style-name="T35">From</text:span><text:span text:style-name="T2"> the plan for a great airplane in Ezekiel 1: 4-16: And they went every one straight forward; whither the</text:span></text:p>
            <text:p><text:span text:style-name="T1">spirit was to go; they went; and they turned not when they went.</text:span></text:p>
          </table:table-cell>
          <table:table-cell table:number-columns-repeated="1019"/>
        </table:table-row>
        <table:table-row table:style-name="ro6">
          <table:table-cell office:value-type="string">
            <text:p>10</text:p>
          </table:table-cell>
          <table:table-cell office:value-type="string">
            <text:p>111</text:p>
          </table:table-cell>
          <table:table-cell office:value-type="string">
            <text:p>Current time is Monday afternoon, May 30, 1927. <text:s/>Lindbergh's successful flight was May 21, 1927.</text:p>
          </table:table-cell>
          <table:table-cell/>
          <table:table-cell table:style-name="ce10" office:value-type="string">
            <text:p><text:span text:style-name="T1"><text:s/></text:span><text:span text:style-name="T1">From that time on, Robert counted the minutes, in anticipation of the great happiness of the following</text:span></text:p>
            <text:p><text:span text:style-name="T1">Sunday when they would be married in St. Louis. He was strongly attracted to St. Louis because Lindbergh </text:span><text:span text:style-name="T1">had left from there in the</text:span><text:span text:style-name="T3"> "Spirit of St. Louis,"</text:span><text:span text:style-name="T1"> on his successful flight.</text:span></text:p>
          </table:table-cell>
          <table:table-cell office:value-type="string">
            <text:p>Lindbergh's flight was from New York to Paris. <text:s/>Probably connecting this page to page 180?</text:p>
          </table:table-cell>
          <table:table-cell table:number-columns-repeated="1018"/>
        </table:table-row>
        <table:table-row table:style-name="ro3">
          <table:table-cell office:value-type="string">
            <text:p>12</text:p>
          </table:table-cell>
          <table:table-cell office:value-type="string">
            <text:p>130, 131</text:p>
          </table:table-cell>
          <table:table-cell office:value-type="string">
            <text:p>By the time RG finished reading the article it was after 1:30 pm [on June 5, 1927].</text:p>
          </table:table-cell>
          <table:table-cell/>
          <table:table-cell office:value-type="string">
            <text:p>From poem in article by R. L. Cole: <text:span text:style-name="T2"><text:s/></text:span></text:p>
            <text:p><text:span text:style-name="T2">Ah no, my dear Bible, revealer of light,</text:span></text:p>
            <text:p><text:span text:style-name="T1">Thou sword of the spirit, put error to flight;</text:span></text:p>
            <text:p><text:span text:style-name="T1">And still thru life’s journey, until the last sigh;</text:span></text:p>
            <text:p><text:span text:style-name="T1">We’ll travel together, my Bible and I.”</text:span></text:p>
          </table:table-cell>
          <table:table-cell table:number-columns-repeated="1019"/>
        </table:table-row>
        <table:table-row table:style-name="ro15">
          <table:table-cell table:style-name="ce18" office:value-type="string">
            <text:p>14</text:p>
          </table:table-cell>
          <table:table-cell table:style-name="ce18" office:value-type="float" office:value="180">
            <text:p>180</text:p>
          </table:table-cell>
          <table:table-cell table:style-name="ce18" office:value-type="string">
            <text:p>Monday, June 13, 1927, in New York.</text:p>
          </table:table-cell>
          <table:table-cell table:style-name="ce18"/>
          <table:table-cell table:style-name="ce18" office:value-type="string">
            <text:p><text:span text:style-name="T1"><text:s/></text:span><text:span text:style-name="T1">The big reception for Colonel Charles A. Lindbergh was planned and would take place in New York on </text:span><text:span text:style-name="T1">Monday, June 13th, and he wanted to be there, but every time he thought of anything that would give him </text:span><text:span text:style-name="T1">happiness or pleasure, he thought of Marie and knew that without her it would not mean as much to him. </text:span><text:span text:style-name="T1">Still he hoped Marie might appear or that some news of her might be received before he left. He wanted to </text:span><text:span text:style-name="T1">see Captain Lindbergh and his plane, </text:span><text:span text:style-name="T3">“The Spirit of St. Louis,”</text:span><text:span text:style-name="T1"> for Robert was dreaming of the day when </text:span><text:span text:style-name="T1">he would complete his own great plane according to Ezekiel’s plan. Robert went to his room and spent the </text:span><text:span text:style-name="T1">balance of the day reading the Bible and working out future cycles on wars.</text:span></text:p>
            <text:p><text:span text:style-name="T1">Figured that great opportunities would come for making money in the Stock and Commodity markets, and </text:span><text:span text:style-name="T1">that he was going to make a great financial success and carry out his plans.</text:span></text:p>
          </table:table-cell>
          <table:table-cell table:style-name="ce18" office:value-type="string">
            <text:p>This plane mentioned on page 111.</text:p>
          </table:table-cell>
          <table:table-cell table:style-name="ce18" table:number-columns-repeated="1018"/>
        </table:table-row>
        <table:table-row table:style-name="ro9">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0"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5">he was not the same Robert of old. He acted as tho his spirit </text:span><text:span text:style-name="T5">was broken.</text:span> </text:p>
          </table:table-cell>
          <table:table-cell table:style-name="Default"/>
          <table:table-cell table:number-columns-repeated="1018"/>
        </table:table-row>
        <table:table-row table:style-name="ro3">
          <table:table-cell office:value-type="string">
            <text:p>20</text:p>
          </table:table-cell>
          <table:table-cell office:value-type="string">
            <text:p>248</text:p>
          </table:table-cell>
          <table:table-cell office:value-type="string">
            <text:p>No timestamp given, but current time is March 5, 1929.</text:p>
          </table:table-cell>
          <table:table-cell/>
          <table:table-cell table:style-name="ce10" office:value-type="string">
            <text:p>Message from the Canadian astrologer: Neptune has much to do with the sea and its mysteries and as it strongly influences the city of Paris, her appearance there would be shrouded in mystery and there would be much that could not be explained. It is very doubtful if you will get any explanation or interpretation of the mysterious letter. There is something visionary about it, or the <text:span text:style-name="T5">appearance of Marie may have been a </text:span><text:span text:style-name="T5">spiritual apparition.</text:span></text:p>
          </table:table-cell>
          <table:table-cell table:number-columns-repeated="1019"/>
        </table:table-row>
        <table:table-row table:style-name="ro40">
          <table:table-cell office:value-type="string">
            <text:p>21</text:p>
          </table:table-cell>
          <table:table-cell office:value-type="string">
            <text:p>253</text:p>
          </table:table-cell>
          <table:table-cell office:value-type="string">
            <text:p>No timestamp given.</text:p>
          </table:table-cell>
          <table:table-cell/>
          <table:table-cell table:style-name="ce68" office:value-type="string">
            <text:p><text:span text:style-name="T27">From the legend of Silver Springs: "Aunt Silly," she gasped, "I am a dying woman; I am very near to God; I </text:span><text:span text:style-name="T27">have talked with Him, and He has answered me. My will has been crushed in life, I swear it shall not in </text:span><text:span text:style-name="T27">death. Before twenty-four hours Claire Douglass shall join me in the crystal cavern of Silver Springs. If you </text:span><text:span text:style-name="T27">do not grant my request every </text:span><text:span text:style-name="T36">spirit</text:span><text:span text:style-name="T3"> </text:span><text:span text:style-name="T27">of evil shall surround you. Palsied and blind you shall grow, and deaf </text:span><text:span text:style-name="T27">-- deaf to every sound but the ghosts of the dead, which shall pursue you by day and haunt you by night. </text:span><text:span text:style-name="T27">Do you swear to obey my dying request, or will you refuse me, and reap the prophecy of a dying woman, </text:span><text:span text:style-name="T27">which shall rest upon your cowardly head for refusing to obey God's will?"</text:span></text:p>
          </table:table-cell>
          <table:table-cell table:number-columns-repeated="1019"/>
        </table:table-row>
        <table:table-row table:style-name="ro41">
          <table:table-cell office:value-type="string">
            <text:p>21</text:p>
          </table:table-cell>
          <table:table-cell office:value-type="string">
            <text:p>255</text:p>
          </table:table-cell>
          <table:table-cell office:value-type="string">
            <text:p>No timestamp given.</text:p>
          </table:table-cell>
          <table:table-cell/>
          <table:table-cell table:style-name="ce46" office:value-type="string">
            <text:p><text:span text:style-name="T1"><text:s/></text:span><text:span text:style-name="T37">From the legend of Silver Springs: <text:s/></text:span><text:span text:style-name="T1">Suddenly the boiling of the water ceased, and out upon a rock in its </text:span><text:span text:style-name="T1">transparent depths, like a broken, beautiful lily, lay Bernice Mayo, her golden hair floating on the sand, her </text:span><text:span text:style-name="T1">dead face smiling placidly, as if at last a halo of peace had descended upon the tired </text:span><text:span text:style-name="T36">spirit</text:span><text:span text:style-name="T1">, and the broken </text:span><text:span text:style-name="T1">heart had found rest. With a wild cry that pierced even the heart of the mother, who for the last time in life </text:span><text:span text:style-name="T1">gazed upon the dead face of her child, Claire Douglass dashed overboard, diving deeper, ever deeper, until </text:span><text:span text:style-name="T1">he caught in his arms the little figure of his dead love.</text:span></text:p>
          </table:table-cell>
          <table:table-cell table:number-columns-repeated="1019"/>
        </table:table-row>
        <table:table-row table:style-name="ro16">
          <table:table-cell office:value-type="string">
            <text:p>22</text:p>
          </table:table-cell>
          <table:table-cell office:value-type="string">
            <text:p>258, 259</text:p>
          </table:table-cell>
          <table:table-cell table:style-name="ce54" office:value-type="string">
            <text:p>If the Sunday referenced is the first Sunday after March 5, 1929, then the date would be March 10, 1929 (afternoon).</text:p>
          </table:table-cell>
          <table:table-cell/>
          <table:table-cell table:style-name="ce11" office:value-type="string">
            <text:p><text:s/>Robert asked the man who was rowing the boat to row<text:span text:style-name="T2"> back to the place where the face of the </text:span><text:span text:style-name="T9">spirit bride</text:span></text:p>
            <text:p><text:span text:style-name="T1">showed in the water and as he looked down at the face again, he thought of Marie and this is what he said: </text:span><text:span text:style-name="T1">"Most beautiful face in all the world, best beloved eyes that inspired the best in me, the days pass by on </text:span><text:span text:style-name="T1">leaden wings, when only in memory your dear eyes shine for me." Somehow the beautiful waters and the </text:span><text:span text:style-name="T1">scenery inspired a new hope in Robert, for love must ever inspire hope in man when his faith in a woman </text:span><text:span text:style-name="T1">keeps the lovelight burning on the altar of his heart.</text:span></text:p>
          </table:table-cell>
          <table:table-cell table:number-columns-repeated="1019"/>
        </table:table-row>
        <table:table-row table:style-name="ro9">
          <table:table-cell office:value-type="string">
            <text:p>22</text:p>
          </table:table-cell>
          <table:table-cell office:value-type="string">
            <text:p>260</text:p>
          </table:table-cell>
          <table:table-cell table:style-name="ce54" office:value-type="string">
            <text:p>If the Sunday referenced is the first Sunday after March 5, 1929, then the date would be March 10, 1929 (afternoon).</text:p>
          </table:table-cell>
          <table:table-cell/>
          <table:table-cell table:style-name="ce10" office:value-type="string">
            <text:p><text:span text:style-name="T1"><text:s/></text:span><text:span text:style-name="T1">He telegraphed the hotel in Palm Beach and after making a search, they reported that they were unable to </text:span><text:span text:style-name="T1">find the</text:span></text:p>
            <text:p><text:span text:style-name="T1">letter. Lady Bersford realized the keen disappointment that the loss of this mysterious letter had brought </text:span><text:span text:style-name="T1">Robert, so she told him that </text:span><text:span text:style-name="T3">she would use her spiritual powers every way possible to solve the </text:span><text:span text:style-name="T3">mystery of the letter and try to help him find Marie</text:span><text:span text:style-name="T1">, and that if he would leave her alone in silence that </text:span><text:span text:style-name="T1">night, the following day she would report to him the information she received.</text:span></text:p>
          </table:table-cell>
          <table:table-cell table:number-columns-repeated="1019"/>
        </table:table-row>
        <table:table-row table:style-name="ro42" table:number-rows-repeated="3">
          <table:table-cell table:number-columns-repeated="1024"/>
        </table:table-row>
        <table:table-row table:style-name="ro27">
          <table:table-cell office:value-type="string">
            <text:p>22</text:p>
          </table:table-cell>
          <table:table-cell office:value-type="string">
            <text:p>260, 261</text:p>
          </table:table-cell>
          <table:table-cell table:style-name="ce54" office:value-type="string">
            <text:p>If the previous timestamp Sunday is March 10, 1929, then this Monday would be March 11, 1929, at 6:48 am.</text:p>
          </table:table-cell>
          <table:table-cell/>
          <table:table-cell table:style-name="ce10" office:value-type="string">
            <text:p><text:span text:style-name="T1"><text:s/></text:span><text:span text:style-name="T1">Robert arose early the next morning and decided that he would go to Silver Springs and see this beautiful </text:span><text:span text:style-name="T1">spot </text:span><text:span text:style-name="T3">just as the sun was rising</text:span><text:span text:style-name="T1">. It was a beautiful morning and he rode out upon the waters, listened to </text:span><text:span text:style-name="T1">the</text:span><text:span text:style-name="T2"> songs of the birds, watched the beautiful fish running </text:span><text:span text:style-name="T1">to and fro in the clear waters. He again thought of </text:span><text:span text:style-name="T1">the story of the spirit bride whom the legend said appeared upon the waters on moonlight nights. His mind </text:span><text:span text:style-name="T1">went back to the fishing trip at </text:span><text:span text:style-name="T3">Spirit Lake,</text:span><text:span text:style-name="T1"> Arkansas. He thought of the story of Spirit Lake and how he </text:span><text:span text:style-name="T1">was impressed as a child with that story. Now it seemed more vivid and real. His mind reverted back to the </text:span><text:span text:style-name="T1">death of Henry Watson and he thought "Is it my fate to visit places and to hear stories of tragedy and </text:span><text:span text:style-name="T1">disappointment of lovers, and in the end, will my fate be like theirs? Must I sink into the waters of </text:span><text:span text:style-name="T1">forgetfulness without ever again seeing the best beloved face in all the world, Marie's? After all, is it line </text:span><text:span text:style-name="T1">Henry Watson said: 'Hope is but an anchor to the soul, but facts are stubborn things and we must face </text:span><text:span text:style-name="T1">them?' " For a</text:span></text:p>
            <text:p><text:span text:style-name="T1">moment, Robert felt that he had been clinging to hope all these years and he was almost ready to bid hope </text:span><text:span text:style-name="T1">depart and leave him alone to facts, but even then he knew that if hope should depart and not hold aloft a </text:span><text:span text:style-name="T1">light of Marie's love, he at that moment would follow the course of the lover of the spirit bride and go </text:span><text:span text:style-name="T1">overboard, to be swallowed up in the beautiful waters, to release his spirit, that it might soar away to find </text:span><text:span text:style-name="T1">Marie. The man who was rowing the boat, noticed that Robert had fallen into a death-like silence. He asked </text:span><text:span text:style-name="T1">him if he was ready to return. Robert awakened as if by a</text:span></text:p>
            <text:p><text:span text:style-name="T1">shot and said "Yes."</text:span></text:p>
          </table:table-cell>
          <table:table-cell table:number-columns-repeated="1019"/>
        </table:table-row>
        <table:table-row table:style-name="ro38">
          <table:table-cell office:value-type="string">
            <text:p>23</text:p>
          </table:table-cell>
          <table:table-cell office:value-type="string">
            <text:p>263, 264</text:p>
          </table:table-cell>
          <table:table-cell office:value-type="string">
            <text:p>No timestamp given, but the previous timestamp is Monday March 11, 1929, if the previous timestamp Sunday before that is March 10, 1929.</text:p>
          </table:table-cell>
          <table:table-cell/>
          <table:table-cell table:style-name="ce10" office:value-type="string">
            <text:p><text:span text:style-name="T1"><text:s/></text:span><text:span text:style-name="T1">Lady Bersford said that </text:span><text:span text:style-name="T3">Laughing Waters' spirit</text:span><text:span text:style-name="T1"> told her that after she drowned herself and </text:span><text:span text:style-name="T3">her spirit </text:span><text:span text:style-name="T3">was released</text:span><text:span text:style-name="T1">, she had been very happy in finding others who met disappointment in love and helping to </text:span><text:span text:style-name="T1">relieve their sufferings and bring about an understanding and reunite the separated. Laughing Waters said: </text:span><text:span text:style-name="T1">"Marie is still alive and for mysterious reasons is keeping in hiding from her parents and everyone else, but </text:span><text:span text:style-name="T1">her love is as strong as the Rock of Gibraltar, and she will keep her promise to return to Robert when he </text:span><text:span text:style-name="T1">needs her most.</text:span><text:span text:style-name="T3"> It was the spirit of Marie that Robert saw on the </text:span><text:span text:style-name="T9"><text:s/>streets in Paris. </text:span><text:span text:style-name="T2">Marie was not there </text:span><text:span text:style-name="T2">and never had </text:span><text:span text:style-name="T1">been, but Robert loved her so much and longed for her until Marie's spirit, which had always </text:span><text:span text:style-name="T1">been closely in touch with Robert, was able to leave her body and appear to comfort him. </text:span><text:span text:style-name="T3">It was Marie’s </text:span><text:span text:style-name="T3">spirit he saw at the ballroom. She was not there at all. </text:span><text:span text:style-name="T1">It occurred because Robert needed some hope </text:span><text:span text:style-name="T1">and encouragement to go on and wait until the proper time when Marie would return to him. The </text:span><text:span text:style-name="T1">mysterious letter never existed. It was a delusion and a power of the subconscious mind. This power is </text:span><text:span text:style-name="T1">known and understood by the adepts of India. Some of my tribe knew how to project the subconscious </text:span><text:span text:style-name="T1">mind, or spirit, as some called it, anywhere they desired. Robert's subconscious mind had received </text:span><text:span text:style-name="T1">impressions so long and he had hoped and desired so long for a letter from Marie, that </text:span><text:span text:style-name="T3">when her spirit </text:span><text:span text:style-name="T3">appeared he expected a message, a letter, or some communication, and he really thought she </text:span><text:span text:style-name="T3">dropped a letter. </text:span><text:span text:style-name="T1">This power so strongly impressed the subconscious mind that</text:span><text:span text:style-name="T4"> he was able to make other </text:span><text:span text:style-name="T4">people feel, believe and see the letter</text:span><text:span text:style-name="T1">, but of course they could not read or interpret it, because there was </text:span><text:span text:style-name="T1">no letter or written message and that is why they all acted so strangely about it. When Robert at last met </text:span><text:span text:style-name="T1">you, a spiritualist and an unselfish woman, and the interpreter, an honest, unselfish man refusing to accept </text:span><text:span text:style-name="T1">any amount of money to read the mysterious letter, I knew that no letter ever existed and</text:span><text:span text:style-name="T3"> removed the </text:span><text:span text:style-name="T3">impression </text:span><text:span text:style-name="T1">from Robert's subconscious mind and when he went to look for the letter, of course it was not </text:span><text:span text:style-name="T1">there, and never was because it only existed in his subconscious mind." </text:span></text:p>
          </table:table-cell>
          <table:table-cell table:number-columns-repeated="1019"/>
        </table:table-row>
        <table:table-row table:style-name="ro7">
          <table:table-cell office:value-type="string">
            <text:p>23</text:p>
          </table:table-cell>
          <table:table-cell office:value-type="string">
            <text:p>265, 266</text:p>
          </table:table-cell>
          <table:table-cell office:value-type="string">
            <text:p>No timestamp given, but the previous timestamp is Monday March 11, 1929, if the previous timestamp Sunday before that is March 10, 1929.</text:p>
          </table:table-cell>
          <table:table-cell/>
          <table:table-cell table:style-name="ce10" office:value-type="string">
            <text:p><text:span text:style-name="T1"><text:s/></text:span><text:span text:style-name="T1">Robert remained a few days longer at Silver Springs. Enjoyed being with Lady Bersford and told her of his </text:span><text:span text:style-name="T1">understanding of the Bible and natural laws. She said that the pure, clean life he had led was what had </text:span><text:span text:style-name="T1">brought him in contact with the spirits that had revealed to him the truth. Many seances were held with </text:span><text:span text:style-name="T1">"Laughing Waters," who was very fond of Robert and anxious to help him all she could. She said that </text:span><text:span text:style-name="T1">Robert had a love the same as she had, that he had rather die than give up Marie, but that he would attain </text:span><text:span text:style-name="T1">the greatest honor of any man on earth except Jesus Christ, because he was following the law of love and </text:span><text:span text:style-name="T1">that law would bring to him his own Marie and he would spend many happy years with her. She told him </text:span><text:span text:style-name="T1">that the </text:span><text:span text:style-name="T9">great Chief whose spirit was with her</text:span><text:span text:style-name="T2">, had confirmed all </text:span><text:span text:style-name="T1">she had told them.</text:span></text:p>
          </table:table-cell>
          <table:table-cell table:number-columns-repeated="1019"/>
        </table:table-row>
        <table:table-row table:style-name="ro7">
          <table:table-cell office:value-type="string">
            <text:p>28</text:p>
          </table:table-cell>
          <table:table-cell office:value-type="string">
            <text:p>321</text:p>
          </table:table-cell>
          <table:table-cell office:value-type="string">
            <text:p>Morning of October 3, 1931.</text:p>
          </table:table-cell>
          <table:table-cell/>
          <table:table-cell table:style-name="ce10" office:value-type="string">
            <text:p><text:span text:style-name="T1"><text:s/></text:span><text:span text:style-name="T1">As Colonel Gordon made his way to headquarters to report to General Pearson, he thought of what he had </text:span><text:span text:style-name="T1">read in</text:span></text:p>
            <text:p><text:span text:style-name="T1">the Acts 2: 17: </text:span><text:span text:style-name="T3">“And it shall come to pass in the last days, saith God, I will pour out of my Spirit upon </text:span><text:span text:style-name="T3">all flesh: and your sons and your daughters shall prophesy, and your young men shall see visions, </text:span><text:span text:style-name="T3">and your old men shall dream dreams: and I will shew wonders in heaven above, and signs in the </text:span><text:span text:style-name="T3">earth beneath; blood, and fire, and vapour of smoke.”</text:span><text:span text:style-name="T1"> He thought of how </text:span><text:span text:style-name="T3">he had dreamed </text:span><text:span text:style-name="T1">and </text:span><text:span text:style-name="T1">prophesied and how he had believed the Bible knowing that these terrible things would come in the latter </text:span><text:span text:style-name="T1">days.</text:span></text:p>
          </table:table-cell>
          <table:table-cell table:number-columns-repeated="1019"/>
        </table:table-row>
        <table:table-row table:style-name="ro16">
          <table:table-cell office:value-type="string">
            <text:p>36</text:p>
          </table:table-cell>
          <table:table-cell office:value-type="string">
            <text:p>409</text:p>
          </table:table-cell>
          <table:table-cell office:value-type="string">
            <text:p>Shortly after 11 o'clock on August 30, 1932, at the Peace Conference of the World in New York.</text:p>
          </table:table-cell>
          <table:table-cell/>
          <table:table-cell table:style-name="ce10" office:value-type="string">
            <text:p><text:span text:style-name="T1"><text:s/></text:span><text:span text:style-name="T1">We will take no territory nor demand any indemnity. We will retain the gold supply of the world but will </text:span><text:span text:style-name="T1">follow the admonition of Jesus Christ when he said 'Feed my Lambs.' We will lend a helping hand to any </text:span><text:span text:style-name="T1">nation that needs it. You are to return to your homes and loved ones and tell them that the </text:span><text:span text:style-name="T3">spirit of God, </text:span><text:span text:style-name="T3">which is all-powerful and able</text:span></text:p>
            <text:p><text:span text:style-name="T3">to destroy</text:span><text:span text:style-name="T1">, is ever merciful and just and has spared your lives and liberty. We refuse to take your money or </text:span><text:span text:style-name="T1">territory and in return only ask and demand that you do unto others as you would have them do unto you </text:span><text:span text:style-name="T1">and as we have done unto you.</text:span></text:p>
          </table:table-cell>
          <table:table-cell table:number-columns-repeated="1019"/>
        </table:table-row>
        <table:table-row table:style-name="ro10">
          <table:table-cell office:value-type="string">
            <text:p>36</text:p>
          </table:table-cell>
          <table:table-cell office:value-type="string">
            <text:p>413</text:p>
          </table:table-cell>
          <table:table-cell office:value-type="string">
            <text:p>Shortly after 11 o'clock on August 30, 1932, at the Peace Conference of the World in New York.</text:p>
          </table:table-cell>
          <table:table-cell/>
          <table:table-cell table:style-name="ce68" office:value-type="string">
            <text:p><text:span text:style-name="T27">"In closing, I request that one of the terms of peace shall be that New York City shall be the capital of the </text:span><text:span text:style-name="T27">United Kingdom of the World; that the plan of the future shall be according to Ezekiel. The Bible is replete </text:span><text:span text:style-name="T27">with references thruout of a rebirth. </text:span><text:span text:style-name="T3">Jesus said 'Ye must be born again of water and of the spirit.' A </text:span><text:span text:style-name="T3">change of name is referred to many times.</text:span><text:span text:style-name="T27"> Jesus said 'I will give him a new name.' The United Kingdom </text:span><text:span text:style-name="T27">of the World shall be the new name. Jesus said 'I will be their God and there shall be no more War.' In </text:span><text:span text:style-name="T27">Ezekiel 48: 35, his last prophecy was 'And the name of</text:span></text:p>
            <text:p><text:span text:style-name="T27">that city from that day shall be THE LORD IS THERE.' New York City, which is to be the capital of the </text:span><text:span text:style-name="T27">United Kingdom of the World and which has been </text:span><text:span text:style-name="T38"><text:s/>known as the most wicked city in the world, is now to </text:span><text:span text:style-name="T27">be </text:span><text:span text:style-name="T27">the capital of the land of love and liberty, because the victory which united the world was won from there. I </text:span><text:span text:style-name="T27">christen it 'THE CITY OF THE LORD.' May you so live that the world may know by the acts and justice of </text:span><text:span text:style-name="T27">this great city that THE LORD IS THERE. I thank you, one and all."</text:span></text:p>
          </table:table-cell>
          <table:table-cell table:number-columns-repeated="1019"/>
        </table:table-row>
        <table:table-row table:style-name="ro10" table:number-rows-repeated="1048551">
          <table:table-cell table:number-columns-repeated="1024"/>
        </table:table-row>
        <table:table-row table:style-name="ro10">
          <table:table-cell table:number-columns-repeated="1024"/>
        </table:table-row>
      </table:table>
      <table:table table:name="San Francisco" table:style-name="ta1" table:print="false">
        <table:table-column table:style-name="co9" table:default-cell-style-name="ce3"/>
        <table:table-column table:style-name="co40" table:default-cell-style-name="ce3"/>
        <table:table-column table:style-name="co41" table:default-cell-style-name="ce3"/>
        <table:table-column table:style-name="co11" table:default-cell-style-name="ce3"/>
        <table:table-column table:style-name="co42" table:default-cell-style-name="ce12"/>
        <table:table-column table:style-name="co43" table:default-cell-style-name="ce12"/>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14" table:number-columns-repeated="1018"/>
        </table:table-row>
        <table:table-row table:style-name="ro4">
          <table:table-cell table:number-columns-repeated="2" office:value-type="string">
            <text:p>1</text:p>
          </table:table-cell>
          <table:table-cell office:value-type="string">
            <text:p>April 1906</text:p>
          </table:table-cell>
          <table:table-cell office:value-type="string">
            <text:p>April 18, 1906, 5:12 am</text:p>
          </table:table-cell>
          <table:table-cell office:value-type="string">
            <text:p>Death of Herbert Gordon (Amelia oldest son) in SF earthquake. <text:s/></text:p>
          </table:table-cell>
          <table:table-cell table:number-columns-repeated="1019"/>
        </table:table-row>
        <table:table-row table:style-name="ro5">
          <table:table-cell office:value-type="string">
            <text:p>2</text:p>
          </table:table-cell>
          <table:table-cell office:value-type="string">
            <text:p>9</text:p>
          </table:table-cell>
          <table:table-cell table:number-columns-repeated="2"/>
          <table:table-cell office:value-type="string">
            <text:p>Amelia Gordon has dream about SF and LA destroyed in <text:span text:style-name="T5">two days</text:span> by some war machine. <text:s/></text:p>
          </table:table-cell>
          <table:table-cell table:number-columns-repeated="1019"/>
        </table:table-row>
        <table:table-row table:style-name="ro5" table:number-rows-repeated="1048572">
          <table:table-cell table:number-columns-repeated="1024"/>
        </table:table-row>
        <table:table-row table:style-name="ro5">
          <table:table-cell table:number-columns-repeated="1024"/>
        </table:table-row>
      </table:table>
      <table:table table:name="St. Louis" table:style-name="ta1" table:print="false">
        <table:table-column table:style-name="co7" table:default-cell-style-name="Default"/>
        <table:table-row table:style-name="ro42">
          <table:table-cell/>
        </table:table-row>
      </table:table>
      <table:table table:name="Texarkana" table:style-name="ta1" table:print="false">
        <table:table-column table:style-name="co44" table:default-cell-style-name="ce4"/>
        <table:table-column table:style-name="co8" table:default-cell-style-name="ce4"/>
        <table:table-column table:style-name="co45" table:default-cell-style-name="ce4"/>
        <table:table-column table:style-name="co43" table:default-cell-style-name="ce4"/>
        <table:table-column table:style-name="co46" table:default-cell-style-name="ce4"/>
        <table:table-column table:style-name="co47" table:default-cell-style-name="ce4"/>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7">
          <table:table-cell table:number-columns-repeated="2" office:value-type="float" office:value="1">
            <text:p>1</text:p>
          </table:table-cell>
          <table:table-cell office:value-type="string">
            <text:p>June 9, 1906</text:p>
          </table:table-cell>
          <table:table-cell/>
          <table:table-cell office:value-type="string">
            <text:p>RG is born. <text:s/>In<text:span text:style-name="T2"> the extreme northeastern corner of the Lone Star</text:span></text:p>
            <text:p><text:span text:style-name="T1">State of Texas, about eight miles west of Texarkana,</text:span></text:p>
            <text:p><text:span text:style-name="T1">in a lonely farm-house on Sunday morning, June</text:span></text:p>
            <text:p><text:span text:style-name="T1">10</text:span><text:span text:style-name="T39">th</text:span><text:span text:style-name="T1"> , Amelia Gordon turned over in her bed and</text:span></text:p>
            <text:p><text:span text:style-name="T1">watched the sunlight streaming thru the window on</text:span></text:p>
            <text:p><text:span text:style-name="T1">the head of her new-born son. She had always hoped</text:span></text:p>
            <text:p><text:span text:style-name="T1">that this, her third son, would be born on Sunday, but</text:span></text:p>
            <text:p><text:span text:style-name="T1">he was born late Saturday night, June 9</text:span><text:span text:style-name="T39">th</text:span><text:span text:style-name="T1"> , 1906.</text:span></text:p>
          </table:table-cell>
          <table:table-cell table:number-columns-repeated="1019"/>
        </table:table-row>
        <table:table-row table:style-name="ro7" table:number-rows-repeated="1048573">
          <table:table-cell table:number-columns-repeated="1024"/>
        </table:table-row>
        <table:table-row table:style-name="ro7">
          <table:table-cell table:number-columns-repeated="1024"/>
        </table:table-row>
      </table:table>
      <table:table table:name="Hotels" table:style-name="ta1" table:print="false">
        <table:table-column table:style-name="co7" table:default-cell-style-name="Default"/>
        <table:table-row table:style-name="ro42">
          <table:table-cell/>
        </table:table-row>
      </table:table>
      <table:table table:name="woman" table:style-name="ta1" table:print="false">
        <table:table-column table:style-name="co7" table:default-cell-style-name="Default"/>
        <table:table-row table:style-name="ro42">
          <table:table-cell office:value-type="string">
            <text:p>rluu: see page 190 and 191</text:p>
          </table:table-cell>
        </table:table-row>
      </table:table>
      <table:table table:name="New York" table:style-name="ta1" table:print="false">
        <table:table-column table:style-name="co9" table:number-columns-repeated="2" table:default-cell-style-name="ce4"/>
        <table:table-column table:style-name="co48" table:default-cell-style-name="ce4"/>
        <table:table-column table:style-name="co49" table:default-cell-style-name="ce4"/>
        <table:table-column table:style-name="co50" table:default-cell-style-name="ce4"/>
        <table:table-column table:style-name="co48" table:default-cell-style-name="ce4"/>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 table:number-rows-repeated="1048574">
          <table:table-cell table:number-columns-repeated="1024"/>
        </table:table-row>
        <table:table-row table:style-name="ro4">
          <table:table-cell table:number-columns-repeated="1024"/>
        </table:table-row>
      </table:table>
      <table:table table:name="Paris" table:style-name="ta1" table:print="false">
        <table:table-column table:style-name="co7" table:number-columns-repeated="2" table:default-cell-style-name="ce4"/>
        <table:table-column table:style-name="co41" table:default-cell-style-name="ce4"/>
        <table:table-column table:style-name="co51" table:default-cell-style-name="ce4"/>
        <table:table-column table:style-name="co52" table:default-cell-style-name="ce4"/>
        <table:table-column table:style-name="co53" table:default-cell-style-name="ce4"/>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 table:number-rows-repeated="1048574">
          <table:table-cell table:number-columns-repeated="1024"/>
        </table:table-row>
        <table:table-row table:style-name="ro4">
          <table:table-cell table:number-columns-repeated="1024"/>
        </table:table-row>
      </table:table>
      <table:table table:name="Dream" table:style-name="ta1" table:print="false">
        <table:table-column table:style-name="co7" table:number-columns-repeated="2" table:default-cell-style-name="ce4"/>
        <table:table-column table:style-name="co41" table:default-cell-style-name="ce4"/>
        <table:table-column table:style-name="co54" table:default-cell-style-name="ce4"/>
        <table:table-column table:style-name="co55" table:default-cell-style-name="ce4"/>
        <table:table-column table:style-name="co56" table:default-cell-style-name="ce4"/>
        <table:table-column table:style-name="co7" table:number-columns-repeated="1018" table:default-cell-style-name="ce4"/>
        <table:table-row table:style-name="ro4">
          <table:table-cell table:style-name="Default" office:value-type="string">
            <text:p>rluu: I didn't include any instances of 'dream' from poems.</text:p>
          </table:table-cell>
          <table:table-cell table:style-name="Default" table:number-columns-repeated="5"/>
          <table:table-cell table:style-name="ce70" table:number-columns-repeated="1018"/>
        </table:table-row>
        <table:table-row table:style-name="ro42">
          <table:table-cell table:style-name="Default" table:number-columns-repeated="6"/>
          <table:table-cell table:style-name="ce70" table:number-columns-repeated="1018"/>
        </table:table-row>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5">
          <table:table-cell table:style-name="ce65" office:value-type="string">
            <text:p>1</text:p>
          </table:table-cell>
          <table:table-cell table:style-name="ce53" office:value-type="float" office:value="1">
            <text:p>1</text:p>
          </table:table-cell>
          <table:table-cell table:style-name="ce66" office:value-type="string">
            <text:p><text:span text:style-name="T1"><text:s/></text:span><text:span text:style-name="T1">Sunday morning, June</text:span></text:p>
            <text:p><text:span text:style-name="T1">10</text:span><text:span text:style-name="T40">th</text:span></text:p>
          </table:table-cell>
          <table:table-cell table:style-name="ce66"/>
          <table:table-cell table:style-name="ce67" office:value-type="string">
            <text:p>She was happy this Sunday morning when she looked at her bouncing baby boy, dreamed of his future, and thought of what his name should be.</text:p>
          </table:table-cell>
          <table:table-cell table:style-name="ce65"/>
          <table:table-cell table:number-columns-repeated="1018"/>
        </table:table-row>
        <table:table-row table:style-name="ro7">
          <table:table-cell office:value-type="string">
            <text:p>2</text:p>
          </table:table-cell>
          <table:table-cell office:value-type="string">
            <text:p>9</text:p>
          </table:table-cell>
          <table:table-cell office:value-type="string">
            <text:p>A few nights before June 9, 1906.</text:p>
          </table:table-cell>
          <table:table-cell/>
          <table:table-cell table:style-name="ce24" office:value-type="string">
            <text:p><text:span text:style-name="T1"><text:s/></text:span><text:span text:style-name="T1">A few nights before you were born I had a </text:span><text:span text:style-name="T3">very</text:span><text:span text:style-name="T1"> </text:span><text:span text:style-name="T3">strange dream</text:span><text:span text:style-name="T1">. I thought I saw San Francisco and Los </text:span><text:span text:style-name="T1">Angeles destroyed in two days by some war machine, and that one of my sons came near losing his life </text:span><text:span text:style-name="T1">there, but was saved and afterwards he saved his country and made peace with the world. I suppose I </text:span><text:span text:style-name="T3">dreamed about San Francisco</text:span><text:span text:style-name="T1"> because Herbert lost his life there but, somehow,</text:span></text:p>
            <text:p><text:span text:style-name="T1">I feel that it was </text:span><text:span text:style-name="T3">more than a dream</text:span><text:span text:style-name="T1">, and that you are born to be a peacemaker.”</text:span></text:p>
            <text:p><text:span text:style-name="T1">Bobbie was </text:span><text:span text:style-name="T3">greatly impressed with his mother’s dream</text:span><text:span text:style-name="T1"> and her hopes and ambitions for him</text:span></text:p>
          </table:table-cell>
          <table:table-cell table:number-columns-repeated="1019"/>
        </table:table-row>
        <table:table-row table:style-name="ro6">
          <table:table-cell office:value-type="string">
            <text:p>2</text:p>
          </table:table-cell>
          <table:table-cell office:value-type="string">
            <text:p>11</text:p>
          </table:table-cell>
          <table:table-cell office:value-type="string">
            <text:p>No date given.</text:p>
          </table:table-cell>
          <table:table-cell/>
          <table:table-cell table:style-name="ce24" office:value-type="string">
            <text:p><text:s/>His mother was very proud of him and said “Bobbie, one day your <text:span text:style-name="T5">dream</text:span> of becoming a great inventor will he realized. You have not been wasting your time tinkering around with your father’s tools trying to make things.” His brother, Ralph, continued to call him “<text:span text:style-name="T5">Fool Bobbie</text:span>” and “<text:span text:style-name="T5">Mother’s dream</text:span>”;</text:p>
          </table:table-cell>
          <table:table-cell table:number-columns-repeated="1019"/>
        </table:table-row>
        <table:table-row table:style-name="ro16">
          <table:table-cell office:value-type="string">
            <text:p>2</text:p>
          </table:table-cell>
          <table:table-cell office:value-type="string">
            <text:p>11-12</text:p>
          </table:table-cell>
          <table:table-cell office:value-type="string">
            <text:p>No date given.</text:p>
          </table:table-cell>
          <table:table-cell/>
          <table:table-cell table:style-name="ce24" office:value-type="string">
            <text:p><text:span text:style-name="T1"><text:s/></text:span><text:span text:style-name="T1">The success with the water bicycle had kindled his ambition and created a desire to complete other </text:span><text:span text:style-name="T1">inventions that he had in mind. He told his mother of a </text:span><text:span text:style-name="T3">dream</text:span><text:span text:style-name="T1"> he had of a white-winged bird that flew </text:span><text:span text:style-name="T1">across the ocean thru the air; that he was riding the bird</text:span><text:span text:style-name="T2"> and that he received a great triumph and reception </text:span><text:span text:style-name="T2">when </text:span><text:span text:style-name="T1">he visited the foreign countries, and how his own people received him in great glory when he </text:span><text:span text:style-name="T1">returned. His father called these stories “</text:span><text:span text:style-name="T3">pipe dreams</text:span><text:span text:style-name="T1">,” but his mother took great interest in them and </text:span><text:span text:style-name="T1">always encouraged him.</text:span></text:p>
          </table:table-cell>
          <table:table-cell table:number-columns-repeated="1019"/>
        </table:table-row>
        <table:table-row table:style-name="ro16">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63" office:value-type="string">
            <text:p>RG began to <text:span text:style-name="T5">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5">
          <table:table-cell office:value-type="string">
            <text:p>3</text:p>
          </table:table-cell>
          <table:table-cell office:value-type="string">
            <text:p>23</text:p>
          </table:table-cell>
          <table:table-cell office:value-type="string">
            <text:p>Sunday in late June, 1921.</text:p>
          </table:table-cell>
          <table:table-cell/>
          <table:table-cell table:style-name="ce63" office:value-type="string">
            <text:p>His mother said, “Bobbie, I have always had great faith in you, and I know that one day my <text:span text:style-name="T5">dream</text:span> will come true, and you will do something that will make me very proud of you.”</text:p>
          </table:table-cell>
          <table:table-cell table:number-columns-repeated="1019"/>
        </table:table-row>
        <table:table-row table:style-name="ro5">
          <table:table-cell office:value-type="string">
            <text:p>6</text:p>
          </table:table-cell>
          <table:table-cell office:value-type="string">
            <text:p>71</text:p>
          </table:table-cell>
          <table:table-cell office:value-type="string">
            <text:p>Night of January 24, 1927.</text:p>
          </table:table-cell>
          <table:table-cell/>
          <table:table-cell table:style-name="ce24" office:value-type="string">
            <text:p>If I can make money, I can complete my invention and discoveries, go to New York where I will have all the advantages, and we can soon be married and <text:span text:style-name="T5">realize our dream</text:span>.</text:p>
          </table:table-cell>
          <table:table-cell table:number-columns-repeated="1019"/>
        </table:table-row>
        <table:table-row table:style-name="ro3">
          <table:table-cell office:value-type="string">
            <text:p>7</text:p>
          </table:table-cell>
          <table:table-cell office:value-type="string">
            <text:p>83</text:p>
          </table:table-cell>
          <table:table-cell office:value-type="string">
            <text:p>No date given.</text:p>
          </table:table-cell>
          <table:table-cell/>
          <table:table-cell table:style-name="ce24" office:value-type="string">
            <text:p><text:span text:style-name="T1"><text:s/></text:span><text:span text:style-name="T1">The question arises: -- If we can know the future, is it of value to us? It has been well said: "Forewarned is </text:span><text:span text:style-name="T1">forearmed," but I prefer to look to the Bible for authority and proof. When Pharaoh had his wonderful </text:span><text:span text:style-name="T3">dream</text:span><text:span text:style-name="T1">, he went to Joseph to have it interpreted. Joseph said:</text:span></text:p>
            <text:p><text:span text:style-name="T1">"And the seven thin and ill favored kine that came up after them are seven years; and the seven empty </text:span><text:span text:style-name="T1">years, blasted with the east wind, shall be seven years of famine."</text:span></text:p>
          </table:table-cell>
          <table:table-cell table:number-columns-repeated="1019"/>
        </table:table-row>
        <table:table-row table:style-name="ro2">
          <table:table-cell office:value-type="string">
            <text:p>9</text:p>
          </table:table-cell>
          <table:table-cell office:value-type="string">
            <text:p>96</text:p>
          </table:table-cell>
          <table:table-cell table:style-name="ce63" office:value-type="string">
            <text:p><text:s/>April 30th, 1927</text:p>
          </table:table-cell>
          <table:table-cell/>
          <table:table-cell table:style-name="ce63" office:value-type="string">
            <text:p>Robert now began to see possibilities of his <text:span text:style-name="T5">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9">
          <table:table-cell office:value-type="string">
            <text:p>9</text:p>
          </table:table-cell>
          <table:table-cell office:value-type="string">
            <text:p>97</text:p>
          </table:table-cell>
          <table:table-cell office:value-type="string">
            <text:p>May 1, 1927</text:p>
          </table:table-cell>
          <table:table-cell/>
          <table:table-cell table:style-name="ce63" office:value-type="string">
            <text:p><text:span text:style-name="T1">Marie: I am going to tell you a </text:span><text:span text:style-name="T3">dream </text:span><text:span text:style-name="T1">that I had a few nights ago. I saw you a great success. Fortune was </text:span><text:span text:style-name="T1">smiling on you. The world was at your feet, but I seemed to see a great tragedy follow this. It seemed I left </text:span><text:span text:style-name="T1">you in a mysterious way and </text:span><text:span text:style-name="T2"><text:s/>then came back to you just as mysteriously. Now, don't think </text:span><text:span text:style-name="T1">that I do not </text:span><text:span text:style-name="T1">want to go with you, Robert, and don't think that I believe in </text:span><text:span text:style-name="T3">dreams</text:span><text:span text:style-name="T1">, but somehow it has </text:span><text:span text:style-name="T3">made a great </text:span><text:span text:style-name="T3">impression</text:span><text:span text:style-name="T1"> on me.</text:span></text:p>
          </table:table-cell>
          <table:table-cell table:number-columns-repeated="1019"/>
        </table:table-row>
        <table:table-row table:style-name="ro3">
          <table:table-cell office:value-type="string">
            <text:p>9</text:p>
          </table:table-cell>
          <table:table-cell office:value-type="string">
            <text:p>99</text:p>
          </table:table-cell>
          <table:table-cell table:style-name="ce63" office:value-type="string">
            <text:p><text:s/>Sunday, May 1, 1927</text:p>
          </table:table-cell>
          <table:table-cell/>
          <table:table-cell table:style-name="ce24"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5">she again referred to the dream that she had had years before, about a </text:span><text:span text:style-name="T5">great war which would come and in which she thought that Robert lost his life in San Francisco.</text:span></text:p>
          </table:table-cell>
          <table:table-cell table:number-columns-repeated="1019"/>
        </table:table-row>
        <table:table-row table:style-name="ro2">
          <table:table-cell office:value-type="string">
            <text:p>10</text:p>
          </table:table-cell>
          <table:table-cell office:value-type="string">
            <text:p>108</text:p>
          </table:table-cell>
          <table:table-cell office:value-type="string">
            <text:p>Afternoon of May 28, 1927</text:p>
          </table:table-cell>
          <table:table-cell/>
          <table:table-cell table:style-name="ce63" office:value-type="string">
            <text:p><text:s/>On the afternoon of May 28th, Robert boarded a train for Sherman, Texas, with the lightest heart that he had ever experienced in his life. Now that his <text:span text:style-name="T5">dream was really going to be realized</text:span>, he was never so happy.</text:p>
          </table:table-cell>
          <table:table-cell table:number-columns-repeated="1019"/>
        </table:table-row>
        <table:table-row table:style-name="ro7">
          <table:table-cell office:value-type="string">
            <text:p>10</text:p>
          </table:table-cell>
          <table:table-cell office:value-type="string">
            <text:p>108</text:p>
          </table:table-cell>
          <table:table-cell office:value-type="string">
            <text:p>Saturday afternoon, <text:span text:style-name="T2"><text:s/>May 28</text:span><text:span text:style-name="T41">th</text:span><text:span text:style-name="T2">, 1927</text:span></text:p>
          </table:table-cell>
          <table:table-cell/>
          <table:table-cell table:style-name="ce63" office:value-type="string">
            <text:p><text:s/>As the train rolled across the plains of Texas and Robert watched the sun setting across the prairies on that Saturday afternoon, <text:span text:style-name="T5">he dreamed of the day when he, like Lindbergh, would cross the country in </text:span><text:span text:style-name="T5">his great airplane</text:span>. He could think of nothing else but Lindbergh's great flight and what it meant to the world. He realized that <text:span text:style-name="T5">Ezekiel's prophecy of that war which was to come and be fought in the air, </text:span><text:span text:style-name="T5">was coming true, and the great plane described by Ezekiel, the eagle with wheel within a wheel, </text:span><text:span text:style-name="T5">would one day become a reality. He could now see the possibilities of his dream being fulfilled </text:span>and he was sure of success.</text:p>
          </table:table-cell>
          <table:table-cell table:number-columns-repeated="1019"/>
        </table:table-row>
        <table:table-row table:style-name="ro3">
          <table:table-cell office:value-type="string">
            <text:p>10</text:p>
          </table:table-cell>
          <table:table-cell office:value-type="string">
            <text:p>110</text:p>
          </table:table-cell>
          <table:table-cell office:value-type="string">
            <text:p>Afternoon of Saturday, May 28, 1927</text:p>
          </table:table-cell>
          <table:table-cell/>
          <table:table-cell table:style-name="ce24" office:value-type="string">
            <text:p><text:span text:style-name="T1"><text:s/></text:span><text:span text:style-name="T1">He had </text:span><text:span text:style-name="T3">dreamed</text:span><text:span text:style-name="T1"> of the time when he would come home at night from his work or study, to find her there </text:span><text:span text:style-name="T1">and see her beautiful eyes, the lights that would guide him on to success. She could either make him the </text:span><text:span text:style-name="T1">most miserable man in the world or the happiest. His entire future and fate were in her</text:span></text:p>
            <text:p><text:span text:style-name="T1">hands and she could do with him as she willed.</text:span></text:p>
          </table:table-cell>
          <table:table-cell table:number-columns-repeated="1019"/>
        </table:table-row>
        <table:table-row table:style-name="ro6">
          <table:table-cell office:value-type="string">
            <text:p>11</text:p>
          </table:table-cell>
          <table:table-cell office:value-type="string">
            <text:p>122</text:p>
          </table:table-cell>
          <table:table-cell office:value-type="string">
            <text:p>June 5, 1927 [Sunday]</text:p>
          </table:table-cell>
          <table:table-cell/>
          <table:table-cell table:style-name="ce24" office:value-type="string">
            <text:p><text:s/>Robert realized that he must have time to collect his thoughts, if he ever could think again. <text:span text:style-name="T5">His thoughts </text:span><text:span text:style-name="T5">turned back to the dream Marie had told him </text:span><text:span text:style-name="T10">she had,</text:span> where some terrible tragedy had overtaken him and she had gone out of his life in a mysterious way and came back into it in the same way.</text:p>
          </table:table-cell>
          <table:table-cell table:number-columns-repeated="1019"/>
        </table:table-row>
        <table:table-row table:style-name="ro3">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24"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5">hope until he </text:span><text:span text:style-name="T5">realized his dream and again found Marie.</text:span></text:p>
          </table:table-cell>
          <table:table-cell table:number-columns-repeated="1019"/>
        </table:table-row>
        <table:table-row table:style-name="ro16">
          <table:table-cell office:value-type="string">
            <text:p>12</text:p>
          </table:table-cell>
          <table:table-cell office:value-type="string">
            <text:p>133</text:p>
          </table:table-cell>
          <table:table-cell office:value-type="string">
            <text:p>After 6:00pm, June 5, 1927 [Sunday].</text:p>
          </table:table-cell>
          <table:table-cell/>
          <table:table-cell table:style-name="ce23" office:value-type="string">
            <text:p><text:span text:style-name="T1">The next time Robert noticed the time of day, it was after 6 P.M. and he realized that he had had no </text:span><text:span text:style-name="T1">breakfast, lunch or dinner, but his heart was heavy and he felt that he could not eat anything. The shock </text:span><text:span text:style-name="T1">had been so great and had come so suddenly that Robert found it hard to adjust himself to it or to realize </text:span><text:span text:style-name="T1">what it all meant or what it might mean in case Marie should pass out of his life forever. It would mean </text:span><text:span text:style-name="T1">every hope blasted, every</text:span><text:span text:style-name="T3"> sweet dream</text:span><text:span text:style-name="T1"> gone and would leave him with an uncertainty of life, like a ship </text:span><text:span text:style-name="T1">without a rudder. He decided to pass the time by reading and seeking consolation in the Bible.</text:span></text:p>
          </table:table-cell>
          <table:table-cell table:number-columns-repeated="1019"/>
        </table:table-row>
        <table:table-row table:style-name="ro3">
          <table:table-cell office:value-type="string">
            <text:p>12</text:p>
          </table:table-cell>
          <table:table-cell office:value-type="string">
            <text:p>141</text:p>
          </table:table-cell>
          <table:table-cell office:value-type="string">
            <text:p>Monday, June 6, 1927. <text:s/>Before 8:00 pm</text:p>
          </table:table-cell>
          <table:table-cell/>
          <table:table-cell table:style-name="ce24" office:value-type="string">
            <text:p><text:s/>Read about the preparations for Captain Lindbergh’s return to Washington and New York and the plans for his reception. Of course,<text:span text:style-name="T5"> Robert had looked forward to being there at that time and have Marie with </text:span><text:span text:style-name="T5">him as his wife. He had been looking forward to the day when his own dream would be realized and </text:span><text:span text:style-name="T5">he would build one of the greatest airships of the age.</text:span></text:p>
          </table:table-cell>
          <table:table-cell table:number-columns-repeated="1019"/>
        </table:table-row>
        <table:table-row table:style-name="ro2">
          <table:table-cell office:value-type="string">
            <text:p>12</text:p>
          </table:table-cell>
          <table:table-cell office:value-type="string">
            <text:p>145</text:p>
          </table:table-cell>
          <table:table-cell office:value-type="string">
            <text:p>Monday, June 6, 1927.</text:p>
          </table:table-cell>
          <table:table-cell/>
          <table:table-cell table:style-name="ce24" office:value-type="string">
            <text:p>This poem seemed to fit his case and he read it over carefully. He resolved that regardless of discouragement or disappointment, blasted hopes, lost ideals or<text:span text:style-name="T5"> shattered dreams</text:span>, he would still have the courage to exert himself for “Tomorrow’s Chance.”</text:p>
          </table:table-cell>
          <table:table-cell table:number-columns-repeated="1019"/>
        </table:table-row>
        <table:table-row table:style-name="ro6">
          <table:table-cell office:value-type="string">
            <text:p>12</text:p>
          </table:table-cell>
          <table:table-cell office:value-type="string">
            <text:p>149</text:p>
          </table:table-cell>
          <table:table-cell office:value-type="string">
            <text:p>Monday Evening, June 6, 1927</text:p>
          </table:table-cell>
          <table:table-cell/>
          <table:table-cell table:style-name="ce24" office:value-type="string">
            <text:p><text:s/>Robert wished that he might be able that night to lie down to<text:span text:style-name="T5">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43">
          <table:table-cell office:value-type="string">
            <text:p>13</text:p>
          </table:table-cell>
          <table:table-cell office:value-type="string">
            <text:p>160</text:p>
          </table:table-cell>
          <table:table-cell office:value-type="string">
            <text:p>Night of June 8, 1927</text:p>
          </table:table-cell>
          <table:table-cell/>
          <table:table-cell table:style-name="ce23" office:value-type="string">
            <text:p><text:span text:style-name="T1">Robert prayed his usual night prayer for the protection of Marie and went to sleep, to </text:span><text:span text:style-name="T3">dream of his [21</text:span><text:span text:style-name="T42">st</text:span><text:span text:style-name="T3">] </text:span><text:span text:style-name="T3">birthday</text:span><text:span text:style-name="T1">.</text:span></text:p>
          </table:table-cell>
          <table:table-cell table:number-columns-repeated="1019"/>
        </table:table-row>
        <table:table-row table:style-name="ro6">
          <table:table-cell office:value-type="string">
            <text:p>14</text:p>
          </table:table-cell>
          <table:table-cell office:value-type="string">
            <text:p>180</text:p>
          </table:table-cell>
          <table:table-cell office:value-type="string">
            <text:p>June 10, 1927</text:p>
          </table:table-cell>
          <table:table-cell/>
          <table:table-cell table:style-name="ce24" office:value-type="string">
            <text:p>He wanted to see Captain Lindbergh and his plane, “The Spirit of St. Louis,” for Robert was <text:span text:style-name="T5">dreaming</text:span> of the day when he would complete his own great plane according to Ezekiel’s plan. Robert went to his room and spent the <text:span text:style-name="T5">balance of the day</text:span> reading the Bible and working out future cycles on wars.</text:p>
          </table:table-cell>
          <table:table-cell table:number-columns-repeated="1019"/>
        </table:table-row>
        <table:table-row table:style-name="ro5">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2"> Robert that he was a “doer” </text:span><text:span text:style-name="T1">and </text:span><text:span text:style-name="T3">not a dreamer</text:span><text:span text:style-name="T1">; that he had demonstrated the </text:span><text:span text:style-name="T1">greatest ability of any young man he had ever known.</text:span></text:p>
          </table:table-cell>
          <table:table-cell table:number-columns-repeated="1019"/>
        </table:table-row>
        <table:table-row table:style-name="ro3">
          <table:table-cell office:value-type="string">
            <text:p>14</text:p>
          </table:table-cell>
          <table:table-cell office:value-type="string">
            <text:p>182</text:p>
          </table:table-cell>
          <table:table-cell office:value-type="string">
            <text:p>June 11, 1927</text:p>
          </table:table-cell>
          <table:table-cell/>
          <table:table-cell table:style-name="ce69" office:value-type="string">
            <text:p>“I am sure you are to make your <text:span text:style-name="T5">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18">
          <table:table-cell office:value-type="string">
            <text:p>19</text:p>
          </table:table-cell>
          <table:table-cell office:value-type="string">
            <text:p>228</text:p>
          </table:table-cell>
          <table:table-cell office:value-type="string">
            <text:p>June 9, 1928 (RG 22<text:span text:style-name="T7">nd</text:span> birthday), at Governor's Island, in New York</text:p>
          </table:table-cell>
          <table:table-cell/>
          <table:table-cell table:style-name="ce24" office:value-type="string">
            <text:p><text:span text:style-name="T1">When the reception was over and Robert had a few moments alone with his dear old mother, she said, "My </text:span><text:span text:style-name="T1">son, do you remember the</text:span><text:span text:style-name="T3"> dream</text:span><text:span text:style-name="T1"> you had when you were a little boy, which you told me about? That </text:span><text:span text:style-name="T3">you </text:span><text:span text:style-name="T3">were riding a large bird with white wings across the ocean and how the foreign countries received </text:span><text:span text:style-name="T3">you with great honor. My </text:span><text:span text:style-name="T9"><text:s/>boy, when you landed today I thought about that dream </text:span><text:span text:style-name="T3">and how it had </text:span><text:span text:style-name="T3">been fulfilled. </text:span><text:span text:style-name="T1">I hope that all of your other dreams and ambitions will be realized and that you will be </text:span><text:span text:style-name="T1">rewarded with Marie's love, because you have been faithful and loyal to her." Robert said, "Mother, I do </text:span><text:span text:style-name="T1">remember the dream quite well, and </text:span><text:span text:style-name="T3">when I was in Japan and they gave me such great receptions and </text:span><text:span text:style-name="T3">honored me, I thought of the dream and I thought of you</text:span><text:span text:style-name="T1"> and how you had taught me how to read the </text:span><text:span text:style-name="T1">Bible and I thought of Marie and how I loved her and felt that I would gladly give all of the honors just to be </text:span><text:span text:style-name="T1">with you and Marie alone because your love</text:span></text:p>
            <text:p><text:span text:style-name="T1">and Marie's love mean more to me than everything else that the world can give."</text:span></text:p>
          </table:table-cell>
          <table:table-cell table:number-columns-repeated="1019"/>
        </table:table-row>
        <table:table-row table:style-name="ro21">
          <table:table-cell office:value-type="string">
            <text:p>20</text:p>
          </table:table-cell>
          <table:table-cell office:value-type="string">
            <text:p>240</text:p>
          </table:table-cell>
          <table:table-cell office:value-type="string">
            <text:p>Middle to late January 1929.</text:p>
          </table:table-cell>
          <table:table-cell/>
          <table:table-cell table:style-name="ce23" office:value-type="string">
            <text:p><text:span text:style-name="T1"><text:s/></text:span><text:span text:style-name="T1">He called Walter and Edna into the office, told them that he had had a very peculiar </text:span><text:span text:style-name="T3">dream</text:span><text:span text:style-name="T1"> the night </text:span><text:span text:style-name="T1">before, that he had </text:span><text:span text:style-name="T3">dreamed</text:span><text:span text:style-name="T1"> that he had gone to Paris and suddenly met Marie. He was so strongly </text:span><text:span text:style-name="T1">impressed with the </text:span><text:span text:style-name="T3">dream</text:span><text:span text:style-name="T1"> that he decided to leave at once. Told Walter to give the mechanics instructions </text:span><text:span text:style-name="T1">to put his old ship "The St. Marie" in shape to sail at once. <text:s/></text:span><text:span text:style-name="T2"><text:s/>It was a matter of only a couple of days until </text:span><text:span text:style-name="T2">they </text:span><text:span text:style-name="T1">reported that "The St. Marie" was in perfect shape and could stand a trip around the world. There was </text:span><text:span text:style-name="T1">to be a great convention of all the nations on aviation in Paris</text:span></text:p>
            <text:p><text:span text:style-name="T1">and Robert decided that he wanted to be there for it, but the main incentive for the trip was his </text:span><text:span text:style-name="T3">dream</text:span><text:span text:style-name="T1">. </text:span><text:span text:style-name="T1">Robert had no trouble in securing letters of introduction to prominent people in London and Paris. When he </text:span><text:span text:style-name="T1">said good-bye to Walter and Edna, they wished him Godspeed, told him that they hoped his dream would </text:span><text:span text:style-name="T1">become a reality and that he would find Marie, but they knew that he was not the same Robert of old. He </text:span><text:span text:style-name="T1">acted as tho his spirit was broken.</text:span></text:p>
          </table:table-cell>
          <table:table-cell table:number-columns-repeated="1019"/>
        </table:table-row>
        <table:table-row table:style-name="ro16">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23" office:value-type="string">
            <text:p><text:span text:style-name="T1"><text:s/></text:span><text:span text:style-name="T1">The Doctor, after examining him, told his friends he thought that he was suffering from mental delusions -- </text:span><text:span text:style-name="T1">that he had probably had this woman on his mind so long and after </text:span><text:span text:style-name="T3">dreaming</text:span><text:span text:style-name="T1"> he had met her on a street in </text:span><text:span text:style-name="T1">Paris, had hoped so strongly that he would meet her, he had brought himself to believe that she was there </text:span><text:span text:style-name="T1">and had really thought that he had seen her, both on the street and in the ballroom, but it was probably an </text:span><text:span text:style-name="T3">optical delusion</text:span><text:span text:style-name="T1"> and after he got better he would realize</text:span></text:p>
            <text:p><text:span text:style-name="T1">that he hadn't seen Marie.</text:span></text:p>
          </table:table-cell>
          <table:table-cell table:number-columns-repeated="1019"/>
        </table:table-row>
        <table:table-row table:style-name="ro5">
          <table:table-cell office:value-type="string">
            <text:p>22</text:p>
          </table:table-cell>
          <table:table-cell office:value-type="string">
            <text:p>257</text:p>
          </table:table-cell>
          <table:table-cell office:value-type="string">
            <text:p>Sunday [no date given].</text:p>
          </table:table-cell>
          <table:table-cell/>
          <table:table-cell table:style-name="ce24" office:value-type="string">
            <text:p>After thoughts of Marie's beauty had flitted thru Robert's brain and his <text:span text:style-name="T5">dream</text:span> and hope for Marie had revived, he was feeling hopeful and enthusiastic.</text:p>
          </table:table-cell>
          <table:table-cell table:number-columns-repeated="1019"/>
        </table:table-row>
        <table:table-row table:style-name="ro2">
          <table:table-cell office:value-type="string">
            <text:p>23</text:p>
          </table:table-cell>
          <table:table-cell office:value-type="string">
            <text:p>268</text:p>
          </table:table-cell>
          <table:table-cell office:value-type="string">
            <text:p>About a month after March 27, 1929</text:p>
          </table:table-cell>
          <table:table-cell/>
          <table:table-cell table:style-name="ce24" office:value-type="string">
            <text:p>He <text:span text:style-name="T5">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6">
          <table:table-cell office:value-type="string">
            <text:p>24</text:p>
          </table:table-cell>
          <table:table-cell office:value-type="string">
            <text:p>272</text:p>
          </table:table-cell>
          <table:table-cell office:value-type="string">
            <text:p>June 9, 1929 [RG 23<text:span text:style-name="T7">rd</text:span> birthday].</text:p>
          </table:table-cell>
          <table:table-cell/>
          <table:table-cell table:style-name="ce23"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5">greatest dreams realized</text:span>. God has been good to us. <text:span text:style-name="T5">Our great </text:span><text:span text:style-name="T5">discoveries are now completed.</text:span></text:p>
          </table:table-cell>
          <table:table-cell table:number-columns-repeated="1019"/>
        </table:table-row>
        <table:table-row table:style-name="ro10">
          <table:table-cell office:value-type="string">
            <text:p>26</text:p>
          </table:table-cell>
          <table:table-cell office:value-type="string">
            <text:p>292-293</text:p>
          </table:table-cell>
          <table:table-cell office:value-type="string">
            <text:p>September 1930</text:p>
          </table:table-cell>
          <table:table-cell/>
          <table:table-cell table:style-name="ce23" office:value-type="string">
            <text:p><text:span text:style-name="T1"><text:s/></text:span><text:span text:style-name="T1">As soon as they had landed with him, </text:span><text:span text:style-name="T4">his </text:span><text:span text:style-name="T3">mind went back to the days of his youth</text:span><text:span text:style-name="T4">, when he had built </text:span><text:span text:style-name="T4">his</text:span><text:span text:style-name="T9"> first bicycle to ride on the water</text:span><text:span text:style-name="T11">, and when he had read </text:span><text:span text:style-name="T4">the Bible and talked about the wars to come </text:span><text:span text:style-name="T4">and made his </text:span><text:span text:style-name="T3">plans for the great airship</text:span><text:span text:style-name="T4">. He recalled the </text:span><text:span text:style-name="T3">dream his mother </text:span><text:span text:style-name="T4">had which greatly disturbed </text:span><text:span text:style-name="T4">her. She told him she dreamed that she saw </text:span><text:span text:style-name="T3">San Francisco destroyed by some terrible machin</text:span><text:span text:style-name="T4">e and </text:span><text:span text:style-name="T4">that </text:span><text:span text:style-name="T3">one of her sons had nearly lost his life there. </text:span><text:span text:style-name="T4">He thought of how his mother had told him about his </text:span><text:span text:style-name="T3">oldest brother losing his life in the San Francisco earthquake</text:span><text:span text:style-name="T4"> and he wondered if now he was to lose </text:span><text:span text:style-name="T4">his life there, </text:span><text:span text:style-name="T1">because he felt that the Japs were very treacherous and would probably not keep him a </text:span><text:span text:style-name="T1">prisoner but would take his life. He prayed for his dear old mother and prayed for Marie that she might be </text:span><text:span text:style-name="T1">safe and her life be spared, no matter what his fate might be.</text:span></text:p>
          </table:table-cell>
          <table:table-cell table:number-columns-repeated="1019"/>
        </table:table-row>
        <table:table-row table:style-name="ro15">
          <table:table-cell office:value-type="string">
            <text:p>28</text:p>
          </table:table-cell>
          <table:table-cell office:value-type="string">
            <text:p>321</text:p>
          </table:table-cell>
          <table:table-cell office:value-type="string">
            <text:p>October 3, 1931</text:p>
          </table:table-cell>
          <table:table-cell/>
          <table:table-cell table:style-name="ce23" office:value-type="string">
            <text:p><text:span text:style-name="T1">Colonel Gordon and Colonel Kennelworth had done wonderful work and fortunately their lives had been </text:span><text:span text:style-name="T1">preserved for future use to their country. As Colonel Gordon made his way to headquarters to report to </text:span><text:span text:style-name="T1">General Pearson, he thought of what he had read in the Acts 2: 17: “And it shall come to pass in the last </text:span><text:span text:style-name="T1">days, saith God, I will pour out of my Spirit upon all flesh: and your sons and your daughters shall </text:span><text:span text:style-name="T1">prophesy, and your young men shall see visions, and </text:span><text:span text:style-name="T3">your old men shall dream dreams</text:span><text:span text:style-name="T1">: and I will shew </text:span><text:span text:style-name="T1">wonders in heaven above, and signs in the earth beneath; blood, and fire,</text:span></text:p>
            <text:p><text:span text:style-name="T1">and vapour of smoke.” </text:span><text:span text:style-name="T3">He thought of how he had dreamed and prophesied</text:span><text:span text:style-name="T1"> and how he had believed </text:span><text:span text:style-name="T1">the Bible knowing that these terrible things would come in the latter days.</text:span></text:p>
          </table:table-cell>
          <table:table-cell table:number-columns-repeated="1019"/>
        </table:table-row>
        <table:table-row table:style-name="ro6">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24" office:value-type="string">
            <text:p>The President was astounded. He had never <text:span text:style-name="T5">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2">
          <table:table-cell office:value-type="string">
            <text:p>33</text:p>
          </table:table-cell>
          <table:table-cell office:value-type="string">
            <text:p>391</text:p>
          </table:table-cell>
          <table:table-cell office:value-type="string">
            <text:p>July 4, 1932</text:p>
          </table:table-cell>
          <table:table-cell/>
          <table:table-cell table:style-name="ce24" office:value-type="string">
            <text:p><text:s/>He thought of Marie and as he <text:span text:style-name="T5">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43">
          <table:table-cell office:value-type="string">
            <text:p>39</text:p>
          </table:table-cell>
          <table:table-cell office:value-type="string">
            <text:p>401</text:p>
          </table:table-cell>
          <table:table-cell office:value-type="string">
            <text:p>The 6<text:span text:style-name="T7">th</text:span> day of Robert Gordon's 7 days.</text:p>
          </table:table-cell>
          <table:table-cell office:value-type="string">
            <text:p>July 26, 1932</text:p>
          </table:table-cell>
          <table:table-cell table:style-name="ce23" office:value-type="string">
            <text:p>His dear old mother was the happiest woman in the world. She greeted him affectionately; told him that <text:span text:style-name="T5">all </text:span><text:span text:style-name="T5">her dreams about him had come true</text:span>.</text:p>
          </table:table-cell>
          <table:table-cell table:number-columns-repeated="1019"/>
        </table:table-row>
        <table:table-row table:style-name="ro7">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24" office:value-type="string">
            <text:p>This shows that time does prove all things. It has proven your love for Marie and your faith and confidence in a woman's promise. <text:span text:style-name="T5">Marie was a wise prophet.</text:span> She knew better than we knew when <text:span text:style-name="T5">she said: 'You </text:span><text:span text:style-name="T5">will get eveything you want.' Robert Gordon, that prophecy has been fulfilled. </text:span>You have accomplished your ambition and received everything that the world can give. <text:span text:style-name="T5">All of your dreams but one </text:span><text:span text:style-name="T5">have been realized.</text:span> You have all the honors, all the gratitude that a world can give, yet I know that your heart is aching and after your duty is well done and the peace of the world is established, <text:span text:style-name="T5">you will need </text:span><text:span text:style-name="T5">Marie and her love more now than ever.</text:span></text:p>
          </table:table-cell>
          <table:table-cell table:number-columns-repeated="1019"/>
        </table:table-row>
        <table:table-row table:style-name="ro21">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69" office:value-type="string">
            <text:p>"What Marie Stanton had in her mind the night she wrote that letter and left the train on the way to St. Louis, I do not know, but I do know that<text:span text:style-name="T5"> she has rendered the greatest service of any woman to this </text:span><text:span text:style-name="T5">country. Whether she dreamed or 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5"> 'I will 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21" table:number-rows-repeated="1048535">
          <table:table-cell table:number-columns-repeated="1024"/>
        </table:table-row>
        <table:table-row table:style-name="ro21">
          <table:table-cell table:number-columns-repeated="1024"/>
        </table:table-row>
      </table:table>
      <table:table table:name="Mother" table:style-name="ta1" table:print="false">
        <table:table-column table:style-name="co7" table:number-columns-repeated="2" table:default-cell-style-name="ce4"/>
        <table:table-column table:style-name="co41" table:default-cell-style-name="ce4"/>
        <table:table-column table:style-name="co51" table:default-cell-style-name="ce4"/>
        <table:table-column table:style-name="co52" table:default-cell-style-name="ce4"/>
        <table:table-column table:style-name="co53" table:default-cell-style-name="ce4"/>
        <table:table-column table:style-name="co7" table:number-columns-repeated="1018" table:default-cell-style-name="ce4"/>
        <table:table-row table:style-name="ro4">
          <table:table-cell table:style-name="ce71" office:value-type="string">
            <text:p>rluu: Note that I didn't add any information on 'mother ships' or Marie's mother. <text:s/>I only included events and phrases related to Robert's mother or qualities of a mother in general.</text:p>
          </table:table-cell>
          <table:table-cell table:style-name="Default"/>
          <table:table-cell table:style-name="ce72" table:number-columns-repeated="4"/>
          <table:table-cell table:number-columns-repeated="1018"/>
        </table:table-row>
        <table:table-row table:style-name="ro4">
          <table:table-cell table:style-name="ce71" office:value-type="string">
            <text:p>rluu: I need to go back through the events listed below and enter the timestamps given in TTTA, if there is one for the event</text:p>
          </table:table-cell>
          <table:table-cell table:style-name="ce72" table:number-columns-repeated="5"/>
          <table:table-cell table:number-columns-repeated="1018"/>
        </table:table-row>
        <table:table-row table:style-name="ro37">
          <table:table-cell table:style-name="ce71"/>
          <table:table-cell table:style-name="ce72" table:number-columns-repeated="5"/>
          <table:table-cell table:number-columns-repeated="1018"/>
        </table:table-row>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3">
          <table:table-cell table:number-columns-repeated="2" office:value-type="string">
            <text:p>1</text:p>
          </table:table-cell>
          <table:table-cell office:value-type="string">
            <text:p>A few months before RG's birth, April 1906.</text:p>
          </table:table-cell>
          <table:table-cell/>
          <table:table-cell table:style-name="ce24" office:value-type="string">
            <text:p><text:span text:style-name="T1">RG's </text:span><text:span text:style-name="T3">mother had suffered a severe shock </text:span><text:span text:style-name="T1">on account of the death of her oldest son in the San Francisco </text:span><text:span text:style-name="T1">earthquake in April, and for a time it was </text:span><text:span text:style-name="T3">feared</text:span><text:span text:style-name="T1"> that her third son might never be born to live. </text:span><text:span text:style-name="T3">She was </text:span><text:span text:style-name="T3">happy this Sunday morning </text:span><text:span text:style-name="T1">when she looked at her bouncing baby boy, dreamed of his future, and </text:span><text:span text:style-name="T1">thought of what his name should be.</text:span></text:p>
          </table:table-cell>
          <table:table-cell table:number-columns-repeated="1019"/>
        </table:table-row>
        <table:table-row table:style-name="ro2">
          <table:table-cell office:value-type="string">
            <text:p>1</text:p>
          </table:table-cell>
          <table:table-cell office:value-type="string">
            <text:p>2</text:p>
          </table:table-cell>
          <table:table-cell table:number-columns-repeated="2"/>
          <table:table-cell table:style-name="ce24" office:value-type="string">
            <text:p><text:span text:style-name="T1"><text:s/></text:span><text:span text:style-name="T1">When Robert was a little over two years old, his </text:span><text:span text:style-name="T3">mother gave birth to a girl,</text:span><text:span text:style-name="T1"> the first born to her, but still </text:span><text:span text:style-name="T3">she showed great interest in Robert</text:span><text:span text:style-name="T1">; talked much of his future and took great interest in teaching him to </text:span><text:span text:style-name="T1">live according to the Bible.</text:span></text:p>
          </table:table-cell>
          <table:table-cell table:number-columns-repeated="1019"/>
        </table:table-row>
        <table:table-row table:style-name="ro7">
          <table:table-cell office:value-type="string">
            <text:p>1</text:p>
          </table:table-cell>
          <table:table-cell office:value-type="string">
            <text:p>4</text:p>
          </table:table-cell>
          <table:table-cell table:number-columns-repeated="2"/>
          <table:table-cell table:style-name="ce24" office:value-type="string">
            <text:p><text:span text:style-name="T1">He also wanted an explanation of the statement that a woman should not teach, because he said that his </text:span><text:span text:style-name="T1">mother had always taught him and loved him, and his father had paid no attention to him and had no desire </text:span><text:span text:style-name="T1">to teach him. He wanted to know if it was wrong for his mother to teach him, and if God would punish her. </text:span><text:span text:style-name="T1">The teacher replied that the Lord said, “Suffer the little children to come unto me, and forbid them not, for of </text:span><text:span text:style-name="T1">such is the Kingdom of God.” She explained that his </text:span><text:span text:style-name="T3">mother set an example more by her love and </text:span><text:span text:style-name="T3">devotion than by words; that a mother's actions would influence a child more than anything she </text:span><text:span text:style-name="T3">could say, and this was the great silent Teaching.</text:span></text:p>
          </table:table-cell>
          <table:table-cell table:number-columns-repeated="1019"/>
        </table:table-row>
        <table:table-row table:style-name="ro7">
          <table:table-cell office:value-type="string">
            <text:p>2</text:p>
          </table:table-cell>
          <table:table-cell office:value-type="string">
            <text:p>8</text:p>
          </table:table-cell>
          <table:table-cell table:number-columns-repeated="2"/>
          <table:table-cell table:style-name="ce24" office:value-type="string">
            <text:p><text:span text:style-name="T1">His </text:span><text:span text:style-name="T3">mother spent many anxious months and worried with the children</text:span><text:span text:style-name="T1"> while Capt. Gordon was away </text:span><text:span text:style-name="T1">at war. She prayed that war would be ended for all time. </text:span><text:span text:style-name="T2"><text:s/>While the tragic </text:span><text:span text:style-name="T1">death of your brother Herbert in </text:span><text:span text:style-name="T1">San Francisco was </text:span><text:span text:style-name="T3">a shock that I have never fully recovered from</text:span><text:span text:style-name="T1">, yet I had rather know that he went </text:span><text:span text:style-name="T1">that way than to have him go to war and lose his life. I remember well the </text:span><text:span text:style-name="T3">many sleepless nights that I </text:span><text:span text:style-name="T3">have passed thru</text:span><text:span text:style-name="T1"> while your father was away at war and how</text:span><text:span text:style-name="T3"> happy I was when he returned</text:span><text:span text:style-name="T1">. I prayed to </text:span><text:span text:style-name="T1">God then that war might be ended and that none of my sons would ever have to go to war.”</text:span></text:p>
          </table:table-cell>
          <table:table-cell table:number-columns-repeated="1019"/>
        </table:table-row>
        <table:table-row table:style-name="ro16">
          <table:table-cell office:value-type="string">
            <text:p>2</text:p>
          </table:table-cell>
          <table:table-cell office:value-type="string">
            <text:p>9</text:p>
          </table:table-cell>
          <table:table-cell table:number-columns-repeated="2"/>
          <table:table-cell table:style-name="ce24" office:value-type="string">
            <text:p>A few nights before you were born I had a very strange dream. 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 Bobbie was greatly impressed with his mother’s dream and her hopes and ambitions for him</text:p>
          </table:table-cell>
          <table:table-cell table:number-columns-repeated="1019"/>
        </table:table-row>
        <table:table-row table:style-name="ro5">
          <table:table-cell office:value-type="string">
            <text:p>2</text:p>
          </table:table-cell>
          <table:table-cell office:value-type="string">
            <text:p>10</text:p>
          </table:table-cell>
          <table:table-cell table:number-columns-repeated="2"/>
          <table:table-cell table:style-name="ce24" office:value-type="string">
            <text:p><text:span text:style-name="T1">His </text:span><text:span text:style-name="T3">mother was always in sympathy</text:span><text:span text:style-name="T1"> with Robert and tried to encourage him, but she could never get him </text:span><text:span text:style-name="T1">to take an interest in working on a farm.</text:span></text:p>
          </table:table-cell>
          <table:table-cell table:number-columns-repeated="1019"/>
        </table:table-row>
        <table:table-row table:style-name="ro15">
          <table:table-cell office:value-type="string">
            <text:p>2</text:p>
          </table:table-cell>
          <table:table-cell office:value-type="string">
            <text:p>11</text:p>
          </table:table-cell>
          <table:table-cell table:number-columns-repeated="2"/>
          <table:table-cell table:style-name="ce24" office:value-type="string">
            <text:p><text:span text:style-name="T1">His </text:span><text:span text:style-name="T3">mother was very proud of him</text:span><text:span text:style-name="T1"> and said “Bobbie, one day your dream of becoming a great inventor </text:span><text:span text:style-name="T1">will he realized. You have not been wasting your time tinkering around with your father’s tools trying to </text:span><text:span text:style-name="T1">make things.” His brother, Ralph, continued to call him “Fool Bobbie” and “Mother’s dream”; said he would </text:span><text:span text:style-name="T1">never amount to anything because he wouldn’t work on</text:span></text:p>
            <text:p><text:span text:style-name="T1">the farm like the rest of them. Bobbie always found a willing listener in his mother. She helped him with his </text:span><text:span text:style-name="T1">studies in school and encouraged him in every way and showed that </text:span><text:span text:style-name="T3">she believed in him and had faith </text:span><text:span text:style-name="T3">that one day he would be a great man</text:span><text:span text:style-name="T1">. This encouraged him to do greater things.</text:span></text:p>
          </table:table-cell>
          <table:table-cell table:number-columns-repeated="1019"/>
        </table:table-row>
        <table:table-row table:style-name="ro3">
          <table:table-cell office:value-type="string">
            <text:p>2</text:p>
          </table:table-cell>
          <table:table-cell office:value-type="string">
            <text:p>14</text:p>
          </table:table-cell>
          <table:table-cell office:value-type="string">
            <text:p>July 1919</text:p>
          </table:table-cell>
          <table:table-cell/>
          <table:table-cell table:style-name="ce24" office:value-type="string">
            <text:p><text:span text:style-name="T1">Along in July, RG met with a serious accident. The automobile was overturned and Robert’s</text:span></text:p>
            <text:p><text:span text:style-name="T1">arm was broken, and he suffered internal injuries. He was taken to the hospital where he lay for several </text:span><text:span text:style-name="T1">weeks before recovery. His </text:span><text:span text:style-name="T3">mother was very much worried and alarmed</text:span><text:span text:style-name="T1"> over this accident,</text:span></text:p>
          </table:table-cell>
          <table:table-cell table:number-columns-repeated="1019"/>
        </table:table-row>
        <table:table-row table:style-name="ro7">
          <table:table-cell office:value-type="string">
            <text:p>2</text:p>
          </table:table-cell>
          <table:table-cell office:value-type="string">
            <text:p>16</text:p>
          </table:table-cell>
          <table:table-cell table:number-columns-repeated="2"/>
          <table:table-cell table:style-name="ce24" office:value-type="string">
            <text:p><text:span text:style-name="T1">These disagreements and disputes with his brother were very </text:span><text:span text:style-name="T3">annoying and disappointing to Robert’s </text:span><text:span text:style-name="T3">mother</text:span><text:span text:style-name="T1">, because she wanted the children to get along in peace. Robert told his mother that on account of </text:span><text:span text:style-name="T1">his brother he would never live at home again; that he would continue to stay in Texarkana and go to </text:span><text:span text:style-name="T1">school until he had finished his education, and then he would go to work for Mr. Kennelworth. His </text:span><text:span text:style-name="T3">mother </text:span><text:span text:style-name="T3">had great faith in him </text:span><text:span text:style-name="T1">and told him that she knew everything would come out all right for him, and that he </text:span><text:span text:style-name="T1">should study hard, make the most of his opportunities, and prepare for the position Mr. Kennelworth was </text:span><text:span text:style-name="T1">going to give him upon completing his studies.</text:span></text:p>
          </table:table-cell>
          <table:table-cell table:number-columns-repeated="1019"/>
        </table:table-row>
        <table:table-row table:style-name="ro6">
          <table:table-cell office:value-type="string">
            <text:p>2</text:p>
          </table:table-cell>
          <table:table-cell office:value-type="string">
            <text:p>16</text:p>
          </table:table-cell>
          <table:table-cell table:number-columns-repeated="2"/>
          <table:table-cell table:style-name="ce24" office:value-type="string">
            <text:p><text:span text:style-name="T1">His </text:span><text:span text:style-name="T3">mother had always petted him</text:span><text:span text:style-name="T1"> because of his severe illnesses and accident, and his father often </text:span><text:span text:style-name="T1">referred to him as his </text:span><text:span text:style-name="T3">mother’s burden or his mother’s problem</text:span><text:span text:style-name="T1">. But </text:span><text:span text:style-name="T3">she had great faith in young </text:span><text:span text:style-name="T3">Robert </text:span><text:span text:style-name="T1">because he clung so strongly to religion, believing in the Bible.</text:span></text:p>
          </table:table-cell>
          <table:table-cell table:number-columns-repeated="1019"/>
        </table:table-row>
        <table:table-row table:style-name="ro3">
          <table:table-cell office:value-type="string">
            <text:p>2</text:p>
          </table:table-cell>
          <table:table-cell office:value-type="string">
            <text:p>20</text:p>
          </table:table-cell>
          <table:table-cell table:number-columns-repeated="2"/>
          <table:table-cell table:style-name="ce24" office:value-type="string">
            <text:p><text:span text:style-name="T1">It made RG realize the </text:span><text:span text:style-name="T3">love that he owed to his mother, whose great faith and love had helped to lay </text:span><text:span text:style-name="T3">the foundation</text:span><text:span text:style-name="T1"> for his future career. <text:s/></text:span><text:span text:style-name="T2"><text:s/>He thought about what the preacher said – that a man </text:span><text:span text:style-name="T1">deserts father </text:span><text:span text:style-name="T1">and </text:span><text:span text:style-name="T3">mother</text:span><text:span text:style-name="T1"> to cleave unto his wife, and that this was as it should be. He had always felt his </text:span><text:span text:style-name="T3">greatest love </text:span><text:span text:style-name="T3">for his mother, but now for the first time in his life he began to think of love for another woman.</text:span></text:p>
          </table:table-cell>
          <table:table-cell table:number-columns-repeated="1019"/>
        </table:table-row>
        <table:table-row table:style-name="ro18">
          <table:table-cell/>
          <table:table-cell office:value-type="string">
            <text:p>22</text:p>
          </table:table-cell>
          <table:table-cell table:number-columns-repeated="2"/>
          <table:table-cell table:style-name="ce24" office:value-type="string">
            <text:p><text:span text:style-name="T1"><text:s/></text:span><text:span text:style-name="T1">The following Sunday, he went home to the country to see his mother, and told her the story of the new </text:span><text:span text:style-name="T1">love affair. “Bobbie,” said his mother, “you are little over fifteen years old, and this is only puppy love, or </text:span><text:span text:style-name="T1">what they call school-boy and school-girl love. It will soon pass away, but there is no harm in it. Love is a </text:span><text:span text:style-name="T1">great thing and some day you will meet the right girl, but there is no use being in any hurry about it.” Bobbie </text:span><text:span text:style-name="T1">told his mother that Marie was the only girl in the world for him, and that he would live and work for her; that </text:span><text:span text:style-name="T1">if he couldn’t marry Marie he never</text:span></text:p>
            <text:p><text:span text:style-name="T1">wanted any other girl. His mother laughed at this and told him that they all thought that way over the first </text:span><text:span text:style-name="T1">love affair, but that after a while, as the years went by and he met the real one, this would all pass away. </text:span><text:span text:style-name="T1">However, she did tell Bobbie that she had never forgotten her first love, as there is something different </text:span><text:span text:style-name="T1">about the first love, even tho it doesn’t last.</text:span></text:p>
          </table:table-cell>
          <table:table-cell table:number-columns-repeated="1019"/>
        </table:table-row>
        <table:table-row table:style-name="ro9">
          <table:table-cell/>
          <table:table-cell office:value-type="string">
            <text:p>23</text:p>
          </table:table-cell>
          <table:table-cell table:number-columns-repeated="2"/>
          <table:table-cell table:style-name="ce24" office:value-type="string">
            <text:p><text:span text:style-name="T1">She saw that this love was a great stimulator for Robert and that his ambitions were greater than ever. He </text:span><text:span text:style-name="T1">told his mother that he was going to Sunday School every Sunday and that he was studying hard, reading </text:span><text:span text:style-name="T1">the Bible and learning a lot, and that he was preparing to be a great man. His mother said, “</text:span><text:span text:style-name="T3">Bobbie, I have </text:span><text:span text:style-name="T3">always had great faith in you</text:span><text:span text:style-name="T1">, and I know that one day </text:span><text:span text:style-name="T3">my dream will come true</text:span><text:span text:style-name="T1">, and you will do </text:span><text:span text:style-name="T1">something that will make me very proud of you.”</text:span></text:p>
          </table:table-cell>
          <table:table-cell table:number-columns-repeated="1019"/>
        </table:table-row>
        <table:table-row table:style-name="ro6">
          <table:table-cell/>
          <table:table-cell office:value-type="string">
            <text:p>25</text:p>
          </table:table-cell>
          <table:table-cell table:number-columns-repeated="2"/>
          <table:table-cell table:style-name="ce24" office:value-type="string">
            <text:p><text:span text:style-name="T1">1926 was to be one of the most eventful years in the life of Robert Gordon. In the Spring his father died </text:span><text:span text:style-name="T1">suddenly, and after a </text:span><text:span text:style-name="T3">consultation with his mother</text:span><text:span text:style-name="T1">, it was decided that he should leave his position, </text:span><text:span text:style-name="T1">return to the farm and help them to get things straightened out</text:span></text:p>
          </table:table-cell>
          <table:table-cell table:number-columns-repeated="1019"/>
        </table:table-row>
        <table:table-row table:style-name="ro5">
          <table:table-cell/>
          <table:table-cell office:value-type="string">
            <text:p>37</text:p>
          </table:table-cell>
          <table:table-cell table:number-columns-repeated="2"/>
          <table:table-cell table:style-name="ce24" office:value-type="string">
            <text:p><text:span text:style-name="T1">Grasp one quickly and carry it thru life, for these are the lilies of faith which s</text:span><text:span text:style-name="T3">mother</text:span><text:span text:style-name="T1"> out all the foul weeds </text:span><text:span text:style-name="T1">in the garden.</text:span></text:p>
          </table:table-cell>
          <table:table-cell table:number-columns-repeated="1019"/>
        </table:table-row>
        <table:table-row table:style-name="ro6">
          <table:table-cell/>
          <table:table-cell office:value-type="string">
            <text:p>54</text:p>
          </table:table-cell>
          <table:table-cell table:number-columns-repeated="2"/>
          <table:table-cell table:style-name="ce24" office:value-type="string">
            <text:p><text:span text:style-name="T1">Ezekiel 16: 1 and 44:</text:span></text:p>
            <text:p><text:span text:style-name="T1">Again the word of the Lord came unto me, saying,</text:span></text:p>
            <text:p><text:span text:style-name="T1">Behold, every one that useth proverbs shall use this proverb</text:span></text:p>
            <text:p><text:span text:style-name="T1">against thee, saying, As is the mother, so is her daughter.</text:span></text:p>
          </table:table-cell>
          <table:table-cell office:value-type="string">
            <text:p>Note that RG's mother had a daughter.</text:p>
          </table:table-cell>
          <table:table-cell table:number-columns-repeated="1018"/>
        </table:table-row>
        <table:table-row table:style-name="ro4">
          <table:table-cell/>
          <table:table-cell office:value-type="string">
            <text:p>64</text:p>
          </table:table-cell>
          <table:table-cell table:number-columns-repeated="2"/>
          <table:table-cell table:style-name="ce63" office:value-type="string">
            <text:p><text:s/>Give my <text:span text:style-name="T5">love to mother</text:span>, and all, Your son, WALTER.</text:p>
          </table:table-cell>
          <table:table-cell table:number-columns-repeated="1019"/>
        </table:table-row>
        <table:table-row table:style-name="ro2">
          <table:table-cell table:number-columns-repeated="4"/>
          <table:table-cell table:style-name="ce24" office:value-type="string">
            <text:p><text:span text:style-name="T1">Ever since I was a small boy, and used to </text:span><text:span text:style-name="T3">kneel at my mother's knee</text:span><text:span text:style-name="T1">, and she taught me first to pray, I </text:span><text:span text:style-name="T1">have believed in that great book and in God's power to guide me right and give me understanding of all </text:span><text:span text:style-name="T1">things.</text:span></text:p>
          </table:table-cell>
          <table:table-cell table:number-columns-repeated="1019"/>
        </table:table-row>
        <table:table-row table:style-name="ro4">
          <table:table-cell/>
          <table:table-cell office:value-type="string">
            <text:p>71</text:p>
          </table:table-cell>
          <table:table-cell table:number-columns-repeated="2"/>
          <table:table-cell table:style-name="ce24" office:value-type="string">
            <text:p><text:span text:style-name="T1">It is the</text:span><text:span text:style-name="T3"> love of my mother</text:span><text:span text:style-name="T1"> and the love of you which has inspired me to greater things.</text:span></text:p>
          </table:table-cell>
          <table:table-cell table:number-columns-repeated="1019"/>
        </table:table-row>
        <table:table-row table:style-name="ro2">
          <table:table-cell/>
          <table:table-cell office:value-type="string">
            <text:p>72</text:p>
          </table:table-cell>
          <table:table-cell table:number-columns-repeated="2"/>
          <table:table-cell table:style-name="ce24" office:value-type="string">
            <text:p><text:span text:style-name="T1">It is not the </text:span><text:span text:style-name="T3">money</text:span><text:span text:style-name="T1"> that counts with me, but </text:span><text:span text:style-name="T3">it does count with my father and mother</text:span><text:span text:style-name="T1">, and I want you to </text:span><text:span text:style-name="T1">prove to them that without the help of anyone you can make as much money as father has. -Marie</text:span></text:p>
          </table:table-cell>
          <table:table-cell table:number-columns-repeated="1019"/>
        </table:table-row>
        <table:table-row table:style-name="ro6">
          <table:table-cell/>
          <table:table-cell office:value-type="string">
            <text:p>92</text:p>
          </table:table-cell>
          <table:table-cell table:number-columns-repeated="2"/>
          <table:table-cell table:style-name="ce24" office:value-type="string">
            <text:p><text:span text:style-name="T1">I am going to drive out to the farm to see your mother next Sunday if I can get time. Want to have a talk </text:span><text:span text:style-name="T1">with her and tell her of your brilliant achievement. </text:span><text:span text:style-name="T3">It makes every mother's heart glad</text:span><text:span text:style-name="T1"> to know that her </text:span><text:span text:style-name="T1">boy is trying to accomplish something. <text:s/>- Mr. Kennelworth</text:span></text:p>
          </table:table-cell>
          <table:table-cell table:number-columns-repeated="1019"/>
        </table:table-row>
        <table:table-row table:style-name="ro2">
          <table:table-cell/>
          <table:table-cell office:value-type="string">
            <text:p>94</text:p>
          </table:table-cell>
          <table:table-cell table:number-columns-repeated="2"/>
          <table:table-cell table:style-name="ce24" office:value-type="string">
            <text:p><text:span text:style-name="T1">I do </text:span><text:span text:style-name="T3">hope and pray as your mother does,</text:span><text:span text:style-name="T1"> that the days of wars may pass away; that man may cease to </text:span><text:span text:style-name="T1">fight and may know and understand each other, setting their differences on the basis of </text:span><text:span text:style-name="T3">love</text:span><text:span text:style-name="T1">. -Marie</text:span></text:p>
          </table:table-cell>
          <table:table-cell table:number-columns-repeated="1019"/>
        </table:table-row>
        <table:table-row table:style-name="ro24">
          <table:table-cell/>
          <table:table-cell office:value-type="string">
            <text:p>99</text:p>
          </table:table-cell>
          <table:table-cell office:value-type="string">
            <text:p>May 1</text:p>
          </table:table-cell>
          <table:table-cell/>
          <table:table-cell table:style-name="ce24" office:value-type="string">
            <text:p><text:span text:style-name="T1">On Sunday, May 1st, Robert went to visit his </text:span><text:span text:style-name="T3">mother </text:span><text:span text:style-name="T1">in the country. He found that Mr. Kennelworth had </text:span><text:span text:style-name="T1">been there and told her of Robert's success and his faith in him. Robert's </text:span><text:span text:style-name="T3">mother was very happy </text:span><text:span text:style-name="T1">when </text:span><text:span text:style-name="T1">he told her that cotton was advancing and he was making money rapidly and Mr. Kennelworth was making </text:span><text:span text:style-name="T1">money; </text:span><text:span text:style-name="T2"><text:s/></text:span><text:span text:style-name="T9">Mrs. Gordon was very happy </text:span><text:span text:style-name="T2">to learn of her </text:span><text:span text:style-name="T1">boy's success. </text:span><text:span text:style-name="T3">She was sad when he began to </text:span><text:span text:style-name="T3">talk about war.</text:span><text:span text:style-name="T1"> Robert assured her that the Bible plainly foretold the great war which was to be fought in </text:span><text:span text:style-name="T1">the air and that it was his duty to help protect his country. While his mother admired his patriotism, she </text:span><text:span text:style-name="T1">again referred to the dream that she had had years before, about a great war which would come and in </text:span><text:span text:style-name="T1">which she thought that Robert lost his life in San Francisco.</text:span></text:p>
          </table:table-cell>
          <table:table-cell table:number-columns-repeated="1019"/>
        </table:table-row>
        <table:table-row table:style-name="ro5">
          <table:table-cell/>
          <table:table-cell office:value-type="string">
            <text:p>100</text:p>
          </table:table-cell>
          <table:table-cell table:number-columns-repeated="2"/>
          <table:table-cell table:style-name="ce24" office:value-type="string">
            <text:p>Mrs. Gordon felt that her faith in Robert had been justified and that she understood him better than his father and brother.</text:p>
          </table:table-cell>
          <table:table-cell table:number-columns-repeated="1019"/>
        </table:table-row>
        <table:table-row table:style-name="ro5">
          <table:table-cell/>
          <table:table-cell office:value-type="string">
            <text:p>110</text:p>
          </table:table-cell>
          <table:table-cell table:number-columns-repeated="2"/>
          <table:table-cell table:style-name="ce24" office:value-type="string">
            <text:p><text:span text:style-name="T1">that regardless of money or conditions, she would leave father,</text:span><text:span text:style-name="T3"> mother</text:span><text:span text:style-name="T1">, brothers and sisters, and go with </text:span><text:span text:style-name="T1">him anywhere, even unto the ends of the earth, -Marie</text:span></text:p>
          </table:table-cell>
          <table:table-cell table:number-columns-repeated="1019"/>
        </table:table-row>
        <table:table-row table:style-name="ro5">
          <table:table-cell/>
          <table:table-cell office:value-type="string">
            <text:p>114</text:p>
          </table:table-cell>
          <table:table-cell table:number-columns-repeated="2"/>
          <table:table-cell table:style-name="ce24" office:value-type="string">
            <text:p><text:span text:style-name="T1">No one in Texarkana but Robert's </text:span><text:span text:style-name="T3">mother</text:span><text:span text:style-name="T1"> and Mr. Kennelworth knew about the secret Elopement.</text:span></text:p>
          </table:table-cell>
          <table:table-cell table:number-columns-repeated="1019"/>
        </table:table-row>
        <table:table-row table:style-name="ro2">
          <table:table-cell/>
          <table:table-cell office:value-type="string">
            <text:p>134</text:p>
          </table:table-cell>
          <table:table-cell table:number-columns-repeated="2"/>
          <table:table-cell table:style-name="ce24" office:value-type="string">
            <text:p><text:span text:style-name="T1">It was too much for him. He broke down completely and wept like a baby. Alone he was -- the most alone </text:span><text:span text:style-name="T1">he had ever been in his life before -- away from friends, away from </text:span><text:span text:style-name="T3">mother</text:span><text:span text:style-name="T1">, and above all, separated from </text:span><text:span text:style-name="T1">Marie, who meant more than life to him.</text:span></text:p>
          </table:table-cell>
          <table:table-cell table:number-columns-repeated="1019"/>
        </table:table-row>
        <table:table-row table:style-name="ro5">
          <table:table-cell/>
          <table:table-cell office:value-type="string">
            <text:p>142</text:p>
          </table:table-cell>
          <table:table-cell table:number-columns-repeated="2"/>
          <table:table-cell table:style-name="ce24" office:value-type="string">
            <text:p><text:span text:style-name="T1">It was an unselfish prayer; the kind of a prayer that a </text:span><text:span text:style-name="T3">mother</text:span><text:span text:style-name="T1"> prays when her child is lost, when she thinks </text:span><text:span text:style-name="T1">nothing of herself but only of the child that </text:span><text:span text:style-name="T3">she loves</text:span><text:span text:style-name="T1">.</text:span></text:p>
          </table:table-cell>
          <table:table-cell table:number-columns-repeated="1019"/>
        </table:table-row>
        <table:table-row table:style-name="ro7">
          <table:table-cell/>
          <table:table-cell office:value-type="string">
            <text:p>158-159</text:p>
          </table:table-cell>
          <table:table-cell table:number-columns-repeated="2"/>
          <table:table-cell table:style-name="ce24" office:value-type="string">
            <text:p><text:span text:style-name="T1">Robert opened the telegram hurriedly, hoping that it was something from Marie, but found it was a telegram </text:span><text:span text:style-name="T1">from his mother in which she congratulated him on his birthday the following day, and encouraged him to </text:span><text:span text:style-name="T1">hope for the best and not give way to despair in case Marie did not show up. The special-delivery letter was </text:span><text:span text:style-name="T1">also from Robert's mother. <text:s/>Letter follows from mother on page 159. <text:s/></text:span><text:span text:style-name="T2"><text:s/>Robert was happy to get the letter </text:span><text:span text:style-name="T2">from his mother </text:span><text:span text:style-name="T1">because she always encouraged him and he knew that no matter what happened, her faith </text:span><text:span text:style-name="T1">in him would always remain the same and her love would endure forever.</text:span></text:p>
          </table:table-cell>
          <table:table-cell table:number-columns-repeated="1019"/>
        </table:table-row>
        <table:table-row table:style-name="ro2">
          <table:table-cell/>
          <table:table-cell office:value-type="string">
            <text:p>183</text:p>
          </table:table-cell>
          <table:table-cell table:number-columns-repeated="2"/>
          <table:table-cell table:style-name="ce24"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text:p>
          </table:table-cell>
          <table:table-cell table:number-columns-repeated="1019"/>
        </table:table-row>
        <table:table-row table:style-name="ro2">
          <table:table-cell/>
          <table:table-cell office:value-type="string">
            <text:p>190</text:p>
          </table:table-cell>
          <table:table-cell table:number-columns-repeated="2"/>
          <table:table-cell table:style-name="ce24" office:value-type="string">
            <text:p><text:span text:style-name="T1">It may be a mother, sister or sweetheart, but the love of a woman is always the motive behind the</text:span></text:p>
            <text:p><text:span text:style-name="T1">great achievements of men.</text:span></text:p>
          </table:table-cell>
          <table:table-cell table:number-columns-repeated="1019"/>
        </table:table-row>
        <table:table-row table:style-name="ro6">
          <table:table-cell/>
          <table:table-cell office:value-type="string">
            <text:p>203</text:p>
          </table:table-cell>
          <table:table-cell table:number-columns-repeated="2"/>
          <table:table-cell table:style-name="ce24" office:value-type="string">
            <text:p>As long as a man remained loyal to his mother, his country, his associates; above all his wife or sweetheart, success was bound to crown his efforts. He believed in the law of compensation; that when a man broke faith with others, he had broken faith with himself, and that failure would Follow.</text:p>
          </table:table-cell>
          <table:table-cell table:number-columns-repeated="1019"/>
        </table:table-row>
        <table:table-row table:style-name="ro3">
          <table:table-cell/>
          <table:table-cell office:value-type="string">
            <text:p>224</text:p>
          </table:table-cell>
          <table:table-cell table:number-columns-repeated="2"/>
          <table:table-cell table:style-name="ce24" office:value-type="string">
            <text:p><text:span text:style-name="T1">His heart turned to his next dearest friend – his mother. He decided to try to make it the happiest</text:span></text:p>
            <text:p><text:span text:style-name="T1">Christmas of her life and bought her every kind of a present that he thought would make her happy and </text:span><text:span text:style-name="T1">comfortable and sent her a check for $5,000.00 to do with just as she pleased and buy anything she </text:span><text:span text:style-name="T1">wanted.</text:span></text:p>
          </table:table-cell>
          <table:table-cell table:number-columns-repeated="1019"/>
        </table:table-row>
        <table:table-row table:style-name="ro6">
          <table:table-cell/>
          <table:table-cell office:value-type="string">
            <text:p>227</text:p>
          </table:table-cell>
          <table:table-cell office:value-type="string">
            <text:p>May 1928</text:p>
          </table:table-cell>
          <table:table-cell/>
          <table:table-cell table:style-name="ce24" office:value-type="string">
            <text:p>When the meeting was over, J. H. Kennelworth drove out to the country home of Amelia Gordon, Robert's mother. Told her of her boy's success and the plans to meet him in New York and give him a great reception, inviting her to go on the <text:span text:style-name="T5">special train</text:span> as a guest of honor. She thankfully accepted.</text:p>
          </table:table-cell>
          <table:table-cell table:number-columns-repeated="1019"/>
        </table:table-row>
        <table:table-row table:style-name="ro2">
          <table:table-cell/>
          <table:table-cell office:value-type="string">
            <text:p>228</text:p>
          </table:table-cell>
          <table:table-cell table:number-columns-repeated="2"/>
          <table:table-cell table:style-name="ce24" office:value-type="string">
            <text:p>Robert received the surprise of his life when he saw his mother and rushed to her, and after greeting her affectionately turned to shake hands with Mr. Kennelworth and Walter and seeing Mr. and Mrs. Stanton there was over</text:p>
          </table:table-cell>
          <table:table-cell table:number-columns-repeated="1019"/>
        </table:table-row>
        <table:table-row table:style-name="ro24">
          <table:table-cell/>
          <table:table-cell office:value-type="string">
            <text:p>228-229</text:p>
          </table:table-cell>
          <table:table-cell table:number-columns-repeated="2"/>
          <table:table-cell table:style-name="ce24" office:value-type="string">
            <text:p>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 boy, when you landed today I thought about that dream and how it had been fulfilled. I hope that all of your other dreams and ambitions will be realized and that you will be rewarded with Marie's love, because you have been faithful and loyal to her."</text:p>
          </table:table-cell>
          <table:table-cell table:number-columns-repeated="1019"/>
        </table:table-row>
        <table:table-row table:style-name="ro2">
          <table:table-cell/>
          <table:table-cell office:value-type="string">
            <text:p>255</text:p>
          </table:table-cell>
          <table:table-cell table:number-columns-repeated="2"/>
          <table:table-cell table:style-name="ce24" office:value-type="string">
            <text:p>With a wild cry that pierced even the heart of the mother, who for the last time in life gazed upon the dead face of her child, Claire Douglass dashed overboard, diving deeper, ever deeper, until he caught in his arms the little figure of his dead love.</text:p>
          </table:table-cell>
          <table:table-cell table:number-columns-repeated="1019"/>
        </table:table-row>
        <table:table-row table:style-name="ro2">
          <table:table-cell/>
          <table:table-cell office:value-type="string">
            <text:p>293</text:p>
          </table:table-cell>
          <table:table-cell table:number-columns-repeated="2"/>
          <table:table-cell table:style-name="ce24" office:value-type="string">
            <text:p>He recalled the dream his mother had which greatly disturbed her. She told him she dreamed that she saw San Francisco destroyed by some terrible machine and that one of her sons had nearly lost his life there.</text:p>
          </table:table-cell>
          <table:table-cell table:number-columns-repeated="1019"/>
        </table:table-row>
        <table:table-row table:style-name="ro5">
          <table:table-cell/>
          <table:table-cell office:value-type="string">
            <text:p>293</text:p>
          </table:table-cell>
          <table:table-cell table:number-columns-repeated="2"/>
          <table:table-cell table:style-name="ce24" office:value-type="string">
            <text:p>He prayed for his dear old mother and prayed for Marie that she might be safe and her life be spared, no matter what his fate might be.</text:p>
          </table:table-cell>
          <table:table-cell table:number-columns-repeated="1019"/>
        </table:table-row>
        <table:table-row table:style-name="ro5">
          <table:table-cell/>
          <table:table-cell office:value-type="string">
            <text:p>401</text:p>
          </table:table-cell>
          <table:table-cell table:number-columns-repeated="2"/>
          <table:table-cell table:style-name="ce24" office:value-type="string">
            <text:p>His dear old mother was the happiest woman in the world. She greeted him affectionately; told him that all her dreams about him had come true.</text:p>
          </table:table-cell>
          <table:table-cell table:number-columns-repeated="1019"/>
        </table:table-row>
        <table:table-row table:style-name="ro9">
          <table:table-cell/>
          <table:table-cell office:value-type="string">
            <text:p>410</text:p>
          </table:table-cell>
          <table:table-cell table:number-columns-repeated="2"/>
          <table:table-cell table:style-name="ce24" office:value-type="string">
            <text:p><text:span text:style-name="T4">"I demand that the terms of peace be signed by women as well as men. They are more just and merciful </text:span><text:span text:style-name="T4">and will rule the country in the future. If women must continue to be the </text:span><text:span text:style-name="T3">mothers</text:span><text:span text:style-name="T4"> of our men, they must </text:span><text:span text:style-name="T4">have the right to decide whether their sons shall be sent to war or not. It will take time to arrange the plans </text:span><text:span text:style-name="T4">for cities and countries as outlined by Ezekiel and I expect that the terms will be acceptable and signed by </text:span><text:span text:style-name="T4">the good women of every nation.</text:span></text:p>
          </table:table-cell>
          <table:table-cell table:number-columns-repeated="1019"/>
        </table:table-row>
        <table:table-row table:style-name="ro6">
          <table:table-cell/>
          <table:table-cell office:value-type="string">
            <text:p>413</text:p>
          </table:table-cell>
          <table:table-cell table:number-columns-repeated="2"/>
          <table:table-cell table:style-name="ce69" office:value-type="string">
            <text:p>"In speaking of the inspiration that has been brought about by my love for her, I want to say that I was always faithful to my mother and that I have honored and respected her. It was she who taught me loyalty to my country and it was for her that I remained loyal and faithful to the cause of my country.</text:p>
          </table:table-cell>
          <table:table-cell table:number-columns-repeated="1019"/>
        </table:table-row>
        <table:table-row table:style-name="ro5">
          <table:table-cell/>
          <table:table-cell office:value-type="string">
            <text:p>415</text:p>
          </table:table-cell>
          <table:table-cell table:number-columns-repeated="2"/>
          <table:table-cell table:style-name="ce24" office:value-type="string">
            <text:p>You have been loyal to your mother, true and faithful to Marie and now I want to read Marie's letter to you written the day she disappeared.</text:p>
          </table:table-cell>
          <table:table-cell table:number-columns-repeated="1019"/>
        </table:table-row>
        <table:table-row table:style-name="ro5" table:number-rows-repeated="1048528">
          <table:table-cell table:number-columns-repeated="1024"/>
        </table:table-row>
        <table:table-row table:style-name="ro5">
          <table:table-cell table:number-columns-repeated="1024"/>
        </table:table-row>
      </table:table>
      <table:table table:name="Lindberg" table:style-name="ta1" table:print="false">
        <table:table-column table:style-name="co7" table:default-cell-style-name="Default"/>
        <table:table-row table:style-name="ro42">
          <table:table-cell/>
        </table:table-row>
      </table:table>
      <table:table table:name="Marie" table:style-name="ta1" table:print="false">
        <table:table-column table:style-name="co7" table:number-columns-repeated="3" table:default-cell-style-name="Default"/>
        <table:table-row table:style-name="ro6">
          <table:table-cell office:value-type="string">
            <text:p>pg. 232, Gann says:</text:p>
          </table:table-cell>
          <table:table-cell/>
          <table:table-cell office:value-type="string">
            <text:p><text:span text:style-name="T1"><text:s/></text:span><text:span text:style-name="T1">the way for you to find out how</text:span></text:p>
            <text:p><text:span text:style-name="T1">Robert feels toward you is to watch his actions, make</text:span></text:p>
            <text:p><text:span text:style-name="T1">notes of how often he speaks of Marie, of the letters he</text:span></text:p>
            <text:p><text:span text:style-name="T1">writes trying to find her.</text:span></text:p>
          </table:table-cell>
        </table:table-row>
        <table:table-row table:style-name="ro42">
          <table:table-cell table:number-columns-repeated="3"/>
        </table:table-row>
        <table:table-row table:style-name="ro42">
          <table:table-cell/>
          <table:table-cell office:value-type="string">
            <text:p>Conclusion:</text:p>
          </table:table-cell>
          <table:table-cell office:value-type="string">
            <text:p>1) Watch RG's actions.</text:p>
          </table:table-cell>
        </table:table-row>
        <table:table-row table:style-name="ro42">
          <table:table-cell table:number-columns-repeated="2"/>
          <table:table-cell office:value-type="string">
            <text:p>2) Make notes of how often he speaks of Marie</text:p>
          </table:table-cell>
        </table:table-row>
        <table:table-row table:style-name="ro42">
          <table:table-cell table:number-columns-repeated="2"/>
          <table:table-cell office:value-type="string">
            <text:p>3) Make notes of the letters he writes trying to find her.</text:p>
          </table:table-cell>
        </table:table-row>
      </table:table>
      <table:table table:name="Transportation Cycles" table:style-name="ta1" table:print="false">
        <table:table-column table:style-name="co57" table:default-cell-style-name="ce12"/>
        <table:table-column table:style-name="co58" table:default-cell-style-name="ce12"/>
        <table:table-column table:style-name="co59" table:default-cell-style-name="ce12"/>
        <table:table-column table:style-name="co60" table:default-cell-style-name="ce12"/>
        <table:table-column table:style-name="co61" table:default-cell-style-name="ce12"/>
        <table:table-column table:style-name="co62" table:default-cell-style-name="ce12"/>
        <table:table-column table:style-name="co7" table:number-columns-repeated="1018" table:default-cell-style-name="ce12"/>
        <table:table-row table:style-name="ro44">
          <table:table-cell table:style-name="ce34" office:value-type="string">
            <text:p>Chapter</text:p>
          </table:table-cell>
          <table:table-cell table:style-name="ce34" office:value-type="string">
            <text:p>Page</text:p>
          </table:table-cell>
          <table:table-cell table:style-name="ce34" office:value-type="string">
            <text:p>Timestamp given</text:p>
          </table:table-cell>
          <table:table-cell table:style-name="ce34" office:value-type="string">
            <text:p>Actual timestamp</text:p>
          </table:table-cell>
          <table:table-cell table:style-name="ce34" office:value-type="string">
            <text:p>Event</text:p>
          </table:table-cell>
          <table:table-cell table:style-name="ce34" office:value-type="string">
            <text:p>Notes/Comments</text:p>
          </table:table-cell>
          <table:table-cell table:number-columns-repeated="1018"/>
        </table:table-row>
        <table:table-row table:style-name="ro13">
          <table:table-cell office:value-type="float" office:value="8">
            <text:p>8</text:p>
          </table:table-cell>
          <table:table-cell office:value-type="float" office:value="85">
            <text:p>85</text:p>
          </table:table-cell>
          <table:table-cell office:value-type="string">
            <text:p>3017 B.C.</text:p>
          </table:table-cell>
          <table:table-cell/>
          <table:table-cell table:style-name="ce40" office:value-type="string">
            <text:p><text:span text:style-name="T44">Enoch, who was the seventh from Adam – a number gnerally referred to as divine – was </text:span><text:span text:style-name="T45">translated</text:span><text:span text:style-name="T44"> to </text:span><text:span text:style-name="T45">heaven</text:span><text:span text:style-name="T44"> for his faith at the</text:span><text:span text:style-name="T45"> age of 365 years</text:span><text:span text:style-name="T44">. <text:s/>I believe that at that time they had all modern inventions and </text:span><text:span text:style-name="T44">that Enoch went up in an airplane. <text:s/></text:span><text:span text:style-name="T46"><text:s/>The writer of the book, probably not having seen an airplane before and seeing </text:span><text:span text:style-name="T46">Enoch go into the sky, thought that he had gone to heaven. We are now in the 5000-year cycle, from the time that </text:span><text:span text:style-name="T46">Enoch was transferred to heaven, and this indicates the progress of the airplane at this time.</text:span></text:p>
          </table:table-cell>
          <table:table-cell table:style-name="ce74"/>
          <table:table-cell table:number-columns-repeated="1018"/>
        </table:table-row>
        <table:table-row table:style-name="ro44">
          <table:table-cell office:value-type="float" office:value="8">
            <text:p>8</text:p>
          </table:table-cell>
          <table:table-cell office:value-type="float" office:value="85">
            <text:p>85</text:p>
          </table:table-cell>
          <table:table-cell table:style-name="ce73" office:value-type="string">
            <text:p><text:s/>896 B.C.</text:p>
          </table:table-cell>
          <table:table-cell/>
          <table:table-cell table:style-name="ce73" office:value-type="string">
            <text:p><text:span text:style-name="T47"><text:s/></text:span><text:span text:style-name="T47">Elijah was also translated to heaven in a cloud of fire. <text:s/></text:span><text:span text:style-name="T48"><text:s/>I believe this, </text:span><text:span text:style-name="T47">too, was an airplane. Since the chariot was seen </text:span><text:span text:style-name="T47">blazing with some kind of fire or gas, the recorder thought it was just something to take Elijah to heaven.</text:span></text:p>
          </table:table-cell>
          <table:table-cell table:number-columns-repeated="1019"/>
        </table:table-row>
        <table:table-row table:style-name="ro45">
          <table:table-cell office:value-type="float" office:value="8">
            <text:p>8</text:p>
          </table:table-cell>
          <table:table-cell office:value-type="float" office:value="85">
            <text:p>85</text:p>
          </table:table-cell>
          <table:table-cell table:style-name="ce73" office:value-type="string">
            <text:p><text:s/>1602</text:p>
          </table:table-cell>
          <table:table-cell/>
          <table:table-cell table:style-name="ce74" office:value-type="string">
            <text:p><text:s/>there was a railway built in New Castle, England, operated by horsepower.</text:p>
          </table:table-cell>
          <table:table-cell table:number-columns-repeated="1019"/>
        </table:table-row>
        <table:table-row table:style-name="ro45">
          <table:table-cell office:value-type="float" office:value="8">
            <text:p>8</text:p>
          </table:table-cell>
          <table:table-cell office:value-type="float" office:value="85">
            <text:p>85</text:p>
          </table:table-cell>
          <table:table-cell table:style-name="ce73" office:value-type="string">
            <text:p><text:s/>1776</text:p>
          </table:table-cell>
          <table:table-cell/>
          <table:table-cell table:style-name="ce73" office:value-type="string">
            <text:p><text:s/>the first <text:span text:style-name="T49">iron rails were laid, the first important step leading to </text:span><text:span text:style-name="T1">railways.</text:span></text:p>
          </table:table-cell>
          <table:table-cell table:number-columns-repeated="1019"/>
        </table:table-row>
        <table:table-row table:style-name="ro45">
          <table:table-cell office:value-type="float" office:value="8">
            <text:p>8</text:p>
          </table:table-cell>
          <table:table-cell office:value-type="string">
            <text:p>86</text:p>
          </table:table-cell>
          <table:table-cell office:value-type="string">
            <text:p>July 1801</text:p>
          </table:table-cell>
          <table:table-cell/>
          <table:table-cell table:style-name="ce74" office:value-type="string">
            <text:p><text:span text:style-name="T47"><text:s/></text:span><text:span text:style-name="T47">In July, 1801, there was a completed tram road from Croyden to Wandsworth, England.</text:span></text:p>
          </table:table-cell>
          <table:table-cell table:number-columns-repeated="1019"/>
        </table:table-row>
        <table:table-row table:style-name="ro45">
          <table:table-cell office:value-type="float" office:value="8">
            <text:p>8</text:p>
          </table:table-cell>
          <table:table-cell office:value-type="string">
            <text:p>86</text:p>
          </table:table-cell>
          <table:table-cell table:style-name="ce73" office:value-type="string">
            <text:p><text:s/>1802</text:p>
          </table:table-cell>
          <table:table-cell/>
          <table:table-cell table:style-name="ce73" office:value-type="string">
            <text:p><text:s/>the first high-pressure locomotive was invented</text:p>
          </table:table-cell>
          <table:table-cell table:number-columns-repeated="1019"/>
        </table:table-row>
        <table:table-row table:style-name="ro45">
          <table:table-cell office:value-type="float" office:value="8">
            <text:p>8</text:p>
          </table:table-cell>
          <table:table-cell office:value-type="string">
            <text:p>86</text:p>
          </table:table-cell>
          <table:table-cell table:style-name="ce73" office:value-type="string">
            <text:p><text:s/>1813</text:p>
          </table:table-cell>
          <table:table-cell/>
          <table:table-cell table:style-name="ce73" office:value-type="string">
            <text:p><text:span text:style-name="T48"><text:s/></text:span><text:span text:style-name="T48">William Hedley built a locomotive</text:span></text:p>
          </table:table-cell>
          <table:table-cell table:number-columns-repeated="1019"/>
        </table:table-row>
        <table:table-row table:style-name="ro45">
          <table:table-cell office:value-type="float" office:value="8">
            <text:p>8</text:p>
          </table:table-cell>
          <table:table-cell office:value-type="string">
            <text:p>86</text:p>
          </table:table-cell>
          <table:table-cell table:style-name="ce73" office:value-type="string">
            <text:p><text:s/>1824</text:p>
          </table:table-cell>
          <table:table-cell/>
          <table:table-cell table:style-name="ce73" office:value-type="string">
            <text:p><text:s/>the first locomotive, by George Stephenson, traveled six miles per hour</text:p>
          </table:table-cell>
          <table:table-cell table:number-columns-repeated="1019"/>
        </table:table-row>
        <table:table-row table:style-name="ro45">
          <table:table-cell office:value-type="float" office:value="8">
            <text:p>8</text:p>
          </table:table-cell>
          <table:table-cell office:value-type="string">
            <text:p>86</text:p>
          </table:table-cell>
          <table:table-cell table:style-name="ce73" office:value-type="string">
            <text:p><text:s/>1829</text:p>
          </table:table-cell>
          <table:table-cell/>
          <table:table-cell table:style-name="ce74" office:value-type="string">
            <text:p><text:s/>the Rocket made a speed of fifteen miles per hour</text:p>
          </table:table-cell>
          <table:table-cell table:number-columns-repeated="1019"/>
        </table:table-row>
        <table:table-row table:style-name="ro13">
          <table:table-cell office:value-type="float" office:value="8">
            <text:p>8</text:p>
          </table:table-cell>
          <table:table-cell office:value-type="string">
            <text:p>86</text:p>
          </table:table-cell>
          <table:table-cell table:style-name="ce73" office:value-type="string">
            <text:p><text:s/>1834</text:p>
          </table:table-cell>
          <table:table-cell/>
          <table:table-cell table:style-name="ce74" office:value-type="string">
            <text:p><text:s/>the Firefly Locomotive made a speed of twenty miles an hour</text:p>
          </table:table-cell>
          <table:table-cell office:value-type="string">
            <text:p>Actual year was 1840, and in 1840, the average speed was 50 mph. <text:s/>Note that 1840 is 100 years less than 1940, which appears in the title of TTTA.</text:p>
          </table:table-cell>
          <table:table-cell table:number-columns-repeated="1018"/>
        </table:table-row>
        <table:table-row table:style-name="ro45">
          <table:table-cell office:value-type="string">
            <text:p>8</text:p>
          </table:table-cell>
          <table:table-cell office:value-type="string">
            <text:p>86</text:p>
          </table:table-cell>
          <table:table-cell table:style-name="ce73" office:value-type="string">
            <text:p><text:s/>1839</text:p>
          </table:table-cell>
          <table:table-cell/>
          <table:table-cell table:style-name="ce74" office:value-type="string">
            <text:p><text:s/>the North Star made a speed of thirty-seven miles per hour</text:p>
          </table:table-cell>
          <table:table-cell office:value-type="string">
            <text:p>Actual speed made was 40 mph.</text:p>
          </table:table-cell>
          <table:table-cell table:number-columns-repeated="1018"/>
        </table:table-row>
        <table:table-row table:style-name="ro45">
          <table:table-cell office:value-type="string">
            <text:p>8</text:p>
          </table:table-cell>
          <table:table-cell office:value-type="string">
            <text:p>86</text:p>
          </table:table-cell>
          <table:table-cell office:value-type="string">
            <text:p>1713</text:p>
          </table:table-cell>
          <table:table-cell/>
          <table:table-cell table:style-name="ce74" office:value-type="string">
            <text:p><text:s/>The first idea of steam navigation was patented by Jonathan</text:p>
          </table:table-cell>
          <table:table-cell table:number-columns-repeated="1019"/>
        </table:table-row>
        <table:table-row table:style-name="ro45">
          <table:table-cell office:value-type="float" office:value="8">
            <text:p>8</text:p>
          </table:table-cell>
          <table:table-cell office:value-type="string">
            <text:p>86</text:p>
          </table:table-cell>
          <table:table-cell table:style-name="ce73" office:value-type="string">
            <text:p><text:s/>and later in 1783</text:p>
          </table:table-cell>
          <table:table-cell/>
          <table:table-cell table:style-name="ce73" office:value-type="string">
            <text:p><text:s/>a steamboat [was patented] by Fitch</text:p>
          </table:table-cell>
          <table:table-cell table:number-columns-repeated="1019"/>
        </table:table-row>
        <table:table-row table:style-name="ro45">
          <table:table-cell office:value-type="float" office:value="8">
            <text:p>8</text:p>
          </table:table-cell>
          <table:table-cell office:value-type="string">
            <text:p>86</text:p>
          </table:table-cell>
          <table:table-cell table:style-name="ce73" office:value-type="string">
            <text:p><text:s/>1793</text:p>
          </table:table-cell>
          <table:table-cell/>
          <table:table-cell table:style-name="ce74" office:value-type="string">
            <text:p><text:s/>the first real steamboat by Fulton</text:p>
          </table:table-cell>
          <table:table-cell table:number-columns-repeated="1019"/>
        </table:table-row>
        <table:table-row table:style-name="ro45">
          <table:table-cell office:value-type="float" office:value="8">
            <text:p>8</text:p>
          </table:table-cell>
          <table:table-cell office:value-type="string">
            <text:p>86</text:p>
          </table:table-cell>
          <table:table-cell table:style-name="ce73" office:value-type="string">
            <text:p><text:s/>August 9, 1803</text:p>
          </table:table-cell>
          <table:table-cell/>
          <table:table-cell table:style-name="ce74" office:value-type="string">
            <text:p><text:s/>Fulton's steamboat, "The Claremont," made its first trip up the Hudson.</text:p>
          </table:table-cell>
          <table:table-cell table:number-columns-repeated="1019"/>
        </table:table-row>
        <table:table-row table:style-name="ro45">
          <table:table-cell office:value-type="float" office:value="8">
            <text:p>8</text:p>
          </table:table-cell>
          <table:table-cell office:value-type="string">
            <text:p>86</text:p>
          </table:table-cell>
          <table:table-cell table:style-name="ce73" office:value-type="string">
            <text:p><text:s/>1807</text:p>
          </table:table-cell>
          <table:table-cell/>
          <table:table-cell table:style-name="ce74" office:value-type="string">
            <text:p><text:s/>Fulton started a steamboat line on the Hudson</text:p>
          </table:table-cell>
          <table:table-cell table:number-columns-repeated="1019"/>
        </table:table-row>
        <table:table-row table:style-name="ro45">
          <table:table-cell office:value-type="float" office:value="8">
            <text:p>8</text:p>
          </table:table-cell>
          <table:table-cell office:value-type="string">
            <text:p>86</text:p>
          </table:table-cell>
          <table:table-cell table:style-name="ce73" office:value-type="string">
            <text:p><text:s/>July 15, 1819</text:p>
          </table:table-cell>
          <table:table-cell/>
          <table:table-cell table:style-name="ce74" office:value-type="string">
            <text:p><text:s/>the first steamship made a trip from New York to Liverpool in twenty-six days.</text:p>
          </table:table-cell>
          <table:table-cell table:number-columns-repeated="1019"/>
        </table:table-row>
        <table:table-row table:style-name="ro45">
          <table:table-cell office:value-type="float" office:value="8">
            <text:p>8</text:p>
          </table:table-cell>
          <table:table-cell office:value-type="string">
            <text:p>86</text:p>
          </table:table-cell>
          <table:table-cell table:style-name="ce73" office:value-type="string">
            <text:p><text:s/>October, 1829</text:p>
          </table:table-cell>
          <table:table-cell/>
          <table:table-cell table:style-name="ce74" office:value-type="string">
            <text:p><text:s/>a locomotive by steam carriages started in Liverpool.</text:p>
          </table:table-cell>
          <table:table-cell table:number-columns-repeated="1019"/>
        </table:table-row>
        <table:table-row table:style-name="ro45">
          <table:table-cell office:value-type="float" office:value="8">
            <text:p>8</text:p>
          </table:table-cell>
          <table:table-cell office:value-type="string">
            <text:p>86</text:p>
          </table:table-cell>
          <table:table-cell table:style-name="ce73" office:value-type="string">
            <text:p><text:s/>June, 1838</text:p>
          </table:table-cell>
          <table:table-cell/>
          <table:table-cell table:style-name="ce74" office:value-type="string">
            <text:p><text:s/>the "Great Western" made a trip from Bristol, arrived in New York, making the voyage in eighteen days.</text:p>
          </table:table-cell>
          <table:table-cell table:number-columns-repeated="1019"/>
        </table:table-row>
        <table:table-row table:style-name="ro44">
          <table:table-cell office:value-type="float" office:value="8">
            <text:p>8</text:p>
          </table:table-cell>
          <table:table-cell office:value-type="string">
            <text:p>86</text:p>
          </table:table-cell>
          <table:table-cell table:style-name="ce73" office:value-type="string">
            <text:p><text:s/>1851</text:p>
          </table:table-cell>
          <table:table-cell/>
          <table:table-cell office:value-type="string">
            <text:p><text:span text:style-name="T43"><text:s/></text:span><text:span text:style-name="T43">The next record for ocean travel was made in 1851 when the "Pacific" crossed the Atlantic in 9 days, 19 hours and</text:span></text:p>
            <text:p><text:span text:style-name="T43">25 minutes.</text:span></text:p>
          </table:table-cell>
          <table:table-cell table:number-columns-repeated="1019"/>
        </table:table-row>
        <table:table-row table:style-name="ro45">
          <table:table-cell office:value-type="float" office:value="8">
            <text:p>8</text:p>
          </table:table-cell>
          <table:table-cell office:value-type="string">
            <text:p>86</text:p>
          </table:table-cell>
          <table:table-cell table:style-name="ce73" office:value-type="string">
            <text:p><text:s/>1917</text:p>
          </table:table-cell>
          <table:table-cell/>
          <table:table-cell table:style-name="ce74" office:value-type="string">
            <text:p><text:s/>In 1917, a German submarine boat made a successful trip from Germany to Baltimore.</text:p>
          </table:table-cell>
          <table:table-cell table:number-columns-repeated="1019"/>
        </table:table-row>
        <table:table-row table:style-name="ro45">
          <table:table-cell office:value-type="float" office:value="8">
            <text:p>8</text:p>
          </table:table-cell>
          <table:table-cell office:value-type="string">
            <text:p>86</text:p>
          </table:table-cell>
          <table:table-cell table:style-name="ce73" office:value-type="string">
            <text:p><text:s/>1877</text:p>
          </table:table-cell>
          <table:table-cell/>
          <table:table-cell table:style-name="ce74" office:value-type="string">
            <text:p><text:s/>The advent of automobiles, or gas engines, began in 1877, when the first gas engine was invented by Otto.</text:p>
          </table:table-cell>
          <table:table-cell table:number-columns-repeated="1019"/>
        </table:table-row>
        <table:table-row table:style-name="ro45">
          <table:table-cell office:value-type="string">
            <text:p>8</text:p>
          </table:table-cell>
          <table:table-cell office:value-type="string">
            <text:p>87</text:p>
          </table:table-cell>
          <table:table-cell table:style-name="ce73" office:value-type="string">
            <text:p><text:s/>1879</text:p>
          </table:table-cell>
          <table:table-cell/>
          <table:table-cell table:style-name="ce73" office:value-type="string">
            <text:p><text:span text:style-name="T48"><text:s/></text:span><text:span text:style-name="T48">a gasoline motor was invented by Selden.</text:span></text:p>
          </table:table-cell>
          <table:table-cell table:number-columns-repeated="1019"/>
        </table:table-row>
        <table:table-row table:style-name="ro44">
          <table:table-cell office:value-type="string">
            <text:p>8</text:p>
          </table:table-cell>
          <table:table-cell office:value-type="string">
            <text:p>87</text:p>
          </table:table-cell>
          <table:table-cell table:style-name="ce73" office:value-type="string">
            <text:p><text:s/>1892</text:p>
          </table:table-cell>
          <table:table-cell/>
          <table:table-cell table:style-name="ce74" office:value-type="string">
            <text:p><text:span text:style-name="T47"><text:s/></text:span><text:span text:style-name="T47">the first automobile was operated by C. A. Duryea. Note that this was repeating the 500-year cycle, and 100 years </text:span><text:span text:style-name="T47">before the first attempt was made to start an iron railway.</text:span></text:p>
          </table:table-cell>
          <table:table-cell table:number-columns-repeated="1019"/>
        </table:table-row>
        <table:table-row table:style-name="ro45">
          <table:table-cell office:value-type="float" office:value="8">
            <text:p>8</text:p>
          </table:table-cell>
          <table:table-cell office:value-type="string">
            <text:p>87</text:p>
          </table:table-cell>
          <table:table-cell table:style-name="ce73" office:value-type="string">
            <text:p><text:s/>1783</text:p>
          </table:table-cell>
          <table:table-cell/>
          <table:table-cell table:style-name="ce74" office:value-type="string">
            <text:p><text:s/>the first time a balloon went up which carried a passenger.</text:p>
          </table:table-cell>
          <table:table-cell table:number-columns-repeated="1019"/>
        </table:table-row>
        <table:table-row table:style-name="ro44">
          <table:table-cell office:value-type="float" office:value="8">
            <text:p>8</text:p>
          </table:table-cell>
          <table:table-cell office:value-type="string">
            <text:p>87</text:p>
          </table:table-cell>
          <table:table-cell table:style-name="ce74" office:value-type="string">
            <text:p><text:s/>June <text:s/>1783 </text:p>
          </table:table-cell>
          <table:table-cell/>
          <table:table-cell table:style-name="ce76" office:value-type="string">
            <text:p><text:s/>In our modern times the first attempt by man to conquer the <text:span text:style-name="T5">air</text:span> by means of <text:span text:style-name="T5">plane</text:span> or balloon was in June, 1783, when Joseph and Stephen Montgolfier built the first balloon, but it carried no passengers.</text:p>
          </table:table-cell>
          <table:table-cell table:number-columns-repeated="1019"/>
        </table:table-row>
        <table:table-row table:style-name="ro44">
          <table:table-cell office:value-type="string">
            <text:p>8</text:p>
          </table:table-cell>
          <table:table-cell office:value-type="string">
            <text:p>87</text:p>
          </table:table-cell>
          <table:table-cell office:value-type="string">
            <text:p><text:span text:style-name="T43"><text:s/></text:span><text:span text:style-name="T43">November,</text:span></text:p>
            <text:p><text:span text:style-name="T43">1783</text:span></text:p>
          </table:table-cell>
          <table:table-cell/>
          <table:table-cell table:style-name="ce74" office:value-type="string">
            <text:p><text:s/>In November, 1783, for the first time man went up in a balloon that sailed over Paris.</text:p>
          </table:table-cell>
          <table:table-cell table:number-columns-repeated="1019"/>
        </table:table-row>
        <table:table-row table:style-name="ro44">
          <table:table-cell office:value-type="string">
            <text:p>8</text:p>
          </table:table-cell>
          <table:table-cell office:value-type="string">
            <text:p>87</text:p>
          </table:table-cell>
          <table:table-cell table:style-name="ce75" office:value-type="string">
            <text:p>1859</text:p>
          </table:table-cell>
          <table:table-cell/>
          <table:table-cell table:style-name="ce74" office:value-type="string">
            <text:p><text:s/>In 1859, John Wise sailed in a balloon from St. Louis to Henderson, N. Y., in twenty hours; the greatest distance accomplished up to that time.</text:p>
          </table:table-cell>
          <table:table-cell table:number-columns-repeated="1019"/>
        </table:table-row>
        <table:table-row table:style-name="ro45">
          <table:table-cell office:value-type="float" office:value="8">
            <text:p>8</text:p>
          </table:table-cell>
          <table:table-cell office:value-type="string">
            <text:p>87</text:p>
          </table:table-cell>
          <table:table-cell table:style-name="ce73" office:value-type="string">
            <text:p><text:s/>1900</text:p>
          </table:table-cell>
          <table:table-cell/>
          <table:table-cell table:style-name="ce73" office:value-type="string">
            <text:p><text:s/>Count Zeppelin flew the first dirigible.</text:p>
          </table:table-cell>
          <table:table-cell table:number-columns-repeated="1019"/>
        </table:table-row>
        <table:table-row table:style-name="ro44">
          <table:table-cell office:value-type="float" office:value="8">
            <text:p>8</text:p>
          </table:table-cell>
          <table:table-cell office:value-type="string">
            <text:p>87</text:p>
          </table:table-cell>
          <table:table-cell table:style-name="ce73" office:value-type="string">
            <text:p><text:s/>November, 1903</text:p>
          </table:table-cell>
          <table:table-cell/>
          <table:table-cell table:style-name="ce73" office:value-type="string">
            <text:p><text:span text:style-name="T1"><text:s/></text:span><text:span text:style-name="T1">Wilbur and Orville Wright made their first flight in an airplane which rose under its own power. <text:s/></text:span><text:span text:style-name="T49"><text:s/>Note that his was </text:span><text:span text:style-name="T49">100 years after Fulton's </text:span><text:span text:style-name="T1">first steamboat went up the Hudson, again repeating the 100-year cycle.</text:span></text:p>
          </table:table-cell>
          <table:table-cell table:number-columns-repeated="1019"/>
        </table:table-row>
        <table:table-row table:style-name="ro45">
          <table:table-cell office:value-type="float" office:value="8">
            <text:p>8</text:p>
          </table:table-cell>
          <table:table-cell office:value-type="string">
            <text:p>87</text:p>
          </table:table-cell>
          <table:table-cell table:style-name="ce73" office:value-type="string">
            <text:p><text:s/>July, 1908</text:p>
          </table:table-cell>
          <table:table-cell/>
          <table:table-cell table:style-name="ce74" office:value-type="string">
            <text:p><text:s/>Glenn H. Curtiss flew his first airplane.</text:p>
          </table:table-cell>
          <table:table-cell table:number-columns-repeated="1019"/>
        </table:table-row>
        <table:table-row table:style-name="ro44">
          <table:table-cell office:value-type="float" office:value="8">
            <text:p>8</text:p>
          </table:table-cell>
          <table:table-cell office:value-type="string">
            <text:p>87</text:p>
          </table:table-cell>
          <table:table-cell table:style-name="ce73" office:value-type="string">
            <text:p><text:s/>July, 1909</text:p>
          </table:table-cell>
          <table:table-cell/>
          <table:table-cell table:style-name="ce73" office:value-type="string">
            <text:p><text:s/>Charles K. Hamilton flew from New York to Philadelphia – seventy-four miles. Note 100 years before this, in 1807, Fulton started the first steamship line up the Hudson.</text:p>
          </table:table-cell>
          <table:table-cell table:number-columns-repeated="1019"/>
        </table:table-row>
        <table:table-row table:style-name="ro44">
          <table:table-cell office:value-type="float" office:value="8">
            <text:p>8</text:p>
          </table:table-cell>
          <table:table-cell office:value-type="string">
            <text:p>87</text:p>
          </table:table-cell>
          <table:table-cell table:style-name="ce73" office:value-type="string">
            <text:p><text:s/>From 1914 to 1918</text:p>
          </table:table-cell>
          <table:table-cell/>
          <table:table-cell table:style-name="ce73" office:value-type="string">
            <text:p><text:s/>From 1914 to 1918, airplanes were used in the great World War; 100 years before steamers began crossing the Atlantic Ocean for the first time.</text:p>
          </table:table-cell>
          <table:table-cell table:number-columns-repeated="1019"/>
        </table:table-row>
        <table:table-row table:style-name="ro45">
          <table:table-cell office:value-type="float" office:value="8">
            <text:p>8</text:p>
          </table:table-cell>
          <table:table-cell office:value-type="string">
            <text:p>87</text:p>
          </table:table-cell>
          <table:table-cell table:style-name="ce73" office:value-type="string">
            <text:p><text:s/>June, 1919</text:p>
          </table:table-cell>
          <table:table-cell/>
          <table:table-cell table:style-name="ce74" office:value-type="string">
            <text:p><text:s/>In June, 1919, first non-stop flight from St. John's, Newfoundland, to Ireland.</text:p>
          </table:table-cell>
          <table:table-cell table:number-columns-repeated="1019"/>
        </table:table-row>
        <table:table-row table:style-name="ro44">
          <table:table-cell office:value-type="float" office:value="8">
            <text:p>8</text:p>
          </table:table-cell>
          <table:table-cell office:value-type="string">
            <text:p>87</text:p>
          </table:table-cell>
          <table:table-cell table:style-name="ce73" office:value-type="string">
            <text:p><text:s/>July, 1919</text:p>
          </table:table-cell>
          <table:table-cell/>
          <table:table-cell table:style-name="ce73" office:value-type="string">
            <text:p><text:span text:style-name="T47"><text:s/></text:span><text:span text:style-name="T47">the R-34 made a successful flight from Scotland to Mineola, Long Island. The R-34 made the trip in 64 hours and 13 </text:span><text:span text:style-name="T47">minutes. <text:s/></text:span><text:span text:style-name="T48"><text:s/>One hundred <text:s/>years previous to this the first fast steamship crossed the Atlantic.</text:span></text:p>
          </table:table-cell>
          <table:table-cell table:number-columns-repeated="1019"/>
        </table:table-row>
        <table:table-row table:style-name="ro45">
          <table:table-cell office:value-type="float" office:value="8">
            <text:p>8</text:p>
          </table:table-cell>
          <table:table-cell office:value-type="string">
            <text:p>88</text:p>
          </table:table-cell>
          <table:table-cell table:style-name="ce73" office:value-type="string">
            <text:p><text:s/>May, 1923</text:p>
          </table:table-cell>
          <table:table-cell/>
          <table:table-cell table:style-name="ce74" office:value-type="string">
            <text:p><text:span text:style-name="T47"><text:s/></text:span><text:span text:style-name="T47">Lieut. Macready and Kelly made a non-stop flight from New York to San Diego, California.</text:span></text:p>
          </table:table-cell>
          <table:table-cell table:number-columns-repeated="1019"/>
        </table:table-row>
        <table:table-row table:style-name="ro45">
          <table:table-cell office:value-type="float" office:value="8">
            <text:p>8</text:p>
          </table:table-cell>
          <table:table-cell office:value-type="string">
            <text:p>88</text:p>
          </table:table-cell>
          <table:table-cell table:style-name="ce73" office:value-type="string">
            <text:p><text:s/>July, 1923</text:p>
          </table:table-cell>
          <table:table-cell/>
          <table:table-cell table:style-name="ce73" office:value-type="string">
            <text:p><text:span text:style-name="T1">Sunrise to sunset flight from New York to San Francisco. <text:s/></text:span><text:span text:style-name="T49"><text:s/>The flight was made by </text:span><text:span text:style-name="T1">Russell L. Maughan.</text:span></text:p>
          </table:table-cell>
          <table:table-cell table:number-columns-repeated="1019"/>
        </table:table-row>
        <table:table-row table:style-name="ro44">
          <table:table-cell office:value-type="float" office:value="8">
            <text:p>8</text:p>
          </table:table-cell>
          <table:table-cell office:value-type="string">
            <text:p>88</text:p>
          </table:table-cell>
          <table:table-cell table:style-name="ce74" office:value-type="string">
            <text:p><text:s/>March 17th to September 28, 1924</text:p>
          </table:table-cell>
          <table:table-cell/>
          <table:table-cell table:style-name="ce74" office:value-type="string">
            <text:p><text:s/>L. H. Smith and Lee Wade flew around the world the first time.</text:p>
          </table:table-cell>
          <table:table-cell table:number-columns-repeated="1019"/>
        </table:table-row>
        <table:table-row table:style-name="ro45">
          <table:table-cell office:value-type="string">
            <text:p>8</text:p>
          </table:table-cell>
          <table:table-cell office:value-type="string">
            <text:p>88</text:p>
          </table:table-cell>
          <table:table-cell table:style-name="ce73" office:value-type="string">
            <text:p><text:s/>May, 1926</text:p>
          </table:table-cell>
          <table:table-cell/>
          <table:table-cell table:style-name="ce74" office:value-type="string">
            <text:p><text:s/>Richard E. Byrd circled the North Pole with the dirigible.</text:p>
          </table:table-cell>
          <table:table-cell table:number-columns-repeated="1019"/>
        </table:table-row>
        <table:table-row table:style-name="ro45">
          <table:table-cell office:value-type="string">
            <text:p>8</text:p>
          </table:table-cell>
          <table:table-cell office:value-type="string">
            <text:p>88</text:p>
          </table:table-cell>
          <table:table-cell table:style-name="ce73" office:value-type="string">
            <text:p><text:s/>May 21, 1927</text:p>
          </table:table-cell>
          <table:table-cell/>
          <table:table-cell table:style-name="ce74" office:value-type="string">
            <text:p><text:s/>Charles A. Lindbergh made the first successful flight across the Atlantic from New York to Paris.</text:p>
          </table:table-cell>
          <table:table-cell table:number-columns-repeated="1019"/>
        </table:table-row>
        <table:table-row table:style-name="ro42" table:number-rows-repeated="2">
          <table:table-cell table:number-columns-repeated="1024"/>
        </table:table-row>
        <table:table-row table:style-name="ro46">
          <table:table-cell office:value-type="string">
            <text:p>8</text:p>
          </table:table-cell>
          <table:table-cell office:value-type="string">
            <text:p>88, 89</text:p>
          </table:table-cell>
          <table:table-cell table:number-columns-repeated="2"/>
          <table:table-cell table:style-name="ce74" office:value-type="string">
            <text:p><text:span text:style-name="T47"><text:s/></text:span><text:span text:style-name="T47">Note how the airplane followed 100 years later after the fast steamer across the Atlantic. As railroad and ocean </text:span><text:span text:style-name="T47">transportation made rapid progress from 1807 to 1838, so is airplane transportation making rapid progress and I </text:span><text:span text:style-name="T47">predict that in 1938, airplanes will be traveling at the rate of 1000 miles an hour to all parts of the earth, carrying </text:span><text:span text:style-name="T47">passengers and freight. My interpretation of the cycles to repeat in future indicates that from 1928 to 1932, one of the </text:span><text:span text:style-name="T47">greatest battles of all history will be fought in the air. In the next few years airplanes will be making successful trips </text:span><text:span text:style-name="T47">around the world and carrying passengers. Man has succeeded in traveling on the earth by steam, gas and electricity. </text:span><text:span text:style-name="T47">The automobile solved the problem of motor transportation without rail. The water was first conquered in a crude </text:span><text:span text:style-name="T47">canoe, next with a sailing vessel, then the fast steamers and later the submarine by which man can travel secretly </text:span><text:span text:style-name="T47">under the water. The next and last great conquest was the air, and as nations</text:span><text:span text:style-name="T48"> have fought battles on the land, on the </text:span><text:span text:style-name="T48">water and used </text:span><text:span text:style-name="T47">the submarine for successful warfare under the water, the next and last great step in transportation will </text:span><text:span text:style-name="T47">be in the air. It is but natural to expect that the greatest battle of all will take place in the air when all modern </text:span><text:span text:style-name="T47">inventions will be used to destroy human life. As stated in the Bible, unless the time be shortened, no human being </text:span><text:span text:style-name="T47">will be left on this earth, but the Good Book has promised that the time will be shortened. Nations will try this new </text:span><text:span text:style-name="T47">mode to conquer each other before the United Kingdom, spoken of in the Bible, can be realized.</text:span></text:p>
          </table:table-cell>
          <table:table-cell table:number-columns-repeated="1019"/>
        </table:table-row>
        <table:table-row table:style-name="ro46" table:number-rows-repeated="1048531">
          <table:table-cell table:number-columns-repeated="1024"/>
        </table:table-row>
        <table:table-row table:style-name="ro4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 svg:font-family="" style:font-family-generic="roman"/>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3">06/13/2012</text:date>, <text:time>17:18:5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17T13:56:35</meta:creation-date>
    <dc:date>2012-06-13T17:18:55</dc:date>
    <meta:editing-duration>P5DT7H35M55S</meta:editing-duration>
    <meta:editing-cycles>81</meta:editing-cycles>
    <meta:generator>LibreOffice/3.3$Unix LibreOffice_project/330m18$Build-4</meta:generator>
    <meta:document-statistic meta:table-count="20" meta:cell-count="1501" meta:object-count="0"/>
  </office:meta>
</office:document-meta>
</file>